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numGothic1" svg:font-family="NanumGothic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text-align="start" style:justify-single-word="false"/>
      <style:text-properties officeooo:rsid="003ce0a4" officeooo:paragraph-rsid="003ce0a4"/>
    </style:style>
    <style:style style:name="P2" style:family="paragraph" style:parent-style-name="Subtitle">
      <style:paragraph-properties fo:text-align="start" style:justify-single-word="false"/>
      <style:text-properties officeooo:rsid="0031edb8" officeooo:paragraph-rsid="0031edb8"/>
    </style:style>
    <style:style style:name="P3" style:family="paragraph" style:parent-style-name="Subtitle">
      <style:paragraph-properties fo:text-align="start" style:justify-single-word="false"/>
      <style:text-properties officeooo:rsid="004df9f0" officeooo:paragraph-rsid="004df9f0"/>
    </style:style>
    <style:style style:name="P4" style:family="paragraph" style:parent-style-name="Subtitle">
      <style:text-properties officeooo:rsid="008e7070" officeooo:paragraph-rsid="008e7070"/>
    </style:style>
    <style:style style:name="P5" style:family="paragraph" style:parent-style-name="Title">
      <style:text-properties officeooo:rsid="00089b28" officeooo:paragraph-rsid="00089b28"/>
    </style:style>
    <style:style style:name="P6" style:family="paragraph" style:parent-style-name="Table_20_Contents">
      <style:paragraph-properties fo:text-align="start" style:justify-single-word="false"/>
      <style:text-properties officeooo:rsid="0041366a" officeooo:paragraph-rsid="0041366a"/>
    </style:style>
    <style:style style:name="P7" style:family="paragraph" style:parent-style-name="Text_20_body">
      <style:text-properties officeooo:rsid="0009ddec" officeooo:paragraph-rsid="0009ddec"/>
    </style:style>
    <style:style style:name="P8" style:family="paragraph" style:parent-style-name="Text_20_body">
      <style:text-properties officeooo:rsid="00089b28" officeooo:paragraph-rsid="00089b28"/>
    </style:style>
    <style:style style:name="P9" style:family="paragraph" style:parent-style-name="Text_20_body">
      <style:text-properties style:font-name="Calibri" officeooo:rsid="011f56ca" officeooo:paragraph-rsid="011f56ca"/>
    </style:style>
    <style:style style:name="P10" style:family="paragraph" style:parent-style-name="Text_20_body">
      <style:text-properties style:font-name="Calibri" officeooo:rsid="00fa9c7d" officeooo:paragraph-rsid="00fa9c7d"/>
    </style:style>
    <style:style style:name="P11" style:family="paragraph" style:parent-style-name="Text_20_body">
      <style:text-properties style:font-name="Calibri" officeooo:rsid="00e2652f" officeooo:paragraph-rsid="00e2652f"/>
    </style:style>
    <style:style style:name="P12" style:family="paragraph" style:parent-style-name="Text_20_body">
      <style:paragraph-properties fo:text-align="start" style:justify-single-word="false"/>
      <style:text-properties style:font-name="Calibri" officeooo:rsid="004e6ae4" officeooo:paragraph-rsid="004e6ae4"/>
    </style:style>
    <style:style style:name="P13" style:family="paragraph" style:parent-style-name="Standard" style:list-style-name="L12" style:master-page-name="Standard">
      <style:paragraph-properties fo:margin-top="0cm" fo:margin-bottom="0.282cm" loext:contextual-spacing="false" fo:line-height="108%" fo:text-align="justify" style:justify-single-word="false" style:page-number="auto"/>
      <style:text-properties style:font-name="Liberation Serif" fo:font-size="12pt" officeooo:paragraph-rsid="01bab213" style:font-name-asian="NanumGothic1" style:font-size-asian="12pt" style:font-size-complex="12pt"/>
    </style:style>
    <style:style style:name="P14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paragraph-rsid="01bab213" style:font-name-asian="NanumGothic1" style:font-size-asian="12pt" style:font-size-complex="12pt"/>
    </style:style>
    <style:style style:name="P15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e8ce3" officeooo:paragraph-rsid="01ce8ce3" style:font-name-asian="NanumGothic1" style:font-size-asian="12pt" style:font-size-complex="12pt"/>
    </style:style>
    <style:style style:name="P16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f5b49" officeooo:paragraph-rsid="01cf5b49" style:font-name-asian="NanumGothic1" style:font-size-asian="12pt" style:font-size-complex="12pt"/>
    </style:style>
    <style:style style:name="P17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179cd" officeooo:paragraph-rsid="01d179cd" style:font-name-asian="NanumGothic1" style:font-size-asian="12pt" style:font-size-complex="12pt"/>
    </style:style>
    <style:style style:name="P18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23a62" officeooo:paragraph-rsid="01d23a62" style:font-name-asian="NanumGothic1" style:font-size-asian="12pt" style:font-size-complex="12pt"/>
    </style:style>
    <style:style style:name="P19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2a03f" officeooo:paragraph-rsid="01d2a03f" style:font-name-asian="NanumGothic1" style:font-size-asian="12pt" style:font-size-complex="12pt"/>
    </style:style>
    <style:style style:name="P20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38b8f" officeooo:paragraph-rsid="01d38b8f" style:font-name-asian="NanumGothic1" style:font-size-asian="12pt" style:font-size-complex="12pt"/>
    </style:style>
    <style:style style:name="P21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bb5a0e" officeooo:paragraph-rsid="01bb5a0e" style:font-name-asian="NanumGothic1" style:font-size-asian="12pt" style:font-size-complex="12pt"/>
    </style:style>
    <style:style style:name="P22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bcdfe1" officeooo:paragraph-rsid="01bcdfe1" style:font-name-asian="NanumGothic1" style:font-size-asian="12pt" style:font-size-complex="12pt"/>
    </style:style>
    <style:style style:name="P23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bd5533" officeooo:paragraph-rsid="01bd5533" style:font-name-asian="NanumGothic1" style:font-size-asian="12pt" style:font-size-complex="12pt"/>
    </style:style>
    <style:style style:name="P24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be0644" officeooo:paragraph-rsid="01be0644" style:font-name-asian="NanumGothic1" style:font-size-asian="12pt" style:font-size-complex="12pt"/>
    </style:style>
    <style:style style:name="P25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be480c" officeooo:paragraph-rsid="01be480c" style:font-name-asian="NanumGothic1" style:font-size-asian="12pt" style:font-size-complex="12pt"/>
    </style:style>
    <style:style style:name="P26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bf4258" officeooo:paragraph-rsid="01bf4258" style:font-name-asian="NanumGothic1" style:font-size-asian="12pt" style:font-size-complex="12pt"/>
    </style:style>
    <style:style style:name="P27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bf7d89" officeooo:paragraph-rsid="01bf7d89" style:font-name-asian="NanumGothic1" style:font-size-asian="12pt" style:font-size-complex="12pt"/>
    </style:style>
    <style:style style:name="P28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50960" officeooo:paragraph-rsid="01c50960" style:font-name-asian="NanumGothic1" style:font-size-asian="12pt" style:font-size-complex="12pt"/>
    </style:style>
    <style:style style:name="P29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17734" officeooo:paragraph-rsid="01c17734" style:font-name-asian="NanumGothic1" style:font-size-asian="12pt" style:font-size-complex="12pt"/>
    </style:style>
    <style:style style:name="P30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1df95" officeooo:paragraph-rsid="01c1df95" style:font-name-asian="NanumGothic1" style:font-size-asian="12pt" style:font-size-complex="12pt"/>
    </style:style>
    <style:style style:name="P31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59ed5" officeooo:paragraph-rsid="01c59ed5" style:font-name-asian="NanumGothic1" style:font-size-asian="12pt" style:font-size-complex="12pt"/>
    </style:style>
    <style:style style:name="P32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76046" officeooo:paragraph-rsid="01c76046" style:font-name-asian="NanumGothic1" style:font-size-asian="12pt" style:font-size-complex="12pt"/>
    </style:style>
    <style:style style:name="P33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8e554" officeooo:paragraph-rsid="01c9161f" style:font-name-asian="NanumGothic1" style:font-size-asian="12pt" style:font-size-complex="12pt"/>
    </style:style>
    <style:style style:name="P34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a438c" officeooo:paragraph-rsid="01cb3a95" style:font-name-asian="NanumGothic1" style:font-size-asian="12pt" style:font-size-complex="12pt"/>
    </style:style>
    <style:style style:name="P35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b58c8" officeooo:paragraph-rsid="01cb58c8" style:font-name-asian="NanumGothic1" style:font-size-asian="12pt" style:font-size-complex="12pt"/>
    </style:style>
    <style:style style:name="P36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b3a95" officeooo:paragraph-rsid="01cb3a95" style:font-name-asian="NanumGothic1" style:font-size-asian="12pt" style:font-size-complex="12pt"/>
    </style:style>
    <style:style style:name="P37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d576b" officeooo:paragraph-rsid="01cd576b" style:font-name-asian="NanumGothic1" style:font-size-asian="12pt" style:font-size-complex="12pt"/>
    </style:style>
    <style:style style:name="P38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495bc" officeooo:paragraph-rsid="01d495bc" style:font-name-asian="NanumGothic1" style:font-size-asian="12pt" style:font-size-complex="12pt"/>
    </style:style>
    <style:style style:name="P39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5e3e2" officeooo:paragraph-rsid="01d5e3e2" style:font-name-asian="NanumGothic1" style:font-size-asian="12pt" style:font-size-complex="12pt"/>
    </style:style>
    <style:style style:name="P40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64f6d" officeooo:paragraph-rsid="01d64f6d" style:font-name-asian="NanumGothic1" style:font-size-asian="12pt" style:font-size-complex="12pt"/>
    </style:style>
    <style:style style:name="P41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72da5" officeooo:paragraph-rsid="01d72da5" style:font-name-asian="NanumGothic1" style:font-size-asian="12pt" style:font-size-complex="12pt"/>
    </style:style>
    <style:style style:name="P42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c57a5" officeooo:paragraph-rsid="01dc57a5" style:font-name-asian="NanumGothic1" style:font-size-asian="12pt" style:font-size-complex="12pt"/>
    </style:style>
    <style:style style:name="P43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d3ff8" officeooo:paragraph-rsid="01dd3ff8" style:font-name-asian="NanumGothic1" style:font-size-asian="12pt" style:font-size-complex="12pt"/>
    </style:style>
    <style:style style:name="P44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d723d" officeooo:paragraph-rsid="01dd723d" style:font-name-asian="NanumGothic1" style:font-size-asian="12pt" style:font-size-complex="12pt"/>
    </style:style>
    <style:style style:name="P45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fb35f" officeooo:paragraph-rsid="01dfb35f" style:font-name-asian="NanumGothic1" style:font-size-asian="12pt" style:font-size-complex="12pt"/>
    </style:style>
    <style:style style:name="P46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e10e6b" officeooo:paragraph-rsid="01e1d26f" style:font-name-asian="NanumGothic1" style:font-size-asian="12pt" style:font-size-complex="12pt"/>
    </style:style>
    <style:style style:name="P47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e623c2" officeooo:paragraph-rsid="01e623c2" style:font-name-asian="NanumGothic1" style:font-size-asian="12pt" style:font-size-complex="12pt"/>
    </style:style>
    <style:style style:name="P48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e78da0" officeooo:paragraph-rsid="01e78da0" style:font-name-asian="NanumGothic1" style:font-size-asian="12pt" style:font-size-complex="12pt"/>
    </style:style>
    <style:style style:name="P49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paragraph-rsid="01bab213" style:font-size-asian="12pt" style:font-size-complex="12pt"/>
    </style:style>
    <style:style style:name="P50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f5b49" officeooo:paragraph-rsid="01cf5b49" style:font-size-asian="12pt" style:font-size-complex="12pt"/>
    </style:style>
    <style:style style:name="P51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179cd" officeooo:paragraph-rsid="01d179cd" style:font-size-asian="12pt" style:font-size-complex="12pt"/>
    </style:style>
    <style:style style:name="P52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bf7d89" officeooo:paragraph-rsid="01bf7d89" style:font-size-asian="12pt" style:font-size-complex="12pt"/>
    </style:style>
    <style:style style:name="P53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1df95" officeooo:paragraph-rsid="01c1df95" style:font-size-asian="12pt" style:font-size-complex="12pt"/>
    </style:style>
    <style:style style:name="P54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59ed5" officeooo:paragraph-rsid="01c59ed5" style:font-size-asian="12pt" style:font-size-complex="12pt"/>
    </style:style>
    <style:style style:name="P55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8e554" officeooo:paragraph-rsid="01c9161f" style:font-size-asian="12pt" style:font-size-complex="12pt"/>
    </style:style>
    <style:style style:name="P56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64f6d" officeooo:paragraph-rsid="01d64f6d" style:font-size-asian="12pt" style:font-size-complex="12pt"/>
    </style:style>
    <style:style style:name="P57" style:family="paragraph" style:parent-style-name="Text_20_body" style:list-style-name="L1">
      <style:text-properties officeooo:rsid="002238b4" officeooo:paragraph-rsid="002399d0"/>
    </style:style>
    <style:style style:name="P58" style:family="paragraph" style:parent-style-name="Text_20_body" style:list-style-name="L1">
      <style:text-properties officeooo:rsid="0023bd55" officeooo:paragraph-rsid="0023bd55"/>
    </style:style>
    <style:style style:name="P59" style:family="paragraph" style:parent-style-name="Text_20_body" style:list-style-name="L1">
      <style:text-properties officeooo:rsid="0024ff47" officeooo:paragraph-rsid="0024ff47"/>
    </style:style>
    <style:style style:name="P60" style:family="paragraph" style:parent-style-name="Text_20_body" style:list-style-name="L1">
      <style:text-properties officeooo:rsid="002758ca" officeooo:paragraph-rsid="002758ca"/>
    </style:style>
    <style:style style:name="P61" style:family="paragraph" style:parent-style-name="Text_20_body" style:list-style-name="L1">
      <style:text-properties officeooo:rsid="00284736" officeooo:paragraph-rsid="00284736"/>
    </style:style>
    <style:style style:name="P62" style:family="paragraph" style:parent-style-name="Text_20_body" style:list-style-name="L1">
      <style:text-properties officeooo:rsid="002acd9a" officeooo:paragraph-rsid="002acd9a"/>
    </style:style>
    <style:style style:name="P63" style:family="paragraph" style:parent-style-name="Text_20_body" style:list-style-name="L1">
      <style:text-properties officeooo:rsid="002c44be" officeooo:paragraph-rsid="002c44be"/>
    </style:style>
    <style:style style:name="P64" style:family="paragraph" style:parent-style-name="Text_20_body" style:list-style-name="L1">
      <style:text-properties officeooo:rsid="002e4398" officeooo:paragraph-rsid="002e4398"/>
    </style:style>
    <style:style style:name="P65" style:family="paragraph" style:parent-style-name="Text_20_body" style:list-style-name="L1">
      <style:text-properties officeooo:rsid="002f4dfe" officeooo:paragraph-rsid="002f4dfe"/>
    </style:style>
    <style:style style:name="P66" style:family="paragraph" style:parent-style-name="Text_20_body" style:list-style-name="L1">
      <style:text-properties officeooo:rsid="0030478f" officeooo:paragraph-rsid="0030478f"/>
    </style:style>
    <style:style style:name="P67" style:family="paragraph" style:parent-style-name="Text_20_body" style:list-style-name="L2">
      <style:text-properties officeooo:rsid="0008ec8a" officeooo:paragraph-rsid="0008ec8a"/>
    </style:style>
    <style:style style:name="P68" style:family="paragraph" style:parent-style-name="Text_20_body" style:list-style-name="L2">
      <style:text-properties officeooo:rsid="00139765" officeooo:paragraph-rsid="00139765"/>
    </style:style>
    <style:style style:name="P69" style:family="paragraph" style:parent-style-name="Text_20_body" style:list-style-name="L2">
      <style:text-properties officeooo:rsid="0014ed48" officeooo:paragraph-rsid="0014ed48"/>
    </style:style>
    <style:style style:name="P70" style:family="paragraph" style:parent-style-name="Text_20_body" style:list-style-name="L2">
      <style:text-properties officeooo:rsid="0015453c" officeooo:paragraph-rsid="0015453c"/>
    </style:style>
    <style:style style:name="P71" style:family="paragraph" style:parent-style-name="Text_20_body" style:list-style-name="L2">
      <style:text-properties officeooo:rsid="0016ddf2" officeooo:paragraph-rsid="0016ddf2"/>
    </style:style>
    <style:style style:name="P72" style:family="paragraph" style:parent-style-name="Text_20_body" style:list-style-name="L2">
      <style:text-properties officeooo:rsid="001c42c9" officeooo:paragraph-rsid="001c42c9"/>
    </style:style>
    <style:style style:name="P73" style:family="paragraph" style:parent-style-name="Text_20_body" style:list-style-name="L2">
      <style:text-properties officeooo:rsid="0009ddec" officeooo:paragraph-rsid="0009ddec"/>
    </style:style>
    <style:style style:name="P74" style:family="paragraph" style:parent-style-name="Text_20_body" style:list-style-name="L2">
      <style:text-properties officeooo:rsid="000a82e1" officeooo:paragraph-rsid="000a82e1"/>
    </style:style>
    <style:style style:name="P75" style:family="paragraph" style:parent-style-name="Text_20_body" style:list-style-name="L2">
      <style:text-properties officeooo:rsid="000b1f58" officeooo:paragraph-rsid="000b1f58"/>
    </style:style>
    <style:style style:name="P76" style:family="paragraph" style:parent-style-name="Text_20_body" style:list-style-name="L2">
      <style:text-properties officeooo:rsid="000c51ff" officeooo:paragraph-rsid="000c51ff"/>
    </style:style>
    <style:style style:name="P77" style:family="paragraph" style:parent-style-name="Text_20_body" style:list-style-name="L2">
      <style:text-properties officeooo:rsid="000c52bc" officeooo:paragraph-rsid="000c52bc"/>
    </style:style>
    <style:style style:name="P78" style:family="paragraph" style:parent-style-name="Text_20_body" style:list-style-name="L2">
      <style:text-properties officeooo:rsid="000e0789" officeooo:paragraph-rsid="000e0789"/>
    </style:style>
    <style:style style:name="P79" style:family="paragraph" style:parent-style-name="Text_20_body" style:list-style-name="L2">
      <style:text-properties officeooo:rsid="000e7583" officeooo:paragraph-rsid="000e7583"/>
    </style:style>
    <style:style style:name="P80" style:family="paragraph" style:parent-style-name="Text_20_body" style:list-style-name="L2">
      <style:text-properties officeooo:rsid="000ff227" officeooo:paragraph-rsid="000ff227"/>
    </style:style>
    <style:style style:name="P81" style:family="paragraph" style:parent-style-name="Text_20_body" style:list-style-name="L2">
      <style:text-properties officeooo:rsid="00117a9e" officeooo:paragraph-rsid="00117a9e"/>
    </style:style>
    <style:style style:name="P82" style:family="paragraph" style:parent-style-name="Text_20_body" style:list-style-name="L2">
      <style:text-properties officeooo:rsid="00184856" officeooo:paragraph-rsid="00184856"/>
    </style:style>
    <style:style style:name="P83" style:family="paragraph" style:parent-style-name="Text_20_body" style:list-style-name="L2">
      <style:text-properties officeooo:rsid="001851e8" officeooo:paragraph-rsid="001851e8"/>
    </style:style>
    <style:style style:name="P84" style:family="paragraph" style:parent-style-name="Text_20_body" style:list-style-name="L2">
      <style:text-properties officeooo:rsid="0018f268" officeooo:paragraph-rsid="0018f268"/>
    </style:style>
    <style:style style:name="P85" style:family="paragraph" style:parent-style-name="Text_20_body" style:list-style-name="L2">
      <style:text-properties officeooo:rsid="001ae7a2" officeooo:paragraph-rsid="001ae7a2"/>
    </style:style>
    <style:style style:name="P86" style:family="paragraph" style:parent-style-name="Text_20_body" style:list-style-name="L2">
      <style:text-properties officeooo:rsid="001d94ab" officeooo:paragraph-rsid="001d94ab"/>
    </style:style>
    <style:style style:name="P87" style:family="paragraph" style:parent-style-name="Text_20_body" style:list-style-name="L2">
      <style:text-properties officeooo:rsid="001dbb52" officeooo:paragraph-rsid="001dbb52"/>
    </style:style>
    <style:style style:name="P88" style:family="paragraph" style:parent-style-name="Text_20_body" style:list-style-name="L2">
      <style:text-properties officeooo:rsid="001e6f02" officeooo:paragraph-rsid="001e6f02"/>
    </style:style>
    <style:style style:name="P89" style:family="paragraph" style:parent-style-name="Text_20_body" style:list-style-name="L2">
      <style:text-properties officeooo:rsid="0020434c" officeooo:paragraph-rsid="0020434c"/>
    </style:style>
    <style:style style:name="P90" style:family="paragraph" style:parent-style-name="Text_20_body" style:list-style-name="L2">
      <style:text-properties officeooo:rsid="00213811" officeooo:paragraph-rsid="00213811"/>
    </style:style>
    <style:style style:name="P91" style:family="paragraph" style:parent-style-name="Text_20_body" style:list-style-name="L2">
      <style:text-properties officeooo:rsid="00219680" officeooo:paragraph-rsid="00219680"/>
    </style:style>
    <style:style style:name="P92" style:family="paragraph" style:parent-style-name="Text_20_body" style:list-style-name="L2">
      <style:text-properties officeooo:rsid="003b6cc4" officeooo:paragraph-rsid="003b6cc4"/>
    </style:style>
    <style:style style:name="P93" style:family="paragraph" style:parent-style-name="Text_20_body" style:list-style-name="L3">
      <style:paragraph-properties fo:text-align="start" style:justify-single-word="false"/>
      <style:text-properties officeooo:rsid="003dc143" officeooo:paragraph-rsid="003dc143"/>
    </style:style>
    <style:style style:name="P94" style:family="paragraph" style:parent-style-name="Text_20_body" style:list-style-name="L3">
      <style:paragraph-properties fo:text-align="start" style:justify-single-word="false"/>
      <style:text-properties officeooo:rsid="003dea36" officeooo:paragraph-rsid="003dea36"/>
    </style:style>
    <style:style style:name="P95" style:family="paragraph" style:parent-style-name="Text_20_body" style:list-style-name="L3">
      <style:paragraph-properties fo:text-align="start" style:justify-single-word="false"/>
      <style:text-properties officeooo:rsid="003dea36" officeooo:paragraph-rsid="00408b96"/>
    </style:style>
    <style:style style:name="P96" style:family="paragraph" style:parent-style-name="Text_20_body" style:list-style-name="L3">
      <style:paragraph-properties fo:text-align="start" style:justify-single-word="false"/>
      <style:text-properties officeooo:rsid="003fbb5e" officeooo:paragraph-rsid="00408b96"/>
    </style:style>
    <style:style style:name="P97" style:family="paragraph" style:parent-style-name="Text_20_body" style:list-style-name="L3">
      <style:paragraph-properties fo:text-align="start" style:justify-single-word="false"/>
      <style:text-properties officeooo:rsid="00408b96" officeooo:paragraph-rsid="00408b96"/>
    </style:style>
    <style:style style:name="P98" style:family="paragraph" style:parent-style-name="Text_20_body" style:list-style-name="L3">
      <style:paragraph-properties fo:text-align="start" style:justify-single-word="false"/>
      <style:text-properties officeooo:rsid="003ee403" officeooo:paragraph-rsid="00408b96"/>
    </style:style>
    <style:style style:name="P99" style:family="paragraph" style:parent-style-name="Text_20_body" style:list-style-name="L2">
      <style:paragraph-properties fo:text-align="start" style:justify-single-word="false"/>
      <style:text-properties officeooo:rsid="0031edb8" officeooo:paragraph-rsid="0031edb8"/>
    </style:style>
    <style:style style:name="P100" style:family="paragraph" style:parent-style-name="Text_20_body" style:list-style-name="L2">
      <style:paragraph-properties fo:text-align="start" style:justify-single-word="false"/>
      <style:text-properties officeooo:rsid="003336d9" officeooo:paragraph-rsid="003336d9"/>
    </style:style>
    <style:style style:name="P101" style:family="paragraph" style:parent-style-name="Text_20_body" style:list-style-name="L2">
      <style:paragraph-properties fo:text-align="start" style:justify-single-word="false"/>
      <style:text-properties officeooo:rsid="00346b73" officeooo:paragraph-rsid="00346b73"/>
    </style:style>
    <style:style style:name="P102" style:family="paragraph" style:parent-style-name="Text_20_body" style:list-style-name="L2">
      <style:paragraph-properties fo:text-align="start" style:justify-single-word="false"/>
      <style:text-properties officeooo:rsid="0037907b" officeooo:paragraph-rsid="0037907b"/>
    </style:style>
    <style:style style:name="P103" style:family="paragraph" style:parent-style-name="Text_20_body" style:list-style-name="L2">
      <style:paragraph-properties fo:text-align="start" style:justify-single-word="false"/>
      <style:text-properties officeooo:rsid="00395427" officeooo:paragraph-rsid="00395427"/>
    </style:style>
    <style:style style:name="P104" style:family="paragraph" style:parent-style-name="Text_20_body" style:list-style-name="L2">
      <style:paragraph-properties fo:text-align="start" style:justify-single-word="false"/>
      <style:text-properties officeooo:rsid="003a7041" officeooo:paragraph-rsid="003a7041"/>
    </style:style>
    <style:style style:name="P105" style:family="paragraph" style:parent-style-name="Text_20_body" style:list-style-name="L2">
      <style:paragraph-properties fo:text-align="start" style:justify-single-word="false"/>
      <style:text-properties officeooo:rsid="00427203" officeooo:paragraph-rsid="00427203"/>
    </style:style>
    <style:style style:name="P106" style:family="paragraph" style:parent-style-name="Text_20_body" style:list-style-name="L2">
      <style:paragraph-properties fo:text-align="start" style:justify-single-word="false"/>
      <style:text-properties officeooo:rsid="0042b53b" officeooo:paragraph-rsid="0042b53b"/>
    </style:style>
    <style:style style:name="P107" style:family="paragraph" style:parent-style-name="Text_20_body" style:list-style-name="L2">
      <style:paragraph-properties fo:text-align="start" style:justify-single-word="false"/>
      <style:text-properties officeooo:rsid="00447b28" officeooo:paragraph-rsid="00447b28"/>
    </style:style>
    <style:style style:name="P108" style:family="paragraph" style:parent-style-name="Text_20_body" style:list-style-name="L2">
      <style:paragraph-properties fo:text-align="start" style:justify-single-word="false"/>
      <style:text-properties officeooo:rsid="0045876d" officeooo:paragraph-rsid="0045876d"/>
    </style:style>
    <style:style style:name="P109" style:family="paragraph" style:parent-style-name="Text_20_body" style:list-style-name="L2">
      <style:paragraph-properties fo:text-align="start" style:justify-single-word="false"/>
      <style:text-properties officeooo:rsid="004778fd" officeooo:paragraph-rsid="004778fd"/>
    </style:style>
    <style:style style:name="P110" style:family="paragraph" style:parent-style-name="Text_20_body" style:list-style-name="L2">
      <style:paragraph-properties fo:text-align="start" style:justify-single-word="false"/>
      <style:text-properties officeooo:rsid="00485339" officeooo:paragraph-rsid="00485339"/>
    </style:style>
    <style:style style:name="P111" style:family="paragraph" style:parent-style-name="Text_20_body" style:list-style-name="L2">
      <style:paragraph-properties fo:text-align="start" style:justify-single-word="false"/>
      <style:text-properties officeooo:rsid="004890a1" officeooo:paragraph-rsid="004890a1"/>
    </style:style>
    <style:style style:name="P112" style:family="paragraph" style:parent-style-name="Text_20_body" style:list-style-name="L2">
      <style:paragraph-properties fo:text-align="start" style:justify-single-word="false"/>
      <style:text-properties officeooo:rsid="00497b41" officeooo:paragraph-rsid="00497b41"/>
    </style:style>
    <style:style style:name="P113" style:family="paragraph" style:parent-style-name="Text_20_body" style:list-style-name="L2">
      <style:paragraph-properties fo:text-align="start" style:justify-single-word="false"/>
      <style:text-properties officeooo:rsid="00499508" officeooo:paragraph-rsid="00499508"/>
    </style:style>
    <style:style style:name="P114" style:family="paragraph" style:parent-style-name="Text_20_body" style:list-style-name="L2">
      <style:paragraph-properties fo:text-align="start" style:justify-single-word="false"/>
      <style:text-properties officeooo:rsid="0049f426" officeooo:paragraph-rsid="0049f426"/>
    </style:style>
    <style:style style:name="P115" style:family="paragraph" style:parent-style-name="Text_20_body" style:list-style-name="L2">
      <style:paragraph-properties fo:text-align="start" style:justify-single-word="false"/>
      <style:text-properties officeooo:rsid="004be156" officeooo:paragraph-rsid="004be156"/>
    </style:style>
    <style:style style:name="P116" style:family="paragraph" style:parent-style-name="Text_20_body" style:list-style-name="L4">
      <style:paragraph-properties fo:text-align="start" style:justify-single-word="false"/>
      <style:text-properties officeooo:rsid="004df9f0" officeooo:paragraph-rsid="004df9f0"/>
    </style:style>
    <style:style style:name="P117" style:family="paragraph" style:parent-style-name="Text_20_body" style:list-style-name="L4">
      <style:paragraph-properties fo:text-align="start" style:justify-single-word="false"/>
      <style:text-properties officeooo:rsid="004f259b" officeooo:paragraph-rsid="004f259b"/>
    </style:style>
    <style:style style:name="P118" style:family="paragraph" style:parent-style-name="Text_20_body" style:list-style-name="L4">
      <style:paragraph-properties fo:text-align="start" style:justify-single-word="false"/>
      <style:text-properties officeooo:rsid="0054563f" officeooo:paragraph-rsid="0054563f"/>
    </style:style>
    <style:style style:name="P119" style:family="paragraph" style:parent-style-name="Text_20_body" style:list-style-name="L4">
      <style:paragraph-properties fo:text-align="start" style:justify-single-word="false"/>
      <style:text-properties officeooo:rsid="004e6ae4" officeooo:paragraph-rsid="004e6ae4"/>
    </style:style>
    <style:style style:name="P120" style:family="paragraph" style:parent-style-name="Text_20_body" style:list-style-name="L4">
      <style:paragraph-properties fo:text-align="start" style:justify-single-word="false"/>
      <style:text-properties officeooo:rsid="00536321" officeooo:paragraph-rsid="00536321"/>
    </style:style>
    <style:style style:name="P121" style:family="paragraph" style:parent-style-name="Text_20_body" style:list-style-name="L4">
      <style:paragraph-properties fo:text-align="start" style:justify-single-word="false"/>
      <style:text-properties officeooo:rsid="00545ae2" officeooo:paragraph-rsid="00545ae2"/>
    </style:style>
    <style:style style:name="P122" style:family="paragraph" style:parent-style-name="Text_20_body" style:list-style-name="L4">
      <style:paragraph-properties fo:text-align="start" style:justify-single-word="false"/>
      <style:text-properties officeooo:rsid="00560572" officeooo:paragraph-rsid="00560572"/>
    </style:style>
    <style:style style:name="P123" style:family="paragraph" style:parent-style-name="Text_20_body" style:list-style-name="L4">
      <style:paragraph-properties fo:text-align="start" style:justify-single-word="false"/>
      <style:text-properties officeooo:rsid="00578bdf" officeooo:paragraph-rsid="00578bdf"/>
    </style:style>
    <style:style style:name="P124" style:family="paragraph" style:parent-style-name="Text_20_body" style:list-style-name="L4">
      <style:paragraph-properties fo:text-align="start" style:justify-single-word="false"/>
      <style:text-properties officeooo:rsid="00579a61" officeooo:paragraph-rsid="00579a61"/>
    </style:style>
    <style:style style:name="P125" style:family="paragraph" style:parent-style-name="Text_20_body" style:list-style-name="L4">
      <style:paragraph-properties fo:text-align="start" style:justify-single-word="false"/>
      <style:text-properties officeooo:rsid="005854ae" officeooo:paragraph-rsid="005854ae"/>
    </style:style>
    <style:style style:name="P126" style:family="paragraph" style:parent-style-name="Text_20_body" style:list-style-name="L4">
      <style:paragraph-properties fo:text-align="start" style:justify-single-word="false"/>
      <style:text-properties officeooo:rsid="00599f63" officeooo:paragraph-rsid="00599f63"/>
    </style:style>
    <style:style style:name="P127" style:family="paragraph" style:parent-style-name="Text_20_body" style:list-style-name="L4">
      <style:paragraph-properties fo:text-align="start" style:justify-single-word="false"/>
      <style:text-properties officeooo:rsid="005a5a03" officeooo:paragraph-rsid="005a5a03"/>
    </style:style>
    <style:style style:name="P128" style:family="paragraph" style:parent-style-name="Text_20_body" style:list-style-name="L4">
      <style:paragraph-properties fo:text-align="start" style:justify-single-word="false"/>
      <style:text-properties officeooo:rsid="005a5a03" officeooo:paragraph-rsid="005a8c74"/>
    </style:style>
    <style:style style:name="P129" style:family="paragraph" style:parent-style-name="Text_20_body" style:list-style-name="L4">
      <style:paragraph-properties fo:text-align="start" style:justify-single-word="false"/>
      <style:text-properties officeooo:rsid="005a8c74" officeooo:paragraph-rsid="005a8c74"/>
    </style:style>
    <style:style style:name="P130" style:family="paragraph" style:parent-style-name="Text_20_body" style:list-style-name="L4">
      <style:paragraph-properties fo:text-align="start" style:justify-single-word="false"/>
      <style:text-properties officeooo:rsid="005c72ad" officeooo:paragraph-rsid="005c72ad"/>
    </style:style>
    <style:style style:name="P131" style:family="paragraph" style:parent-style-name="Text_20_body" style:list-style-name="L4">
      <style:paragraph-properties fo:text-align="start" style:justify-single-word="false"/>
      <style:text-properties officeooo:rsid="005dec09" officeooo:paragraph-rsid="005dec09"/>
    </style:style>
    <style:style style:name="P132" style:family="paragraph" style:parent-style-name="Text_20_body" style:list-style-name="L4">
      <style:paragraph-properties fo:text-align="start" style:justify-single-word="false"/>
      <style:text-properties officeooo:rsid="004e738c" officeooo:paragraph-rsid="004e738c"/>
    </style:style>
    <style:style style:name="P133" style:family="paragraph" style:parent-style-name="Text_20_body" style:list-style-name="L4">
      <style:paragraph-properties fo:text-align="start" style:justify-single-word="false"/>
      <style:text-properties officeooo:rsid="005057e2" officeooo:paragraph-rsid="005057e2"/>
    </style:style>
    <style:style style:name="P134" style:family="paragraph" style:parent-style-name="Text_20_body" style:list-style-name="L4">
      <style:paragraph-properties fo:text-align="start" style:justify-single-word="false"/>
      <style:text-properties officeooo:rsid="0050bfbd" officeooo:paragraph-rsid="0050bfbd"/>
    </style:style>
    <style:style style:name="P135" style:family="paragraph" style:parent-style-name="Text_20_body" style:list-style-name="L4">
      <style:paragraph-properties fo:text-align="start" style:justify-single-word="false"/>
      <style:text-properties officeooo:rsid="0051d838" officeooo:paragraph-rsid="0051d838"/>
    </style:style>
    <style:style style:name="P136" style:family="paragraph" style:parent-style-name="Text_20_body" style:list-style-name="L4">
      <style:paragraph-properties fo:text-align="start" style:justify-single-word="false"/>
      <style:text-properties officeooo:rsid="0051f9b7" officeooo:paragraph-rsid="0051f9b7"/>
    </style:style>
    <style:style style:name="P137" style:family="paragraph" style:parent-style-name="Text_20_body" style:list-style-name="L4">
      <style:paragraph-properties fo:text-align="start" style:justify-single-word="false"/>
      <style:text-properties officeooo:rsid="0052089d" officeooo:paragraph-rsid="0052089d"/>
    </style:style>
    <style:style style:name="P138" style:family="paragraph" style:parent-style-name="Text_20_body" style:list-style-name="L5">
      <style:paragraph-properties fo:text-align="start" style:justify-single-word="false"/>
      <style:text-properties officeooo:rsid="005ff9a9" officeooo:paragraph-rsid="005ff9a9"/>
    </style:style>
    <style:style style:name="P139" style:family="paragraph" style:parent-style-name="Text_20_body" style:list-style-name="L5">
      <style:paragraph-properties fo:text-align="start" style:justify-single-word="false"/>
      <style:text-properties officeooo:rsid="0063de1d" officeooo:paragraph-rsid="0063de1d"/>
    </style:style>
    <style:style style:name="P140" style:family="paragraph" style:parent-style-name="Text_20_body" style:list-style-name="L5">
      <style:paragraph-properties fo:text-align="start" style:justify-single-word="false"/>
      <style:text-properties officeooo:rsid="00618bae" officeooo:paragraph-rsid="00618bae"/>
    </style:style>
    <style:style style:name="P141" style:family="paragraph" style:parent-style-name="Text_20_body" style:list-style-name="L5">
      <style:paragraph-properties fo:text-align="start" style:justify-single-word="false"/>
      <style:text-properties officeooo:rsid="00636262" officeooo:paragraph-rsid="00636262"/>
    </style:style>
    <style:style style:name="P142" style:family="paragraph" style:parent-style-name="Text_20_body" style:list-style-name="L5">
      <style:paragraph-properties fo:text-align="start" style:justify-single-word="false"/>
      <style:text-properties style:text-underline-style="none" fo:font-weight="bold" officeooo:rsid="00649684" officeooo:paragraph-rsid="00649684" style:font-weight-asian="bold" style:font-weight-complex="bold"/>
    </style:style>
    <style:style style:name="P143" style:family="paragraph" style:parent-style-name="Text_20_body" style:list-style-name="L5">
      <style:paragraph-properties fo:text-align="start" style:justify-single-word="false"/>
      <style:text-properties officeooo:rsid="00649684" officeooo:paragraph-rsid="00649684"/>
    </style:style>
    <style:style style:name="P144" style:family="paragraph" style:parent-style-name="Text_20_body" style:list-style-name="L5">
      <style:paragraph-properties fo:text-align="start" style:justify-single-word="false"/>
      <style:text-properties officeooo:rsid="00666425" officeooo:paragraph-rsid="00666425"/>
    </style:style>
    <style:style style:name="P145" style:family="paragraph" style:parent-style-name="Text_20_body" style:list-style-name="L5">
      <style:paragraph-properties fo:text-align="start" style:justify-single-word="false"/>
      <style:text-properties officeooo:rsid="006807a0" officeooo:paragraph-rsid="006807a0"/>
    </style:style>
    <style:style style:name="P146" style:family="paragraph" style:parent-style-name="Text_20_body" style:list-style-name="L5">
      <style:paragraph-properties fo:text-align="start" style:justify-single-word="false"/>
      <style:text-properties officeooo:rsid="006807a0" officeooo:paragraph-rsid="00691010"/>
    </style:style>
    <style:style style:name="P147" style:family="paragraph" style:parent-style-name="Text_20_body" style:list-style-name="L5">
      <style:paragraph-properties fo:text-align="start" style:justify-single-word="false"/>
      <style:text-properties officeooo:rsid="00691010" officeooo:paragraph-rsid="00691010"/>
    </style:style>
    <style:style style:name="P148" style:family="paragraph" style:parent-style-name="Text_20_body" style:list-style-name="L5">
      <style:paragraph-properties fo:text-align="start" style:justify-single-word="false"/>
      <style:text-properties officeooo:rsid="00691a5f" officeooo:paragraph-rsid="00691a5f"/>
    </style:style>
    <style:style style:name="P149" style:family="paragraph" style:parent-style-name="Text_20_body" style:list-style-name="L5">
      <style:paragraph-properties fo:text-align="start" style:justify-single-word="false"/>
      <style:text-properties officeooo:rsid="00691a5f" officeooo:paragraph-rsid="006a7169"/>
    </style:style>
    <style:style style:name="P150" style:family="paragraph" style:parent-style-name="Text_20_body" style:list-style-name="L5">
      <style:paragraph-properties fo:text-align="start" style:justify-single-word="false"/>
      <style:text-properties officeooo:rsid="006a7169" officeooo:paragraph-rsid="006a7169"/>
    </style:style>
    <style:style style:name="P151" style:family="paragraph" style:parent-style-name="Text_20_body" style:list-style-name="L5">
      <style:paragraph-properties fo:text-align="start" style:justify-single-word="false"/>
      <style:text-properties fo:font-weight="bold" officeooo:rsid="006a7169" officeooo:paragraph-rsid="006a7169" style:font-weight-asian="bold" style:font-weight-complex="bold"/>
    </style:style>
    <style:style style:name="P152" style:family="paragraph" style:parent-style-name="Text_20_body" style:list-style-name="L5">
      <style:paragraph-properties fo:text-align="start" style:justify-single-word="false"/>
      <style:text-properties fo:font-weight="bold" officeooo:rsid="006ecfc3" officeooo:paragraph-rsid="006ecfc3" style:font-weight-asian="bold" style:font-weight-complex="bold"/>
    </style:style>
    <style:style style:name="P153" style:family="paragraph" style:parent-style-name="Text_20_body" style:list-style-name="L5">
      <style:paragraph-properties fo:text-align="start" style:justify-single-word="false"/>
      <style:text-properties fo:font-weight="bold" officeooo:rsid="007657cf" officeooo:paragraph-rsid="007657cf" style:font-weight-asian="bold" style:font-weight-complex="bold"/>
    </style:style>
    <style:style style:name="P154" style:family="paragraph" style:parent-style-name="Text_20_body" style:list-style-name="L5">
      <style:paragraph-properties fo:text-align="start" style:justify-single-word="false"/>
      <style:text-properties fo:font-weight="bold" officeooo:rsid="007f8261" officeooo:paragraph-rsid="007f8261" style:font-weight-asian="bold" style:font-weight-complex="bold"/>
    </style:style>
    <style:style style:name="P155" style:family="paragraph" style:parent-style-name="Text_20_body" style:list-style-name="L6">
      <style:text-properties fo:font-weight="bold" officeooo:rsid="008f0b0f" officeooo:paragraph-rsid="008f0b0f" style:font-weight-asian="bold" style:font-weight-complex="bold"/>
    </style:style>
    <style:style style:name="P156" style:family="paragraph" style:parent-style-name="Text_20_body" style:list-style-name="L6">
      <style:text-properties fo:font-weight="bold" officeooo:rsid="00955b4a" officeooo:paragraph-rsid="00955b4a" style:font-weight-asian="bold" style:font-weight-complex="bold"/>
    </style:style>
    <style:style style:name="P157" style:family="paragraph" style:parent-style-name="Text_20_body" style:list-style-name="L6">
      <style:text-properties fo:font-weight="bold" officeooo:rsid="0098a59d" officeooo:paragraph-rsid="0098a59d" style:font-weight-asian="bold" style:font-weight-complex="bold"/>
    </style:style>
    <style:style style:name="P158" style:family="paragraph" style:parent-style-name="Text_20_body" style:list-style-name="L6">
      <style:text-properties fo:font-weight="bold" officeooo:rsid="009b6d73" officeooo:paragraph-rsid="009b6d73" style:font-weight-asian="bold" style:font-weight-complex="bold"/>
    </style:style>
    <style:style style:name="P159" style:family="paragraph" style:parent-style-name="Text_20_body" style:list-style-name="L6">
      <style:text-properties fo:font-weight="bold" officeooo:rsid="009f61c9" officeooo:paragraph-rsid="009f61c9" style:font-weight-asian="bold" style:font-weight-complex="bold"/>
    </style:style>
    <style:style style:name="P160" style:family="paragraph" style:parent-style-name="Text_20_body" style:list-style-name="L6">
      <style:text-properties fo:font-weight="bold" officeooo:rsid="00ae1286" officeooo:paragraph-rsid="00ae1286" style:font-weight-asian="bold" style:font-weight-complex="bold"/>
    </style:style>
    <style:style style:name="P161" style:family="paragraph" style:parent-style-name="Text_20_body" style:list-style-name="L6">
      <style:text-properties fo:font-weight="bold" officeooo:rsid="00b347aa" officeooo:paragraph-rsid="00b347aa" style:font-weight-asian="bold" style:font-weight-complex="bold"/>
    </style:style>
    <style:style style:name="P162" style:family="paragraph" style:parent-style-name="Text_20_body" style:list-style-name="L6">
      <style:text-properties fo:font-weight="bold" officeooo:rsid="00b761c7" officeooo:paragraph-rsid="00b761c7" style:font-weight-asian="bold" style:font-weight-complex="bold"/>
    </style:style>
    <style:style style:name="P163" style:family="paragraph" style:parent-style-name="Text_20_body" style:list-style-name="L6">
      <style:text-properties fo:font-weight="bold" officeooo:rsid="00bbcfd7" officeooo:paragraph-rsid="00bbcfd7" style:font-weight-asian="bold" style:font-weight-complex="bold"/>
    </style:style>
    <style:style style:name="P164" style:family="paragraph" style:parent-style-name="Text_20_body" style:list-style-name="L6">
      <style:text-properties fo:font-weight="bold" officeooo:rsid="00bed2b7" officeooo:paragraph-rsid="00bed2b7" style:font-weight-asian="bold" style:font-weight-complex="bold"/>
    </style:style>
    <style:style style:name="P165" style:family="paragraph" style:parent-style-name="Text_20_body" style:list-style-name="L6">
      <style:text-properties fo:font-weight="bold" officeooo:rsid="00c00af5" officeooo:paragraph-rsid="00c00af5" style:font-weight-asian="bold" style:font-weight-complex="bold"/>
    </style:style>
    <style:style style:name="P166" style:family="paragraph" style:parent-style-name="Text_20_body" style:list-style-name="L6">
      <style:text-properties fo:font-weight="bold" officeooo:rsid="00c180f3" officeooo:paragraph-rsid="00c180f3" style:font-weight-asian="bold" style:font-weight-complex="bold"/>
    </style:style>
    <style:style style:name="P167" style:family="paragraph" style:parent-style-name="Text_20_body" style:list-style-name="L6">
      <style:text-properties fo:font-weight="bold" officeooo:rsid="00cca0e3" officeooo:paragraph-rsid="00cca0e3" style:font-weight-asian="bold" style:font-weight-complex="bold"/>
    </style:style>
    <style:style style:name="P168" style:family="paragraph" style:parent-style-name="Text_20_body" style:list-style-name="L6">
      <style:text-properties fo:font-weight="bold" officeooo:rsid="00d5331f" officeooo:paragraph-rsid="00d5331f" style:font-weight-asian="bold" style:font-weight-complex="bold"/>
    </style:style>
    <style:style style:name="P169" style:family="paragraph" style:parent-style-name="Text_20_body" style:list-style-name="L6">
      <style:text-properties fo:font-weight="bold" officeooo:rsid="00dbf980" officeooo:paragraph-rsid="00dbf980" style:font-weight-asian="bold" style:font-weight-complex="bold"/>
    </style:style>
    <style:style style:name="P170" style:family="paragraph" style:parent-style-name="Text_20_body" style:list-style-name="L5">
      <style:paragraph-properties fo:text-align="start" style:justify-single-word="false"/>
      <style:text-properties fo:font-weight="normal" officeooo:rsid="006a7169" officeooo:paragraph-rsid="006a7169" style:font-weight-asian="normal" style:font-weight-complex="normal"/>
    </style:style>
    <style:style style:name="P171" style:family="paragraph" style:parent-style-name="Text_20_body" style:list-style-name="L5">
      <style:paragraph-properties fo:text-align="start" style:justify-single-word="false"/>
      <style:text-properties fo:font-weight="normal" officeooo:rsid="006bf41a" officeooo:paragraph-rsid="006bf41a" style:font-weight-asian="normal" style:font-weight-complex="normal"/>
    </style:style>
    <style:style style:name="P172" style:family="paragraph" style:parent-style-name="Text_20_body" style:list-style-name="L5">
      <style:paragraph-properties fo:text-align="start" style:justify-single-word="false"/>
      <style:text-properties fo:font-weight="normal" officeooo:rsid="006cfb49" officeooo:paragraph-rsid="006cfb49" style:font-weight-asian="normal" style:font-weight-complex="normal"/>
    </style:style>
    <style:style style:name="P173" style:family="paragraph" style:parent-style-name="Text_20_body" style:list-style-name="L5">
      <style:paragraph-properties fo:text-align="start" style:justify-single-word="false"/>
      <style:text-properties fo:font-weight="normal" officeooo:rsid="006ecfc3" officeooo:paragraph-rsid="006ecfc3" style:font-weight-asian="normal" style:font-weight-complex="normal"/>
    </style:style>
    <style:style style:name="P174" style:family="paragraph" style:parent-style-name="Text_20_body" style:list-style-name="L5">
      <style:paragraph-properties fo:text-align="start" style:justify-single-word="false"/>
      <style:text-properties fo:font-weight="normal" officeooo:rsid="006f33f5" officeooo:paragraph-rsid="006f33f5" style:font-weight-asian="normal" style:font-weight-complex="normal"/>
    </style:style>
    <style:style style:name="P175" style:family="paragraph" style:parent-style-name="Text_20_body" style:list-style-name="L5">
      <style:paragraph-properties fo:text-align="start" style:justify-single-word="false"/>
      <style:text-properties fo:font-weight="normal" officeooo:rsid="007110c2" officeooo:paragraph-rsid="007110c2" style:font-weight-asian="normal" style:font-weight-complex="normal"/>
    </style:style>
    <style:style style:name="P176" style:family="paragraph" style:parent-style-name="Text_20_body" style:list-style-name="L5">
      <style:paragraph-properties fo:text-align="start" style:justify-single-word="false"/>
      <style:text-properties fo:font-weight="normal" officeooo:rsid="007114ec" officeooo:paragraph-rsid="007114ec" style:font-weight-asian="normal" style:font-weight-complex="normal"/>
    </style:style>
    <style:style style:name="P177" style:family="paragraph" style:parent-style-name="Text_20_body" style:list-style-name="L5">
      <style:paragraph-properties fo:text-align="start" style:justify-single-word="false"/>
      <style:text-properties fo:font-weight="normal" officeooo:rsid="0071abb5" officeooo:paragraph-rsid="0071abb5" style:font-weight-asian="normal" style:font-weight-complex="normal"/>
    </style:style>
    <style:style style:name="P178" style:family="paragraph" style:parent-style-name="Text_20_body" style:list-style-name="L5">
      <style:paragraph-properties fo:text-align="start" style:justify-single-word="false"/>
      <style:text-properties fo:font-weight="normal" officeooo:rsid="007657cf" officeooo:paragraph-rsid="007657cf" style:font-weight-asian="normal" style:font-weight-complex="normal"/>
    </style:style>
    <style:style style:name="P179" style:family="paragraph" style:parent-style-name="Text_20_body" style:list-style-name="L5">
      <style:paragraph-properties fo:text-align="start" style:justify-single-word="false"/>
      <style:text-properties fo:font-weight="normal" officeooo:rsid="00780034" officeooo:paragraph-rsid="00780034" style:font-weight-asian="normal" style:font-weight-complex="normal"/>
    </style:style>
    <style:style style:name="P180" style:family="paragraph" style:parent-style-name="Text_20_body" style:list-style-name="L5">
      <style:paragraph-properties fo:text-align="start" style:justify-single-word="false"/>
      <style:text-properties fo:font-weight="normal" officeooo:rsid="00780034" officeooo:paragraph-rsid="007b16b5" style:font-weight-asian="normal" style:font-weight-complex="normal"/>
    </style:style>
    <style:style style:name="P181" style:family="paragraph" style:parent-style-name="Text_20_body" style:list-style-name="L5">
      <style:paragraph-properties fo:text-align="start" style:justify-single-word="false"/>
      <style:text-properties fo:font-weight="normal" officeooo:rsid="007d84bf" officeooo:paragraph-rsid="007d84bf" style:font-weight-asian="normal" style:font-weight-complex="normal"/>
    </style:style>
    <style:style style:name="P182" style:family="paragraph" style:parent-style-name="Text_20_body" style:list-style-name="L5">
      <style:paragraph-properties fo:text-align="start" style:justify-single-word="false"/>
      <style:text-properties fo:font-weight="normal" officeooo:rsid="007b16b5" officeooo:paragraph-rsid="007b16b5" style:font-weight-asian="normal" style:font-weight-complex="normal"/>
    </style:style>
    <style:style style:name="P183" style:family="paragraph" style:parent-style-name="Text_20_body" style:list-style-name="L5">
      <style:paragraph-properties fo:text-align="start" style:justify-single-word="false"/>
      <style:text-properties fo:font-weight="normal" officeooo:rsid="007f8261" officeooo:paragraph-rsid="007f8261" style:font-weight-asian="normal" style:font-weight-complex="normal"/>
    </style:style>
    <style:style style:name="P184" style:family="paragraph" style:parent-style-name="Text_20_body" style:list-style-name="L5">
      <style:paragraph-properties fo:text-align="start" style:justify-single-word="false"/>
      <style:text-properties fo:font-weight="normal" officeooo:rsid="008121cd" officeooo:paragraph-rsid="008121cd" style:font-weight-asian="normal" style:font-weight-complex="normal"/>
    </style:style>
    <style:style style:name="P185" style:family="paragraph" style:parent-style-name="Text_20_body" style:list-style-name="L5">
      <style:paragraph-properties fo:text-align="start" style:justify-single-word="false"/>
      <style:text-properties fo:font-weight="normal" officeooo:rsid="0081235e" officeooo:paragraph-rsid="0081235e" style:font-weight-asian="normal" style:font-weight-complex="normal"/>
    </style:style>
    <style:style style:name="P186" style:family="paragraph" style:parent-style-name="Text_20_body" style:list-style-name="L5">
      <style:paragraph-properties fo:text-align="start" style:justify-single-word="false"/>
      <style:text-properties fo:font-weight="normal" officeooo:rsid="0083c119" officeooo:paragraph-rsid="0083c119" style:font-weight-asian="normal" style:font-weight-complex="normal"/>
    </style:style>
    <style:style style:name="P187" style:family="paragraph" style:parent-style-name="Text_20_body" style:list-style-name="L5">
      <style:paragraph-properties fo:text-align="start" style:justify-single-word="false"/>
      <style:text-properties fo:font-weight="normal" officeooo:rsid="0084bc50" officeooo:paragraph-rsid="0084bc50" style:font-weight-asian="normal" style:font-weight-complex="normal"/>
    </style:style>
    <style:style style:name="P188" style:family="paragraph" style:parent-style-name="Text_20_body" style:list-style-name="L5">
      <style:paragraph-properties fo:text-align="start" style:justify-single-word="false"/>
      <style:text-properties fo:font-weight="normal" officeooo:rsid="0085f7cc" officeooo:paragraph-rsid="0085f7cc" style:font-weight-asian="normal" style:font-weight-complex="normal"/>
    </style:style>
    <style:style style:name="P189" style:family="paragraph" style:parent-style-name="Text_20_body" style:list-style-name="L5">
      <style:paragraph-properties fo:text-align="start" style:justify-single-word="false"/>
      <style:text-properties fo:font-weight="normal" officeooo:rsid="00868d91" officeooo:paragraph-rsid="00868d91" style:font-weight-asian="normal" style:font-weight-complex="normal"/>
    </style:style>
    <style:style style:name="P190" style:family="paragraph" style:parent-style-name="Text_20_body" style:list-style-name="L5">
      <style:paragraph-properties fo:text-align="start" style:justify-single-word="false"/>
      <style:text-properties fo:font-weight="normal" officeooo:rsid="00884618" officeooo:paragraph-rsid="00884618" style:font-weight-asian="normal" style:font-weight-complex="normal"/>
    </style:style>
    <style:style style:name="P191" style:family="paragraph" style:parent-style-name="Text_20_body" style:list-style-name="L5">
      <style:paragraph-properties fo:text-align="start" style:justify-single-word="false"/>
      <style:text-properties fo:font-weight="normal" officeooo:rsid="00896753" officeooo:paragraph-rsid="00896753" style:font-weight-asian="normal" style:font-weight-complex="normal"/>
    </style:style>
    <style:style style:name="P192" style:family="paragraph" style:parent-style-name="Text_20_body" style:list-style-name="L5">
      <style:paragraph-properties fo:text-align="start" style:justify-single-word="false"/>
      <style:text-properties fo:font-weight="normal" officeooo:rsid="008cc9ac" officeooo:paragraph-rsid="008cc9ac" style:font-weight-asian="normal" style:font-weight-complex="normal"/>
    </style:style>
    <style:style style:name="P193" style:family="paragraph" style:parent-style-name="Text_20_body" style:list-style-name="L5">
      <style:paragraph-properties fo:text-align="start" style:justify-single-word="false"/>
      <style:text-properties fo:font-weight="normal" officeooo:rsid="008b123c" officeooo:paragraph-rsid="008b123c" style:font-weight-asian="normal" style:font-weight-complex="normal"/>
    </style:style>
    <style:style style:name="P194" style:family="paragraph" style:parent-style-name="Text_20_body" style:list-style-name="L5">
      <style:paragraph-properties fo:text-align="start" style:justify-single-word="false"/>
      <style:text-properties fo:font-weight="normal" officeooo:rsid="008c9564" officeooo:paragraph-rsid="008c9564" style:font-weight-asian="normal" style:font-weight-complex="normal"/>
    </style:style>
    <style:style style:name="P195" style:family="paragraph" style:parent-style-name="Text_20_body" style:list-style-name="L5">
      <style:paragraph-properties fo:text-align="start" style:justify-single-word="false"/>
      <style:text-properties fo:font-weight="normal" officeooo:rsid="008cb000" officeooo:paragraph-rsid="008cb000" style:font-weight-asian="normal" style:font-weight-complex="normal"/>
    </style:style>
    <style:style style:name="P196" style:family="paragraph" style:parent-style-name="Text_20_body" style:list-style-name="L5">
      <style:paragraph-properties fo:text-align="start" style:justify-single-word="false"/>
      <style:text-properties fo:font-weight="normal" officeooo:rsid="008d2286" officeooo:paragraph-rsid="008d2286" style:font-weight-asian="normal" style:font-weight-complex="normal"/>
    </style:style>
    <style:style style:name="P197" style:family="paragraph" style:parent-style-name="Text_20_body" style:list-style-name="L6">
      <style:text-properties fo:font-weight="normal" officeooo:rsid="009191df" officeooo:paragraph-rsid="009191df" style:font-weight-asian="normal" style:font-weight-complex="normal"/>
    </style:style>
    <style:style style:name="P198" style:family="paragraph" style:parent-style-name="Text_20_body" style:list-style-name="L6">
      <style:text-properties fo:font-weight="normal" officeooo:rsid="00930ac6" officeooo:paragraph-rsid="00930ac6" style:font-weight-asian="normal" style:font-weight-complex="normal"/>
    </style:style>
    <style:style style:name="P199" style:family="paragraph" style:parent-style-name="Text_20_body" style:list-style-name="L6">
      <style:text-properties fo:font-weight="normal" officeooo:rsid="00944c58" officeooo:paragraph-rsid="00944c58" style:font-weight-asian="normal" style:font-weight-complex="normal"/>
    </style:style>
    <style:style style:name="P200" style:family="paragraph" style:parent-style-name="Text_20_body" style:list-style-name="L6">
      <style:text-properties fo:font-weight="normal" officeooo:rsid="0094a3f0" officeooo:paragraph-rsid="0094a3f0" style:font-weight-asian="normal" style:font-weight-complex="normal"/>
    </style:style>
    <style:style style:name="P201" style:family="paragraph" style:parent-style-name="Text_20_body" style:list-style-name="L6">
      <style:text-properties fo:font-weight="normal" officeooo:rsid="0096c1ed" officeooo:paragraph-rsid="0096c1ed" style:font-weight-asian="normal" style:font-weight-complex="normal"/>
    </style:style>
    <style:style style:name="P202" style:family="paragraph" style:parent-style-name="Text_20_body" style:list-style-name="L6">
      <style:text-properties fo:font-weight="normal" officeooo:rsid="00972c31" officeooo:paragraph-rsid="00972c31" style:font-weight-asian="normal" style:font-weight-complex="normal"/>
    </style:style>
    <style:style style:name="P203" style:family="paragraph" style:parent-style-name="Text_20_body" style:list-style-name="L6">
      <style:text-properties fo:font-weight="normal" officeooo:rsid="0098a59d" officeooo:paragraph-rsid="0098a59d" style:font-weight-asian="normal" style:font-weight-complex="normal"/>
    </style:style>
    <style:style style:name="P204" style:family="paragraph" style:parent-style-name="Text_20_body" style:list-style-name="L6">
      <style:text-properties fo:font-weight="normal" officeooo:rsid="009a2a6f" officeooo:paragraph-rsid="009a2a6f" style:font-weight-asian="normal" style:font-weight-complex="normal"/>
    </style:style>
    <style:style style:name="P205" style:family="paragraph" style:parent-style-name="Text_20_body" style:list-style-name="L6">
      <style:text-properties fo:font-weight="normal" officeooo:rsid="009b33d9" officeooo:paragraph-rsid="009b33d9" style:font-weight-asian="normal" style:font-weight-complex="normal"/>
    </style:style>
    <style:style style:name="P206" style:family="paragraph" style:parent-style-name="Text_20_body" style:list-style-name="L6">
      <style:text-properties fo:font-weight="normal" officeooo:rsid="009dd5a6" officeooo:paragraph-rsid="009dd5a6" style:font-weight-asian="normal" style:font-weight-complex="normal"/>
    </style:style>
    <style:style style:name="P207" style:family="paragraph" style:parent-style-name="Text_20_body" style:list-style-name="L6">
      <style:text-properties fo:font-weight="normal" officeooo:rsid="009b6d73" officeooo:paragraph-rsid="009b6d73" style:font-weight-asian="normal" style:font-weight-complex="normal"/>
    </style:style>
    <style:style style:name="P208" style:family="paragraph" style:parent-style-name="Text_20_body" style:list-style-name="L6">
      <style:text-properties fo:font-weight="normal" officeooo:rsid="009c8e90" officeooo:paragraph-rsid="009d6cdd" style:font-weight-asian="normal" style:font-weight-complex="normal"/>
    </style:style>
    <style:style style:name="P209" style:family="paragraph" style:parent-style-name="Text_20_body" style:list-style-name="L6">
      <style:text-properties fo:font-weight="normal" officeooo:rsid="009d6cdd" officeooo:paragraph-rsid="009d6cdd" style:font-weight-asian="normal" style:font-weight-complex="normal"/>
    </style:style>
    <style:style style:name="P210" style:family="paragraph" style:parent-style-name="Text_20_body" style:list-style-name="L6">
      <style:text-properties fo:font-weight="normal" officeooo:rsid="00a05def" officeooo:paragraph-rsid="00a05def" style:font-weight-asian="normal" style:font-weight-complex="normal"/>
    </style:style>
    <style:style style:name="P211" style:family="paragraph" style:parent-style-name="Text_20_body" style:list-style-name="L6">
      <style:text-properties fo:font-weight="normal" officeooo:rsid="00a197f0" officeooo:paragraph-rsid="00a197f0" style:font-weight-asian="normal" style:font-weight-complex="normal"/>
    </style:style>
    <style:style style:name="P212" style:family="paragraph" style:parent-style-name="Text_20_body" style:list-style-name="L6">
      <style:text-properties fo:font-weight="normal" officeooo:rsid="00a29d70" officeooo:paragraph-rsid="00a29d70" style:font-weight-asian="normal" style:font-weight-complex="normal"/>
    </style:style>
    <style:style style:name="P213" style:family="paragraph" style:parent-style-name="Text_20_body" style:list-style-name="L6">
      <style:text-properties fo:font-weight="normal" officeooo:rsid="00a60fe5" officeooo:paragraph-rsid="00a60fe5" style:font-weight-asian="normal" style:font-weight-complex="normal"/>
    </style:style>
    <style:style style:name="P214" style:family="paragraph" style:parent-style-name="Text_20_body" style:list-style-name="L6">
      <style:text-properties fo:font-weight="normal" officeooo:rsid="00a7f37f" officeooo:paragraph-rsid="00a7f37f" style:font-weight-asian="normal" style:font-weight-complex="normal"/>
    </style:style>
    <style:style style:name="P215" style:family="paragraph" style:parent-style-name="Text_20_body" style:list-style-name="L6">
      <style:text-properties fo:font-weight="normal" officeooo:rsid="00a96fb9" officeooo:paragraph-rsid="00a96fb9" style:font-weight-asian="normal" style:font-weight-complex="normal"/>
    </style:style>
    <style:style style:name="P216" style:family="paragraph" style:parent-style-name="Text_20_body" style:list-style-name="L6">
      <style:text-properties fo:font-weight="normal" officeooo:rsid="00a9d5b5" officeooo:paragraph-rsid="00a9d5b5" style:font-weight-asian="normal" style:font-weight-complex="normal"/>
    </style:style>
    <style:style style:name="P217" style:family="paragraph" style:parent-style-name="Text_20_body" style:list-style-name="L6">
      <style:text-properties fo:font-weight="normal" officeooo:rsid="00aa9245" officeooo:paragraph-rsid="00aa9245" style:font-weight-asian="normal" style:font-weight-complex="normal"/>
    </style:style>
    <style:style style:name="P218" style:family="paragraph" style:parent-style-name="Text_20_body" style:list-style-name="L6">
      <style:text-properties fo:font-weight="normal" officeooo:rsid="00ac28f4" officeooo:paragraph-rsid="00ac28f4" style:font-weight-asian="normal" style:font-weight-complex="normal"/>
    </style:style>
    <style:style style:name="P219" style:family="paragraph" style:parent-style-name="Text_20_body" style:list-style-name="L6">
      <style:text-properties fo:font-weight="normal" officeooo:rsid="00ac5eb7" officeooo:paragraph-rsid="00ac5eb7" style:font-weight-asian="normal" style:font-weight-complex="normal"/>
    </style:style>
    <style:style style:name="P220" style:family="paragraph" style:parent-style-name="Text_20_body" style:list-style-name="L6">
      <style:text-properties fo:font-weight="normal" officeooo:rsid="00ae1286" officeooo:paragraph-rsid="00ae1286" style:font-weight-asian="normal" style:font-weight-complex="normal"/>
    </style:style>
    <style:style style:name="P221" style:family="paragraph" style:parent-style-name="Text_20_body" style:list-style-name="L6">
      <style:text-properties fo:font-weight="normal" officeooo:rsid="00b32307" officeooo:paragraph-rsid="00b32307" style:font-weight-asian="normal" style:font-weight-complex="normal"/>
    </style:style>
    <style:style style:name="P222" style:family="paragraph" style:parent-style-name="Text_20_body" style:list-style-name="L6">
      <style:text-properties fo:font-weight="normal" officeooo:rsid="00afa094" officeooo:paragraph-rsid="00afa094" style:font-weight-asian="normal" style:font-weight-complex="normal"/>
    </style:style>
    <style:style style:name="P223" style:family="paragraph" style:parent-style-name="Text_20_body" style:list-style-name="L6">
      <style:text-properties fo:font-weight="normal" officeooo:rsid="00afed5c" officeooo:paragraph-rsid="00b1295a" style:font-weight-asian="normal" style:font-weight-complex="normal"/>
    </style:style>
    <style:style style:name="P224" style:family="paragraph" style:parent-style-name="Text_20_body" style:list-style-name="L6">
      <style:text-properties fo:font-weight="normal" officeooo:rsid="00b1295a" officeooo:paragraph-rsid="00b1295a" style:font-weight-asian="normal" style:font-weight-complex="normal"/>
    </style:style>
    <style:style style:name="P225" style:family="paragraph" style:parent-style-name="Text_20_body" style:list-style-name="L5">
      <style:paragraph-properties fo:text-align="start" style:justify-single-word="false"/>
      <style:text-properties officeooo:rsid="00780034" officeooo:paragraph-rsid="007b16b5"/>
    </style:style>
    <style:style style:name="P226" style:family="paragraph" style:parent-style-name="Text_20_body" style:list-style-name="L5">
      <style:paragraph-properties fo:text-align="start" style:justify-single-word="false"/>
      <style:text-properties officeooo:rsid="007be59b" officeooo:paragraph-rsid="007be59b"/>
    </style:style>
    <style:style style:name="P227" style:family="paragraph" style:parent-style-name="Text_20_body" style:list-style-name="L6">
      <style:text-properties officeooo:rsid="00b347aa" officeooo:paragraph-rsid="00b347aa"/>
    </style:style>
    <style:style style:name="P228" style:family="paragraph" style:parent-style-name="Text_20_body" style:list-style-name="L6">
      <style:text-properties officeooo:rsid="00b40981" officeooo:paragraph-rsid="00b40981"/>
    </style:style>
    <style:style style:name="P229" style:family="paragraph" style:parent-style-name="Text_20_body" style:list-style-name="L6">
      <style:text-properties officeooo:rsid="00b49620" officeooo:paragraph-rsid="00b49620"/>
    </style:style>
    <style:style style:name="P230" style:family="paragraph" style:parent-style-name="Text_20_body" style:list-style-name="L6">
      <style:text-properties officeooo:rsid="00b5c4e5" officeooo:paragraph-rsid="00b5c4e5"/>
    </style:style>
    <style:style style:name="P231" style:family="paragraph" style:parent-style-name="Text_20_body" style:list-style-name="L6">
      <style:text-properties officeooo:rsid="00b5c4e5" officeooo:paragraph-rsid="00b5d7c7"/>
    </style:style>
    <style:style style:name="P232" style:family="paragraph" style:parent-style-name="Text_20_body" style:list-style-name="L6">
      <style:text-properties officeooo:rsid="00b6abb7" officeooo:paragraph-rsid="00b6abb7"/>
    </style:style>
    <style:style style:name="P233" style:family="paragraph" style:parent-style-name="Text_20_body" style:list-style-name="L6">
      <style:text-properties officeooo:rsid="00b761c7" officeooo:paragraph-rsid="00b761c7"/>
    </style:style>
    <style:style style:name="P234" style:family="paragraph" style:parent-style-name="Text_20_body" style:list-style-name="L6">
      <style:text-properties officeooo:rsid="00b88734" officeooo:paragraph-rsid="00b88734"/>
    </style:style>
    <style:style style:name="P235" style:family="paragraph" style:parent-style-name="Text_20_body" style:list-style-name="L6">
      <style:text-properties officeooo:rsid="00bbcfd7" officeooo:paragraph-rsid="00bbcfd7"/>
    </style:style>
    <style:style style:name="P236" style:family="paragraph" style:parent-style-name="Text_20_body" style:list-style-name="L6">
      <style:text-properties officeooo:rsid="00b8a753" officeooo:paragraph-rsid="00b8a753"/>
    </style:style>
    <style:style style:name="P237" style:family="paragraph" style:parent-style-name="Text_20_body" style:list-style-name="L6">
      <style:text-properties officeooo:rsid="00bc8ea7" officeooo:paragraph-rsid="00bc8ea7"/>
    </style:style>
    <style:style style:name="P238" style:family="paragraph" style:parent-style-name="Text_20_body" style:list-style-name="L6">
      <style:text-properties officeooo:rsid="00bdbcda" officeooo:paragraph-rsid="00bdbcda"/>
    </style:style>
    <style:style style:name="P239" style:family="paragraph" style:parent-style-name="Text_20_body" style:list-style-name="L6">
      <style:text-properties officeooo:rsid="00bed2b7" officeooo:paragraph-rsid="00bed2b7"/>
    </style:style>
    <style:style style:name="P240" style:family="paragraph" style:parent-style-name="Text_20_body" style:list-style-name="L6">
      <style:text-properties officeooo:rsid="00c00af5" officeooo:paragraph-rsid="00c00af5"/>
    </style:style>
    <style:style style:name="P241" style:family="paragraph" style:parent-style-name="Text_20_body" style:list-style-name="L6">
      <style:text-properties officeooo:rsid="00c01846" officeooo:paragraph-rsid="00c01846"/>
    </style:style>
    <style:style style:name="P242" style:family="paragraph" style:parent-style-name="Text_20_body" style:list-style-name="L6">
      <style:text-properties officeooo:rsid="00c12823" officeooo:paragraph-rsid="00c12823"/>
    </style:style>
    <style:style style:name="P243" style:family="paragraph" style:parent-style-name="Text_20_body" style:list-style-name="L6">
      <style:text-properties officeooo:rsid="00c180f3" officeooo:paragraph-rsid="00c180f3"/>
    </style:style>
    <style:style style:name="P244" style:family="paragraph" style:parent-style-name="Text_20_body" style:list-style-name="L6">
      <style:text-properties officeooo:rsid="00c258cd" officeooo:paragraph-rsid="00c258cd"/>
    </style:style>
    <style:style style:name="P245" style:family="paragraph" style:parent-style-name="Text_20_body" style:list-style-name="L6">
      <style:text-properties officeooo:rsid="00c30d63" officeooo:paragraph-rsid="00c30d63"/>
    </style:style>
    <style:style style:name="P246" style:family="paragraph" style:parent-style-name="Text_20_body" style:list-style-name="L6">
      <style:text-properties officeooo:rsid="00c3f92b" officeooo:paragraph-rsid="00c3f92b"/>
    </style:style>
    <style:style style:name="P247" style:family="paragraph" style:parent-style-name="Text_20_body" style:list-style-name="L6">
      <style:text-properties officeooo:rsid="00c4688b" officeooo:paragraph-rsid="00c4688b"/>
    </style:style>
    <style:style style:name="P248" style:family="paragraph" style:parent-style-name="Text_20_body" style:list-style-name="L6">
      <style:text-properties officeooo:rsid="00c5ade7" officeooo:paragraph-rsid="00c5ade7"/>
    </style:style>
    <style:style style:name="P249" style:family="paragraph" style:parent-style-name="Text_20_body" style:list-style-name="L6">
      <style:text-properties officeooo:rsid="00c6caa3" officeooo:paragraph-rsid="00c6caa3"/>
    </style:style>
    <style:style style:name="P250" style:family="paragraph" style:parent-style-name="Text_20_body" style:list-style-name="L6">
      <style:text-properties officeooo:rsid="00c742d6" officeooo:paragraph-rsid="00c742d6"/>
    </style:style>
    <style:style style:name="P251" style:family="paragraph" style:parent-style-name="Text_20_body" style:list-style-name="L6">
      <style:text-properties officeooo:rsid="00c7d61a" officeooo:paragraph-rsid="00c7d61a"/>
    </style:style>
    <style:style style:name="P252" style:family="paragraph" style:parent-style-name="Text_20_body" style:list-style-name="L6">
      <style:text-properties officeooo:rsid="00c89915" officeooo:paragraph-rsid="00c89915"/>
    </style:style>
    <style:style style:name="P253" style:family="paragraph" style:parent-style-name="Text_20_body" style:list-style-name="L6">
      <style:text-properties officeooo:rsid="00c993ab" officeooo:paragraph-rsid="00c993ab"/>
    </style:style>
    <style:style style:name="P254" style:family="paragraph" style:parent-style-name="Text_20_body" style:list-style-name="L6">
      <style:text-properties officeooo:rsid="00cb62ca" officeooo:paragraph-rsid="00cb62ca"/>
    </style:style>
    <style:style style:name="P255" style:family="paragraph" style:parent-style-name="Text_20_body" style:list-style-name="L6">
      <style:text-properties officeooo:rsid="00cc0dc6" officeooo:paragraph-rsid="00cc0dc6"/>
    </style:style>
    <style:style style:name="P256" style:family="paragraph" style:parent-style-name="Text_20_body" style:list-style-name="L6">
      <style:text-properties officeooo:rsid="00cca0e3" officeooo:paragraph-rsid="00cca0e3"/>
    </style:style>
    <style:style style:name="P257" style:family="paragraph" style:parent-style-name="Text_20_body" style:list-style-name="L6">
      <style:text-properties officeooo:rsid="00cefd3a" officeooo:paragraph-rsid="00cefd3a"/>
    </style:style>
    <style:style style:name="P258" style:family="paragraph" style:parent-style-name="Text_20_body" style:list-style-name="L6">
      <style:text-properties officeooo:rsid="00cfe4da" officeooo:paragraph-rsid="00cfe4da"/>
    </style:style>
    <style:style style:name="P259" style:family="paragraph" style:parent-style-name="Text_20_body" style:list-style-name="L6">
      <style:text-properties officeooo:rsid="00d0ebdc" officeooo:paragraph-rsid="00d0ebdc"/>
    </style:style>
    <style:style style:name="P260" style:family="paragraph" style:parent-style-name="Text_20_body" style:list-style-name="L6">
      <style:text-properties officeooo:rsid="00d2308a" officeooo:paragraph-rsid="00d2308a"/>
    </style:style>
    <style:style style:name="P261" style:family="paragraph" style:parent-style-name="Text_20_body" style:list-style-name="L6">
      <style:text-properties officeooo:rsid="00d3d5af" officeooo:paragraph-rsid="00d3d5af"/>
    </style:style>
    <style:style style:name="P262" style:family="paragraph" style:parent-style-name="Text_20_body" style:list-style-name="L6">
      <style:text-properties officeooo:rsid="00d5331f" officeooo:paragraph-rsid="00d5331f"/>
    </style:style>
    <style:style style:name="P263" style:family="paragraph" style:parent-style-name="Text_20_body" style:list-style-name="L6">
      <style:text-properties officeooo:rsid="00d69899" officeooo:paragraph-rsid="00d69899"/>
    </style:style>
    <style:style style:name="P264" style:family="paragraph" style:parent-style-name="Text_20_body" style:list-style-name="L6">
      <style:text-properties officeooo:rsid="00d6c6ec" officeooo:paragraph-rsid="00d6c6ec"/>
    </style:style>
    <style:style style:name="P265" style:family="paragraph" style:parent-style-name="Text_20_body" style:list-style-name="L6">
      <style:text-properties officeooo:rsid="00d8ac32" officeooo:paragraph-rsid="00d8ac32"/>
    </style:style>
    <style:style style:name="P266" style:family="paragraph" style:parent-style-name="Text_20_body" style:list-style-name="L6">
      <style:text-properties officeooo:rsid="00da088b" officeooo:paragraph-rsid="00da088b"/>
    </style:style>
    <style:style style:name="P267" style:family="paragraph" style:parent-style-name="Text_20_body" style:list-style-name="L6">
      <style:text-properties officeooo:rsid="00dabb62" officeooo:paragraph-rsid="00dabb62"/>
    </style:style>
    <style:style style:name="P268" style:family="paragraph" style:parent-style-name="Text_20_body" style:list-style-name="L6">
      <style:text-properties officeooo:rsid="00dbf980" officeooo:paragraph-rsid="00dbf980"/>
    </style:style>
    <style:style style:name="P269" style:family="paragraph" style:parent-style-name="Text_20_body" style:list-style-name="L6">
      <style:text-properties officeooo:rsid="00dc282b" officeooo:paragraph-rsid="00dc282b"/>
    </style:style>
    <style:style style:name="P270" style:family="paragraph" style:parent-style-name="Text_20_body" style:list-style-name="L6">
      <style:text-properties officeooo:rsid="00ddbf95" officeooo:paragraph-rsid="00ddbf95"/>
    </style:style>
    <style:style style:name="P271" style:family="paragraph" style:parent-style-name="Text_20_body" style:list-style-name="L6">
      <style:text-properties officeooo:rsid="00df813d" officeooo:paragraph-rsid="00df813d"/>
    </style:style>
    <style:style style:name="P272" style:family="paragraph" style:parent-style-name="Text_20_body" style:list-style-name="L6">
      <style:text-properties officeooo:rsid="00dfc69e" officeooo:paragraph-rsid="00dfc69e"/>
    </style:style>
    <style:style style:name="P273" style:family="paragraph" style:parent-style-name="Text_20_body" style:list-style-name="L6">
      <style:text-properties officeooo:rsid="00e10ae7" officeooo:paragraph-rsid="00e10ae7"/>
    </style:style>
    <style:style style:name="P274" style:family="paragraph" style:parent-style-name="Text_20_body" style:list-style-name="L6">
      <style:text-properties officeooo:rsid="00e2652f" officeooo:paragraph-rsid="00e2652f"/>
    </style:style>
    <style:style style:name="P275" style:family="paragraph" style:parent-style-name="Text_20_body" style:list-style-name="L6">
      <style:text-properties officeooo:rsid="00e3957b" officeooo:paragraph-rsid="00e3957b"/>
    </style:style>
    <style:style style:name="P276" style:family="paragraph" style:parent-style-name="Text_20_body" style:list-style-name="L6">
      <style:text-properties officeooo:rsid="00e3957b" officeooo:paragraph-rsid="00e7b3fd"/>
    </style:style>
    <style:style style:name="P277" style:family="paragraph" style:parent-style-name="Text_20_body" style:list-style-name="L6">
      <style:text-properties officeooo:rsid="00e52ed2" officeooo:paragraph-rsid="00e52ed2"/>
    </style:style>
    <style:style style:name="P278" style:family="paragraph" style:parent-style-name="Text_20_body" style:list-style-name="L6">
      <style:text-properties officeooo:rsid="00e72ba9" officeooo:paragraph-rsid="00e72ba9"/>
    </style:style>
    <style:style style:name="P279" style:family="paragraph" style:parent-style-name="Text_20_body" style:list-style-name="L6">
      <style:text-properties officeooo:rsid="00f29496" officeooo:paragraph-rsid="00f29496"/>
    </style:style>
    <style:style style:name="P280" style:family="paragraph" style:parent-style-name="Text_20_body" style:list-style-name="L6">
      <style:text-properties officeooo:rsid="00f33d90" officeooo:paragraph-rsid="00f33d90"/>
    </style:style>
    <style:style style:name="P281" style:family="paragraph" style:parent-style-name="Text_20_body" style:list-style-name="L6">
      <style:text-properties officeooo:rsid="00f42bc9" officeooo:paragraph-rsid="00f42bc9"/>
    </style:style>
    <style:style style:name="P282" style:family="paragraph" style:parent-style-name="Text_20_body" style:list-style-name="L6">
      <style:text-properties officeooo:rsid="00f49d3c" officeooo:paragraph-rsid="00f49d3c"/>
    </style:style>
    <style:style style:name="P283" style:family="paragraph" style:parent-style-name="Text_20_body" style:list-style-name="L6">
      <style:text-properties officeooo:rsid="00f56544" officeooo:paragraph-rsid="00f56544"/>
    </style:style>
    <style:style style:name="P284" style:family="paragraph" style:parent-style-name="Text_20_body" style:list-style-name="L6">
      <style:text-properties officeooo:rsid="00f7c4fc" officeooo:paragraph-rsid="00f7c4fc"/>
    </style:style>
    <style:style style:name="P285" style:family="paragraph" style:parent-style-name="Text_20_body" style:list-style-name="L6">
      <style:text-properties officeooo:rsid="00e94d8d" officeooo:paragraph-rsid="00e94d8d"/>
    </style:style>
    <style:style style:name="P286" style:family="paragraph" style:parent-style-name="Text_20_body" style:list-style-name="L6">
      <style:text-properties officeooo:rsid="00ed131f" officeooo:paragraph-rsid="00ed131f"/>
    </style:style>
    <style:style style:name="P287" style:family="paragraph" style:parent-style-name="Text_20_body" style:list-style-name="L6">
      <style:text-properties officeooo:rsid="00f15d3b" officeooo:paragraph-rsid="00f15d3b"/>
    </style:style>
    <style:style style:name="P288" style:family="paragraph" style:parent-style-name="Text_20_body" style:list-style-name="L6">
      <style:text-properties officeooo:rsid="00eeaf9f" officeooo:paragraph-rsid="00eeaf9f"/>
    </style:style>
    <style:style style:name="P289" style:family="paragraph" style:parent-style-name="Text_20_body" style:list-style-name="L6">
      <style:text-properties officeooo:rsid="00efa47e" officeooo:paragraph-rsid="00efa47e"/>
    </style:style>
    <style:style style:name="P290" style:family="paragraph" style:parent-style-name="Text_20_body" style:list-style-name="L6">
      <style:text-properties officeooo:rsid="00efe7c5" officeooo:paragraph-rsid="00efe7c5"/>
    </style:style>
    <style:style style:name="P291" style:family="paragraph" style:parent-style-name="Text_20_body" style:list-style-name="L6">
      <style:text-properties officeooo:rsid="00f06bf2" officeooo:paragraph-rsid="00f06bf2"/>
    </style:style>
    <style:style style:name="P292" style:family="paragraph" style:parent-style-name="Text_20_body" style:list-style-name="L6">
      <style:text-properties officeooo:rsid="00f97b86" officeooo:paragraph-rsid="00f97b86"/>
    </style:style>
    <style:style style:name="P293" style:family="paragraph" style:parent-style-name="Text_20_body" style:list-style-name="L6">
      <style:text-properties officeooo:rsid="00fa9c7d" officeooo:paragraph-rsid="00fa9c7d"/>
    </style:style>
    <style:style style:name="P294" style:family="paragraph" style:parent-style-name="Text_20_body" style:list-style-name="L6">
      <style:text-properties officeooo:rsid="00fe8c8e" officeooo:paragraph-rsid="00fe8c8e"/>
    </style:style>
    <style:style style:name="P295" style:family="paragraph" style:parent-style-name="Text_20_body" style:list-style-name="L7">
      <style:text-properties officeooo:rsid="00fe8c8e" officeooo:paragraph-rsid="00fe8c8e"/>
    </style:style>
    <style:style style:name="P296" style:family="paragraph" style:parent-style-name="Text_20_body" style:list-style-name="L7"/>
    <style:style style:name="P297" style:family="paragraph" style:parent-style-name="Text_20_body" style:list-style-name="L7">
      <style:text-properties officeooo:rsid="00fec2bc" officeooo:paragraph-rsid="00fec2bc"/>
    </style:style>
    <style:style style:name="P298" style:family="paragraph" style:parent-style-name="Text_20_body" style:list-style-name="L7">
      <style:text-properties officeooo:rsid="00ffa3a9" officeooo:paragraph-rsid="00ffa3a9"/>
    </style:style>
    <style:style style:name="P299" style:family="paragraph" style:parent-style-name="Text_20_body" style:list-style-name="L7">
      <style:text-properties officeooo:rsid="01009dee" officeooo:paragraph-rsid="01009dee"/>
    </style:style>
    <style:style style:name="P300" style:family="paragraph" style:parent-style-name="Text_20_body" style:list-style-name="L8">
      <style:text-properties officeooo:rsid="010245df" officeooo:paragraph-rsid="010245df"/>
    </style:style>
    <style:style style:name="P301" style:family="paragraph" style:parent-style-name="Text_20_body" style:list-style-name="L8">
      <style:text-properties officeooo:rsid="0104ab6c" officeooo:paragraph-rsid="0104ab6c"/>
    </style:style>
    <style:style style:name="P302" style:family="paragraph" style:parent-style-name="Text_20_body" style:list-style-name="L8">
      <style:text-properties officeooo:rsid="0103a437" officeooo:paragraph-rsid="0103a437"/>
    </style:style>
    <style:style style:name="P303" style:family="paragraph" style:parent-style-name="Text_20_body" style:list-style-name="L8">
      <style:text-properties officeooo:rsid="0103a437" officeooo:paragraph-rsid="0104ab6c"/>
    </style:style>
    <style:style style:name="P304" style:family="paragraph" style:parent-style-name="Text_20_body" style:list-style-name="L8">
      <style:text-properties officeooo:rsid="0107301a" officeooo:paragraph-rsid="0107301a"/>
    </style:style>
    <style:style style:name="P305" style:family="paragraph" style:parent-style-name="Text_20_body" style:list-style-name="L8">
      <style:text-properties officeooo:rsid="01060cd0" officeooo:paragraph-rsid="01060cd0"/>
    </style:style>
    <style:style style:name="P306" style:family="paragraph" style:parent-style-name="Text_20_body" style:list-style-name="L8">
      <style:text-properties officeooo:rsid="0107f194" officeooo:paragraph-rsid="0107f194"/>
    </style:style>
    <style:style style:name="P307" style:family="paragraph" style:parent-style-name="Text_20_body" style:list-style-name="L8">
      <style:text-properties officeooo:rsid="0108f076" officeooo:paragraph-rsid="0108f076"/>
    </style:style>
    <style:style style:name="P308" style:family="paragraph" style:parent-style-name="Text_20_body" style:list-style-name="L8">
      <style:text-properties officeooo:rsid="010b1635" officeooo:paragraph-rsid="010b1635"/>
    </style:style>
    <style:style style:name="P309" style:family="paragraph" style:parent-style-name="Text_20_body" style:list-style-name="L8">
      <style:text-properties officeooo:rsid="01098aad" officeooo:paragraph-rsid="01098aad"/>
    </style:style>
    <style:style style:name="P310" style:family="paragraph" style:parent-style-name="Text_20_body" style:list-style-name="L8">
      <style:text-properties officeooo:rsid="010c1180" officeooo:paragraph-rsid="010c1180"/>
    </style:style>
    <style:style style:name="P311" style:family="paragraph" style:parent-style-name="Text_20_body" style:list-style-name="L8">
      <style:text-properties officeooo:rsid="010c2d39" officeooo:paragraph-rsid="010c2d39"/>
    </style:style>
    <style:style style:name="P312" style:family="paragraph" style:parent-style-name="Text_20_body" style:list-style-name="L8">
      <style:text-properties officeooo:rsid="010de233" officeooo:paragraph-rsid="010de233"/>
    </style:style>
    <style:style style:name="P313" style:family="paragraph" style:parent-style-name="Text_20_body" style:list-style-name="L8">
      <style:text-properties officeooo:rsid="010de233" officeooo:paragraph-rsid="010fd0e1"/>
    </style:style>
    <style:style style:name="P314" style:family="paragraph" style:parent-style-name="Text_20_body" style:list-style-name="L8">
      <style:text-properties officeooo:rsid="010de233" officeooo:paragraph-rsid="0110a3d1"/>
    </style:style>
    <style:style style:name="P315" style:family="paragraph" style:parent-style-name="Text_20_body" style:list-style-name="L8">
      <style:text-properties officeooo:rsid="010fd0e1" officeooo:paragraph-rsid="010fd0e1"/>
    </style:style>
    <style:style style:name="P316" style:family="paragraph" style:parent-style-name="Text_20_body" style:list-style-name="L8">
      <style:text-properties officeooo:rsid="010fd0e1" officeooo:paragraph-rsid="01106048"/>
    </style:style>
    <style:style style:name="P317" style:family="paragraph" style:parent-style-name="Text_20_body" style:list-style-name="L8">
      <style:text-properties officeooo:rsid="01106048" officeooo:paragraph-rsid="0110a3d1"/>
    </style:style>
    <style:style style:name="P318" style:family="paragraph" style:parent-style-name="Text_20_body" style:list-style-name="L8">
      <style:text-properties officeooo:rsid="0110a3d1" officeooo:paragraph-rsid="0110a3d1"/>
    </style:style>
    <style:style style:name="P319" style:family="paragraph" style:parent-style-name="Text_20_body" style:list-style-name="L8">
      <style:text-properties officeooo:rsid="01117c8d" officeooo:paragraph-rsid="01117c8d"/>
    </style:style>
    <style:style style:name="P320" style:family="paragraph" style:parent-style-name="Text_20_body" style:list-style-name="L8">
      <style:text-properties officeooo:rsid="01130b9c" officeooo:paragraph-rsid="01130b9c"/>
    </style:style>
    <style:style style:name="P321" style:family="paragraph" style:parent-style-name="Text_20_body" style:list-style-name="L8">
      <style:text-properties officeooo:rsid="01145041" officeooo:paragraph-rsid="01145041"/>
    </style:style>
    <style:style style:name="P322" style:family="paragraph" style:parent-style-name="Text_20_body" style:list-style-name="L8">
      <style:text-properties officeooo:rsid="01150990" officeooo:paragraph-rsid="01150990"/>
    </style:style>
    <style:style style:name="P323" style:family="paragraph" style:parent-style-name="Text_20_body" style:list-style-name="L8">
      <style:text-properties officeooo:rsid="01176c95" officeooo:paragraph-rsid="01176c95"/>
    </style:style>
    <style:style style:name="P324" style:family="paragraph" style:parent-style-name="Text_20_body" style:list-style-name="L8">
      <style:text-properties officeooo:rsid="01195cac" officeooo:paragraph-rsid="01195cac"/>
    </style:style>
    <style:style style:name="P325" style:family="paragraph" style:parent-style-name="Text_20_body" style:list-style-name="L8">
      <style:text-properties officeooo:rsid="011a1714" officeooo:paragraph-rsid="011a1714"/>
    </style:style>
    <style:style style:name="P326" style:family="paragraph" style:parent-style-name="Text_20_body" style:list-style-name="L8">
      <style:text-properties officeooo:rsid="011d21aa" officeooo:paragraph-rsid="011d21aa"/>
    </style:style>
    <style:style style:name="P327" style:family="paragraph" style:parent-style-name="Text_20_body" style:list-style-name="L8">
      <style:text-properties officeooo:rsid="011d9801" officeooo:paragraph-rsid="011d9801"/>
    </style:style>
    <style:style style:name="P328" style:family="paragraph" style:parent-style-name="Text_20_body" style:list-style-name="L8">
      <style:text-properties officeooo:rsid="011f56ca" officeooo:paragraph-rsid="011f56ca"/>
    </style:style>
    <style:style style:name="P329" style:family="paragraph" style:parent-style-name="Text_20_body" style:list-style-name="L9">
      <style:text-properties officeooo:rsid="012145ff" officeooo:paragraph-rsid="012145ff"/>
    </style:style>
    <style:style style:name="P330" style:family="paragraph" style:parent-style-name="Text_20_body" style:list-style-name="L9">
      <style:text-properties officeooo:rsid="0121bb26" officeooo:paragraph-rsid="0121bb26"/>
    </style:style>
    <style:style style:name="P331" style:family="paragraph" style:parent-style-name="Text_20_body" style:list-style-name="L9">
      <style:text-properties officeooo:rsid="01228dc1" officeooo:paragraph-rsid="01228dc1"/>
    </style:style>
    <style:style style:name="P332" style:family="paragraph" style:parent-style-name="Text_20_body" style:list-style-name="L9">
      <style:text-properties officeooo:rsid="012322b0" officeooo:paragraph-rsid="012322b0"/>
    </style:style>
    <style:style style:name="P333" style:family="paragraph" style:parent-style-name="Text_20_body" style:list-style-name="L9">
      <style:text-properties officeooo:rsid="01244d53" officeooo:paragraph-rsid="01244d53"/>
    </style:style>
    <style:style style:name="P334" style:family="paragraph" style:parent-style-name="Text_20_body" style:list-style-name="L9">
      <style:text-properties officeooo:rsid="01244d53" officeooo:paragraph-rsid="01286aad"/>
    </style:style>
    <style:style style:name="P335" style:family="paragraph" style:parent-style-name="Text_20_body" style:list-style-name="L9">
      <style:text-properties officeooo:rsid="0126d53d" officeooo:paragraph-rsid="0126d53d"/>
    </style:style>
    <style:style style:name="P336" style:family="paragraph" style:parent-style-name="Text_20_body" style:list-style-name="L9">
      <style:text-properties officeooo:rsid="0129cc7d" officeooo:paragraph-rsid="012dcffb"/>
    </style:style>
    <style:style style:name="P337" style:family="paragraph" style:parent-style-name="Text_20_body" style:list-style-name="L9">
      <style:text-properties officeooo:rsid="0129cc7d" officeooo:paragraph-rsid="0129cc7d"/>
    </style:style>
    <style:style style:name="P338" style:family="paragraph" style:parent-style-name="Text_20_body" style:list-style-name="L9">
      <style:text-properties officeooo:rsid="0124f23e" officeooo:paragraph-rsid="0128646a"/>
    </style:style>
    <style:style style:name="P339" style:family="paragraph" style:parent-style-name="Text_20_body" style:list-style-name="L9">
      <style:text-properties officeooo:rsid="0128646a" officeooo:paragraph-rsid="0128646a"/>
    </style:style>
    <style:style style:name="P340" style:family="paragraph" style:parent-style-name="Text_20_body" style:list-style-name="L9">
      <style:text-properties officeooo:rsid="01286aad" officeooo:paragraph-rsid="01286aad"/>
    </style:style>
    <style:style style:name="P341" style:family="paragraph" style:parent-style-name="Text_20_body" style:list-style-name="L9">
      <style:text-properties officeooo:rsid="012b42a2" officeooo:paragraph-rsid="012b42a2"/>
    </style:style>
    <style:style style:name="P342" style:family="paragraph" style:parent-style-name="Text_20_body" style:list-style-name="L9">
      <style:text-properties officeooo:rsid="012e20fb" officeooo:paragraph-rsid="012e20fb"/>
    </style:style>
    <style:style style:name="P343" style:family="paragraph" style:parent-style-name="Text_20_body" style:list-style-name="L9">
      <style:text-properties officeooo:rsid="012fb404" officeooo:paragraph-rsid="012fb404"/>
    </style:style>
    <style:style style:name="P344" style:family="paragraph" style:parent-style-name="Text_20_body" style:list-style-name="L9">
      <style:text-properties officeooo:rsid="01303a27" officeooo:paragraph-rsid="01303a27"/>
    </style:style>
    <style:style style:name="P345" style:family="paragraph" style:parent-style-name="Text_20_body" style:list-style-name="L9">
      <style:text-properties officeooo:rsid="0131d971" officeooo:paragraph-rsid="0131d971"/>
    </style:style>
    <style:style style:name="P346" style:family="paragraph" style:parent-style-name="Text_20_body" style:list-style-name="L9">
      <style:text-properties officeooo:rsid="01326180" officeooo:paragraph-rsid="01326180"/>
    </style:style>
    <style:style style:name="P347" style:family="paragraph" style:parent-style-name="Text_20_body" style:list-style-name="L9">
      <style:text-properties officeooo:rsid="0133415a" officeooo:paragraph-rsid="0133415a"/>
    </style:style>
    <style:style style:name="P348" style:family="paragraph" style:parent-style-name="Text_20_body" style:list-style-name="L9">
      <style:text-properties officeooo:rsid="013381e0" officeooo:paragraph-rsid="013381e0"/>
    </style:style>
    <style:style style:name="P349" style:family="paragraph" style:parent-style-name="Text_20_body" style:list-style-name="L9">
      <style:text-properties officeooo:rsid="0134ba30" officeooo:paragraph-rsid="0134ba30"/>
    </style:style>
    <style:style style:name="P350" style:family="paragraph" style:parent-style-name="Text_20_body" style:list-style-name="L9">
      <style:text-properties officeooo:rsid="01362e00" officeooo:paragraph-rsid="01362e00"/>
    </style:style>
    <style:style style:name="P351" style:family="paragraph" style:parent-style-name="Text_20_body" style:list-style-name="L9">
      <style:text-properties officeooo:rsid="01369735" officeooo:paragraph-rsid="01369735"/>
    </style:style>
    <style:style style:name="P352" style:family="paragraph" style:parent-style-name="Text_20_body" style:list-style-name="L9">
      <style:text-properties officeooo:rsid="0138238a" officeooo:paragraph-rsid="0138238a"/>
    </style:style>
    <style:style style:name="P353" style:family="paragraph" style:parent-style-name="Text_20_body" style:list-style-name="L9">
      <style:text-properties officeooo:rsid="013c836e" officeooo:paragraph-rsid="013c836e"/>
    </style:style>
    <style:style style:name="P354" style:family="paragraph" style:parent-style-name="Text_20_body" style:list-style-name="L9">
      <style:text-properties officeooo:rsid="01412b3e" officeooo:paragraph-rsid="01412b3e"/>
    </style:style>
    <style:style style:name="P355" style:family="paragraph" style:parent-style-name="Text_20_body" style:list-style-name="L9">
      <style:text-properties officeooo:rsid="013d0ea8" officeooo:paragraph-rsid="013d0ea8"/>
    </style:style>
    <style:style style:name="P356" style:family="paragraph" style:parent-style-name="Text_20_body" style:list-style-name="L9">
      <style:text-properties officeooo:rsid="013e03ae" officeooo:paragraph-rsid="013e03ae"/>
    </style:style>
    <style:style style:name="P357" style:family="paragraph" style:parent-style-name="Text_20_body" style:list-style-name="L9">
      <style:text-properties officeooo:rsid="01426e6c" officeooo:paragraph-rsid="01426e6c"/>
    </style:style>
    <style:style style:name="P358" style:family="paragraph" style:parent-style-name="Text_20_body" style:list-style-name="L9">
      <style:text-properties officeooo:rsid="014387c4" officeooo:paragraph-rsid="014387c4"/>
    </style:style>
    <style:style style:name="P359" style:family="paragraph" style:parent-style-name="Text_20_body" style:list-style-name="L9">
      <style:text-properties officeooo:rsid="01448bee" officeooo:paragraph-rsid="01448bee"/>
    </style:style>
    <style:style style:name="P360" style:family="paragraph" style:parent-style-name="Text_20_body" style:list-style-name="L9">
      <style:text-properties officeooo:rsid="014b4934" officeooo:paragraph-rsid="014b4934"/>
    </style:style>
    <style:style style:name="P361" style:family="paragraph" style:parent-style-name="Text_20_body" style:list-style-name="L9">
      <style:text-properties officeooo:rsid="014b4934" officeooo:paragraph-rsid="014c40b7"/>
    </style:style>
    <style:style style:name="P362" style:family="paragraph" style:parent-style-name="Text_20_body" style:list-style-name="L9">
      <style:text-properties officeooo:rsid="014b4934" officeooo:paragraph-rsid="014dea88"/>
    </style:style>
    <style:style style:name="P363" style:family="paragraph" style:parent-style-name="Text_20_body" style:list-style-name="L9">
      <style:text-properties officeooo:rsid="014dea88" officeooo:paragraph-rsid="014dea88"/>
    </style:style>
    <style:style style:name="P364" style:family="paragraph" style:parent-style-name="Text_20_body" style:list-style-name="L9">
      <style:text-properties officeooo:rsid="014fdc7b" officeooo:paragraph-rsid="014fdc7b"/>
    </style:style>
    <style:style style:name="P365" style:family="paragraph" style:parent-style-name="Text_20_body" style:list-style-name="L9">
      <style:text-properties officeooo:rsid="01517401" officeooo:paragraph-rsid="01517401"/>
    </style:style>
    <style:style style:name="P366" style:family="paragraph" style:parent-style-name="Text_20_body" style:list-style-name="L10">
      <style:text-properties officeooo:rsid="0154b220" officeooo:paragraph-rsid="0154b220"/>
    </style:style>
    <style:style style:name="P367" style:family="paragraph" style:parent-style-name="Text_20_body" style:list-style-name="L10">
      <style:text-properties officeooo:rsid="0156578f" officeooo:paragraph-rsid="0156578f"/>
    </style:style>
    <style:style style:name="P368" style:family="paragraph" style:parent-style-name="Text_20_body" style:list-style-name="L10">
      <style:text-properties officeooo:rsid="0157dd0d" officeooo:paragraph-rsid="0157dd0d"/>
    </style:style>
    <style:style style:name="P369" style:family="paragraph" style:parent-style-name="Text_20_body" style:list-style-name="L10">
      <style:text-properties officeooo:rsid="01590036" officeooo:paragraph-rsid="01590036"/>
    </style:style>
    <style:style style:name="P370" style:family="paragraph" style:parent-style-name="Text_20_body" style:list-style-name="L10">
      <style:text-properties officeooo:rsid="015a3b24" officeooo:paragraph-rsid="015a3b24"/>
    </style:style>
    <style:style style:name="P371" style:family="paragraph" style:parent-style-name="Text_20_body" style:list-style-name="L10">
      <style:text-properties officeooo:rsid="015b7167" officeooo:paragraph-rsid="015b7167"/>
    </style:style>
    <style:style style:name="P372" style:family="paragraph" style:parent-style-name="Text_20_body" style:list-style-name="L10">
      <style:text-properties officeooo:rsid="015bc9ff" officeooo:paragraph-rsid="015bc9ff"/>
    </style:style>
    <style:style style:name="P373" style:family="paragraph" style:parent-style-name="Text_20_body" style:list-style-name="L10">
      <style:text-properties officeooo:rsid="015cbd73" officeooo:paragraph-rsid="015cbd73"/>
    </style:style>
    <style:style style:name="P374" style:family="paragraph" style:parent-style-name="Text_20_body" style:list-style-name="L10">
      <style:text-properties officeooo:rsid="015e458a" officeooo:paragraph-rsid="015e458a"/>
    </style:style>
    <style:style style:name="P375" style:family="paragraph" style:parent-style-name="Text_20_body" style:list-style-name="L10">
      <style:text-properties officeooo:rsid="0160deb1" officeooo:paragraph-rsid="0160deb1"/>
    </style:style>
    <style:style style:name="P376" style:family="paragraph" style:parent-style-name="Text_20_body" style:list-style-name="L10">
      <style:text-properties officeooo:rsid="01615d83" officeooo:paragraph-rsid="01615d83"/>
    </style:style>
    <style:style style:name="P377" style:family="paragraph" style:parent-style-name="Text_20_body" style:list-style-name="L10">
      <style:text-properties officeooo:rsid="0161dd27" officeooo:paragraph-rsid="0161dd27"/>
    </style:style>
    <style:style style:name="P378" style:family="paragraph" style:parent-style-name="Text_20_body" style:list-style-name="L10">
      <style:text-properties officeooo:rsid="0162e1e3" officeooo:paragraph-rsid="0162e1e3"/>
    </style:style>
    <style:style style:name="P379" style:family="paragraph" style:parent-style-name="Text_20_body" style:list-style-name="L10">
      <style:text-properties officeooo:rsid="0164d660" officeooo:paragraph-rsid="0164d660"/>
    </style:style>
    <style:style style:name="P380" style:family="paragraph" style:parent-style-name="Text_20_body" style:list-style-name="L10">
      <style:text-properties officeooo:rsid="01660d96" officeooo:paragraph-rsid="01660d96"/>
    </style:style>
    <style:style style:name="P381" style:family="paragraph" style:parent-style-name="Text_20_body" style:list-style-name="L10">
      <style:text-properties officeooo:rsid="016719da" officeooo:paragraph-rsid="016719da"/>
    </style:style>
    <style:style style:name="P382" style:family="paragraph" style:parent-style-name="Text_20_body" style:list-style-name="L10">
      <style:text-properties officeooo:rsid="01687bbe" officeooo:paragraph-rsid="01687bbe"/>
    </style:style>
    <style:style style:name="P383" style:family="paragraph" style:parent-style-name="Text_20_body" style:list-style-name="L10">
      <style:text-properties officeooo:rsid="016976c5" officeooo:paragraph-rsid="016976c5"/>
    </style:style>
    <style:style style:name="P384" style:family="paragraph" style:parent-style-name="Text_20_body" style:list-style-name="L11">
      <style:text-properties officeooo:rsid="016c077f" officeooo:paragraph-rsid="016c077f"/>
    </style:style>
    <style:style style:name="P385" style:family="paragraph" style:parent-style-name="Text_20_body" style:list-style-name="L11">
      <style:text-properties officeooo:rsid="016cbcb8" officeooo:paragraph-rsid="016cbcb8"/>
    </style:style>
    <style:style style:name="P386" style:family="paragraph" style:parent-style-name="Text_20_body" style:list-style-name="L11">
      <style:text-properties officeooo:rsid="016f1f7b" officeooo:paragraph-rsid="016f1f7b"/>
    </style:style>
    <style:style style:name="P387" style:family="paragraph" style:parent-style-name="Text_20_body" style:list-style-name="L11">
      <style:text-properties officeooo:rsid="016e2b29" officeooo:paragraph-rsid="016e2b29"/>
    </style:style>
    <style:style style:name="P388" style:family="paragraph" style:parent-style-name="Text_20_body" style:list-style-name="L11">
      <style:text-properties officeooo:rsid="016f7671" officeooo:paragraph-rsid="016f7671"/>
    </style:style>
    <style:style style:name="P389" style:family="paragraph" style:parent-style-name="Text_20_body" style:list-style-name="L11">
      <style:text-properties officeooo:rsid="017029b3" officeooo:paragraph-rsid="017029b3"/>
    </style:style>
    <style:style style:name="P390" style:family="paragraph" style:parent-style-name="Text_20_body" style:list-style-name="L11">
      <style:text-properties officeooo:rsid="01714606" officeooo:paragraph-rsid="01714606"/>
    </style:style>
    <style:style style:name="P391" style:family="paragraph" style:parent-style-name="Text_20_body" style:list-style-name="L11">
      <style:text-properties officeooo:rsid="017236c8" officeooo:paragraph-rsid="017236c8"/>
    </style:style>
    <style:style style:name="P392" style:family="paragraph" style:parent-style-name="Text_20_body" style:list-style-name="L11">
      <style:text-properties officeooo:rsid="01740eb7" officeooo:paragraph-rsid="01740eb7"/>
    </style:style>
    <style:style style:name="P393" style:family="paragraph" style:parent-style-name="Text_20_body" style:list-style-name="L11">
      <style:text-properties officeooo:rsid="01743ae1" officeooo:paragraph-rsid="01743ae1"/>
    </style:style>
    <style:style style:name="P394" style:family="paragraph" style:parent-style-name="Text_20_body" style:list-style-name="L11">
      <style:text-properties officeooo:rsid="01759164" officeooo:paragraph-rsid="01759164"/>
    </style:style>
    <style:style style:name="P395" style:family="paragraph" style:parent-style-name="Text_20_body" style:list-style-name="L11">
      <style:text-properties officeooo:rsid="01764b34" officeooo:paragraph-rsid="01764b34"/>
    </style:style>
    <style:style style:name="P396" style:family="paragraph" style:parent-style-name="Text_20_body" style:list-style-name="L11">
      <style:text-properties officeooo:rsid="01773a45" officeooo:paragraph-rsid="01773a45"/>
    </style:style>
    <style:style style:name="P397" style:family="paragraph" style:parent-style-name="Text_20_body" style:list-style-name="L11">
      <style:text-properties officeooo:rsid="0179be67" officeooo:paragraph-rsid="0179be67"/>
    </style:style>
    <style:style style:name="P398" style:family="paragraph" style:parent-style-name="Text_20_body" style:list-style-name="L11">
      <style:text-properties officeooo:rsid="017cfbbe" officeooo:paragraph-rsid="017cfbbe"/>
    </style:style>
    <style:style style:name="P399" style:family="paragraph" style:parent-style-name="Text_20_body" style:list-style-name="L11">
      <style:text-properties officeooo:rsid="017ef7a7" officeooo:paragraph-rsid="017ef7a7"/>
    </style:style>
    <style:style style:name="P400" style:family="paragraph" style:parent-style-name="Text_20_body" style:list-style-name="L11">
      <style:text-properties officeooo:rsid="0180c8a9" officeooo:paragraph-rsid="0180c8a9"/>
    </style:style>
    <style:style style:name="P401" style:family="paragraph" style:parent-style-name="Text_20_body" style:list-style-name="L11">
      <style:text-properties officeooo:rsid="0181bedc" officeooo:paragraph-rsid="0181bedc"/>
    </style:style>
    <style:style style:name="P402" style:family="paragraph" style:parent-style-name="Text_20_body" style:list-style-name="L11">
      <style:text-properties officeooo:rsid="018217e6" officeooo:paragraph-rsid="018217e6"/>
    </style:style>
    <style:style style:name="P403" style:family="paragraph" style:parent-style-name="Text_20_body" style:list-style-name="L11">
      <style:text-properties officeooo:rsid="018398c1" officeooo:paragraph-rsid="018398c1"/>
    </style:style>
    <style:style style:name="P404" style:family="paragraph" style:parent-style-name="Text_20_body" style:list-style-name="L11">
      <style:text-properties officeooo:rsid="018675e3" officeooo:paragraph-rsid="018675e3"/>
    </style:style>
    <style:style style:name="P405" style:family="paragraph" style:parent-style-name="Text_20_body" style:list-style-name="L11">
      <style:text-properties officeooo:rsid="0186a0d4" officeooo:paragraph-rsid="0186a0d4"/>
    </style:style>
    <style:style style:name="P406" style:family="paragraph" style:parent-style-name="Text_20_body" style:list-style-name="L11">
      <style:text-properties officeooo:rsid="0187e1ce" officeooo:paragraph-rsid="0187e1ce"/>
    </style:style>
    <style:style style:name="P407" style:family="paragraph" style:parent-style-name="Text_20_body" style:list-style-name="L11">
      <style:text-properties officeooo:rsid="0187e36c" officeooo:paragraph-rsid="0187e36c"/>
    </style:style>
    <style:style style:name="P408" style:family="paragraph" style:parent-style-name="Text_20_body" style:list-style-name="L11">
      <style:text-properties officeooo:rsid="01886af8" officeooo:paragraph-rsid="01886af8"/>
    </style:style>
    <style:style style:name="P409" style:family="paragraph" style:parent-style-name="Text_20_body" style:list-style-name="L11">
      <style:text-properties officeooo:rsid="018937f5" officeooo:paragraph-rsid="018937f5"/>
    </style:style>
    <style:style style:name="P410" style:family="paragraph" style:parent-style-name="Text_20_body" style:list-style-name="L11">
      <style:text-properties officeooo:rsid="018aeafa" officeooo:paragraph-rsid="018aeafa"/>
    </style:style>
    <style:style style:name="P411" style:family="paragraph" style:parent-style-name="Text_20_body" style:list-style-name="L11">
      <style:text-properties officeooo:rsid="018c04d6" officeooo:paragraph-rsid="018c04d6"/>
    </style:style>
    <style:style style:name="P412" style:family="paragraph" style:parent-style-name="Text_20_body" style:list-style-name="L11">
      <style:text-properties officeooo:rsid="018de5bf" officeooo:paragraph-rsid="018de5bf"/>
    </style:style>
    <style:style style:name="P413" style:family="paragraph" style:parent-style-name="Text_20_body" style:list-style-name="L11">
      <style:text-properties officeooo:rsid="018de5bf" officeooo:paragraph-rsid="018eca6d"/>
    </style:style>
    <style:style style:name="P414" style:family="paragraph" style:parent-style-name="Text_20_body" style:list-style-name="L11">
      <style:text-properties officeooo:rsid="0190adc8" officeooo:paragraph-rsid="0190adc8"/>
    </style:style>
    <style:style style:name="P415" style:family="paragraph" style:parent-style-name="Text_20_body" style:list-style-name="L11">
      <style:text-properties officeooo:rsid="01918bee" officeooo:paragraph-rsid="01918bee"/>
    </style:style>
    <style:style style:name="P416" style:family="paragraph" style:parent-style-name="Text_20_body" style:list-style-name="L11">
      <style:text-properties officeooo:rsid="0192efa6" officeooo:paragraph-rsid="0192efa6"/>
    </style:style>
    <style:style style:name="P417" style:family="paragraph" style:parent-style-name="Text_20_body" style:list-style-name="L11">
      <style:text-properties officeooo:rsid="0195512c" officeooo:paragraph-rsid="0195512c"/>
    </style:style>
    <style:style style:name="P418" style:family="paragraph" style:parent-style-name="Text_20_body" style:list-style-name="L11">
      <style:text-properties officeooo:rsid="0195ccd9" officeooo:paragraph-rsid="0195ccd9"/>
    </style:style>
    <style:style style:name="P419" style:family="paragraph" style:parent-style-name="Text_20_body" style:list-style-name="L11">
      <style:text-properties officeooo:rsid="0196863f" officeooo:paragraph-rsid="0196863f"/>
    </style:style>
    <style:style style:name="P420" style:family="paragraph" style:parent-style-name="Text_20_body" style:list-style-name="L11">
      <style:text-properties officeooo:rsid="019881ba" officeooo:paragraph-rsid="019881ba"/>
    </style:style>
    <style:style style:name="P421" style:family="paragraph" style:parent-style-name="Text_20_body" style:list-style-name="L11">
      <style:text-properties officeooo:rsid="019a6f2f" officeooo:paragraph-rsid="019a6f2f"/>
    </style:style>
    <style:style style:name="P422" style:family="paragraph" style:parent-style-name="Text_20_body" style:list-style-name="L11">
      <style:text-properties officeooo:rsid="019b3d8c" officeooo:paragraph-rsid="019b3d8c"/>
    </style:style>
    <style:style style:name="P423" style:family="paragraph" style:parent-style-name="Text_20_body" style:list-style-name="L11">
      <style:text-properties officeooo:rsid="019c8316" officeooo:paragraph-rsid="019c8316"/>
    </style:style>
    <style:style style:name="P424" style:family="paragraph" style:parent-style-name="Text_20_body" style:list-style-name="L11">
      <style:text-properties officeooo:rsid="019d5ebd" officeooo:paragraph-rsid="019d5ebd"/>
    </style:style>
    <style:style style:name="P425" style:family="paragraph" style:parent-style-name="Text_20_body" style:list-style-name="L11">
      <style:text-properties officeooo:rsid="019e3e29" officeooo:paragraph-rsid="019e3e29"/>
    </style:style>
    <style:style style:name="P426" style:family="paragraph" style:parent-style-name="Text_20_body" style:list-style-name="L11">
      <style:text-properties officeooo:rsid="01a00d2d" officeooo:paragraph-rsid="01a00d2d"/>
    </style:style>
    <style:style style:name="P427" style:family="paragraph" style:parent-style-name="Text_20_body" style:list-style-name="L11">
      <style:text-properties officeooo:rsid="01a02479" officeooo:paragraph-rsid="01a02479"/>
    </style:style>
    <style:style style:name="P428" style:family="paragraph" style:parent-style-name="Text_20_body" style:list-style-name="L11">
      <style:text-properties officeooo:rsid="01a1dcb1" officeooo:paragraph-rsid="01a1dcb1"/>
    </style:style>
    <style:style style:name="P429" style:family="paragraph" style:parent-style-name="Text_20_body" style:list-style-name="L11">
      <style:text-properties officeooo:rsid="01a3d52f" officeooo:paragraph-rsid="01a3d52f"/>
    </style:style>
    <style:style style:name="P430" style:family="paragraph" style:parent-style-name="Text_20_body" style:list-style-name="L11">
      <style:text-properties officeooo:rsid="01a4b90b" officeooo:paragraph-rsid="01a4b90b"/>
    </style:style>
    <style:style style:name="P431" style:family="paragraph" style:parent-style-name="Text_20_body" style:list-style-name="L11">
      <style:text-properties officeooo:rsid="01a727ca" officeooo:paragraph-rsid="01a727ca"/>
    </style:style>
    <style:style style:name="P432" style:family="paragraph" style:parent-style-name="Text_20_body" style:list-style-name="L11">
      <style:text-properties officeooo:rsid="01a69a48" officeooo:paragraph-rsid="01a69a48"/>
    </style:style>
    <style:style style:name="P433" style:family="paragraph" style:parent-style-name="Text_20_body" style:list-style-name="L11">
      <style:text-properties officeooo:rsid="01a8f2ec" officeooo:paragraph-rsid="01a8f2ec"/>
    </style:style>
    <style:style style:name="P434" style:family="paragraph" style:parent-style-name="Text_20_body" style:list-style-name="L13">
      <style:text-properties officeooo:rsid="01ea4be7" officeooo:paragraph-rsid="01ea4be7"/>
    </style:style>
    <style:style style:name="P435" style:family="paragraph" style:parent-style-name="Text_20_body" style:list-style-name="L13">
      <style:text-properties officeooo:rsid="01eafd85" officeooo:paragraph-rsid="01eafd85"/>
    </style:style>
    <style:style style:name="P436" style:family="paragraph" style:parent-style-name="Text_20_body" style:list-style-name="L13">
      <style:text-properties officeooo:rsid="01eb704b" officeooo:paragraph-rsid="01eb704b"/>
    </style:style>
    <style:style style:name="P437" style:family="paragraph" style:parent-style-name="Text_20_body" style:list-style-name="L13">
      <style:text-properties officeooo:rsid="01ebd8aa" officeooo:paragraph-rsid="01ebd8aa"/>
    </style:style>
    <style:style style:name="P438" style:family="paragraph" style:parent-style-name="Text_20_body" style:list-style-name="L13">
      <style:text-properties officeooo:rsid="01ef232d" officeooo:paragraph-rsid="01ef232d"/>
    </style:style>
    <style:style style:name="P439" style:family="paragraph" style:parent-style-name="Text_20_body" style:list-style-name="L13">
      <style:text-properties officeooo:rsid="01f05da8" officeooo:paragraph-rsid="01f05da8"/>
    </style:style>
    <style:style style:name="P440" style:family="paragraph" style:parent-style-name="Text_20_body" style:list-style-name="L13">
      <style:text-properties officeooo:rsid="01f4c074" officeooo:paragraph-rsid="01f4c074"/>
    </style:style>
    <style:style style:name="P441" style:family="paragraph" style:parent-style-name="Text_20_body" style:list-style-name="L13">
      <style:text-properties officeooo:rsid="01f66729" officeooo:paragraph-rsid="01f66729"/>
    </style:style>
    <style:style style:name="P442" style:family="paragraph" style:parent-style-name="Text_20_body" style:list-style-name="L13">
      <style:text-properties officeooo:rsid="01f7583d" officeooo:paragraph-rsid="01f7583d"/>
    </style:style>
    <style:style style:name="P443" style:family="paragraph" style:parent-style-name="Text_20_body" style:list-style-name="L13">
      <style:text-properties officeooo:rsid="01f83446" officeooo:paragraph-rsid="01f83446"/>
    </style:style>
    <style:style style:name="P444" style:family="paragraph" style:parent-style-name="Text_20_body" style:list-style-name="L13">
      <style:text-properties officeooo:rsid="01f9a664" officeooo:paragraph-rsid="01f9a664"/>
    </style:style>
    <style:style style:name="P445" style:family="paragraph" style:parent-style-name="Text_20_body" style:list-style-name="L13">
      <style:text-properties officeooo:rsid="01fa2ffb" officeooo:paragraph-rsid="01fa2ffb"/>
    </style:style>
    <style:style style:name="P446" style:family="paragraph" style:parent-style-name="Text_20_body" style:list-style-name="L13">
      <style:text-properties officeooo:rsid="01fbcece" officeooo:paragraph-rsid="01fbcece"/>
    </style:style>
    <style:style style:name="P447" style:family="paragraph" style:parent-style-name="Text_20_body" style:list-style-name="L13">
      <style:text-properties officeooo:rsid="01fdc93c" officeooo:paragraph-rsid="01fdc93c"/>
    </style:style>
    <style:style style:name="P448" style:family="paragraph" style:parent-style-name="Text_20_body" style:list-style-name="L13">
      <style:text-properties officeooo:rsid="01ffa7cd" officeooo:paragraph-rsid="01ffa7cd"/>
    </style:style>
    <style:style style:name="P449" style:family="paragraph" style:parent-style-name="Text_20_body" style:list-style-name="L13">
      <style:text-properties officeooo:rsid="0201449b" officeooo:paragraph-rsid="0201449b"/>
    </style:style>
    <style:style style:name="P450" style:family="paragraph" style:parent-style-name="Text_20_body" style:list-style-name="L6">
      <style:text-properties style:font-name="Calibri" officeooo:rsid="00fe8c8e" officeooo:paragraph-rsid="00fe8c8e"/>
    </style:style>
    <style:style style:name="P451" style:family="paragraph" style:parent-style-name="Text_20_body" style:list-style-name="L6">
      <style:text-properties style:font-name="Calibri" officeooo:rsid="00efa47e" officeooo:paragraph-rsid="00efa47e"/>
    </style:style>
    <style:style style:name="P452" style:family="paragraph" style:parent-style-name="Text_20_body" style:list-style-name="L4">
      <style:paragraph-properties fo:text-align="start" style:justify-single-word="false"/>
      <style:text-properties style:font-name="Calibri" officeooo:rsid="005057e2" officeooo:paragraph-rsid="005057e2"/>
    </style:style>
    <style:style style:name="P453" style:family="paragraph" style:parent-style-name="Text_20_body" style:list-style-name="L14">
      <style:text-properties officeooo:rsid="020320d9" officeooo:paragraph-rsid="020320d9"/>
    </style:style>
    <style:style style:name="P454" style:family="paragraph" style:parent-style-name="Text_20_body" style:list-style-name="L14">
      <style:text-properties officeooo:rsid="02051ae9" officeooo:paragraph-rsid="02051ae9"/>
    </style:style>
    <style:style style:name="P455" style:family="paragraph" style:parent-style-name="Text_20_body" style:list-style-name="L14">
      <style:text-properties officeooo:rsid="0206ea2c" officeooo:paragraph-rsid="0206ea2c"/>
    </style:style>
    <style:style style:name="P456" style:family="paragraph" style:parent-style-name="Text_20_body" style:list-style-name="L14">
      <style:text-properties officeooo:rsid="020855d5" officeooo:paragraph-rsid="020855d5"/>
    </style:style>
    <style:style style:name="P457" style:family="paragraph" style:parent-style-name="Text_20_body" style:list-style-name="L14">
      <style:text-properties officeooo:rsid="02089cbc" officeooo:paragraph-rsid="02089cbc"/>
    </style:style>
    <style:style style:name="P458" style:family="paragraph" style:parent-style-name="Text_20_body" style:list-style-name="L14">
      <style:text-properties officeooo:rsid="0209690b" officeooo:paragraph-rsid="0209690b"/>
    </style:style>
    <style:style style:name="P459" style:family="paragraph" style:parent-style-name="Text_20_body" style:list-style-name="L14">
      <style:text-properties officeooo:rsid="0209e1b1" officeooo:paragraph-rsid="0209e1b1"/>
    </style:style>
    <style:style style:name="P460" style:family="paragraph" style:parent-style-name="Text_20_body" style:list-style-name="L14">
      <style:text-properties officeooo:rsid="020b84cc" officeooo:paragraph-rsid="020b84cc"/>
    </style:style>
    <style:style style:name="P461" style:family="paragraph" style:parent-style-name="Text_20_body" style:list-style-name="L14">
      <style:text-properties officeooo:rsid="020e9935" officeooo:paragraph-rsid="020e9935"/>
    </style:style>
    <style:style style:name="P462" style:family="paragraph" style:parent-style-name="Text_20_body" style:list-style-name="L14">
      <style:text-properties officeooo:rsid="02107412" officeooo:paragraph-rsid="02107412"/>
    </style:style>
    <style:style style:name="P463" style:family="paragraph" style:parent-style-name="Text_20_body" style:list-style-name="L14">
      <style:text-properties officeooo:rsid="0211eccf" officeooo:paragraph-rsid="0211eccf"/>
    </style:style>
    <style:style style:name="P464" style:family="paragraph" style:parent-style-name="Text_20_body" style:list-style-name="L14">
      <style:text-properties officeooo:rsid="0213ad24" officeooo:paragraph-rsid="0213ad24"/>
    </style:style>
    <style:style style:name="P465" style:family="paragraph" style:parent-style-name="Heading_20_2">
      <style:text-properties officeooo:rsid="00fe8c8e" officeooo:paragraph-rsid="00fe8c8e"/>
    </style:style>
    <style:style style:name="P466" style:family="paragraph" style:parent-style-name="Heading_20_2">
      <style:text-properties officeooo:rsid="010245df" officeooo:paragraph-rsid="010245df"/>
    </style:style>
    <style:style style:name="P467" style:family="paragraph" style:parent-style-name="Heading_20_2">
      <style:text-properties officeooo:rsid="0152d1fb" officeooo:paragraph-rsid="0152d1fb"/>
    </style:style>
    <style:style style:name="P468" style:family="paragraph" style:parent-style-name="Heading_20_2">
      <style:text-properties officeooo:rsid="016c077f" officeooo:paragraph-rsid="016c077f"/>
    </style:style>
    <style:style style:name="P469" style:family="paragraph" style:parent-style-name="Heading_20_2">
      <style:text-properties officeooo:rsid="01e8bb6b" officeooo:paragraph-rsid="01e8bb6b"/>
    </style:style>
    <style:style style:name="P470" style:family="paragraph" style:parent-style-name="List_20_Paragraph" style:list-style-name="L12">
      <style:text-properties officeooo:paragraph-rsid="01b0b691"/>
    </style:style>
    <style:style style:name="P471" style:family="paragraph" style:parent-style-name="List_20_Paragraph" style:list-style-name="L12">
      <style:text-properties style:font-name="Calibri" officeooo:paragraph-rsid="01b0b691"/>
    </style:style>
    <style:style style:name="P472" style:family="paragraph" style:parent-style-name="Heading_20_1">
      <style:paragraph-properties fo:text-align="center" style:justify-single-word="false"/>
      <style:text-properties officeooo:rsid="005ff9a9" officeooo:paragraph-rsid="005ff9a9"/>
    </style:style>
    <style:style style:name="P473" style:family="paragraph" style:parent-style-name="Heading_20_1">
      <style:text-properties officeooo:rsid="012145ff" officeooo:paragraph-rsid="012145ff"/>
    </style:style>
    <style:style style:name="P474" style:family="paragraph" style:parent-style-name="Heading_20_1">
      <style:text-properties officeooo:rsid="01af9325" officeooo:paragraph-rsid="01af9325"/>
    </style:style>
    <style:style style:name="P475" style:family="paragraph" style:parent-style-name="Heading_20_1">
      <style:text-properties officeooo:rsid="020320d9" officeooo:paragraph-rsid="020320d9"/>
    </style:style>
    <style:style style:name="P476" style:family="paragraph" style:parent-style-name="Subtitle" style:list-style-name="L6">
      <style:text-properties officeooo:rsid="00b347aa" officeooo:paragraph-rsid="00b347aa"/>
    </style:style>
    <style:style style:name="P477" style:family="paragraph" style:parent-style-name="Subtitle" style:list-style-name="L6">
      <style:text-properties officeooo:rsid="00df813d" officeooo:paragraph-rsid="00df813d"/>
    </style:style>
    <style:style style:name="T1" style:family="text">
      <style:text-properties officeooo:rsid="000d92a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d92a0"/>
    </style:style>
    <style:style style:name="T4" style:family="text">
      <style:text-properties style:text-underline-style="solid" style:text-underline-width="auto" style:text-underline-color="font-color" officeooo:rsid="000dbf89"/>
    </style:style>
    <style:style style:name="T5" style:family="text">
      <style:text-properties style:text-underline-style="solid" style:text-underline-width="auto" style:text-underline-color="font-color" officeooo:rsid="00104782"/>
    </style:style>
    <style:style style:name="T6" style:family="text">
      <style:text-properties style:text-underline-style="solid" style:text-underline-width="auto" style:text-underline-color="font-color" officeooo:rsid="001c4c0f"/>
    </style:style>
    <style:style style:name="T7" style:family="text">
      <style:text-properties style:text-underline-style="solid" style:text-underline-width="auto" style:text-underline-color="font-color" officeooo:rsid="00284736"/>
    </style:style>
    <style:style style:name="T8" style:family="text">
      <style:text-properties style:text-underline-style="solid" style:text-underline-width="auto" style:text-underline-color="font-color" officeooo:rsid="002cc433"/>
    </style:style>
    <style:style style:name="T9" style:family="text">
      <style:text-properties style:text-underline-style="none" officeooo:rsid="00104782"/>
    </style:style>
    <style:style style:name="T10" style:family="text">
      <style:text-properties officeooo:rsid="0012467e"/>
    </style:style>
    <style:style style:name="T11" style:family="text">
      <style:text-properties officeooo:rsid="00133729"/>
    </style:style>
    <style:style style:name="T12" style:family="text">
      <style:text-properties officeooo:rsid="00152b3f"/>
    </style:style>
    <style:style style:name="T13" style:family="text">
      <style:text-properties officeooo:rsid="00157f11"/>
    </style:style>
    <style:style style:name="T14" style:family="text">
      <style:text-properties officeooo:rsid="001b9ba7"/>
    </style:style>
    <style:style style:name="T15" style:family="text">
      <style:text-properties officeooo:rsid="001c4c0f"/>
    </style:style>
    <style:style style:name="T16" style:family="text">
      <style:text-properties officeooo:rsid="002399d0"/>
    </style:style>
    <style:style style:name="T17" style:family="text">
      <style:text-properties officeooo:rsid="0024ff47"/>
    </style:style>
    <style:style style:name="T18" style:family="text">
      <style:text-properties officeooo:rsid="0025de64"/>
    </style:style>
    <style:style style:name="T19" style:family="text">
      <style:text-properties officeooo:rsid="00284736"/>
    </style:style>
    <style:style style:name="T20" style:family="text">
      <style:text-properties officeooo:rsid="0029322d"/>
    </style:style>
    <style:style style:name="T21" style:family="text">
      <style:text-properties officeooo:rsid="002cc433"/>
    </style:style>
    <style:style style:name="T22" style:family="text">
      <style:text-properties officeooo:rsid="003647be"/>
    </style:style>
    <style:style style:name="T23" style:family="text">
      <style:text-properties officeooo:rsid="003b6cc4"/>
    </style:style>
    <style:style style:name="T24" style:family="text">
      <style:text-properties officeooo:rsid="003dc143"/>
    </style:style>
    <style:style style:name="T25" style:family="text">
      <style:text-properties officeooo:rsid="003dea36"/>
    </style:style>
    <style:style style:name="T26" style:family="text">
      <style:text-properties officeooo:rsid="00408b96"/>
    </style:style>
    <style:style style:name="T27" style:family="text">
      <style:text-properties officeooo:rsid="004e6ae4"/>
    </style:style>
    <style:style style:name="T28" style:family="text">
      <style:text-properties officeooo:rsid="004f259b"/>
    </style:style>
    <style:style style:name="T29" style:family="text">
      <style:text-properties officeooo:rsid="00545ae2"/>
    </style:style>
    <style:style style:name="T30" style:family="text">
      <style:text-properties officeooo:rsid="00599e76"/>
    </style:style>
    <style:style style:name="T31" style:family="text">
      <style:text-properties officeooo:rsid="005a8c74"/>
    </style:style>
    <style:style style:name="T32" style:family="text">
      <style:text-properties officeooo:rsid="005e41fe"/>
    </style:style>
    <style:style style:name="T33" style:family="text">
      <style:text-properties officeooo:rsid="00655efc"/>
    </style:style>
    <style:style style:name="T34" style:family="text">
      <style:text-properties officeooo:rsid="00691010"/>
    </style:style>
    <style:style style:name="T35" style:family="text">
      <style:text-properties officeooo:rsid="006bf41a"/>
    </style:style>
    <style:style style:name="T36" style:family="text">
      <style:text-properties officeooo:rsid="00715fb1"/>
    </style:style>
    <style:style style:name="T37" style:family="text">
      <style:text-properties officeooo:rsid="00736a29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7987b0" style:font-weight-asian="normal" style:font-weight-complex="normal"/>
    </style:style>
    <style:style style:name="T40" style:family="text">
      <style:text-properties officeooo:rsid="00884618"/>
    </style:style>
    <style:style style:name="T41" style:family="text">
      <style:text-properties officeooo:rsid="00955b4a"/>
    </style:style>
    <style:style style:name="T42" style:family="text">
      <style:text-properties officeooo:rsid="009b33d9"/>
    </style:style>
    <style:style style:name="T43" style:family="text">
      <style:text-properties officeooo:rsid="009dd5a6"/>
    </style:style>
    <style:style style:name="T44" style:family="text">
      <style:text-properties officeooo:rsid="009dd5e5"/>
    </style:style>
    <style:style style:name="T45" style:family="text">
      <style:text-properties officeooo:rsid="00a4652a"/>
    </style:style>
    <style:style style:name="T46" style:family="text">
      <style:text-properties officeooo:rsid="00aa9245"/>
    </style:style>
    <style:style style:name="T47" style:family="text">
      <style:text-properties officeooo:rsid="00adf558"/>
    </style:style>
    <style:style style:name="T48" style:family="text">
      <style:text-properties officeooo:rsid="00b1295a"/>
    </style:style>
    <style:style style:name="T49" style:family="text">
      <style:text-properties officeooo:rsid="00b32ef4"/>
    </style:style>
    <style:style style:name="T50" style:family="text">
      <style:text-properties officeooo:rsid="00b5d7c7"/>
    </style:style>
    <style:style style:name="T51" style:family="text">
      <style:text-properties officeooo:rsid="00b761c7"/>
    </style:style>
    <style:style style:name="T52" style:family="text">
      <style:text-properties officeooo:rsid="00b9e2a0"/>
    </style:style>
    <style:style style:name="T53" style:family="text">
      <style:text-properties officeooo:rsid="00c00af5"/>
    </style:style>
    <style:style style:name="T54" style:family="text">
      <style:text-properties officeooo:rsid="00c258cd"/>
    </style:style>
    <style:style style:name="T55" style:family="text">
      <style:text-properties officeooo:rsid="00c5d57d"/>
    </style:style>
    <style:style style:name="T56" style:family="text">
      <style:text-properties officeooo:rsid="00cc0dc6"/>
    </style:style>
    <style:style style:name="T57" style:family="text">
      <style:text-properties officeooo:rsid="00cdd7d2"/>
    </style:style>
    <style:style style:name="T58" style:family="text">
      <style:text-properties officeooo:rsid="00d33d64"/>
    </style:style>
    <style:style style:name="T59" style:family="text">
      <style:text-properties officeooo:rsid="00d79ad4"/>
    </style:style>
    <style:style style:name="T60" style:family="text">
      <style:text-properties officeooo:rsid="00dabb62"/>
    </style:style>
    <style:style style:name="T61" style:family="text">
      <style:text-properties officeooo:rsid="00dc282b"/>
    </style:style>
    <style:style style:name="T62" style:family="text">
      <style:text-properties officeooo:rsid="00eeaf9f"/>
    </style:style>
    <style:style style:name="T63" style:family="text">
      <style:text-properties officeooo:rsid="00efa47e"/>
    </style:style>
    <style:style style:name="T64" style:family="text">
      <style:text-properties officeooo:rsid="00fec2bc"/>
    </style:style>
    <style:style style:name="T65" style:family="text">
      <style:text-properties officeooo:rsid="010c2d39"/>
    </style:style>
    <style:style style:name="T66" style:family="text">
      <style:text-properties officeooo:rsid="0110a3d1"/>
    </style:style>
    <style:style style:name="T67" style:family="text">
      <style:text-properties officeooo:rsid="01117c8d"/>
    </style:style>
    <style:style style:name="T68" style:family="text">
      <style:text-properties officeooo:rsid="01130b9c"/>
    </style:style>
    <style:style style:name="T69" style:family="text">
      <style:text-properties officeooo:rsid="01145041"/>
    </style:style>
    <style:style style:name="T70" style:family="text">
      <style:text-properties officeooo:rsid="0115e19f"/>
    </style:style>
    <style:style style:name="T71" style:family="text">
      <style:text-properties officeooo:rsid="011a1714"/>
    </style:style>
    <style:style style:name="T72" style:family="text">
      <style:text-properties officeooo:rsid="011bc03c"/>
    </style:style>
    <style:style style:name="T73" style:family="text">
      <style:text-properties officeooo:rsid="011fd97b"/>
    </style:style>
    <style:style style:name="T74" style:family="text">
      <style:text-properties officeooo:rsid="0120e39d"/>
    </style:style>
    <style:style style:name="T75" style:family="text">
      <style:text-properties officeooo:rsid="0128646a"/>
    </style:style>
    <style:style style:name="T76" style:family="text">
      <style:text-properties officeooo:rsid="01286aad"/>
    </style:style>
    <style:style style:name="T77" style:family="text">
      <style:text-properties officeooo:rsid="012b42a2"/>
    </style:style>
    <style:style style:name="T78" style:family="text">
      <style:text-properties officeooo:rsid="012ccc0e"/>
    </style:style>
    <style:style style:name="T79" style:family="text">
      <style:text-properties officeooo:rsid="012dcffb"/>
    </style:style>
    <style:style style:name="T80" style:family="text">
      <style:text-properties officeooo:rsid="01362e00"/>
    </style:style>
    <style:style style:name="T81" style:family="text">
      <style:text-properties officeooo:rsid="0139b39a"/>
    </style:style>
    <style:style style:name="T82" style:family="text">
      <style:text-properties officeooo:rsid="013b6581"/>
    </style:style>
    <style:style style:name="T83" style:family="text">
      <style:text-properties officeooo:rsid="013f5c3a"/>
    </style:style>
    <style:style style:name="T84" style:family="text">
      <style:text-properties officeooo:rsid="0144e85a"/>
    </style:style>
    <style:style style:name="T85" style:family="text">
      <style:text-properties officeooo:rsid="014819e8"/>
    </style:style>
    <style:style style:name="T86" style:family="text">
      <style:text-properties officeooo:rsid="0149d35d"/>
    </style:style>
    <style:style style:name="T87" style:family="text">
      <style:text-properties officeooo:rsid="014c40b7"/>
    </style:style>
    <style:style style:name="T88" style:family="text">
      <style:text-properties officeooo:rsid="014dea88"/>
    </style:style>
    <style:style style:name="T89" style:family="text">
      <style:text-properties officeooo:rsid="01517401"/>
    </style:style>
    <style:style style:name="T90" style:family="text">
      <style:text-properties officeooo:rsid="015202d5"/>
    </style:style>
    <style:style style:name="T91" style:family="text">
      <style:text-properties officeooo:rsid="015fbb00"/>
    </style:style>
    <style:style style:name="T92" style:family="text">
      <style:text-properties officeooo:rsid="016a7b5d"/>
    </style:style>
    <style:style style:name="T93" style:family="text">
      <style:text-properties officeooo:rsid="016a95d2"/>
    </style:style>
    <style:style style:name="T94" style:family="text">
      <style:text-properties officeooo:rsid="016e2b29"/>
    </style:style>
    <style:style style:name="T95" style:family="text">
      <style:text-properties officeooo:rsid="01714a56"/>
    </style:style>
    <style:style style:name="T96" style:family="text">
      <style:text-properties officeooo:rsid="01791e19"/>
    </style:style>
    <style:style style:name="T97" style:family="text">
      <style:text-properties officeooo:rsid="017bbb40"/>
    </style:style>
    <style:style style:name="T98" style:family="text">
      <style:text-properties officeooo:rsid="0180c8a9"/>
    </style:style>
    <style:style style:name="T99" style:family="text">
      <style:text-properties officeooo:rsid="01843943"/>
    </style:style>
    <style:style style:name="T100" style:family="text">
      <style:text-properties officeooo:rsid="0185fdf2"/>
    </style:style>
    <style:style style:name="T101" style:family="text">
      <style:text-properties officeooo:rsid="018aeafa"/>
    </style:style>
    <style:style style:name="T102" style:family="text">
      <style:text-properties officeooo:rsid="018eca6d"/>
    </style:style>
    <style:style style:name="T103" style:family="text">
      <style:text-properties officeooo:rsid="01946057"/>
    </style:style>
    <style:style style:name="T104" style:family="text">
      <style:text-properties officeooo:rsid="01a90ed0"/>
    </style:style>
    <style:style style:name="T105" style:family="text">
      <style:text-properties officeooo:rsid="01ad64be"/>
    </style:style>
    <style:style style:name="T106" style:family="text">
      <style:text-properties officeooo:rsid="01b0b691"/>
    </style:style>
    <style:style style:name="T107" style:family="text">
      <style:text-properties officeooo:rsid="01b2758a"/>
    </style:style>
    <style:style style:name="T108" style:family="text">
      <style:text-properties officeooo:rsid="01b32d80"/>
    </style:style>
    <style:style style:name="T109" style:family="text">
      <style:text-properties officeooo:rsid="01b3ac53"/>
    </style:style>
    <style:style style:name="T110" style:family="text">
      <style:text-properties officeooo:rsid="01b4ac8d"/>
    </style:style>
    <style:style style:name="T111" style:family="text">
      <style:text-properties officeooo:rsid="01b575bd"/>
    </style:style>
    <style:style style:name="T112" style:family="text">
      <style:text-properties style:font-name-asian="NanumGothic1"/>
    </style:style>
    <style:style style:name="T113" style:family="text">
      <style:text-properties officeooo:rsid="01bab213" style:font-name-asian="NanumGothic1"/>
    </style:style>
    <style:style style:name="T114" style:family="text">
      <style:text-properties officeooo:rsid="01c3487a" style:font-name-asian="NanumGothic1"/>
    </style:style>
    <style:style style:name="T115" style:family="text">
      <style:text-properties officeooo:rsid="01c50960" style:font-name-asian="NanumGothic1"/>
    </style:style>
    <style:style style:name="T116" style:family="text">
      <style:text-properties officeooo:rsid="01c9161f" style:font-name-asian="NanumGothic1"/>
    </style:style>
    <style:style style:name="T117" style:family="text">
      <style:text-properties officeooo:rsid="01d11961" style:font-name-asian="NanumGothic1"/>
    </style:style>
    <style:style style:name="T118" style:family="text">
      <style:text-properties officeooo:rsid="01d72da5" style:font-name-asian="NanumGothic1"/>
    </style:style>
    <style:style style:name="T119" style:family="text">
      <style:text-properties officeooo:rsid="01bab213"/>
    </style:style>
    <style:style style:name="T120" style:family="text">
      <style:text-properties officeooo:rsid="01d9c74c"/>
    </style:style>
    <style:style style:name="T121" style:family="text">
      <style:text-properties officeooo:rsid="01d9e153"/>
    </style:style>
    <style:style style:name="T122" style:family="text">
      <style:text-properties officeooo:rsid="01db0710"/>
    </style:style>
    <style:style style:name="T123" style:family="text">
      <style:text-properties officeooo:rsid="01e1d26f"/>
    </style:style>
    <style:style style:name="T124" style:family="text">
      <style:text-properties officeooo:rsid="01e5d18a"/>
    </style:style>
    <style:style style:name="T125" style:family="text">
      <style:text-properties officeooo:rsid="01ebd8aa"/>
    </style:style>
    <style:style style:name="T126" style:family="text">
      <style:text-properties officeooo:rsid="01edb083"/>
    </style:style>
    <style:style style:name="T127" style:family="text">
      <style:text-properties officeooo:rsid="01f1e7ff"/>
    </style:style>
    <style:style style:name="T128" style:family="text">
      <style:text-properties officeooo:rsid="01fcbf7d"/>
    </style:style>
    <style:style style:name="T129" style:family="text">
      <style:text-properties officeooo:rsid="020855d5"/>
    </style:style>
    <style:style style:name="T130" style:family="text">
      <style:text-properties officeooo:rsid="020ceb87"/>
    </style:style>
    <style:style style:name="T131" style:family="text">
      <style:text-properties officeooo:rsid="0211ec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note text:id="ftn1" text:note-class="endnote"><text:note-citation>i</text:note-citation><text:note-body><text:p text:style-name="Endnote"/></text:note-body></text:note><text:bookmark-start text:name="Italia preguerra"/>STORIA<text:bookmark-end text:name="Italia preguerra"/></text:p>
      <text:list xml:id="list1888610625569783813" text:style-name="L1">
        <text:list-item>
          <text:p text:style-name="P57">La destra aveva portato all'unificazione, ma perse consensi a causa delle nuove tasse e riforme</text:p>
          <text:list>
            <text:list-item>
              <text:p text:style-name="P57"><text:span text:style-name="T16">1870: </text:span>Tassa sul macinato di Quintino Sella, <text:span text:style-name="T16">penalizza tutti soprattutto i poveri</text:span></text:p>
            </text:list-item>
          </text:list>
        </text:list-item>
        <text:list-item>
          <text:p text:style-name="P58">1874 la sinistra ottiene i voti, ma non il potere poiché molti cattolici non erano andati a votare per il non expedit del Papa</text:p>
        </text:list-item>
        <text:list-item>
          <text:p text:style-name="P58">1876 Governo Agostino Depretis <text:span text:style-name="T19">(</text:span><text:span text:style-name="T7">governo trasformista</text:span><text:span text:style-name="T19">)</text:span></text:p>
          <text:list>
            <text:list-item>
              <text:p text:style-name="P58">Esponente di sinistra, <text:span text:style-name="T17">ma legato al capitalismo e al nord</text:span></text:p>
            </text:list-item>
            <text:list-item>
              <text:p text:style-name="P59">Trasformismo: accontenta richieste di chi è disposto a votarlo</text:p>
            </text:list-item>
            <text:list-item>
              <text:p text:style-name="P59">Allarga il suffragio ai maschi con più di 21 anni che sia alfabetizzato <text:span text:style-name="T18">o con pagamento di 20 lire di tasse</text:span></text:p>
            </text:list-item>
            <text:list-item>
              <text:p text:style-name="P60">Riforma per la scuola: laica e obbligatoria per 2 anni, nonostante ciò i più poveri non andarono a scuola per la lontananza (30% a 50% alfabetizzazione)</text:p>
            </text:list-item>
            <text:list-item>
              <text:p text:style-name="P61">Politica protezionistica (tasse per i prodotti esteri) <text:span text:style-name="T20">per favori l'economia</text:span>, <text:span text:style-name="T20">anche la Francia adotta la stessa misura sui prodotti italiani</text:span></text:p>
            </text:list-item>
            <text:list-item>
              <text:p text:style-name="P62">1882 Triplice alleanza con Germania e Austria (anche se contraria agli Italiani perché non avevano ceduto Trento e Trieste)</text:p>
            </text:list-item>
          </text:list>
        </text:list-item>
        <text:list-item>
          <text:p text:style-name="P63">1887 Governo Crispi <text:span text:style-name="T21">(</text:span><text:span text:style-name="T8">politica aggressiva</text:span><text:span text:style-name="T21">)</text:span></text:p>
          <text:list>
            <text:list-item>
              <text:p text:style-name="P64">Per dimostrare il Battesimo di Sangue mirò all'Eritrea che ottene grazie al trattato di Uccialli e la formazione del protettorato</text:p>
            </text:list-item>
            <text:list-item>
              <text:p text:style-name="P65">Politica interna:</text:p>
              <text:list>
                <text:list-item>
                  <text:p text:style-name="P65">elezioni comunali (amministrazione e sindaco)</text:p>
                </text:list-item>
                <text:list-item>
                  <text:p text:style-name="P66">introdotto diritto di sciopero e associazione</text:p>
                </text:list-item>
                <text:list-item>
                  <text:p text:style-name="P66">abolita pena di morte</text:p>
                </text:list-item>
              </text:list>
            </text:list-item>
          </text:list>
        </text:list-item>
      </text:list>
      <text:list xml:id="list4404817855565377577" text:style-name="L2">
        <text:list-item>
          <text:p text:style-name="P67">Differenza tra anarchici e socialisti</text:p>
          <text:list>
            <text:list-item>
              <text:p text:style-name="P67">Anarchici non riconoscono alcun potere sopra di loro</text:p>
            </text:list-item>
            <text:list-item>
              <text:p text:style-name="P67">Socialisti concedono a tutte le classi l'esercizio del potere</text:p>
            </text:list-item>
          </text:list>
        </text:list-item>
        <text:list-item>
          <text:p text:style-name="P68">Questione Meridionale</text:p>
          <text:list>
            <text:list-item>
              <text:p text:style-name="P69">Nord e sud anche dopo l'unificazione hanno un livello economico molto diverso <text:span text:style-name="T12">(Milano, Torino, Genova, il triangolo industriale)</text:span></text:p>
            </text:list-item>
            <text:list-item>
              <text:p text:style-name="P70">Positivismo: <text:span text:style-name="T13">alcuni erano destinati ad avere vantaggi dal progresso perché più capaci di altri</text:span></text:p>
            </text:list-item>
            <text:list-item>
              <text:p text:style-name="P71">Si diffonde l'idea della presenza di due razze in Italia: ari e mediterranei (meno capaci)</text:p>
            </text:list-item>
            <text:list-item>
              <text:p text:style-name="P72">Dopo le iniziali proteste del Sud, ben presto si spensero a causa della forte emigrazione della <text:soft-page-break/>parte attiva della popolazione</text:p>
            </text:list-item>
          </text:list>
        </text:list-item>
        <text:list-item>
          <text:p text:style-name="P67">Diffusione del socialismo in Italia</text:p>
          <text:list>
            <text:list-item>
              <text:p text:style-name="P67">Si diffonde lentamente</text:p>
            </text:list-item>
            <text:list-item>
              <text:p text:style-name="P67">è una corrente moderata</text:p>
            </text:list-item>
            <text:list-item>
              <text:p text:style-name="P67">Il primo giornale socialista è “La Critica Sociale” di Costa</text:p>
            </text:list-item>
            <text:list-item>
              <text:p text:style-name="P73">Verso fine '800 nasce il partito socialista e il giornale “Avanti!”, di cui diverrà parte anche Mussolini</text:p>
            </text:list-item>
          </text:list>
        </text:list-item>
        <text:list-item>
          <text:p text:style-name="P73">La diffusione del socialismo porta ad alcune rivolte in Italia, le quali sono soppresse con la forza</text:p>
          <text:list>
            <text:list-item>
              <text:p text:style-name="P73">Il governo Crispi è costretto alle dimissioni</text:p>
            </text:list-item>
          </text:list>
        </text:list-item>
        <text:list-item>
          <text:p text:style-name="P73">1891-1892 Governo di Antonio Di Rudinì ( <text:span text:style-name="T3">m</text:span><text:span text:style-name="T2">oderato </text:span>)</text:p>
          <text:list>
            <text:list-item>
              <text:p text:style-name="P73">Governo provvisorio</text:p>
            </text:list-item>
          </text:list>
        </text:list-item>
        <text:list-item>
          <text:p text:style-name="P73">1893-1894 Governo di Giolitti</text:p>
          <text:list>
            <text:list-item>
              <text:p text:style-name="P74">Dimissioni a causa dello scandalo della banca romana</text:p>
              <text:list>
                <text:list-item>
                  <text:p text:style-name="P74">6 banche italiane coniavano moneta e tutte coniavano più monete del dovuto, la banca romana stampa una doppia serie di banconote per coprire un ammanco (2 banconote con stesso numero di serie)</text:p>
                </text:list-item>
              </text:list>
            </text:list-item>
          </text:list>
        </text:list-item>
        <text:list-item>
          <text:p text:style-name="P74">Governo Crispi <text:span text:style-name="T1">(</text:span> <text:span text:style-name="T2">autoritari</text:span><text:span text:style-name="T4">o</text:span> <text:span text:style-name="T1">)</text:span></text:p>
          <text:list>
            <text:list-item>
              <text:p text:style-name="P74">repressione nuovi moti</text:p>
            </text:list-item>
            <text:list-item>
              <text:p text:style-name="P74">programma una campagna in Etiopia</text:p>
            </text:list-item>
            <text:list-item>
              <text:p text:style-name="P74">Dimissioni a causa di una pesante sconfitta ad Adua (tramonta l'idea del battesimo di sangue)</text:p>
            </text:list-item>
          </text:list>
        </text:list-item>
        <text:list-item>
          <text:p text:style-name="P74">Governo Di Rudinì <text:span text:style-name="T1">( </text:span><text:span text:style-name="T3">moderato, poi <text:s/>autoritario</text:span><text:span text:style-name="T1"> )</text:span></text:p>
          <text:list>
            <text:list-item>
              <text:p text:style-name="P75">Promulga un amnistia</text:p>
            </text:list-item>
            <text:list-item>
              <text:p text:style-name="P75">Aumenta il prezzo del pane, scatenando rivolte, poi soppresse nel sangue</text:p>
            </text:list-item>
            <text:list-item>
              <text:p text:style-name="P76">Viene tolta la libertà di stampa e parola</text:p>
            </text:list-item>
            <text:list-item>
              <text:p text:style-name="P77">Dimissioni</text:p>
            </text:list-item>
          </text:list>
        </text:list-item>
        <text:list-item>
          <text:p text:style-name="P78">Governo del Generale Pelloux ( <text:span text:style-name="T2">moderato, poi autoritario</text:span> )</text:p>
          <text:list>
            <text:list-item>
              <text:p text:style-name="P79">Prova a far approvare alcune leggi ma la sinistra si oppone con l'ostruzionismo</text:p>
            </text:list-item>
            <text:list-item>
              <text:p text:style-name="P79">Dimissioni e nuove elezioni</text:p>
            </text:list-item>
          </text:list>
        </text:list-item>
        <text:list-item>
          <text:p text:style-name="P80">Governo Saracco ( <text:span text:style-name="T2">governo di pacificazione </text:span><text:span text:style-name="T5">nazionale</text:span><text:span text:style-name="T9"> </text:span>)</text:p>
          <text:list>
            <text:list-item>
              <text:p text:style-name="P81">1900 assassinio di Umberto I <text:span text:style-name="T11">ad opera di un anarchico ( Gaetano Bresci )</text:span>, <text:span text:style-name="T10">nonostante ciò il </text:span><text:soft-page-break/><text:span text:style-name="T10">successore mantiene la linea politica di pacificazione</text:span></text:p>
            </text:list-item>
          </text:list>
        </text:list-item>
        <text:list-item>
          <text:p text:style-name="P82">1903-1905 Governo Giolitti <text:span text:style-name="T15">(</text:span><text:span text:style-name="T6">trasformista, accontenta sia destra sia sinistra</text:span><text:span text:style-name="T15">)</text:span></text:p>
          <text:list>
            <text:list-item>
              <text:p text:style-name="P82">Lo Stato, secondo Giolitti, era il mediatore e non doveva intervenire nei conflitti sociali poiché si sarebbero esauriti da soli</text:p>
            </text:list-item>
            <text:list-item>
              <text:p text:style-name="P83">Questo governo favorisce le clientele</text:p>
            </text:list-item>
            <text:list-item>
              <text:p text:style-name="P83">Grandi capitali dall'estero favoriscono l'economia</text:p>
            </text:list-item>
            <text:list-item>
              <text:p text:style-name="P83">Nascono banche miste, che concedono finanziamenti a lungo termine per l'industria soprattutto quella pesante</text:p>
            </text:list-item>
            <text:list-item>
              <text:p text:style-name="P84">Socialisti in Italia:</text:p>
              <text:list>
                <text:list-item>
                  <text:p text:style-name="P84">Riformisti, arrivare al socialismo attraverso graduali riforme</text:p>
                  <text:list>
                    <text:list-item>
                      <text:p text:style-name="P84">Giolitti cerca il loro appoggio e quello di Turati, ma rifiutano per evitare un eccessivo distacco dai massimalisti</text:p>
                    </text:list-item>
                  </text:list>
                </text:list-item>
                <text:list-item>
                  <text:p text:style-name="P84">Massimalisti, arrivare al socialismo con la rivolta</text:p>
                </text:list-item>
              </text:list>
            </text:list-item>
            <text:list-item>
              <text:p text:style-name="P85">Giolitti ottiene il tacito consenso da Pio X, permettendo ai cattolici di partecipare alla politica, poiché temeva un allargamento dei consensi <text:span text:style-name="T14">per i </text:span>socialisti</text:p>
            </text:list-item>
            <text:list-item>
              <text:p text:style-name="P86">I nazionalisti chiedevano una campagna in Libia</text:p>
              <text:list>
                <text:list-item>
                  <text:p text:style-name="P86">Doveva essere usata per la manodopera in eccesso e da territorio di sfruttamento</text:p>
                </text:list-item>
                <text:list-item>
                  <text:p text:style-name="P87">La reale motivazione era che molti nazionalisti, proprietari di industrie pesanti, volevano incrementare le vendite</text:p>
                </text:list-item>
                <text:list-item>
                  <text:p text:style-name="P88">1911-1912 Campagna di Libia, conquistata con il dodecaneso dopo la Pace di Losanna</text:p>
                </text:list-item>
              </text:list>
            </text:list-item>
            <text:list-item>
              <text:p text:style-name="P89">I socialisti chiedono il suffragio universale maschile</text:p>
              <text:list>
                <text:list-item>
                  <text:p text:style-name="P89">1912 possono votare:</text:p>
                  <text:list>
                    <text:list-item>
                      <text:p text:style-name="P89">uomini analfabeti con più di 30 anni</text:p>
                    </text:list-item>
                    <text:list-item>
                      <text:p text:style-name="P89">alfabetizzati con più di 21 anni</text:p>
                    </text:list-item>
                    <text:list-item>
                      <text:p text:style-name="P90">chi aveva prestato servizio militare (che era obbligatorio)</text:p>
                    </text:list-item>
                  </text:list>
                </text:list-item>
              </text:list>
            </text:list-item>
            <text:list-item>
              <text:p text:style-name="P91">Patto Gentiloni: per ottenere l'appoggio dei Cattolici, Giolitti ottiene dal Papa il permesso ai cattolici di intervenine col voto in politica</text:p>
              <text:list>
                <text:list-item>
                  <text:p text:style-name="P91">una parte di cattolici raccolta intorno a Don Romolo Murri chiede la formazione di un partito</text:p>
                  <text:list>
                    <text:list-item>
                      <text:p text:style-name="P91">Murri è scomunicato e solo nel <text:span text:style-name="T23">primo</text:span> dopoguerra si formerà <text:span text:style-name="T23">il Partito Popolare Italiano</text:span></text:p>
                    </text:list-item>
                  </text:list>
                </text:list-item>
                <text:list-item>
                  <text:p text:style-name="P91">gli intransigenti sono a sfavore della partecipazione in politica </text:p>
                </text:list-item>
              </text:list>
            </text:list-item>
            <text:list-item>
              <text:p text:style-name="P92"><text:soft-page-break/>Catastrofi naturali che il governo non si curò di risolvere</text:p>
              <text:list>
                <text:list-item>
                  <text:p text:style-name="P92">eruzione Vesuvio (1906)</text:p>
                </text:list-item>
                <text:list-item>
                  <text:p text:style-name="P92">terremoto di Messina (1908)</text:p>
                </text:list-item>
              </text:list>
            </text:list-item>
          </text:list>
        </text:list-item>
      </text:list>
      <text:p text:style-name="P1"><text:bookmark-start text:name="Imperialismo"/>Imperialismo o Belle Epoque <text:span text:style-name="T24">(1870 - 1914)</text:span><text:bookmark-end text:name="Imperialismo"/></text:p>
      <text:list xml:id="list8300464103173328408" text:style-name="L3">
        <text:list-item>
          <text:p text:style-name="P93">Per i marxisti il periodo si chiamerà Imperialismo per mettere in luce l'aspetto negativo</text:p>
        </text:list-item>
        <text:list-item>
          <text:p text:style-name="P93">Belle Epoque e Seconda Rivoluzione Industriale perché fu un periodo di grandi scoperte tecnologiche <text:span text:style-name="T25">(in campo medico, industriale, circolano le prime auto, nascono i viaggi di piacere)</text:span></text:p>
        </text:list-item>
        <text:list-item>
          <text:p text:style-name="P94">Parigi sarà il simbolo di questo periodo e in particolare la Tour Eiffel, il simbolo del progresso</text:p>
        </text:list-item>
        <text:list-item>
          <text:p text:style-name="P96">Con lo sviluppo industriale </text:p>
          <text:list>
            <text:list-item>
              <text:p text:style-name="P96">si verifica un forte inurbamento, causato da lavoro più sicuro e redditizio di quello di campagna</text:p>
            </text:list-item>
            <text:list-item>
              <text:p text:style-name="P96">nascita dei paesi dormitorio</text:p>
            </text:list-item>
            <text:list-item>
              <text:p text:style-name="P97">nascono i colletti bianchi, gli operai specializzati, una classe intermedia</text:p>
            </text:list-item>
            <text:list-item>
              <text:p text:style-name="P98"><text:span text:style-name="T26">i</text:span>l settore siderurgico e soprattutto militare subiscono un forte impulso</text:p>
            </text:list-item>
            <text:list-item>
              <text:p text:style-name="P95">Ford produce la prima auto con una catena di montaggio (Taylorismo)</text:p>
            </text:list-item>
          </text:list>
        </text:list-item>
        <text:list-item>
          <text:p text:style-name="P94">Il positivismo era l'ideologia dominante. I popoli superiori si imponevano su quelli inferiori, perciò legittimava l'imperialismo</text:p>
        </text:list-item>
        <text:list-item>
          <text:p text:style-name="P94">Con la crisi economica, molti stati adottano una politica protezionistica, altri tentarono di potenziare il settore in maggior crisi, quello agricolo</text:p>
        </text:list-item>
        <text:list-item>
          <text:p text:style-name="P94">La crisi si scatenò quanto i liquidi in circolo superarono le riserve auree del paese</text:p>
        </text:list-item>
      </text:list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">PRIMA RIVOLUZIONE INDUSTRIALE</text:p>
          </table:table-cell>
          <table:table-cell table:style-name="Tabella1.B1" office:value-type="string">
            <text:p text:style-name="P6">SECONDA RIVOLUZIONE INDUSTRIALE</text:p>
          </table:table-cell>
        </table:table-row>
        <table:table-row>
          <table:table-cell table:style-name="Tabella1.A2" office:value-type="string">
            <text:p text:style-name="P6">Inizio 800</text:p>
          </table:table-cell>
          <table:table-cell table:style-name="Tabella1.B2" office:value-type="string">
            <text:p text:style-name="P6">Fine 800</text:p>
          </table:table-cell>
        </table:table-row>
        <table:table-row>
          <table:table-cell table:style-name="Tabella1.A2" office:value-type="string">
            <text:p text:style-name="P6">Inghilterra</text:p>
          </table:table-cell>
          <table:table-cell table:style-name="Tabella1.B2" office:value-type="string">
            <text:p text:style-name="P6">USA e Germania</text:p>
          </table:table-cell>
        </table:table-row>
        <table:table-row>
          <table:table-cell table:style-name="Tabella1.A2" office:value-type="string">
            <text:p text:style-name="P6">Tessile</text:p>
          </table:table-cell>
          <table:table-cell table:style-name="Tabella1.B2" office:value-type="string">
            <text:p text:style-name="P6">Pesante</text:p>
          </table:table-cell>
        </table:table-row>
        <table:table-row>
          <table:table-cell table:style-name="Tabella1.A2" office:value-type="string">
            <text:p text:style-name="P6">Vapore</text:p>
          </table:table-cell>
          <table:table-cell table:style-name="Tabella1.B2" office:value-type="string">
            <text:p text:style-name="P6">Elettricità</text:p>
          </table:table-cell>
        </table:table-row>
        <table:table-row>
          <table:table-cell table:style-name="Tabella1.A2" office:value-type="string">
            <text:p text:style-name="P6">Carbone e ferro</text:p>
          </table:table-cell>
          <table:table-cell table:style-name="Tabella1.B2" office:value-type="string">
            <text:p text:style-name="P6">Acciaio e chimica</text:p>
          </table:table-cell>
        </table:table-row>
      </table:table>
      <text:list xml:id="list180607498399593" text:continue-numbering="true" text:style-name="L3">
        <text:list-header>
          <text:p text:style-name="P94"/>
          <text:p text:style-name="P94"/>
        </text:list-header>
      </text:list>
      <text:p text:style-name="P7"/>
      <text:p text:style-name="P2"><text:bookmark-start text:name="Prima Guerra Mondiale"/><text:soft-page-break/>I Guerra Mondiale <text:span text:style-name="T32">(Premessa)</text:span><text:bookmark-end text:name="Prima Guerra Mondiale"/></text:p>
      <text:list xml:id="list180607815263801" text:continue-list="list4404817855565377577" text:style-name="L2">
        <text:list-item>
          <text:p text:style-name="P99">Cause</text:p>
          <text:list>
            <text:list-item>
              <text:p text:style-name="P99">Germania vuole rivendicare la sua potenza economica e politica, anche con la forza</text:p>
            </text:list-item>
            <text:list-item>
              <text:p text:style-name="P100">Guglielmo II non rinnova l'alleanza con la Russia, così stipula un alleanza con la Francia</text:p>
              <text:list>
                <text:list-item>
                  <text:p text:style-name="P100">Birsmark aveva stipulato la Triplice Alleanza con Italia e Austria, il Patto dei Tre Imperatori con Russia e Austria, sotto Guglielmo I. Bismark si dimette con Guglielmo II</text:p>
                </text:list-item>
              </text:list>
            </text:list-item>
            <text:list-item>
              <text:p text:style-name="P101">Guglielmo II tenta l'alleanza con l'Inghilterra, ma non ha successo</text:p>
              <text:list>
                <text:list-item>
                  <text:p text:style-name="P101">L'aumento della flotta tedesca non permetteva all'Inghilterra di formare una flotta più grande della somma delle altre due più forti</text:p>
                </text:list-item>
                <text:list-item>
                  <text:p text:style-name="P101">guerra greco-turca: </text:p>
                  <text:list>
                    <text:list-item>
                      <text:p text:style-name="P101">Creta chiede aiuto alla Grecia per ottenere l'indipendenza e la Grecia da il suo appoggio in quanto utile per i traffici commerciali</text:p>
                    </text:list-item>
                    <text:list-item>
                      <text:p text:style-name="P101">La Grecia ottiene il supporto degli Inglesi e la Turchia dei Tedeschi</text:p>
                    </text:list-item>
                    <text:list-item>
                      <text:p text:style-name="P101">Creta ottiene l'indipendenza, ma il governo turco permette ai tedeschi di costruire la ferrovia fino a <text:span text:style-name="T22">Baghdad</text:span></text:p>
                    </text:list-item>
                  </text:list>
                </text:list-item>
                <text:list-item>
                  <text:p text:style-name="P102">strage in Transvaal e Orange</text:p>
                  <text:list>
                    <text:list-item>
                      <text:p text:style-name="P102">Dopo il massacro dei boeri, l'opinione pubblica reagisce e in particolare la Germania</text:p>
                    </text:list-item>
                    <text:list-item>
                      <text:p text:style-name="P102">Si scatena una germanofobia</text:p>
                    </text:list-item>
                  </text:list>
                </text:list-item>
                <text:list-item>
                  <text:p text:style-name="P102">Intesa Cordiale (1904-1905)</text:p>
                  <text:list>
                    <text:list-item>
                      <text:p text:style-name="P102">La Francia permette agli inglesi la conquista del Sudan, lasciando il Marocco ai Francesi</text:p>
                    </text:list-item>
                  </text:list>
                </text:list-item>
              </text:list>
            </text:list-item>
            <text:list-item>
              <text:p text:style-name="P103">Austria annette Bosnia-Erzegovina</text:p>
              <text:list>
                <text:list-item>
                  <text:p text:style-name="P103">La Russia desidera un protettorato nei Balcani</text:p>
                </text:list-item>
                <text:list-item>
                  <text:p text:style-name="P103">Serbi e Italiani non possono più aprire rotte commerciali col Paese</text:p>
                </text:list-item>
              </text:list>
            </text:list-item>
            <text:list-item>
              <text:p text:style-name="P103">Annessione del Marocco</text:p>
              <text:list>
                <text:list-item>
                  <text:p text:style-name="P103">dopo l'annessione francese, la Germania la denuncia per violazione dei trattati internazionali, ma nessuno la appoggia</text:p>
                </text:list-item>
                <text:list-item>
                  <text:p text:style-name="P103">dopo che la Francia ebbe sedato alcune rivolte lungo i confini del Marocco, <text:s/>la Germania la denuncia senza intervento militare</text:p>
                </text:list-item>
              </text:list>
            </text:list-item>
            <text:list-item>
              <text:p text:style-name="P104">Guerra Balcanica</text:p>
              <text:list>
                <text:list-item>
                  <text:p text:style-name="P104">Grecia, Bulgaria, Serbia e Montenegro si alleano contro la Turchia e conquistano parte dei suoi territori</text:p>
                </text:list-item>
                <text:list-item>
                  <text:p text:style-name="P104"><text:soft-page-break/>Grecia, Serbia e Montenegro si alleano contro la Bulgaria perché ha preso possesso di più territori degli altri, i territori bulgari vengono spartiti</text:p>
                </text:list-item>
              </text:list>
            </text:list-item>
            <text:list-item>
              <text:p text:style-name="P105">Impero Ottomano</text:p>
              <text:list>
                <text:list-item>
                  <text:p text:style-name="P105">la modernizzazione sarà messa a freno dalla diffusione della religione</text:p>
                </text:list-item>
                <text:list-item>
                  <text:p text:style-name="P105">il popolo obbliga il sultano a concedere una costituzione, revocata l’anno successivo</text:p>
                </text:list-item>
                <text:list-item>
                  <text:p text:style-name="P105">Abdul Ahmid è destituito e il fratello Maometto V ottiene il potere</text:p>
                </text:list-item>
                <text:list-item>
                  <text:p text:style-name="P105">Mustafà Kemal fu il leader dei movimenti rivoluzionari oltre che ataturk, padre della Turchia</text:p>
                </text:list-item>
                <text:list-item>
                  <text:p text:style-name="P105">Kemal attuò un processo di modernizzazione</text:p>
                </text:list-item>
              </text:list>
            </text:list-item>
            <text:list-item>
              <text:p text:style-name="P106">Cina</text:p>
              <text:list>
                <text:list-item>
                  <text:p text:style-name="P106">durante le guerre dell’oppio la cina aveva perso parte dell’autonomia</text:p>
                </text:list-item>
                <text:list-item>
                  <text:p text:style-name="P106">L’imperatrice Ci-Xi fomentò l’odio dei boxer (gruppi di giovani rivoltosi contro gli stranieri e i grandi proprietari terrieri) contro gli stranieri</text:p>
                </text:list-item>
                <text:list-item>
                  <text:p text:style-name="P106">Vengono assediati i quartieri stranieri nelle città e i cinesi cristianizzati</text:p>
                </text:list-item>
                <text:list-item>
                  <text:p text:style-name="P106">Usa, Giappone e le potenze Europee inviano dei contingenti armati</text:p>
                </text:list-item>
                <text:list-item>
                  <text:p text:style-name="P106">La Cina firma i protocolli dei boxer, pagando un’indennità di guerra, ospitando guarnigioni straniere nella città maggiori, reprimendo qualsiasi rivolta avvenire</text:p>
                </text:list-item>
              </text:list>
            </text:list-item>
            <text:list-item>
              <text:p text:style-name="P107">Giappone</text:p>
              <text:list>
                <text:list-item>
                  <text:p text:style-name="P107">Trattato con gli Inglesi : In caso di guerra con Cina o Corea, se un altra potenza si fosse schierata in difesa di una di questi due Stati, la potenza che non era in guerra (tra Giappone e Inghilterra) entra in guerra al fianco dell’altra</text:p>
                </text:list-item>
                <text:list-item>
                  <text:p text:style-name="P108">Il Giappone attacca la Russia e vince, Roosvelt media la pace tra i due Stati ottenendo il Nobel per la pace</text:p>
                </text:list-item>
              </text:list>
            </text:list-item>
            <text:list-item>
              <text:p text:style-name="P109">USA (Theodore Roosvelt)</text:p>
              <text:list>
                <text:list-item>
                  <text:p text:style-name="P110">“Big Stick”, parla con dolcezza, se non ha effetto ricorda di avere con te un grosso bastone</text:p>
                </text:list-item>
                <text:list-item>
                  <text:p text:style-name="P110">Canale di Panama</text:p>
                  <text:list>
                    <text:list-item>
                      <text:p text:style-name="P110">Tenta di acquistare i territori appartenenti alla Colombia</text:p>
                    </text:list-item>
                    <text:list-item>
                      <text:p text:style-name="P110">Al rifiuto del governo, finanzia le rivolte</text:p>
                    </text:list-item>
                    <text:list-item>
                      <text:p text:style-name="P110">Alla nascita della Repubblica di Panama, ottiene i territori a cui era interessato</text:p>
                    </text:list-item>
                  </text:list>
                </text:list-item>
                <text:list-item>
                  <text:p text:style-name="P110">Corollario alla dottrina Monroe</text:p>
                  <text:list>
                    <text:list-item>
                      <text:p text:style-name="P110">La dottrina Monroe dava accesso commerciale privilegiato agli Usa in America del <text:soft-page-break/>Sud </text:p>
                    </text:list-item>
                    <text:list-item>
                      <text:p text:style-name="P111">Corollario: Gli Usa mantenevano l’ordine sedando le rivolte nei Paesi Americani, aumentando il controllo sullo Stato</text:p>
                    </text:list-item>
                  </text:list>
                </text:list-item>
                <text:list-item>
                  <text:p text:style-name="P112">Intervento nello sciopero dei Minatori</text:p>
                  <text:list>
                    <text:list-item>
                      <text:p text:style-name="P112">Aumenta il loro stipendia e accontenta le loro richieste</text:p>
                    </text:list-item>
                  </text:list>
                </text:list-item>
              </text:list>
            </text:list-item>
            <text:list-item>
              <text:p text:style-name="P113">Russia</text:p>
              <text:list>
                <text:list-item>
                  <text:p text:style-name="P113">Vitte promuove l’industria e le ferrovie (Transiberiana), stabilizza il rublo grazie ai capitali stranieri</text:p>
                </text:list-item>
                <text:list-item>
                  <text:p text:style-name="P114">22 gennaio 1905 (domenica di sangue): dopo la protesta pacifica del popolo di diminuire il prezzo del pane e di mettere un calmiere sui beni di prima necessità, lo zar ordina di sparare sulla folla</text:p>
                  <text:list>
                    <text:list-item>
                      <text:p text:style-name="P114">nascono i partiti illeciti popolari socialrivoluzionario e socialdemocratico e il partito cadetto dei borghesi</text:p>
                    </text:list-item>
                    <text:list-item>
                      <text:p text:style-name="P115">I soviet (consigli) raccolgono le proteste</text:p>
                    </text:list-item>
                  </text:list>
                </text:list-item>
              </text:list>
            </text:list-item>
          </text:list>
        </text:list-item>
      </text:list>
      <text:p text:style-name="P3">I Guerra Mondiale <text:span text:style-name="T32">(Fatti)</text:span></text:p>
      <text:list xml:id="list2908108716344075325" text:style-name="L4">
        <text:list-item>
          <text:p text:style-name="P116">Nessuno ha un obiettivo chiaro all’inizio della guerra, <text:span text:style-name="T28">a settembre si delineano i programmi</text:span></text:p>
          <text:list>
            <text:list-item>
              <text:p text:style-name="P117">Francia vuole Alsazia e Lorena</text:p>
            </text:list-item>
            <text:list-item>
              <text:p text:style-name="P117">Russia aspira a instaurare protettorati sui Balcani</text:p>
            </text:list-item>
            <text:list-item>
              <text:p text:style-name="P117">Germania voleva indebolire Francia e Inghilterra, divenire la potenza economica egemone</text:p>
            </text:list-item>
          </text:list>
        </text:list-item>
        <text:list-item>
          <text:p text:style-name="P117">Guerra</text:p>
          <text:list>
            <text:list-item>
              <text:p text:style-name="P117"><text:s/>totale perché sono coinvolti tutti gli stati sociali e persino le colonie</text:p>
            </text:list-item>
            <text:list-item>
              <text:p text:style-name="P117">tecnologica poiché ruolo importante assunse la ricerca tecnologica</text:p>
            </text:list-item>
            <text:list-item>
              <text:p text:style-name="P117">di logoramento, in trincea in cui i soldati sostavano per molto tempo fino allo sfinimento</text:p>
            </text:list-item>
          </text:list>
        </text:list-item>
        <text:list-item>
          <text:p text:style-name="P118">Eventi</text:p>
          <text:list>
            <text:list-item>
              <text:p text:style-name="P116">28 giugno 1914: la Mano Nera con l’appoggio della Serbia tentava di liberare la Bosnia-Erzegovina e compie l’assassinio dell’Arciduca <text:span text:style-name="T27">Francesco Ferdinando D’Austria per mano di Gavrilo Princip</text:span></text:p>
            </text:list-item>
            <text:list-item>
              <text:p text:style-name="P119">23 luglio 1914: Austria invia un ultimatum che viene accettato ad eccezione di un punto, ossia che i funzionari austriaci ponessero presidi in territorio serbo. L’Austria dichiara guerra alla Serbia</text:p>
            </text:list-item>
            <text:list-item>
              <text:p text:style-name="P120">1916 Spedizione punitiva austriaca contro i traditori italiani</text:p>
            </text:list-item>
            <text:list-item>
              <text:p text:style-name="P118"><text:soft-page-break/>1917 Rivoluzione russa: il governo borghese di Kerenskij continuò la guerra, mentre Lenin <text:span text:style-name="T29">decise di firmare l’armistizio di Brest-litovsk</text:span></text:p>
              <text:list>
                <text:list-item>
                  <text:p text:style-name="P121">Fu pace pubblica e Lenin lasciò che ogni regione scegliesse se essere annessa così da ispirare i socialisti degli altri Paesi, ma molte rinunciarono alla rivoluzione sociale</text:p>
                </text:list-item>
              </text:list>
            </text:list-item>
            <text:list-item>
              <text:p text:style-name="P122">1917 Entrata in guerra degli Stati Uniti per</text:p>
              <text:list>
                <text:list-item>
                  <text:p text:style-name="P122">la violazione della neutralità del Belgio</text:p>
                </text:list-item>
                <text:list-item>
                  <text:p text:style-name="P122">l’affondamento del transatlantico Lusitania che trasportava passeggeri, tra cui americani, anche se trasportava armi nascoste per gli inglesi</text:p>
                </text:list-item>
                <text:list-item>
                  <text:p text:style-name="P123">la guerra sottomarina</text:p>
                </text:list-item>
                <text:list-item>
                  <text:p text:style-name="P123">il motivo principale era fare in modo che Francia e Inghilterra potessero saldare gli ingenti debiti contratti con gli USA</text:p>
                </text:list-item>
              </text:list>
            </text:list-item>
            <text:list-item>
              <text:p text:style-name="P123">Benedetto XV chiede con un proclama di mettere fine alla guerra</text:p>
            </text:list-item>
            <text:list-item>
              <text:p text:style-name="P123">Disfatta di Caporetto: dopo numerose perdite gli Italiani fermano gli austriaci presso il Monte Grappa</text:p>
            </text:list-item>
          </text:list>
        </text:list-item>
        <text:list-item>
          <text:p text:style-name="P124">Pace</text:p>
          <text:list>
            <text:list-item>
              <text:p text:style-name="P124">Dopo il primo trattato di pace sia Guglielmo II che Carlo I d’Asburgo abdicano</text:p>
            </text:list-item>
            <text:list-item>
              <text:p text:style-name="P124">1919-1920 Conferenza di Parigi</text:p>
              <text:list>
                <text:list-item>
                  <text:p text:style-name="P124">le decisioni furono prese sotto forma di dictat (imposizioni senza possibilità di replica)</text:p>
                </text:list-item>
                <text:list-item>
                  <text:p text:style-name="P124">non vennero ammessi i paesi neutrali e sconfitti</text:p>
                </text:list-item>
                <text:list-item>
                  <text:p text:style-name="P124">regolano la pace i 14 punti della Società delle Nazioni</text:p>
                  <text:list>
                    <text:list-item>
                      <text:p text:style-name="P124">Ideata dal presidente Wilson, <text:span text:style-name="T30">vi furono così tante opposizioni che indisse le elezioni e vinse Fielder che attuò una politica isolazionistica</text:span></text:p>
                    </text:list-item>
                    <text:list-item>
                      <text:p text:style-name="P124">Non fondato sull’Imperialismo</text:p>
                    </text:list-item>
                    <text:list-item>
                      <text:p text:style-name="P124">rinuncia alla guerra</text:p>
                    </text:list-item>
                    <text:list-item>
                      <text:p text:style-name="P124">rispetto dei trattati (sanzioni economiche per i trasgressori)</text:p>
                    </text:list-item>
                    <text:list-item>
                      <text:p text:style-name="P124">principio di autodeterminazione dei popoli (ogni popolo deve poter scegliere)</text:p>
                    </text:list-item>
                    <text:list-item>
                      <text:p text:style-name="P125">non ha un esercito proprio</text:p>
                    </text:list-item>
                  </text:list>
                </text:list-item>
                <text:list-item>
                  <text:p text:style-name="P126">Non vennero considerate tutte le minoranze secondo il principio di autodeterminazione, poiché Stati troppo piccoli erano troppo instabili</text:p>
                </text:list-item>
                <text:list-item>
                  <text:p text:style-name="P127">Si voleva indebolire la Germania ma non eccessivamente di modo che potesse arginare il bolscevismo russo</text:p>
                </text:list-item>
              </text:list>
            </text:list-item>
            <text:list-item>
              <text:p text:style-name="P127"><text:soft-page-break/>Pace di Versailles (Germania <text:span text:style-name="T31">considerata unica responsabile del conflitto</text:span>)</text:p>
              <text:list>
                <text:list-item>
                  <text:p text:style-name="P127">Cede Alsazia e Lorena alla Francia</text:p>
                </text:list-item>
                <text:list-item>
                  <text:p text:style-name="P127">le frontiere col Belgio sono retificate</text:p>
                </text:list-item>
                <text:list-item>
                  <text:p text:style-name="P127">cede alla Polonia uno sbocco sul mare</text:p>
                </text:list-item>
                <text:list-item>
                  <text:p text:style-name="P127">Danzica diviene città libera e porto polacco</text:p>
                </text:list-item>
                <text:list-item>
                  <text:p text:style-name="P127">smilitarizzazione della Renania</text:p>
                </text:list-item>
                <text:list-item>
                  <text:p text:style-name="P127">fermare la produzione di armamenti</text:p>
                </text:list-item>
                <text:list-item>
                  <text:p text:style-name="P127">pagare <text:span text:style-name="T31">270</text:span> miliardi di marchi d’oro</text:p>
                </text:list-item>
                <text:list-item>
                  <text:p text:style-name="P127">cedere il bacino carbonifero della Saar per 15 anni</text:p>
                </text:list-item>
                <text:list-item>
                  <text:p text:style-name="P128">rinuncia alle colonie</text:p>
                  <text:list>
                    <text:list-item>
                      <text:p text:style-name="P129">L’Italia richiese il rispetto del trattato di Londra e chiedeva i territori promessi e in più per il principio di autodeterminazione chiedeva la città di Fiume, quando i delegati italiani non furono presenti vennero spartite le colonie</text:p>
                    </text:list-item>
                    <text:list-item>
                      <text:p text:style-name="P130">D’Annunzio instaurerà la reggenza del Carnaro a Fiume annettendola all’Italia, ma il governo Giolitti sarà costretto a cacciarlo e restituire la città perché l’annessione era illecita</text:p>
                    </text:list-item>
                  </text:list>
                </text:list-item>
              </text:list>
            </text:list-item>
            <text:list-item>
              <text:p text:style-name="P130">Trattato di Saint-Germaine (Austria)</text:p>
              <text:list>
                <text:list-item>
                  <text:p text:style-name="P130">nascono due nuovi Stati: Iugoslavia e Cecoslovacchia</text:p>
                </text:list-item>
              </text:list>
            </text:list-item>
            <text:list-item>
              <text:p text:style-name="P130">Trattato di Neuilly (Bulgaria)</text:p>
              <text:list>
                <text:list-item>
                  <text:p text:style-name="P130">parte dei territori vanno a Romania, Iugoslavia e Grecia</text:p>
                </text:list-item>
              </text:list>
            </text:list-item>
            <text:list-item>
              <text:p text:style-name="P130">Trattato di Trianon ?(Ungheria)</text:p>
              <text:list>
                <text:list-item>
                  <text:p text:style-name="P130">parte dei territori vanno a Iugoslavia, Romania e Cecoslovacchia</text:p>
                </text:list-item>
              </text:list>
            </text:list-item>
            <text:list-item>
              <text:p text:style-name="P130">Trattato di Sevres (Turchia)</text:p>
              <text:list>
                <text:list-item>
                  <text:p text:style-name="P130">rimane alla Turchia solo l’Anatolia settentrionale e Costantinopoli, il resto è ceduto a Francia e Inghilterra</text:p>
                </text:list-item>
                <text:list-item>
                  <text:p text:style-name="P130">gli stretti sono smilitarizzati</text:p>
                </text:list-item>
              </text:list>
            </text:list-item>
            <text:list-item>
              <text:p text:style-name="P130">Pace di Losanna (Repubblica Turca di Kemal)</text:p>
              <text:list>
                <text:list-item>
                  <text:p text:style-name="P130">ottiene il controllo degli stretti</text:p>
                </text:list-item>
                <text:list-item>
                  <text:p text:style-name="P130">acquisisce alcuni territori in più</text:p>
                </text:list-item>
              </text:list>
            </text:list-item>
          </text:list>
        </text:list-item>
        <text:list-item>
          <text:p text:style-name="P131">Conseguenza</text:p>
          <text:list>
            <text:list-item>
              <text:p text:style-name="P131">l’Ungheria perde il suo porto (Fiume)</text:p>
            </text:list-item>
            <text:list-item>
              <text:p text:style-name="P131"><text:soft-page-break/>L’Austria è ridotta e non può allearsi coi tedeschi</text:p>
            </text:list-item>
            <text:list-item>
              <text:p text:style-name="P131">La Polonia mira a una maggiore autonomia</text:p>
            </text:list-item>
            <text:list-item>
              <text:p text:style-name="P131">molte minoranze sono inascoltate</text:p>
            </text:list-item>
            <text:list-item>
              <text:p text:style-name="P131">atteggiamento contraddittorio nei confronti della Germani</text:p>
              <text:list>
                <text:list-header>
                  <text:p text:style-name="P127"/>
                </text:list-header>
              </text:list>
            </text:list-item>
          </text:list>
        </text:list-item>
        <text:list-item>
          <text:p text:style-name="P132">La Germania si schiera al fianco dell’Austria e la Francia al fianco della Serbia</text:p>
          <text:list>
            <text:list-item>
              <text:p text:style-name="P132">La Germania viola la neutralità del Belgio per attaccare i Francesi da un altro fronte</text:p>
              <text:list>
                <text:list-item>
                  <text:p text:style-name="P132">La Russia muove l’esercito</text:p>
                </text:list-item>
                <text:list-item>
                  <text:p text:style-name="P132">L’Inghilterra si muove in aiuto della Francia</text:p>
                </text:list-item>
                <text:list-item>
                  <text:p text:style-name="P120">L’Italia si schiera con Francia e Inghilterra</text:p>
                </text:list-item>
                <text:list-item>
                  <text:p text:style-name="P120">Bulgaria si schiera con la Germania, la quale aveva preso le difese dei <text:s/>Bulgari dopo le nuove pretese mosse dopo la Seconda Guerra Balcanica</text:p>
                </text:list-item>
                <text:list-item>
                  <text:p text:style-name="P120">Impero Ottomano si schiera con la Germania che aveva aiutato contro l’indipendenza di Creta</text:p>
                </text:list-item>
                <text:list-item>
                  <text:p text:style-name="P133">Nel Mare del Nord è attuato un blocco navale, che la Germania cercherà di distruggere con una guerra sottomarina</text:p>
                </text:list-item>
              </text:list>
            </text:list-item>
          </text:list>
        </text:list-item>
        <text:list-item>
          <text:p text:style-name="P133">In Italia il governo Salandra aveva deciso di entrare in guerra</text:p>
          <text:list>
            <text:list-item>
              <text:p text:style-name="P133">Patto di Londra: Sidney Sonnino (Ministro degli Esteri) dopo aver interpellato sia Intesa che Alleanza accettò l’offerta dell’Intesa </text:p>
              <text:list>
                <text:list-item>
                  <text:p text:style-name="P133">Austria aveva offerto alcuni dei propri territori (Trento e Trieste), mentre l’Inghilterra aveva promesso molti territori austriaci (Trento e Trieste, Croazia)</text:p>
                </text:list-item>
              </text:list>
            </text:list-item>
            <text:list-item>
              <text:p text:style-name="P134">L’Italia era divisa riguardo l’intervento in guerra</text:p>
              <text:list>
                <text:list-item>
                  <text:p text:style-name="P134">Neutralisti</text:p>
                  <text:list>
                    <text:list-item>
                      <text:p text:style-name="P134">Popolo poiché i primi a morire e a essere danneggiati sarebbero stati loro</text:p>
                    </text:list-item>
                    <text:list-item>
                      <text:p text:style-name="P134">Cattolici poiché è contro i principi cristiani</text:p>
                    </text:list-item>
                    <text:list-item>
                      <text:p text:style-name="P134">Socialisti poiché la guerra è di stampo imperialistico, mentre la loro richiesta è rivoluzione sociale</text:p>
                    </text:list-item>
                    <text:list-item>
                      <text:p text:style-name="P134">Giolittiani, poiché sia l’esercito che gli armamenti italiani sono scadenti</text:p>
                      <text:list>
                        <text:list-item>
                          <text:p text:style-name="P134">Voleva proporre all’Austria uno scambio: in cambio della neutralità avrebbe preso Trento e Trieste</text:p>
                        </text:list-item>
                      </text:list>
                    </text:list-item>
                  </text:list>
                </text:list-item>
                <text:list-item>
                  <text:p text:style-name="P135">Interventisti</text:p>
                  <text:list>
                    <text:list-item>
                      <text:p text:style-name="P135">nazionalisti per gli interessi economici</text:p>
                    </text:list-item>
                    <text:list-item>
                      <text:p text:style-name="P136"><text:soft-page-break/>futuristi perché dimostra forza dello Stato</text:p>
                    </text:list-item>
                    <text:list-item>
                      <text:p text:style-name="P136">irredentisti perché volevano le terre redente (Trento e Trieste)</text:p>
                    </text:list-item>
                    <text:list-item>
                      <text:p text:style-name="P136">socialisti estremi poiché vogliono la rivoluzione sociale dopo la guerra</text:p>
                    </text:list-item>
                    <text:list-item>
                      <text:p text:style-name="P136">D’Annunzio</text:p>
                      <text:list>
                        <text:list-item>
                          <text:p text:style-name="P118">scese in piazza con altri interventisti e il governo non ostacolò la manifestazione per mostrare all’opinione pubblica che l’intervento era voluto dal popolo</text:p>
                        </text:list-item>
                      </text:list>
                    </text:list-item>
                    <text:list-item>
                      <text:p text:style-name="P136">Mussolini </text:p>
                      <text:list>
                        <text:list-item>
                          <text:p text:style-name="P136">prima neutralista si stacca dal partito socialista e fonda Il Popolo Italiano (giornale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7">Italia in guerra</text:p>
              <text:list>
                <text:list-item>
                  <text:p text:style-name="P137">I morti nelle battaglie dell’Isonzo furono numerosi e gli ufficiali vennero rimpiazzati da studenti universitari</text:p>
                </text:list-item>
                <text:list-item>
                  <text:p text:style-name="P137">La morte di questa nuova classe di intellettuali favorì probabilmente l’ascesa del fascismo</text:p>
                </text:list-item>
              </text:list>
            </text:list-item>
          </text:list>
        </text:list-item>
      </text:list>
      <text:h text:style-name="P472" text:outline-level="1"><text:bookmark-start text:name="Rivoluzione Russa"/>La Rivoluzione Russa<text:bookmark-end text:name="Rivoluzione Russa"/></text:h>
      <text:list xml:id="list1341391946240643820" text:style-name="L5">
        <text:list-item>
          <text:p text:style-name="P138">Divisione popolazione</text:p>
          <text:list>
            <text:list-item>
              <text:p text:style-name="P138">La maggior parte della popolazione era formata da operai e contadini, che vivevano in condizioni di miseria</text:p>
            </text:list-item>
            <text:list-item>
              <text:p text:style-name="P138">I funzionari statali erano borghesi che avevano aderito al socialismo</text:p>
            </text:list-item>
            <text:list-item>
              <text:p text:style-name="P138">La classe dirigente era la nobiltà, che basava la sua ricchezza sull’industria e i possedimenti terrieri</text:p>
            </text:list-item>
            <text:list-item>
              <text:p text:style-name="P139">Zar Nicola II Romanov incapace di governare e capire le necessità del popolo</text:p>
              <text:list>
                <text:list-item>
                  <text:p text:style-name="P139">Rasputin si assicurò la venerazione della zarina poiché aveva salvato dalla morte l’erede al trono</text:p>
                </text:list-item>
                <text:list-item>
                  <text:p text:style-name="P139">Quando Rasputin divenne determinante nelle sue decisioni, lo zar si allontanò ancora di più dalle richieste del popolo</text:p>
                </text:list-item>
              </text:list>
            </text:list-item>
          </text:list>
        </text:list-item>
        <text:list-item>
          <text:p text:style-name="P140">Vitte (fine 1800)</text:p>
          <text:list>
            <text:list-item>
              <text:p text:style-name="P140">sviluppo l’industria</text:p>
            </text:list-item>
            <text:list-item>
              <text:p text:style-name="P140">promosse la costruzione di ferrovie (Transiberiana)</text:p>
            </text:list-item>
            <text:list-item>
              <text:p text:style-name="P140">attirò capitali stranieri, stabilizzando il rublo</text:p>
            </text:list-item>
          </text:list>
        </text:list-item>
        <text:list-item>
          <text:p text:style-name="P138">Dopo la “domenica di sangue” (22 gennaio 1905) diviene ministro Stolypin</text:p>
          <text:list>
            <text:list-item>
              <text:p text:style-name="P140"><text:soft-page-break/>Un decreto permetteva ai contadini di prendere possesso della terra delle comuni (mir) fino ad allora lavorata, mantenendo il diritto di sfruttare pascoli e foreste</text:p>
              <text:list>
                <text:list-item>
                  <text:p text:style-name="P140">Il provvedimento puntava a trasformare i contadini in piccoli proprietari</text:p>
                </text:list-item>
                <text:list-item>
                  <text:p text:style-name="P140">Le terre risultarono troppo piccole per il mantenimento delle famiglie, così i contadini vendettero le loro terre e si concentrò ancora più terra nelle mani dei grandi proprietari</text:p>
                </text:list-item>
              </text:list>
            </text:list-item>
          </text:list>
        </text:list-item>
        <text:list-item>
          <text:p text:style-name="P140">Partiti socialisti russi</text:p>
          <text:list>
            <text:list-item>
              <text:p text:style-name="P140">socialdemocratico</text:p>
              <text:list>
                <text:list-item>
                  <text:p text:style-name="P141">bolscevichi</text:p>
                  <text:list>
                    <text:list-item>
                      <text:p text:style-name="P141">radicali</text:p>
                    </text:list-item>
                  </text:list>
                </text:list-item>
                <text:list-item>
                  <text:p text:style-name="P141">menscevichi</text:p>
                  <text:list>
                    <text:list-item>
                      <text:p text:style-name="P141">rivoluzione tramite riforme</text:p>
                    </text:list-item>
                  </text:list>
                </text:list-item>
              </text:list>
            </text:list-item>
            <text:list-item>
              <text:p text:style-name="P140">socialrivoluzionario</text:p>
            </text:list-item>
            <text:list-item>
              <text:p text:style-name="P140">cadetto</text:p>
              <text:list>
                <text:list-item>
                  <text:p text:style-name="P141">borghese</text:p>
                </text:list-item>
                <text:list-item>
                  <text:p text:style-name="P141">obiettivo: monarchia costituzionale</text:p>
                </text:list-item>
              </text:list>
            </text:list-item>
          </text:list>
        </text:list-item>
        <text:list-item>
          <text:p text:style-name="P142">Caduta dello Zar</text:p>
          <text:list>
            <text:list-item>
              <text:p text:style-name="P143">1917</text:p>
              <text:list>
                <text:list-item>
                  <text:p text:style-name="P143">La Russia è colpita da una carestia</text:p>
                </text:list-item>
                <text:list-item>
                  <text:p text:style-name="P143">L’esercito versava in una situazione disastrosa</text:p>
                  <text:list>
                    <text:list-item>
                      <text:p text:style-name="P143">senza cibo e armi</text:p>
                    </text:list-item>
                    <text:list-item>
                      <text:p text:style-name="P143">ufficiali senza preparazione specifica</text:p>
                    </text:list-item>
                  </text:list>
                </text:list-item>
              </text:list>
            </text:list-item>
            <text:list-item>
              <text:p text:style-name="P143">23 febbraio 1917</text:p>
              <text:list>
                <text:list-item>
                  <text:p text:style-name="P143">A Pietrogrado scoppiano degli scioperi nelle fabbriche e proteste per la carestia</text:p>
                </text:list-item>
                <text:list-item>
                  <text:p text:style-name="P143">Interviene l’esercito, ma si unisce agli insorti</text:p>
                </text:list-item>
                <text:list-item>
                  <text:p text:style-name="P143">Si forma un governo provvisorio con a capo il principe L’Vov, dei cadetti</text:p>
                </text:list-item>
                <text:list-item>
                  <text:p text:style-name="P143">Nicola II abdica in favore del fratello Michele, ma egli si mette nel mani del governo provvisorio</text:p>
                </text:list-item>
                <text:list-item>
                  <text:p text:style-name="P143">La zar fu arrestato e confinato con la famiglia nella <text:span text:style-name="T33">sua</text:span> residenza estiva</text:p>
                </text:list-item>
                <text:list-item>
                  <text:p text:style-name="P144">Finisce la dinastia Romanov che governò per oltre 300 anni</text:p>
                </text:list-item>
              </text:list>
            </text:list-item>
            <text:list-item>
              <text:p text:style-name="P145">Nascono i soviet di operai e soldati</text:p>
              <text:list>
                <text:list-item>
                  <text:p text:style-name="P145"><text:soft-page-break/>Indebolirono l’esercito poiché vi confluirono molti disertori</text:p>
                </text:list-item>
                <text:list-item>
                  <text:p text:style-name="P145">si creo una dualità di <text:span text:style-name="T34">potere</text:span></text:p>
                  <text:list>
                    <text:list-item>
                      <text:p text:style-name="P146">i soviet si ritenevano investiti dalla rappresentanza popolare e chiedevano la pace <text:span text:style-name="T34">e la redistribuzione delle terre</text:span></text:p>
                    </text:list-item>
                    <text:list-item>
                      <text:p text:style-name="P147">il governo rivendicava legittimità parlamentare e voleva una costituzione liberale</text:p>
                    </text:list-item>
                  </text:list>
                </text:list-item>
              </text:list>
            </text:list-item>
            <text:list-item>
              <text:p text:style-name="P146"><text:s/><text:span text:style-name="T34">Luglio 1917</text:span></text:p>
              <text:list>
                <text:list-item>
                  <text:p text:style-name="P147">I bolscevichi di Lenin tentano un colpo di stato, ma fallisce poiché i soviet non diedero il loro appoggio</text:p>
                </text:list-item>
                <text:list-item>
                  <text:p text:style-name="P148">L’Vov si dimise e divenne capo del governo Kerenskij</text:p>
                  <text:list>
                    <text:list-item>
                      <text:p text:style-name="P150">Continuò la guerra</text:p>
                      <text:list>
                        <text:list-item>
                          <text:p text:style-name="P149">Nonostante le iniziali vittorie, gli austro-tedeschi sfondarono le linee russe</text:p>
                        </text:list-item>
                        <text:list-item>
                          <text:p text:style-name="P150">i soviet e i conservatori sono ostili alla decisione</text:p>
                        </text:list-item>
                      </text:list>
                    </text:list-item>
                    <text:list-item>
                      <text:p text:style-name="P148">tutti i cittadini divennero uguali di fronte alla legge</text:p>
                    </text:list-item>
                    <text:list-item>
                      <text:p text:style-name="P148">concessione della libertà di stampa, parola, associazione e sciopero</text:p>
                    </text:list-item>
                    <text:list-item>
                      <text:p text:style-name="P150">autonomia delle minoranze etniche</text:p>
                    </text:list-item>
                    <text:list-item>
                      <text:p text:style-name="P150">Polonia indipendente</text:p>
                    </text:list-item>
                    <text:list-item>
                      <text:p text:style-name="P150">giornata lavorativa di 8 ore per i lavori più pesanti</text:p>
                    </text:list-item>
                  </text:list>
                </text:list-item>
                <text:list-item>
                  <text:p text:style-name="P150">Kornilov invia un corpo d’armata per rovesciare il governo e imporre una svolta autoritaria</text:p>
                  <text:list>
                    <text:list-item>
                      <text:p text:style-name="P150">Le truppe non giunsero a destinazione perché bloccate dagli scioperi ferroviari indetti dai soviet</text:p>
                    </text:list-item>
                    <text:list-item>
                      <text:p text:style-name="P150">i militari si dispersero e Kornilov è arresta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1">Rivoluzione d’ottobre</text:p>
          <text:list>
            <text:list-item>
              <text:p text:style-name="P170">Kerenskij liberò i prigionieri bolscevichi i quali si impadronirono dei soviet di Mosca e Pietrogrado</text:p>
            </text:list-item>
            <text:list-item>
              <text:p text:style-name="P170">Venne messo in atto il piano di Trockij <text:span text:style-name="T35">e assaltato il Palazzo d’Inverno, sede del governo provvisorio</text:span></text:p>
            </text:list-item>
            <text:list-item>
              <text:p text:style-name="P171">Kerenskij fugge</text:p>
            </text:list-item>
            <text:list-item>
              <text:p text:style-name="P171">Nasce il governo dei soviet</text:p>
              <text:list>
                <text:list-item>
                  <text:p text:style-name="P171">Presidente: Lenin</text:p>
                </text:list-item>
                <text:list-item>
                  <text:p text:style-name="P171">Commissario per gli affari esteri: Trockji</text:p>
                </text:list-item>
                <text:list-item>
                  <text:p text:style-name="P171"><text:soft-page-break/>Responsabile minoranze nazionali: Stalin</text:p>
                </text:list-item>
              </text:list>
            </text:list-item>
            <text:list-item>
              <text:p text:style-name="P172">Riforme</text:p>
              <text:list>
                <text:list-item>
                  <text:p text:style-name="P172">parità civile e politica tra uomo e donna</text:p>
                </text:list-item>
                <text:list-item>
                  <text:p text:style-name="P172">legalizzazione aborto e divorzio</text:p>
                </text:list-item>
                <text:list-item>
                  <text:p text:style-name="P172">parità giuridica tra figli legittimi e naturali</text:p>
                </text:list-item>
                <text:list-item>
                  <text:p text:style-name="P172">capitale trasferita a Mosca</text:p>
                </text:list-item>
                <text:list-item>
                  <text:p text:style-name="P172">Assemblea Costituente sciolta</text:p>
                </text:list-item>
                <text:list-item>
                  <text:p text:style-name="P172">Pace di Brest-Litovsk</text:p>
                  <text:list>
                    <text:list-item>
                      <text:p text:style-name="P172">Pace pubblica per incitare a seguire il suo esempio</text:p>
                    </text:list-item>
                    <text:list-item>
                      <text:p text:style-name="P172">non sono annessi paesi che non lo volessero</text:p>
                    </text:list-item>
                  </text:list>
                </text:list-item>
                <text:list-item>
                  <text:p text:style-name="P172">Con la prima costituzione sovietica </text:p>
                  <text:list>
                    <text:list-item>
                      <text:p text:style-name="P172">nasce le Repubblica socialista federativa sovietica russa</text:p>
                    </text:list-item>
                    <text:list-item>
                      <text:p text:style-name="P172">L’elezione del Consiglio dei commissari del popolo avveniva tramite voto pubblico e poteva votare solo chi lavorava</text:p>
                    </text:list-item>
                  </text:list>
                </text:list-item>
                <text:list-item>
                  <text:p text:style-name="P172">Inizia la dittatura del proletariato (i proletari impongono le leggi ai capitalisti)</text:p>
                  <text:list>
                    <text:list-item>
                      <text:p text:style-name="P172">Nazionalizzazione industria e banche</text:p>
                    </text:list-item>
                    <text:list-item>
                      <text:p text:style-name="P172">Sono confiscati i depositi privati</text:p>
                    </text:list-item>
                    <text:list-item>
                      <text:p text:style-name="P172">solo il governo poteva avere contatti con l’estero</text:p>
                    </text:list-item>
                    <text:list-item>
                      <text:p text:style-name="P172">Nascono i tribunali rivoluzionari al posto del vecchio sistema giudiziario</text:p>
                    </text:list-item>
                    <text:list-item>
                      <text:p text:style-name="P172">Confisca proprietà ecclesiastiche</text:p>
                    </text:list-item>
                    <text:list-item>
                      <text:p text:style-name="P172">Proibito insegnamento religioso nelle scuole</text:p>
                    </text:list-item>
                  </text:list>
                </text:list-item>
                <text:list-item>
                  <text:p text:style-name="P172">Richieste dei proletari di ottenere il controllo diretto (fase successiva alla dittatura)</text:p>
                  <text:list>
                    <text:list-item>
                      <text:p text:style-name="P172">i comitati di fabbrica vollero gestire la produzione direttamente</text:p>
                    </text:list-item>
                    <text:list-item>
                      <text:p text:style-name="P172">inizio un periodo di scioperi</text:p>
                    </text:list-item>
                    <text:list-item>
                      <text:p text:style-name="P172">nasce l’Armata Rossa</text:p>
                    </text:list-item>
                    <text:list-item>
                      <text:p text:style-name="P172">Nasce la Ceka (Commissione straordinaria per la lotta alla controrivoluzione, al sabotaggio e alla speculazione), una polizia politic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2">Guerra civile</text:p>
          <text:list>
            <text:list-item>
              <text:p text:style-name="P173">I controrivoluzionari e i borghesi (Bianchi) si organizzarono militarmente con l’aiuto di Francia e Inghilterra contro l’Armata Rossa </text:p>
              <text:list>
                <text:list-item>
                  <text:p text:style-name="P174"><text:soft-page-break/>I Rossi applicarono il comunismo di guerra</text:p>
                  <text:list>
                    <text:list-item>
                      <text:p text:style-name="P174">completa nazionalizzazione delle industrie</text:p>
                    </text:list-item>
                    <text:list-item>
                      <text:p text:style-name="P174">nazionalizzazione delle terre</text:p>
                    </text:list-item>
                    <text:list-item>
                      <text:p text:style-name="P174">ammasso obbligatorio (i beni alimentari erano requisiti, portati in magazzini, razionati, venduti a prezzi politici)</text:p>
                      <text:list>
                        <text:list-item>
                          <text:p text:style-name="P175">questo causò la fioritura del mercato nero</text:p>
                        </text:list-item>
                      </text:list>
                    </text:list-item>
                  </text:list>
                </text:list-item>
                <text:list-item>
                  <text:p text:style-name="P176">Dopo le iniziali vittorie dei Bianchi, i bolscevichi assassinarono lo zar e la famiglia per eliminare la possibilità di nascita di una monarchia costituzionale <text:span text:style-name="T36">(1918)</text:span></text:p>
                </text:list-item>
                <text:list-item>
                  <text:p text:style-name="P176">Trockij riorganizza l’Armata Rossa, rendendola più efficiente</text:p>
                </text:list-item>
                <text:list-item>
                  <text:p text:style-name="P176">I Rossi riescono a respingere i Bianchi <text:span text:style-name="T37">(1920)</text:span></text:p>
                </text:list-item>
              </text:list>
            </text:list-item>
            <text:list-item>
              <text:p text:style-name="P177">La Polonia invade la Russia, ma l’Armata Rossa attua una controffensiva che porta l’esercito presso Varsavia</text:p>
              <text:list>
                <text:list-item>
                  <text:p text:style-name="P177">Gli alleati soccorrono i polacchi e i sovietici si ritirano</text:p>
                </text:list-item>
                <text:list-item>
                  <text:p text:style-name="P177">1921 Trattato di Riga: i polacchi ottengono parte della Bielorussia</text:p>
                </text:list-item>
              </text:list>
            </text:list-item>
          </text:list>
        </text:list-item>
        <text:list-item>
          <text:p text:style-name="P153">URSS</text:p>
          <text:list>
            <text:list-item>
              <text:p text:style-name="P178">Il problema di rifornimenti alimentari mise in ginocchio la Russia, fomentando scioperi</text:p>
              <text:list>
                <text:list-item>
                  <text:p text:style-name="P178">Nella base navale di Kronstadt (Finlandia), soldati e marinai si ribellarono per sedici giorni chiedendo libertà e nuove elezioni </text:p>
                </text:list-item>
                <text:list-item>
                  <text:p text:style-name="P178">Trockij represse nel sangue la rivolta</text:p>
                </text:list-item>
              </text:list>
            </text:list-item>
            <text:list-item>
              <text:p text:style-name="P178">La carestia e la siccità provocarono numerosi morti e invalidi, oltre alla diffusione di malattie</text:p>
            </text:list-item>
            <text:list-item>
              <text:p text:style-name="P178">L’economia di guerra fece affermare un economia basata sul baratto e pagamento in natura, anche a causa della svalutazione del rublo</text:p>
            </text:list-item>
            <text:list-item>
              <text:p text:style-name="P179">1921 NEP (Nuova Politica Economica)</text:p>
              <text:list>
                <text:list-item>
                  <text:p text:style-name="P179">parziale reintroduzione del libero mercato</text:p>
                </text:list-item>
                <text:list-item>
                  <text:p text:style-name="P179">privatizzazione di una parte dei terreni, creando il ceto di proprietari benestanti (kulaki)</text:p>
                </text:list-item>
                <text:list-item>
                  <text:p text:style-name="P179">abolizione requisizione dei prodotti agricoli, pagando una tassa</text:p>
                </text:list-item>
              </text:list>
            </text:list-item>
            <text:list-item>
              <text:p text:style-name="P179">1919 Terza Internazionale Comunista</text:p>
              <text:list>
                <text:list-item>
                  <text:p text:style-name="P179">Rivolta a tutto il mondo, si propose di raggiungere il comunismo tramite una rivoluzione radicale</text:p>
                  <text:list>
                    <text:list-item>
                      <text:p text:style-name="P181">1919-1920 Scoppiano numerosi scioperi in tutta Europa</text:p>
                    </text:list-item>
                  </text:list>
                </text:list-item>
                <text:list-item>
                  <text:p text:style-name="P179"><text:soft-page-break/>1889 Seconda Internazionale Comunista: proponeva di raggiungere il comunismo con delle riforme</text:p>
                </text:list-item>
                <text:list-item>
                  <text:p text:style-name="P179">Nasce il Partito Comunista dell’Unione Sovietica che si propone come guida</text:p>
                  <text:list>
                    <text:list-item>
                      <text:p text:style-name="P180">centralismo democratico </text:p>
                      <text:list>
                        <text:list-item>
                          <text:p text:style-name="P182">nel partito si era liberi di discutere riguardo le decisioni da prendere (democrazia), ma quando gli organi dirigenti avevano deciso tutti dovevano sostenere la decisione (centralismo)</text:p>
                        </text:list-item>
                      </text:list>
                    </text:list-item>
                    <text:list-item>
                      <text:p text:style-name="P180">dittatura del proletariato </text:p>
                      <text:list>
                        <text:list-item>
                          <text:p text:style-name="P225"><text:span text:style-name="T38">la fase successiva avrebbe dovuto essere l’assenza di Stato </text:span><text:span text:style-name="T39">in cui ognuno da ciò che può e riceve ciò che serv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6"><text:span text:style-name="T39">1</text:span><text:span text:style-name="T38">922 Nascita Unione delle Repubbliche Socialiste Sovietiche (URSS)</text:span></text:p>
            </text:list-item>
          </text:list>
        </text:list-item>
        <text:list-item>
          <text:p text:style-name="P154">Stalin</text:p>
          <text:list>
            <text:list-item>
              <text:p text:style-name="P183">Il partito comunista andava sempre più burocratizzandosi</text:p>
            </text:list-item>
            <text:list-item>
              <text:p text:style-name="P183">Alla morte di Lenin (1924), esistevano tre schieramenti</text:p>
              <text:list>
                <text:list-item>
                  <text:p text:style-name="P183">Trockij</text:p>
                  <text:list>
                    <text:list-item>
                      <text:p text:style-name="P183">sosteneva la rivoluzione permanente rivolta a tutto il mondo</text:p>
                    </text:list-item>
                    <text:list-item>
                      <text:p text:style-name="P183">denunciava la gestione autoritaria del partito</text:p>
                    </text:list-item>
                    <text:list-item>
                      <text:p text:style-name="P183">criticava la NEP</text:p>
                    </text:list-item>
                  </text:list>
                </text:list-item>
                <text:list-item>
                  <text:p text:style-name="P183">Bucharin</text:p>
                  <text:list>
                    <text:list-item>
                      <text:p text:style-name="P183">sosteneva la NEP</text:p>
                    </text:list-item>
                    <text:list-item>
                      <text:p text:style-name="P183">sosteneva la rivoluzione mondiale, ma la rimandava nel tempo</text:p>
                    </text:list-item>
                  </text:list>
                </text:list-item>
                <text:list-item>
                  <text:p text:style-name="P183">Stalin</text:p>
                  <text:list>
                    <text:list-item>
                      <text:p text:style-name="P184">sosteneva lo sviluppo del socialismo in un solo paese</text:p>
                    </text:list-item>
                    <text:list-item>
                      <text:p text:style-name="P184">trasformare in una potenza industriale la Russia</text:p>
                    </text:list-item>
                  </text:list>
                </text:list-item>
              </text:list>
            </text:list-item>
            <text:list-item>
              <text:p text:style-name="P185">Stalin forma con Kamenev e Zinovev la troika (comitato di tre membri)</text:p>
              <text:list>
                <text:list-item>
                  <text:p text:style-name="P185">Il patto dura un anno poiché Kamenev e Zinovev passano dalla parte di Trockij</text:p>
                </text:list-item>
                <text:list-item>
                  <text:p text:style-name="P186">Kamenev, Zinovev e Trockij sono accusati di frazionismo, ossia di aver attentato all’unione del partito</text:p>
                  <text:list>
                    <text:list-item>
                      <text:p text:style-name="P186">Trockij fu esiliato e si stabilì in Messico dal pittore Diego Rivera, dove venne ucciso da un sicario di Stalin (1940)</text:p>
                    </text:list-item>
                    <text:list-item>
                      <text:p text:style-name="P187">Kamenev e Zinovev furono costretti a uniformarsi all’ideologia di Stalin</text:p>
                    </text:list-item>
                  </text:list>
                </text:list-item>
              </text:list>
            </text:list-item>
            <text:list-item>
              <text:p text:style-name="P188"><text:soft-page-break/>Piani Quinquennali</text:p>
              <text:list>
                <text:list-item>
                  <text:p text:style-name="P189">1928-<text:span text:style-name="T40">1932 Primo Piano Quinquennale</text:span></text:p>
                  <text:list>
                    <text:list-item>
                      <text:p text:style-name="P190">concluso in anticipo</text:p>
                    </text:list-item>
                    <text:list-item>
                      <text:p text:style-name="P190">sviluppo industria pesante</text:p>
                    </text:list-item>
                    <text:list-item>
                      <text:p text:style-name="P190">la popolazione ne fece le spese per questo balzo in avanti</text:p>
                    </text:list-item>
                    <text:list-item>
                      <text:p text:style-name="P190">collettivizzazione della terra</text:p>
                      <text:list>
                        <text:list-item>
                          <text:p text:style-name="P190">nascono i kolchoz</text:p>
                          <text:list>
                            <text:list-item>
                              <text:p text:style-name="P190">cooperative agricole nelle quali i contadini lavoravano la terra dello Stato condividendo gli strumenti</text:p>
                            </text:list-item>
                            <text:list-item>
                              <text:p text:style-name="P190">i contadini trattenevano solo il necessario per la sopravvivenza e la semina</text:p>
                            </text:list-item>
                            <text:list-item>
                              <text:p text:style-name="P190">allo Stato spettava una forte percentuale sui raccolti</text:p>
                            </text:list-item>
                            <text:list-item>
                              <text:p text:style-name="P191">i kulaki si opposero e vennero deportati in Siberia</text:p>
                            </text:list-item>
                          </text:list>
                        </text:list-item>
                        <text:list-item>
                          <text:p text:style-name="P191">nascono i sovchoz</text:p>
                          <text:list>
                            <text:list-item>
                              <text:p text:style-name="P191">fattorie dello State lavorate da manodopera salariata</text:p>
                            </text:list-item>
                          </text:list>
                        </text:list-item>
                        <text:list-item>
                          <text:p text:style-name="P191">Il fallimento della collettivizzazione porta all’assegnamento di piccoli appezzamenti ai membri dei kolchoz</text:p>
                        </text:list-item>
                      </text:list>
                    </text:list-item>
                  </text:list>
                </text:list-item>
                <text:list-item>
                  <text:p text:style-name="P191">1933- 1941 Secondo e terzo piano quinquennale</text:p>
                  <text:list>
                    <text:list-item>
                      <text:p text:style-name="P191">Sviluppo dell’industria pesante</text:p>
                      <text:list>
                        <text:list-item>
                          <text:p text:style-name="P192">molti tecnici tedeschi vengono mandati in Russia per organizzare l’industria, poiché dopo la guerra erano inoperativi. Parte dei profitti finì in Germania </text:p>
                        </text:list-item>
                      </text:list>
                    </text:list-item>
                    <text:list-item>
                      <text:p text:style-name="P193">circa 20 milioni di contadini abbandonano le campagne</text:p>
                      <text:list>
                        <text:list-item>
                          <text:p text:style-name="P193">metà si trasferisce a lavorare per le industrie</text:p>
                        </text:list-item>
                        <text:list-item>
                          <text:p text:style-name="P193">metà è probabilmente emigrata all’estero</text:p>
                        </text:list-item>
                      </text:list>
                    </text:list-item>
                  </text:list>
                </text:list-item>
                <text:list-item>
                  <text:p text:style-name="P194">Risultati</text:p>
                  <text:list>
                    <text:list-item>
                      <text:p text:style-name="P194">Disponibilità di armamenti moderni</text:p>
                    </text:list-item>
                    <text:list-item>
                      <text:p text:style-name="P194">carenza di beni di consumo e alloggi</text:p>
                    </text:list-item>
                    <text:list-item>
                      <text:p text:style-name="P194">fioritura del mercato nero</text:p>
                    </text:list-item>
                    <text:list-item>
                      <text:p text:style-name="P194">elevati costi umani: deportazione di kulaki, prigionieri politici e detenuti</text:p>
                    </text:list-item>
                  </text:list>
                </text:list-item>
              </text:list>
            </text:list-item>
            <text:list-item>
              <text:p text:style-name="P194">1934 Le Grandi Purghe </text:p>
              <text:list>
                <text:list-item>
                  <text:p text:style-name="P194">Berija acquisì un enorme potere all’interno della polizia politica russa</text:p>
                </text:list-item>
                <text:list-item>
                  <text:p text:style-name="P195"><text:soft-page-break/>eliminazione fisica degli oppositori di Stalin</text:p>
                </text:list-item>
                <text:list-item>
                  <text:p text:style-name="P195">serie di processi basati su false accuse, che crearono un clima di sospetto</text:p>
                </text:list-item>
                <text:list-item>
                  <text:p text:style-name="P196">Alla morte di Stalin, molte persone non vi credettero poiché avevano paura delle possibili ripercussioni</text:p>
                </text:list-item>
              </text:list>
            </text:list-item>
          </text:list>
        </text:list-item>
      </text:list>
      <text:p text:style-name="P4"><text:bookmark-start text:name="Grande Crisi"/>Grande Crisi<text:bookmark-end text:name="Grande Crisi"/></text:p>
      <text:list xml:id="list3843892107806620978" text:style-name="L6">
        <text:list-item>
          <text:p text:style-name="P155">Stati Uniti</text:p>
          <text:list>
            <text:list-item>
              <text:p text:style-name="P197">Economia in espansione</text:p>
              <text:list>
                <text:list-item>
                  <text:p text:style-name="P197">Venne ideato il pagamento a rate (credito al consumo), impegnando futuri redditi per beni di immediata disponibilità</text:p>
                </text:list-item>
                <text:list-item>
                  <text:p text:style-name="P198">laissez faire: il governo si ritira dal mondo degli affari e il mondo degli affari detta le direttive del governo</text:p>
                </text:list-item>
                <text:list-item>
                  <text:p text:style-name="P199">Le ingenti riserve auree permisero enormi investimenti all’estero</text:p>
                </text:list-item>
              </text:list>
            </text:list-item>
            <text:list-item>
              <text:p text:style-name="P200">Isolazionismo</text:p>
              <text:list>
                <text:list-item>
                  <text:p text:style-name="P200">Non entrano nella Società delle Nazioni, <text:span text:style-name="T41">poiché non volevano responsabilità nella politica internazionale</text:span></text:p>
                </text:list-item>
              </text:list>
            </text:list-item>
          </text:list>
        </text:list-item>
        <text:list-item>
          <text:p text:style-name="P156">Regno Unito</text:p>
          <text:list>
            <text:list-item>
              <text:p text:style-name="P201">Politica</text:p>
              <text:list>
                <text:list-item>
                  <text:p text:style-name="P201">I whig e tory sono sostituiti da laburisti e conservatori</text:p>
                </text:list-item>
              </text:list>
            </text:list-item>
            <text:list-item>
              <text:p text:style-name="P201">Economia</text:p>
              <text:list>
                <text:list-item>
                  <text:p text:style-name="P201">declino economico e internazionale, poiché la leadership mondiale era nelle mani degli USA</text:p>
                </text:list-item>
                <text:list-item>
                  <text:p text:style-name="P201">esportazioni ostacolate dalla volontà di mantenere alto il valore della sterlina</text:p>
                </text:list-item>
                <text:list-item>
                  <text:p text:style-name="P202">i sindacati mantengono alti i salari</text:p>
                </text:list-item>
              </text:list>
            </text:list-item>
          </text:list>
        </text:list-item>
        <text:list-item>
          <text:p text:style-name="P157">Francia</text:p>
          <text:list>
            <text:list-item>
              <text:p text:style-name="P203">Democrazia rafforzata dal conflitto</text:p>
              <text:list>
                <text:list-item>
                  <text:p text:style-name="P203">frattura tra clericali e anticlericali meno evidente</text:p>
                </text:list-item>
                <text:list-item>
                  <text:p text:style-name="P204">la sinistra assume posizioni rivoluzionarie</text:p>
                </text:list-item>
                <text:list-item>
                  <text:p text:style-name="P204">la destra (“bleu horizon”) lotta per <text:span text:style-name="T42">la sottomissione politica ed economica della Germania</text:span> al Congresso di Versailles</text:p>
                  <text:list>
                    <text:list-item>
                      <text:p text:style-name="P205">Ciò alienò le simpatie degli Stati Uniti che investivano nell’industria tedesca e volevano la ripresa del Paese</text:p>
                    </text:list-item>
                    <text:list-item>
                      <text:p text:style-name="P206"><text:soft-page-break/>1923 Francia e Belgio occupano la Rurh (giacimento di ferro e carbone)</text:p>
                    </text:list-item>
                    <text:list-item>
                      <text:p text:style-name="P206">La Germania attua una resistenza passiva tramite scioperi</text:p>
                    </text:list-item>
                    <text:list-item>
                      <text:p text:style-name="P206">1926 Cessa la produzione della Rurh</text:p>
                    </text:list-item>
                    <text:list-item>
                      <text:p text:style-name="P206">I maggiori esponenti della destra e della sinistra tedesca sono incarcerati per le eccessive proteste</text:p>
                    </text:list-item>
                  </text:list>
                </text:list-item>
                <text:list-item>
                  <text:p text:style-name="P205">Trattato di Locarno</text:p>
                  <text:list>
                    <text:list-item>
                      <text:p text:style-name="P205">la Germania accetta in confini occidentali</text:p>
                    </text:list-item>
                    <text:list-item>
                      <text:p text:style-name="P205">la Germania entra nella Società delle Nazio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8">Germania</text:p>
          <text:list>
            <text:list-item>
              <text:p text:style-name="P207">Politica nella Repubblica di Weimar</text:p>
              <text:list>
                <text:list-item>
                  <text:p text:style-name="P207">socialdemocratici di Ebert</text:p>
                  <text:list>
                    <text:list-item>
                      <text:p text:style-name="P207">alle prime elezioni vennero sconfitti</text:p>
                    </text:list-item>
                  </text:list>
                </text:list-item>
                <text:list-item>
                  <text:p text:style-name="P207">spartachisti di Luxemburg</text:p>
                  <text:list>
                    <text:list-item>
                      <text:p text:style-name="P207">danno successivamente vita al Partito Comunista Tedesco</text:p>
                    </text:list-item>
                    <text:list-item>
                      <text:p text:style-name="P207">di ispirazione bolscevica</text:p>
                    </text:list-item>
                    <text:list-item>
                      <text:p text:style-name="P207">tentarono un’insurrezione contro il governo provvisorio di Ebert</text:p>
                    </text:list-item>
                  </text:list>
                </text:list-item>
                <text:list-item>
                  <text:p text:style-name="P207">destra eversiva</text:p>
                  <text:list>
                    <text:list-item>
                      <text:p text:style-name="P207">mito del popolo invitto, sconfitto a causa del tradimento dei politici</text:p>
                    </text:list-item>
                    <text:list-item>
                      <text:p text:style-name="P207">partito emergente</text:p>
                    </text:list-item>
                    <text:list-item>
                      <text:p text:style-name="P207">avvennero centinaia di omicidi politici contro coloro che erano considerati responsabili della sconfitta</text:p>
                    </text:list-item>
                  </text:list>
                </text:list-item>
                <text:list-item>
                  <text:p text:style-name="P208">1924 Piano Dawes contribuisce a consolidare la sfiducia nella repubblica <text:span text:style-name="T44">e avvenne un colpo di Stato fallito</text:span></text:p>
                  <text:list>
                    <text:list-item>
                      <text:p text:style-name="P209">riorganizzazione bancaria</text:p>
                    </text:list-item>
                    <text:list-item>
                      <text:p text:style-name="P209">cambio di moneta per poter emettere prestiti tramite obbligazioni, <text:span text:style-name="T43">dato che l’inflazione era elevatissima</text:span></text:p>
                    </text:list-item>
                    <text:list-item>
                      <text:p text:style-name="P209">restituzione a rate crescenti del debito di guerra in un termo indetermina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9">Crisi 1929 <text:span text:style-name="T47">America</text:span></text:p>
          <text:list>
            <text:list-item>
              <text:p text:style-name="P210">Cause</text:p>
              <text:list>
                <text:list-item>
                  <text:p text:style-name="P210">Espansione economica</text:p>
                </text:list-item>
                <text:list-item>
                  <text:p text:style-name="P210">entrata in borsa dei piccoli investitori, poiché si credeva che la borsa consentisse un <text:soft-page-break/>arricchimento facile e veloce</text:p>
                </text:list-item>
                <text:list-item>
                  <text:p text:style-name="P211">bolla speculativa (sopravvalutazione dei titoli in borsa rispetto al valore reale)</text:p>
                </text:list-item>
                <text:list-item>
                  <text:p text:style-name="P211">con la ripresa della produzione agricola in Europa si fermarono le esportazioni di generi alimentari verso il vecchio continente</text:p>
                </text:list-item>
                <text:list-item>
                  <text:p text:style-name="P212">una serie di raccolti abbondanti portarono a un crollo del prezzo dei prodotti agricoli</text:p>
                </text:list-item>
              </text:list>
            </text:list-item>
            <text:list-item>
              <text:p text:style-name="P212">Effetto</text:p>
              <text:list>
                <text:list-item>
                  <text:p text:style-name="P212">Con il crollo del valore dei titoli in borsa, vi fu un’eccessiva richiesta di denaro dovuta alla vendita dei titoli <text:span text:style-name="T45">in massa</text:span></text:p>
                </text:list-item>
                <text:list-item>
                  <text:p text:style-name="P212">martedì 29 ottobre 1929 Inizia la grande crisi</text:p>
                </text:list-item>
                <text:list-item>
                  <text:p text:style-name="P213">Hoover non attuò le riforme necessarie convinto fosse una crisi temporanea</text:p>
                </text:list-item>
                <text:list-item>
                  <text:p text:style-name="P214">Per i Paesi latini e africani basati su monocolture fu la rovina a causa della scarsa richiesta di prodotti</text:p>
                </text:list-item>
                <text:list-item>
                  <text:p text:style-name="P214">si abbandona il liberismo economico in molte parti del mondo</text:p>
                </text:list-item>
                <text:list-item>
                  <text:p text:style-name="P214">il commercio mondiale si divide in dollaro e sterlina</text:p>
                </text:list-item>
                <text:list-item>
                  <text:p text:style-name="P214">i governi diedero priorità ai problemi sociali piuttosto che a quelli economici</text:p>
                </text:list-item>
              </text:list>
            </text:list-item>
            <text:list-item>
              <text:p text:style-name="P214">Roosevelt</text:p>
              <text:list>
                <text:list-item>
                  <text:p text:style-name="P214"><text:s/>Vinse le elezioni e rimase in carica per 4 mandati</text:p>
                </text:list-item>
                <text:list-item>
                  <text:p text:style-name="P214">Roosevelt condanna la paura e scelse un politica di intervento governativo nell’economia come in Russia</text:p>
                </text:list-item>
                <text:list-item>
                  <text:p text:style-name="P215"><text:span text:style-name="T46">1932 </text:span>New Deal (“nuovo corso”), nuovo patto di fiducia tra cittadini e Stato</text:p>
                  <text:list>
                    <text:list-item>
                      <text:p text:style-name="P215">Intervento sulle banche</text:p>
                      <text:list>
                        <text:list-item>
                          <text:p text:style-name="P215">La Federal Reserve Bank controlla il sistema bancario e diviene una sorta banca centrale</text:p>
                        </text:list-item>
                        <text:list-item>
                          <text:p text:style-name="P215">garantisce i depositi fino a 5000 dollari, portando i cittadini a depositare il loro denaro</text:p>
                        </text:list-item>
                      </text:list>
                    </text:list-item>
                    <text:list-item>
                      <text:p text:style-name="P216">Discorsi del caminetto</text:p>
                      <text:list>
                        <text:list-item>
                          <text:p text:style-name="P216">discorsi radiofonici in cui spiegava ai cittadini il significato delle riforme</text:p>
                        </text:list-item>
                      </text:list>
                    </text:list-item>
                    <text:list-item>
                      <text:p text:style-name="P216">Alcune riforme per risollevare le industrie e l’agricoltura vennero giudicate incostituzionali poiché minacciavano la libera impresa con forme di dirigismo statale</text:p>
                    </text:list-item>
                    <text:list-item>
                      <text:p text:style-name="P217">Vennero attuate alcune riforme per sostenere lavori pubblici e riassorbire la disoccupazione</text:p>
                    </text:list-item>
                  </text:list>
                </text:list-item>
                <text:list-item>
                  <text:p text:style-name="P217"><text:soft-page-break/>1934 Secondo New Deal</text:p>
                  <text:list>
                    <text:list-item>
                      <text:p text:style-name="P218">Diminuzione produzione agricola</text:p>
                      <text:list>
                        <text:list-item>
                          <text:p text:style-name="P218">Incentivando la distruzione dei raccolti per diminuire i prezzi</text:p>
                        </text:list-item>
                      </text:list>
                    </text:list-item>
                    <text:list-item>
                      <text:p text:style-name="P219">Introduzione di indennità per disoccupati e inabili al lavoro</text:p>
                    </text:list-item>
                    <text:list-item>
                      <text:p text:style-name="P219">riforma amministrazione pubblica colpendo la corruzione</text:p>
                    </text:list-item>
                    <text:list-item>
                      <text:p text:style-name="P219">Svalutazione del dollaro per incentivare le esportazioni</text:p>
                    </text:list-item>
                    <text:list-item>
                      <text:p text:style-name="P219">Tassazione progressiva degli utili non distribuiti, per evitare che nascessero trust (prezzi di mercato decisi dalle industrie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0">Crisi 1929 Europa</text:p>
          <text:list>
            <text:list-item>
              <text:p text:style-name="P220">Inghilterra</text:p>
              <text:list>
                <text:list-item>
                  <text:p text:style-name="P220">Il ministro laburista MacDonald adottò una politica deflazionistica (atta a diminuire i prezzi), tagliò i sussidi di disoccupazione e ridusse gli stipendi pubblici</text:p>
                </text:list-item>
                <text:list-item>
                  <text:p text:style-name="P221">Adotta un politica di appeasement nei confronti della Germania <text:span text:style-name="T49">(si concilia con le idee della Germania)</text:span></text:p>
                </text:list-item>
              </text:list>
            </text:list-item>
            <text:list-item>
              <text:p text:style-name="P222">Francia</text:p>
              <text:list>
                <text:list-item>
                  <text:p text:style-name="P222">Inizia una radicalizzazione e l’avanzate di estrema destra e sinistra</text:p>
                </text:list-item>
                <text:list-item>
                  <text:p text:style-name="P223">Una coalizione di sinistra vinse le elezioni e divenne presidente del Consiglio Blum, che iniziò un periodo di riforme</text:p>
                </text:list-item>
                <text:list-item>
                  <text:p text:style-name="P221">Adotta un politica di appeasement nei confronti della Germania</text:p>
                </text:list-item>
              </text:list>
            </text:list-item>
            <text:list-item>
              <text:p text:style-name="P224">Germania</text:p>
              <text:list>
                <text:list-item>
                  <text:p text:style-name="P223"><text:span text:style-name="T48">La crisi economica aggravò l’instabilità politica della Repubblica di Weimar, poiché gli investitori statunitensi si ritirarono dall’economia tedesca</text:span> </text:p>
                </text:list-item>
              </text:list>
            </text:list-item>
          </text:list>
          <text:p text:style-name="P476"><text:bookmark-start text:name="Fascismo"/>Fascismo<text:bookmark-end text:name="Fascismo"/></text:p>
        </text:list-item>
        <text:list-item>
          <text:p text:style-name="P161">Regime totalitario in opposizione al regime liberale</text:p>
          <text:list>
            <text:list-item>
              <text:p text:style-name="P227">antiparlamentarismo</text:p>
            </text:list-item>
            <text:list-item>
              <text:p text:style-name="P227">crisi dei valori della società</text:p>
            </text:list-item>
            <text:list-item>
              <text:p text:style-name="P227">nazionalismo</text:p>
            </text:list-item>
            <text:list-item>
              <text:p text:style-name="P227">soluzione alla crisi socio-economica</text:p>
            </text:list-item>
            <text:list-item>
              <text:p text:style-name="P227">paura del comunismo/bolscevismo</text:p>
            </text:list-item>
          </text:list>
        </text:list-item>
        <text:list-item>
          <text:p text:style-name="P161">Italia nel Dopoguerra</text:p>
          <text:list>
            <text:list-item>
              <text:p text:style-name="P227">Economia</text:p>
              <text:list>
                <text:list-item>
                  <text:p text:style-name="P227"><text:soft-page-break/>ricostruzione edifici distrutti</text:p>
                </text:list-item>
                <text:list-item>
                  <text:p text:style-name="P227">riconversione da industria di guerra a produzione commerciale</text:p>
                </text:list-item>
                <text:list-item>
                  <text:p text:style-name="P227">ammodernamento e modifica delle industrie</text:p>
                  <text:list>
                    <text:list-item>
                      <text:p text:style-name="P227">L’uso di macchinari comportò al licenziamenti di numerosi operai</text:p>
                    </text:list-item>
                    <text:list-item>
                      <text:p text:style-name="P227">scoppiano rivolte operaie</text:p>
                    </text:list-item>
                  </text:list>
                </text:list-item>
                <text:list-item>
                  <text:p text:style-name="P227">Perdita del potere d’acquisto della lira</text:p>
                </text:list-item>
                <text:list-item>
                  <text:p text:style-name="P227">occupazione delle terre da parte degli agricoltori</text:p>
                  <text:list>
                    <text:list-item>
                      <text:p text:style-name="P227">poiché era stato promesso in caso di vittoria un appezzamento di terra</text:p>
                    </text:list-item>
                  </text:list>
                </text:list-item>
                <text:list-item>
                  <text:p text:style-name="P227">Nazionalisti e interventisti accusavano il governo di una “vittoria mutilata”</text:p>
                </text:list-item>
                <text:list-item>
                  <text:p text:style-name="P227">Gli imprenditori erano preoccupati che le rivolte sfociassero in una rivoluzione socialista</text:p>
                </text:list-item>
              </text:list>
            </text:list-item>
            <text:list-item>
              <text:p text:style-name="P228">Governo Nitti</text:p>
              <text:list>
                <text:list-item>
                  <text:p text:style-name="P228">Dopo le dimissioni di Orlando, Vittorio Emanuele III affida il governo a Nitti</text:p>
                </text:list-item>
                <text:list-item>
                  <text:p text:style-name="P229">Sostenne l’industria</text:p>
                </text:list-item>
                <text:list-item>
                  <text:p text:style-name="P229">Mise dei calmieri ai beni di prima necessità</text:p>
                </text:list-item>
                <text:list-item>
                  <text:p text:style-name="P229">Promulga un amnistia</text:p>
                </text:list-item>
                <text:list-item>
                  <text:p text:style-name="P229">Taglia le spese militari</text:p>
                </text:list-item>
              </text:list>
            </text:list-item>
            <text:list-item>
              <text:p text:style-name="P230">Elezioni 1919</text:p>
              <text:list>
                <text:list-item>
                  <text:p text:style-name="P230">per la prima volta è usato il metodo del sistema proporzionale</text:p>
                </text:list-item>
                <text:list-item>
                  <text:p text:style-name="P231">Si affermano il Partito Popolare Italiano <text:span text:style-name="T50">e</text:span>…</text:p>
                  <text:list>
                    <text:list-item>
                      <text:p text:style-name="P232">Mirava a unire i moderati e i cattolici</text:p>
                    </text:list-item>
                    <text:list-item>
                      <text:p text:style-name="P232">Fondato da Don Luigi Sturzo</text:p>
                    </text:list-item>
                    <text:list-item>
                      <text:p text:style-name="P232">Era un partito organizzato di massa</text:p>
                    </text:list-item>
                    <text:list-item>
                      <text:p text:style-name="P232">Rivolto soprattutto ai contadini</text:p>
                    </text:list-item>
                  </text:list>
                </text:list-item>
                <text:list-item>
                  <text:p text:style-name="P231">il Partito Socialista</text:p>
                  <text:list>
                    <text:list-item>
                      <text:p text:style-name="P232">La maggioranza del partito era formato dai massimalisti, che si erano divisi sul metodo per raggiungere l’obiettivo</text:p>
                    </text:list-item>
                    <text:list-item>
                      <text:p text:style-name="P232">Una parte di loro voleva una rivoluzione di stampo bolscevico <text:span text:style-name="T51">e diede vita al Partito Comunista</text:span></text:p>
                      <text:list>
                        <text:list-item>
                          <text:p text:style-name="P233">Il fondatore fu Gramsci</text:p>
                        </text:list-item>
                        <text:list-item>
                          <text:p text:style-name="P233"><text:soft-page-break/>Mirava ad abbattere lo stato borghese e alla gestione collettiva di produzione e della distribuzione della ricchezz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2">Biennio Rosso</text:p>
          <text:list>
            <text:list-item>
              <text:p text:style-name="P233">Occupazione di industrie e terre</text:p>
              <text:list>
                <text:list-item>
                  <text:p text:style-name="P233">I socialisti chiedono la nazionalizzazione delle terre, ma il governo non cede</text:p>
                </text:list-item>
                <text:list-item>
                  <text:p text:style-name="P233">i sindacati tentano la mediazione</text:p>
                </text:list-item>
              </text:list>
            </text:list-item>
            <text:list-item>
              <text:p text:style-name="P233">Nitti si dimette e gli succede Giolitti</text:p>
              <text:list>
                <text:list-item>
                  <text:p text:style-name="P233">inizia una politica di mediazione</text:p>
                </text:list-item>
              </text:list>
            </text:list-item>
            <text:list-item>
              <text:p text:style-name="P233">Gli industriali e i grandi proprietari terrieri sostengono il Fascismo di Mussolini</text:p>
              <text:list>
                <text:list-item>
                  <text:p text:style-name="P233">Programma</text:p>
                  <text:list>
                    <text:list-item>
                      <text:p text:style-name="P233">Annessione di Fiume e Dalmazia</text:p>
                    </text:list-item>
                    <text:list-item>
                      <text:p text:style-name="P233">Tassazione beni ecclesiastici</text:p>
                    </text:list-item>
                    <text:list-item>
                      <text:p text:style-name="P233">Confisca dei profitti di guerra</text:p>
                    </text:list-item>
                  </text:list>
                </text:list-item>
                <text:list-item>
                  <text:p text:style-name="P234">Le squadre d’azione fasciste (“squadracce”) diventano il braccio armato di industriali e proprietari terrieri</text:p>
                  <text:list>
                    <text:list-item>
                      <text:p text:style-name="P235">Mussolini affermava che agivano senza il consenso del partito</text:p>
                    </text:list-item>
                  </text:list>
                </text:list-item>
                <text:list-item>
                  <text:p text:style-name="P236">Ideologia</text:p>
                  <text:list>
                    <text:list-item>
                      <text:p text:style-name="P236">Inizialmente aveva forti richiami del socialismo ed era di orientamento repubblicano</text:p>
                    </text:list-item>
                    <text:list-item>
                      <text:p text:style-name="P236">1920 inizia un mutamento che conced<text:span text:style-name="T52">e</text:span> l’appoggio della borghesia</text:p>
                    </text:list-item>
                    <text:list-item>
                      <text:p text:style-name="P236">1921 Nasce il Partito Nazionale Fascist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3">Caduta di Giolitti</text:p>
          <text:list>
            <text:list-item>
              <text:p text:style-name="P235">Trattato di Rapallo</text:p>
              <text:list>
                <text:list-item>
                  <text:p text:style-name="P235">l’Italia rinuncia alla Dalmazia</text:p>
                </text:list-item>
                <text:list-item>
                  <text:p text:style-name="P235">ottiene Zara</text:p>
                </text:list-item>
                <text:list-item>
                  <text:p text:style-name="P235">Fiume diviene città libera</text:p>
                </text:list-item>
              </text:list>
            </text:list-item>
            <text:list-item>
              <text:p text:style-name="P235">Riforma fiscale</text:p>
              <text:list>
                <text:list-item>
                  <text:p text:style-name="P235">imposte progressive in proporzione al reddito</text:p>
                </text:list-item>
                <text:list-item>
                  <text:p text:style-name="P235">innalzamento imposta di successione</text:p>
                </text:list-item>
                <text:list-item>
                  <text:p text:style-name="P235">rivalutazione della lira, sfavorendo le classi agiate</text:p>
                </text:list-item>
              </text:list>
            </text:list-item>
            <text:list-item>
              <text:p text:style-name="P235"><text:soft-page-break/>Elezione 1921</text:p>
              <text:list>
                <text:list-item>
                  <text:p text:style-name="P235">I blocchi nazionali (alleanza tra liberali e fascisti) entrano in Parlamento</text:p>
                  <text:list>
                    <text:list-item>
                      <text:p text:style-name="P235">Mussolini è a capo di 35 deputati</text:p>
                    </text:list-item>
                  </text:list>
                </text:list-item>
                <text:list-item>
                  <text:p text:style-name="P237">La sinistra risulta indebolita</text:p>
                </text:list-item>
                <text:list-item>
                  <text:p text:style-name="P237">I popolari vedono crescere il consenso</text:p>
                </text:list-item>
                <text:list-item>
                  <text:p text:style-name="P237">Giolitti è costretto a scendere a compromessi coi popolari e si dimette</text:p>
                </text:list-item>
              </text:list>
            </text:list-item>
            <text:list-item>
              <text:p text:style-name="P237">Governo Bonomi, si dimise</text:p>
            </text:list-item>
            <text:list-item>
              <text:p text:style-name="P237">Governo Facta, che si dimise in breve tempo</text:p>
            </text:list-item>
            <text:list-item>
              <text:p text:style-name="P238">I popolari posero il veto sulla nomina di Giolitti e il re incaricò un nuovo governo Facta</text:p>
            </text:list-item>
          </text:list>
        </text:list-item>
        <text:list-item>
          <text:p text:style-name="P164">Fascismo al potere</text:p>
          <text:list>
            <text:list-item>
              <text:p text:style-name="P239">i quadrumviri (De Bono, De Vecchi, Grandi, Balbo) conver<text:span text:style-name="T53">sero</text:span> su Roma <text:span text:style-name="T53">con le camicie nere</text:span></text:p>
            </text:list-item>
            <text:list-item>
              <text:p text:style-name="P240">Mussolini corre a Milano pronto per la fuga all’estero</text:p>
            </text:list-item>
            <text:list-item>
              <text:p text:style-name="P240">Facta presentò al re il decreto per lo stato d’assedio, ma il re non firmò</text:p>
            </text:list-item>
            <text:list-item>
              <text:p text:style-name="P240">Propose a Mussolini un governo con Salandra</text:p>
            </text:list-item>
            <text:list-item>
              <text:p text:style-name="P240">Mussolini rifiuta</text:p>
            </text:list-item>
            <text:list-item>
              <text:p text:style-name="P240">29 ottobre 1922: Mussolini diviene Presidente del Consiglio</text:p>
            </text:list-item>
          </text:list>
        </text:list-item>
        <text:list-item>
          <text:p text:style-name="P165">Fase Movimentista</text:p>
          <text:list>
            <text:list-item>
              <text:p text:style-name="P240">Presenta un governo di fascisti, popolari e liberali</text:p>
            </text:list-item>
            <text:list-item>
              <text:p text:style-name="P240">Normalizzazione: poteva eliminare il Parlamento ma non ha voluto, continuando con le vecchie istituzioni</text:p>
            </text:list-item>
            <text:list-item>
              <text:p text:style-name="P240">Fondazione Milizia Volontaria della Sicurezza Nazionale</text:p>
              <text:list>
                <text:list-item>
                  <text:p text:style-name="P240">Corpo paramilitare di camicie nere</text:p>
                </text:list-item>
              </text:list>
            </text:list-item>
            <text:list-item>
              <text:p text:style-name="P240">Creazione Gran Consiglio del Fascismo</text:p>
            </text:list-item>
            <text:list-item>
              <text:p text:style-name="P240">Epurazione di funzionari antifascisti</text:p>
            </text:list-item>
            <text:list-item>
              <text:p text:style-name="P240">Inizio della politica liberoscambista di De Stefani</text:p>
              <text:list>
                <text:list-item>
                  <text:p text:style-name="P240">Per garantirsi l’appoggio degli industriali</text:p>
                </text:list-item>
              </text:list>
            </text:list-item>
            <text:list-item>
              <text:p text:style-name="P241">Legge Acerbo (dal nome del primo firmatario)</text:p>
              <text:list>
                <text:list-item>
                  <text:p text:style-name="P241">Introduzione del sistema a premio di maggioranza</text:p>
                </text:list-item>
                <text:list-item>
                  <text:p text:style-name="P241">La lista fascista conquista la maggioranza assoluta</text:p>
                </text:list-item>
              </text:list>
            </text:list-item>
            <text:list-item>
              <text:p text:style-name="P242"><text:soft-page-break/>Matteotti</text:p>
              <text:list>
                <text:list-item>
                  <text:p text:style-name="P242">Pronunciò un discorso alla Camera </text:p>
                  <text:list>
                    <text:list-item>
                      <text:p text:style-name="P242">denunciò i brogli dei fascisti</text:p>
                    </text:list-item>
                    <text:list-item>
                      <text:p text:style-name="P242">denunciò le violenze (uccisione del socialista Piccinini)</text:p>
                    </text:list-item>
                    <text:list-item>
                      <text:p text:style-name="P242">chiese l’invalidamento delle elezioni</text:p>
                    </text:list-item>
                  </text:list>
                </text:list-item>
                <text:list-item>
                  <text:p text:style-name="P242">Venne rapito, ucciso e il cadavere ritrovato mesi dopo</text:p>
                  <text:list>
                    <text:list-item>
                      <text:p text:style-name="P242">Emerse la complicità di funzionari statali</text:p>
                    </text:list-item>
                  </text:list>
                </text:list-item>
                <text:list-item>
                  <text:p text:style-name="P242">Vittorio Emanuele III non intervenne</text:p>
                </text:list-item>
                <text:list-item>
                  <text:p text:style-name="P242">Tutti i partiti chiesero le dimissioni di Mussolini e l’abolizione della Milizia</text:p>
                </text:list-item>
                <text:list-item>
                  <text:p text:style-name="P242">Secessione dell’Aventino</text:p>
                  <text:list>
                    <text:list-item>
                      <text:p text:style-name="P242">I deputati abbandonarono il Parlamento tranne i comunisti</text:p>
                    </text:list-item>
                  </text:list>
                </text:list-item>
                <text:list-item>
                  <text:p text:style-name="P242">3 gennaio 1925: Mussolini si assume ogni responsabilità dell’accaduto</text:p>
                  <text:list>
                    <text:list-item>
                      <text:p text:style-name="P242">L’indignazione dell’opinione pubblica stava esaurendosi</text:p>
                    </text:list-item>
                    <text:list-item>
                      <text:p text:style-name="P242">Rimpasto di govern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6">Totalitarismo</text:p>
          <text:list>
            <text:list-item>
              <text:p text:style-name="P243">Nuova ondata di violenza che va a colpire gli antifascisti all’estero</text:p>
            </text:list-item>
            <text:list-item>
              <text:p text:style-name="P243">Roberto Farinacci diventa segretario del partito <text:span text:style-name="T54">con il compito di riportare l’ordine</text:span></text:p>
              <text:list>
                <text:list-item>
                  <text:p text:style-name="P243"><text:span text:style-name="T54">era </text:span>il ras (leader locale) di Cremona noto come il “re dei manganelli e dell’olio di ricino”</text:p>
                </text:list-item>
              </text:list>
            </text:list-item>
            <text:list-item>
              <text:p text:style-name="P244">Mussolini diviene capo del Governo con poteri pressoché illimitati</text:p>
            </text:list-item>
            <text:list-item>
              <text:p text:style-name="P244">Leggi fascistissime (1925-1926), dopo gli attentati falliti a Mussolini <text:span text:style-name="T55">(Zamboni)</text:span></text:p>
              <text:list>
                <text:list-item>
                  <text:p text:style-name="P244">Tutti i sindacati sono aboliti ad eccezione di quelli fascisti</text:p>
                </text:list-item>
                <text:list-item>
                  <text:p text:style-name="P244">i sindaci (eletti dai cittadini) sono sostituiti dai podestà (scelti dal governo)</text:p>
                </text:list-item>
                <text:list-item>
                  <text:p text:style-name="P245">Mussolini doveva render conto solo al sovrano</text:p>
                </text:list-item>
                <text:list-item>
                  <text:p text:style-name="P245">introdotta pena di morte per attentati al duce</text:p>
                </text:list-item>
                <text:list-item>
                  <text:p text:style-name="P246">soppressi tutti i Partiti ad eccezione di quello fascista</text:p>
                </text:list-item>
                <text:list-item>
                  <text:p text:style-name="P247">Abolita la libertà di stampa</text:p>
                </text:list-item>
                <text:list-item>
                  <text:p text:style-name="P247">Istituzione del Tribunale speciale per la sicurezza dello Stato (organo di controllo dei cittadini)</text:p>
                </text:list-item>
                <text:list-item>
                  <text:p text:style-name="P247">Istituzione OVRA, un polizia segreta che si occupava degli oppositori</text:p>
                </text:list-item>
              </text:list>
            </text:list-item>
            <text:list-item>
              <text:p text:style-name="P248"><text:soft-page-break/>Nuova legge elettorale (1928)</text:p>
              <text:list>
                <text:list-item>
                  <text:p text:style-name="P249">Redatta una lista unica</text:p>
                </text:list-item>
                <text:list-item>
                  <text:p text:style-name="P249">Gli elettori possono esprimersi con un si o un no</text:p>
                </text:list-item>
                <text:list-item>
                  <text:p text:style-name="P249">La scheda del sì era differente da quella del no</text:p>
                </text:list-item>
              </text:list>
            </text:list-item>
            <text:list-item>
              <text:p text:style-name="P249">Riforma Gentile</text:p>
              <text:list>
                <text:list-item>
                  <text:p text:style-name="P249">scuola elitaria </text:p>
                </text:list-item>
                <text:list-item>
                  <text:p text:style-name="P249">privilegia le materie umanistiche</text:p>
                </text:list-item>
                <text:list-item>
                  <text:p text:style-name="P250">insegnamento della religione cattolica obbligatorio</text:p>
                </text:list-item>
                <text:list-item>
                  <text:p text:style-name="P251">si dà maggiore importanza all’educazione fisica</text:p>
                  <text:list>
                    <text:list-item>
                      <text:p text:style-name="P251">i maschi sarebbero stati i futuri soldati</text:p>
                    </text:list-item>
                  </text:list>
                </text:list-item>
                <text:list-item>
                  <text:p text:style-name="P249">Dopo le elementari, si poteva scegliere tra ginnasio o professionale</text:p>
                  <text:list>
                    <text:list-item>
                      <text:p text:style-name="P249">Ginnasio : 5 anni + 3 di liceo classico o scientifico</text:p>
                    </text:list-item>
                  </text:list>
                </text:list-item>
                <text:list-item>
                  <text:p text:style-name="P249">Chi frequentava il liceo classico aveva accesso a tutte le università</text:p>
                </text:list-item>
                <text:list-item>
                  <text:p text:style-name="P249">Chi frequentava il liceo scientifico aveva accesso alle facoltà tecnico-scientifiche</text:p>
                </text:list-item>
                <text:list-item>
                  <text:p text:style-name="P252">Indottrinamento fascista dei giovani (sabato fascista, marce)</text:p>
                </text:list-item>
              </text:list>
            </text:list-item>
            <text:list-item>
              <text:p text:style-name="P253">Patti Lateranensi <text:span text:style-name="T56">(conquista dei favori dei piccoli-medi borghesi e dei contadini cattolici)</text:span></text:p>
              <text:list>
                <text:list-item>
                  <text:p text:style-name="P253">Riconosciuta al Papa la sovranità sul Vaticano</text:p>
                </text:list-item>
                <text:list-item>
                  <text:p text:style-name="P253">Cattolicesimo è religione dello Stato italiano</text:p>
                </text:list-item>
                <text:list-item>
                  <text:p text:style-name="P254">Convenzione finanziaria:<text:tab/><text:tab/></text:p>
                  <text:list>
                    <text:list-item>
                      <text:p text:style-name="P254">l’Italia versa 750 milioni di lire</text:p>
                    </text:list-item>
                    <text:list-item>
                      <text:p text:style-name="P254">L’Italia concede un miliardo di rendita</text:p>
                    </text:list-item>
                  </text:list>
                </text:list-item>
                <text:list-item>
                  <text:p text:style-name="P255">Concordato:</text:p>
                  <text:list>
                    <text:list-item>
                      <text:p text:style-name="P255">Libertà di culto</text:p>
                    </text:list-item>
                    <text:list-item>
                      <text:p text:style-name="P255">autonomia della Chiesa</text:p>
                    </text:list-item>
                    <text:list-item>
                      <text:p text:style-name="P255">legittimazione matrimoni religiosi e dell’insegnamento religioso nelle scuol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7">Politica economica e Sociale</text:p>
          <text:list>
            <text:list-item>
              <text:p text:style-name="P256">Legge Rocco</text:p>
              <text:list>
                <text:list-item>
                  <text:p text:style-name="P256">due confederazioni sindacali, dirette da fascisti</text:p>
                  <text:list>
                    <text:list-item>
                      <text:p text:style-name="P256">lavoratori</text:p>
                    </text:list-item>
                    <text:list-item>
                      <text:p text:style-name="P256"><text:soft-page-break/>imprenditori</text:p>
                    </text:list-item>
                  </text:list>
                </text:list-item>
                <text:list-item>
                  <text:p text:style-name="P256">Abolito il diritto di sciopero</text:p>
                </text:list-item>
              </text:list>
            </text:list-item>
            <text:list-item>
              <text:p text:style-name="P256">Corporativismo</text:p>
              <text:list>
                <text:list-item>
                  <text:p text:style-name="P256">Istituzione Ministero delle Corporazioni</text:p>
                </text:list-item>
                <text:list-item>
                  <text:p text:style-name="P256">Risoluzione dei problemi sociali da parte di un autorità superiore</text:p>
                </text:list-item>
                <text:list-item>
                  <text:p text:style-name="P256">Nascita di 22 corporazioni</text:p>
                </text:list-item>
                <text:list-item>
                  <text:p text:style-name="P256">Carta del lavoro, permette allo Stato di intervenire nel settore privato</text:p>
                </text:list-item>
              </text:list>
            </text:list-item>
            <text:list-item>
              <text:p text:style-name="P256">Politica sociale ( tutela dei deboli )</text:p>
              <text:list>
                <text:list-item>
                  <text:p text:style-name="P256">Opera nazionale di maternità e infanzia</text:p>
                </text:list-item>
                <text:list-item>
                  <text:p text:style-name="P256">Opera nazionale orfani di guerra</text:p>
                </text:list-item>
                <text:list-item>
                  <text:p text:style-name="P256">Istituto nazionale assicurazione infortuni sul lavoro (INA<text:span text:style-name="T57">I</text:span>L)</text:p>
                </text:list-item>
                <text:list-item>
                  <text:p text:style-name="P257">Istituto nazionale per la previdenza sociale (INPS), garante di pensioni</text:p>
                </text:list-item>
                <text:list-item>
                  <text:p text:style-name="P257">Casse rurali e artigiane, garantisce crediti alle piccole aziende</text:p>
                </text:list-item>
                <text:list-item>
                  <text:p text:style-name="P257">Assegni familiari: pagate somme in base al numero dei figli</text:p>
                </text:list-item>
                <text:list-item>
                  <text:p text:style-name="P257">Tassa sul celibato: uomo sceglie se sposarsi, la donna no</text:p>
                </text:list-item>
              </text:list>
            </text:list-item>
            <text:list-item>
              <text:p text:style-name="P258">1929 Grande crisi</text:p>
              <text:list>
                <text:list-item>
                  <text:p text:style-name="P258">Prima del ‘29 il tenore di vita era migliorato</text:p>
                </text:list-item>
                <text:list-item>
                  <text:p text:style-name="P258">il ministro Volpi adotta dopo il ‘29 una linea protezionistica</text:p>
                </text:list-item>
                <text:list-item>
                  <text:p text:style-name="P259">la svalutazione della lira danneggiò le esportazioni</text:p>
                </text:list-item>
                <text:list-item>
                  <text:p text:style-name="P259">la successiva rivalutazione favorì la crescita del consenso del ceto medio</text:p>
                </text:list-item>
                <text:list-item>
                  <text:p text:style-name="P259">Nasce l’Istituto di ricostruzione industriale (IRI)</text:p>
                  <text:list>
                    <text:list-item>
                      <text:p text:style-name="P259">investiva nelle aziende in difficoltà</text:p>
                    </text:list-item>
                  </text:list>
                </text:list-item>
                <text:list-item>
                  <text:p text:style-name="P260">Iniziarono numerosi lavori pubblici</text:p>
                </text:list-item>
              </text:list>
            </text:list-item>
            <text:list-item>
              <text:p text:style-name="P260">Propaganda</text:p>
              <text:list>
                <text:list-item>
                  <text:p text:style-name="P260">L’ufficio stampa distribuiva e controllava le notizie da pubblicare attraverso le veline</text:p>
                  <text:list>
                    <text:list-item>
                      <text:p text:style-name="P260">Fogli di velina su cui erano scritte le disposizioni obbligatorie da seguire</text:p>
                    </text:list-item>
                  </text:list>
                </text:list-item>
                <text:list-item>
                  <text:p text:style-name="P260">Cinecittà</text:p>
                  <text:list>
                    <text:list-item>
                      <text:p text:style-name="P260">Proiezioni <text:span text:style-name="T58">precedute da cinegiornali che propagandavano i successi, produzione dell’Istituto Luce</text:span></text:p>
                    </text:list-item>
                  </text:list>
                </text:list-item>
                <text:list-item>
                  <text:p text:style-name="P261">Ministero della cultura popolare</text:p>
                  <text:list>
                    <text:list-item>
                      <text:p text:style-name="P261"><text:soft-page-break/>Trasformava la vita del Duce in vicende pubbliche</text:p>
                    </text:list-item>
                    <text:list-item>
                      <text:p text:style-name="P261">Battaglia del grano:</text:p>
                      <text:list>
                        <text:list-item>
                          <text:p text:style-name="P261">Pronunciava discorsi durante il lavoro nei campi</text:p>
                        </text:list-item>
                        <text:list-item>
                          <text:p text:style-name="P261">Fu un successo aumentando la produzione agricol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8">Guerra d’Etiopia</text:p>
          <text:list>
            <text:list-item>
              <text:p text:style-name="P262">1924 Riconoscimento della sovranità italiana su Fiume</text:p>
            </text:list-item>
            <text:list-item>
              <text:p text:style-name="P262">1935 Conferenza di Stresa</text:p>
              <text:list>
                <text:list-item>
                  <text:p text:style-name="P262">Italia, Francia e Gran Bretagna denunciano il riarmo tedesco e le violazioni del Trattato di Versailles</text:p>
                </text:list-item>
                <text:list-item>
                  <text:p text:style-name="P262">Fronte di Stresa: Francia e Inghilterra rimangono neutrali rispetto alle mire italiane sull’Etiopia, membro della Società delle Nazioni</text:p>
                </text:list-item>
                <text:list-item>
                  <text:p text:style-name="P262">Idee aperte al colonialismo, ma senza modifiche di confini in Europa</text:p>
                </text:list-item>
              </text:list>
            </text:list-item>
            <text:list-item>
              <text:p text:style-name="P262">Mussolini definiva la Libia improduttiva come una “Collezione di Deserti”</text:p>
            </text:list-item>
            <text:list-item>
              <text:p text:style-name="P262">Per dimenticare le precarie condizioni del Paese era necessario un diversivo: una guerra</text:p>
            </text:list-item>
            <text:list-item>
              <text:p text:style-name="P262">Morirono alcuni soldati italiani, dopo atti ostili di alcune bande armate di etiopi guidate da ras locali</text:p>
              <text:list>
                <text:list-item>
                  <text:p text:style-name="P263">Il sovrano Etiope non volle pagare un indennizzo alla famiglie dei caduti</text:p>
                </text:list-item>
                <text:list-item>
                  <text:p text:style-name="P263">La Società delle Nazioni affermò che la questione doveva essere risolta dalle due parti in conflitto</text:p>
                </text:list-item>
              </text:list>
            </text:list-item>
            <text:list-item>
              <text:p text:style-name="P264">1935 Italia dichiara guerra all’Etiopia</text:p>
            </text:list-item>
            <text:list-item>
              <text:p text:style-name="P264">1<text:span text:style-name="T59">9</text:span>36 L’Italia conquista Addis Abeba e Vittorio Emanuele III diviene re d’Etiopia</text:p>
            </text:list-item>
            <text:list-item>
              <text:p text:style-name="P265">La Società delle Nazioni sanzionò l’Italia per l’aggressione</text:p>
              <text:list>
                <text:list-item>
                  <text:p text:style-name="P266">Alcune nazioni comunicarono segretamente che non le avrebbero applicate</text:p>
                </text:list-item>
                <text:list-item>
                  <text:p text:style-name="P266">La Germania rifornì l’Italia di materie prime</text:p>
                </text:list-item>
                <text:list-item>
                  <text:p text:style-name="P266">Mussolini proclama l’Autarchia <text:span text:style-name="T60">e si avvicina alla Germania</text:span></text:p>
                </text:list-item>
                <text:list-item>
                  <text:p text:style-name="P267">Dopo pochi mesi le sanzioni vennero abrogate</text:p>
                </text:list-item>
              </text:list>
            </text:list-item>
          </text:list>
        </text:list-item>
        <text:list-item>
          <text:p text:style-name="P169">Guerra civile in Spagna</text:p>
          <text:list>
            <text:list-item>
              <text:p text:style-name="P268">De Rivera attuò un colpo di Stato e inizio una dittatura sino al 1930</text:p>
            </text:list-item>
            <text:list-item>
              <text:p text:style-name="P268">Nelle successive elezioni vincono i repubblicani</text:p>
            </text:list-item>
            <text:list-item>
              <text:p text:style-name="P268">Re Alfonso XIII rinuncia al regno senza abdicare</text:p>
            </text:list-item>
            <text:list-item>
              <text:p text:style-name="P268">1934 Inizia un governo di centrodestra</text:p>
              <text:list>
                <text:list-item>
                  <text:p text:style-name="P268"><text:soft-page-break/>i minatori delle Asturie si rivoltano e interviene l’esercito</text:p>
                </text:list-item>
              </text:list>
            </text:list-item>
            <text:list-item>
              <text:p text:style-name="P268">1936 Vince il Fronte popolare di sinistra</text:p>
            </text:list-item>
            <text:list-item>
              <text:p text:style-name="P268">Inizia la guerra civile con il sollevamento dei militari di Francisco Franco</text:p>
              <text:list>
                <text:list-item>
                  <text:p text:style-name="P268">Inghilterra e Stati Uniti sono neutrali</text:p>
                </text:list-item>
                <text:list-item>
                  <text:p text:style-name="P268">Francia, Russia <text:span text:style-name="T61">e numerosi volontari</text:span> appoggiano i repubblicani</text:p>
                </text:list-item>
                <text:list-item>
                  <text:p text:style-name="P269">Italia, Germania (invia la legione Condor) e Portogallo (dittatura di Salazar)<text:tab/></text:p>
                  <text:list>
                    <text:list-item>
                      <text:p text:style-name="P270">Si scatena la furia della legione Condor su Guernica</text:p>
                    </text:list-item>
                  </text:list>
                </text:list-item>
              </text:list>
            </text:list-item>
            <text:list-item>
              <text:p text:style-name="P270">1939 I repubblicani si arrendono</text:p>
              <text:list>
                <text:list-header>
                  <text:p text:style-name="P477"><text:bookmark-start text:name="Nazismo"/>Nazismo<text:bookmark-end text:name="Nazismo"/></text:p>
                </text:list-header>
              </text:list>
            </text:list-item>
          </text:list>
        </text:list-item>
        <text:list-item>
          <text:p text:style-name="P271">Hitler divenne il leader del Partito dei Lavoratori Tedeschi (partito vicino agli ambienti militari) e ne cambiò il nome in Partito Nazionalsocialista dei lavoratori tedeschi</text:p>
          <text:list>
            <text:list-item>
              <text:p text:style-name="P271">Crea le SA (squadre d’assalto), dette “camicie brune”</text:p>
            </text:list-item>
            <text:list-item>
              <text:p text:style-name="P272">Il partito designava i colpevoli della sconfitta i partiti di sinistra</text:p>
            </text:list-item>
          </text:list>
        </text:list-item>
        <text:list-item>
          <text:p text:style-name="P273">La Francia occupa la Rurh e questo causa numerosi scioperi</text:p>
          <text:list>
            <text:list-item>
              <text:p text:style-name="P273">Iperinflazione: perdita di ogni potere d’acquisto del marco</text:p>
            </text:list-item>
            <text:list-item>
              <text:p text:style-name="P273">Hitler tenta il colpo di Stato marciando su Berlino</text:p>
              <text:list>
                <text:list-item>
                  <text:p text:style-name="P273">I congiurati sono arrestati</text:p>
                  <text:list>
                    <text:list-item>
                      <text:p text:style-name="P273">In carcere Hitler scrive il Mein Kampf (opera coi fondamenti del nazismo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4">Grande Depressione</text:p>
          <text:list>
            <text:list-item>
              <text:p text:style-name="P274">Vennero indette nuove elezioni</text:p>
              <text:list>
                <text:list-item>
                  <text:p text:style-name="P274">Il partito nazista diventa la seconda forza del parlamento</text:p>
                  <text:list>
                    <text:list-item>
                      <text:p text:style-name="P274">Rohm, capo delle SA, intensifica le intimidazioni</text:p>
                    </text:list-item>
                  </text:list>
                </text:list-item>
              </text:list>
            </text:list-item>
            <text:list-item>
              <text:p text:style-name="P274">1932 Hindenburg è rieletto presidente della Repubblica</text:p>
              <text:list>
                <text:list-item>
                  <text:p text:style-name="P274">Diviene cancelliere il conservatore Von Papen, creando un governo semidittatoriale</text:p>
                </text:list-item>
              </text:list>
            </text:list-item>
            <text:list-item>
              <text:p text:style-name="P274">Nuove elezioni</text:p>
              <text:list>
                <text:list-item>
                  <text:p text:style-name="P275">I nazisti ottengono più voti, questo grazie</text:p>
                  <text:list>
                    <text:list-item>
                      <text:p text:style-name="P275">all’incapacità della sinistra di fronteggiare la crisi</text:p>
                    </text:list-item>
                    <text:list-item>
                      <text:p text:style-name="P275">al rafforzamento delle idee nazionaliste</text:p>
                    </text:list-item>
                    <text:list-item>
                      <text:p text:style-name="P275">alla paura del bolscevismo dell’alta borghesia</text:p>
                    </text:list-item>
                  </text:list>
                </text:list-item>
                <text:list-item>
                  <text:p text:style-name="P274"><text:soft-page-break/>Diviene cancelliere Hitler con l’appoggio dei conservatori, convinti di controllarlo</text:p>
                </text:list-item>
              </text:list>
            </text:list-item>
          </text:list>
        </text:list-item>
        <text:list-item>
          <text:p text:style-name="P276">1933 </text:p>
          <text:list>
            <text:list-item>
              <text:p text:style-name="P276">Incendio del Parlamento</text:p>
              <text:list>
                <text:list-item>
                  <text:p text:style-name="P275">Vengono incolpati i comunisti</text:p>
                  <text:list>
                    <text:list-item>
                      <text:p text:style-name="P275">Sono sciolti i sindacali</text:p>
                    </text:list-item>
                    <text:list-item>
                      <text:p text:style-name="P275">Vengono arrestati i rappresentanti del partito</text:p>
                    </text:list-item>
                  </text:list>
                </text:list-item>
                <text:list-item>
                  <text:p text:style-name="P275">I nazisti ottengono la maggioranza assoluta in parlamento</text:p>
                  <text:list>
                    <text:list-item>
                      <text:p text:style-name="P275">Viete approvato un decreto per dare pieni poteri al cancelliere</text:p>
                    </text:list-item>
                  </text:list>
                </text:list-item>
              </text:list>
            </text:list-item>
            <text:list-item>
              <text:p text:style-name="P277">Un “luogotenente” scelto da Hitler è messo a capo di ogni stato federale</text:p>
            </text:list-item>
            <text:list-item>
              <text:p text:style-name="P277">Nasce la Gestapo, il cui operato non era soggetto a leggi, ma solo alla volontà di Hitler</text:p>
            </text:list-item>
            <text:list-item>
              <text:p text:style-name="P277">Vengono dati alle fiamme libri contrari allo spirito tedesco</text:p>
            </text:list-item>
            <text:list-item>
              <text:p text:style-name="P277">Sterilizzazione e uccisione di individui “tarati”</text:p>
            </text:list-item>
            <text:list-item>
              <text:p text:style-name="P277">La Germania esce dalla Società delle Nazioni</text:p>
            </text:list-item>
            <text:list-item>
              <text:p text:style-name="P277">Himmler diventa capo delle SS e della Gestapo</text:p>
              <text:list>
                <text:list-item>
                  <text:p text:style-name="P277">sono i reparti di difesa</text:p>
                </text:list-item>
                <text:list-item>
                  <text:p text:style-name="P277">portavano un berretto con un teschio</text:p>
                </text:list-item>
                <text:list-item>
                  <text:p text:style-name="P277">si distinsero per la crudeltà</text:p>
                </text:list-item>
              </text:list>
            </text:list-item>
            <text:list-item>
              <text:p text:style-name="P278">Rohm vuole sostituire le SA, composte da fanatici e delinquenti, all’esercito regolare</text:p>
              <text:list>
                <text:list-item>
                  <text:p text:style-name="P278">Von Hindenburg e i militari si oppongono</text:p>
                </text:list-item>
                <text:list-item>
                  <text:p text:style-name="P278">30 giugno Notte dei lunghi coltelli</text:p>
                  <text:list>
                    <text:list-item>
                      <text:p text:style-name="P278">200 capi delle SA sono uccisi dalle S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8">1934 Muore Von Hindenburg</text:p>
          <text:list>
            <text:list-item>
              <text:p text:style-name="P278">Hitler unisce nella sua persona le cariche di Cancelliere e di Presidente della Repubblica</text:p>
              <text:list>
                <text:list-item>
                  <text:p text:style-name="P278">Un plebiscito confermò la sua decisione e divenne Fuhrer di Germania</text:p>
                </text:list-item>
              </text:list>
            </text:list-item>
          </text:list>
        </text:list-item>
        <text:list-item>
          <text:p text:style-name="P279">Nuova divisone della Germania</text:p>
          <text:list>
            <text:list-item>
              <text:p text:style-name="P279">32 Gau (regioni) rette da un Gauleiter, dotato di enorme potere</text:p>
            </text:list-item>
          </text:list>
        </text:list-item>
        <text:list-item>
          <text:p text:style-name="P279">Controllo dei cittadini</text:p>
          <text:list>
            <text:list-item>
              <text:p text:style-name="P279">SA ricoprono compiti di milizia volontaria</text:p>
            </text:list-item>
            <text:list-item>
              <text:p text:style-name="P279">SS incaricate di controllo interno della Germania</text:p>
              <text:list>
                <text:list-item>
                  <text:p text:style-name="P279"><text:soft-page-break/>Vengono divise in unità specializzate</text:p>
                </text:list-item>
                <text:list-item>
                  <text:p text:style-name="P279">Estesero il loro potere nel sistema di polizia</text:p>
                </text:list-item>
              </text:list>
            </text:list-item>
          </text:list>
        </text:list-item>
        <text:list-item>
          <text:p text:style-name="P280">Propaganda</text:p>
          <text:list>
            <text:list-item>
              <text:p text:style-name="P280">Case di produzione cinematografiche e radio sono nazionalizzate</text:p>
            </text:list-item>
            <text:list-item>
              <text:p text:style-name="P280">Vennero organizzati roghi di libri di autori “degenerati”</text:p>
              <text:list>
                <text:list-item>
                  <text:p text:style-name="P280">Molti scrittori come Freud abbandonarono la Germania</text:p>
                </text:list-item>
                <text:list-item>
                  <text:p text:style-name="P280">Altri come Bergson rimasero</text:p>
                  <text:list>
                    <text:list-item>
                      <text:p text:style-name="P280">Bergson venne esentato dalla deportazione nonostante fosse ebreo per la sua fama ed età, egli decise comunque di unirsi agli altr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1">Gioventù</text:p>
          <text:list>
            <text:list-item>
              <text:p text:style-name="P281">I libri scolastici sono censurati</text:p>
            </text:list-item>
            <text:list-item>
              <text:p text:style-name="P281">Le associazioni studentesche si occupano dell’indottrinamento nazista</text:p>
            </text:list-item>
            <text:list-item>
              <text:p text:style-name="P281">Alcuni individui selezionati procrearono dei figli di pura razza ariana che vennero allevati dallo Stato (modello Repubblica di Platone)</text:p>
            </text:list-item>
          </text:list>
        </text:list-item>
        <text:list-item>
          <text:p text:style-name="P282">Lavoro</text:p>
          <text:list>
            <text:list-item>
              <text:p text:style-name="P282">I sindacati vennero sciolti</text:p>
            </text:list-item>
            <text:list-item>
              <text:p text:style-name="P282">I giovani dovevano dedicare un anno a servizi di pubblica utilità</text:p>
              <text:list>
                <text:list-item>
                  <text:p text:style-name="P282">La disoccupazione giovanile venne eliminata</text:p>
                </text:list-item>
              </text:list>
            </text:list-item>
            <text:list-item>
              <text:p text:style-name="P282">Nascono associazioni che organizzano il tempo libero dei lavoratori</text:p>
            </text:list-item>
          </text:list>
        </text:list-item>
        <text:list-item>
          <text:p text:style-name="P283">Giustizia</text:p>
          <text:list>
            <text:list-item>
              <text:p text:style-name="P283">La figura di Hitler raccoglieva in se i tre poteri dello Stato</text:p>
            </text:list-item>
            <text:list-item>
              <text:p text:style-name="P283">Le leggi permettevano alla polizia di incarcerare i sospetti senza processo</text:p>
            </text:list-item>
            <text:list-item>
              <text:p text:style-name="P283">Fu istituito un tribunale del popolo, diretto da Freisler, che comminò solo condanne a morte ed ergastoli</text:p>
            </text:list-item>
          </text:list>
        </text:list-item>
        <text:list-item>
          <text:p text:style-name="P284">Religione</text:p>
          <text:list>
            <text:list-item>
              <text:p text:style-name="P284">Ammiratore di Gesù Cristo, che secondo lui era nemico degli ebrei e ariano</text:p>
            </text:list-item>
            <text:list-item>
              <text:p text:style-name="P284">La chiesa cattolica seguì una politica concordataria, per evitare persecuzioni verso i fedeli</text:p>
              <text:list>
                <text:list-item>
                  <text:p text:style-name="P284">1933 Concordato con la Chiesa: Hitler ignora le garanzie promesse</text:p>
                </text:list-item>
              </text:list>
            </text:list-item>
            <text:list-item>
              <text:p text:style-name="P284">Vengono introdotti rituali e simboli pagani</text:p>
            </text:list-item>
            <text:list-item>
              <text:p text:style-name="P284">Nasce la Chiesa Nazionale del Reich, che assorbe tutte le chiese</text:p>
              <text:list>
                <text:list-item>
                  <text:p text:style-name="P284"><text:soft-page-break/>Già molti sacerdoti avevano prestato giuramento di fedeltà al Reich</text:p>
                </text:list-item>
              </text:list>
            </text:list-item>
          </text:list>
        </text:list-item>
        <text:list-item>
          <text:p text:style-name="P285">La persecuzione degli ebrei</text:p>
          <text:list>
            <text:list-item>
              <text:p text:style-name="P286">Già prima di Hitler in vari Paesi europei si covava un sentimento antisemita</text:p>
            </text:list-item>
            <text:list-item>
              <text:p text:style-name="P287">L’idea di Hitler era mandare gli ebrei in Madagascar</text:p>
              <text:list>
                <text:list-item>
                  <text:p text:style-name="P287">i costi eccessivi dell’operazione lo spinsero a usarli come manodopera</text:p>
                </text:list-item>
                <text:list-item>
                  <text:p text:style-name="P287">Numerose industrie sorsero presso i campi di concentramento </text:p>
                </text:list-item>
              </text:list>
            </text:list-item>
            <text:list-item>
              <text:p text:style-name="P286">Inizia una campagna antiebraica</text:p>
              <text:list>
                <text:list-item>
                  <text:p text:style-name="P286">Agli ebrei sono addossate tutte le colpe riguardo alla situazione economica e sociale</text:p>
                  <text:list>
                    <text:list-item>
                      <text:p text:style-name="P286">Essendo molti di loro danarosi era credenza che fossero d’accordo con gli americani per sfruttare la Germania</text:p>
                    </text:list-item>
                  </text:list>
                </text:list-item>
                <text:list-item>
                  <text:p text:style-name="P286">1933 Disposizioni <text:span text:style-name="T62">(consigli non tassativi)</text:span> antiebraiche</text:p>
                  <text:list>
                    <text:list-item>
                      <text:p text:style-name="P286">ebrei esclusi da pubblici uffici e luoghi pubblici</text:p>
                    </text:list-item>
                    <text:list-item>
                      <text:p text:style-name="P286">ebrei non possono esercitare avvocatura</text:p>
                    </text:list-item>
                  </text:list>
                </text:list-item>
                <text:list-item>
                  <text:p text:style-name="P288"><text:span text:style-name="T63">Boicottaggio</text:span> delle attività ebraiche</text:p>
                </text:list-item>
                <text:list-item>
                  <text:p text:style-name="P288">Esproprio dei beni degli ebrei</text:p>
                </text:list-item>
              </text:list>
            </text:list-item>
            <text:list-item>
              <text:p text:style-name="P289">1935 Leggi di Norimberga</text:p>
              <text:list>
                <text:list-item>
                  <text:p text:style-name="P289">proibiti matrimoni tra ebrei e tedeschi</text:p>
                </text:list-item>
                <text:list-item>
                  <text:p text:style-name="P289">non era possibile avere tedeschi al servizio se si era ebrei</text:p>
                </text:list-item>
              </text:list>
            </text:list-item>
            <text:list-item>
              <text:p text:style-name="P290">1937 Arianizzazione dell’economia</text:p>
              <text:list>
                <text:list-item>
                  <text:p text:style-name="P290">Ebrei esclusi dalla vita civile</text:p>
                </text:list-item>
              </text:list>
            </text:list-item>
            <text:list-item>
              <text:p text:style-name="P290">8-9 novembre 1938 Notte dei Cristalli</text:p>
              <text:list>
                <text:list-item>
                  <text:p text:style-name="P290">Vengono distrutti numerosi negozi ebrei</text:p>
                </text:list-item>
                <text:list-item>
                  <text:p text:style-name="P291">La causa della rappresaglia è stato l’attentato di un ebreo contro un diplomatico tedesco a Parigi</text:p>
                </text:list-item>
              </text:list>
            </text:list-item>
          </text:list>
        </text:list-item>
        <text:list-item>
          <text:p text:style-name="P292">Politica economica</text:p>
          <text:list>
            <text:list-item>
              <text:p text:style-name="P292">1932 La Germania conta 7 milioni di disoccupati e l’inflazione in salita</text:p>
            </text:list-item>
            <text:list-item>
              <text:p text:style-name="P292">Schacht inaugura l’autarchia</text:p>
              <text:list>
                <text:list-item>
                  <text:p text:style-name="P292">Blocco di capitali stranieri, i quali potevano essere usati solo per l’acquisto di merci tedesche</text:p>
                </text:list-item>
                <text:list-item>
                  <text:p text:style-name="P292">Inizia il riarmo</text:p>
                </text:list-item>
              </text:list>
            </text:list-item>
          </text:list>
        </text:list-item>
        <text:list-item>
          <text:p text:style-name="P293"><text:soft-page-break/>Politica agricola</text:p>
          <text:list>
            <text:list-item>
              <text:p text:style-name="P293">Proprietà ereditaria: i terreni inferiori ai 125 ettari vennero dichiarati inalienabili</text:p>
              <text:list>
                <text:list-item>
                  <text:p text:style-name="P293">Alla morte del proprietario il terreno passava a un discendente e non poteva essere venduta</text:p>
                </text:list-item>
              </text:list>
            </text:list-item>
            <text:list-item>
              <text:p text:style-name="P293">Corporazione alimentare: circoli agricoli diretti da un rappresentante del Partito</text:p>
              <text:list>
                <text:list-item>
                  <text:p text:style-name="P293">Il raccolto scarso del ‘36 costrinse Schacht a dimettersi per l’inefficacia dei provvedimenti</text:p>
                </text:list-item>
              </text:list>
            </text:list-item>
          </text:list>
        </text:list-item>
        <text:list-item>
          <text:p text:style-name="P294">Espansionismo</text:p>
          <text:list>
            <text:list-item>
              <text:p text:style-name="P294">Pangermanesimo: riunificazione sotto il Reich di tutti i popoli di stirpe germanica e riduzione in schiavitù delle popolazioni slave</text:p>
            </text:list-item>
            <text:list-item>
              <text:p text:style-name="P294">La conferenza di Stresa aveva proclamato l’obbligo di mantenere i confini attuali in Europa</text:p>
            </text:list-item>
          </text:list>
        </text:list-item>
      </text:list>
      <text:h text:style-name="P465" text:outline-level="2">Italia e Germania si preparano alla guerra</text:h>
      <text:list xml:id="list8568353755723037430" text:style-name="L7">
        <text:list-item>
          <text:p text:style-name="P295">Trattato di amicizia tra Germania e Italia (Asse Roma-Berlino)</text:p>
          <text:list>
            <text:list-item>
              <text:p text:style-name="P295">Con gli accordi con i Giapponesi (Asse Roma-<text:span text:style-name="T64">B</text:span>erlino-<text:span text:style-name="T64">T</text:span>okyo)</text:p>
            </text:list-item>
          </text:list>
        </text:list-item>
        <text:list-item>
          <text:p text:style-name="P297">Viene stipulato tra Germania, Giappone e Italia il patto Anticomintern, in funzione antisovietica</text:p>
        </text:list-item>
        <text:list-item>
          <text:p text:style-name="P298">Vengono introdotte in Italia le leggi razziali</text:p>
          <text:list>
            <text:list-item>
              <text:p text:style-name="P298">La comunità era più integrata e il clima interno più repressivo, incrinò il consenso</text:p>
            </text:list-item>
          </text:list>
        </text:list-item>
        <text:list-item>
          <text:p text:style-name="P298">Hitler propose all’Austria una serie di condizioni per trasformarlo in uno Stato vassallo</text:p>
          <text:list>
            <text:list-item>
              <text:p text:style-name="P298">Al rifiuto del Cancelliere, seguì l’invasione ad opera dei tedeschi (1938)</text:p>
            </text:list-item>
          </text:list>
        </text:list-item>
        <text:list-item>
          <text:p text:style-name="P298">La popolazione dei Sudeti richiese completa autonomia amministrativa</text:p>
          <text:list>
            <text:list-item>
              <text:p text:style-name="P298">Hitler puntava alla conquista della Cecoslovacchia, regione strategica per industrie, materie prime e posizione e lanciò un ultimatum</text:p>
            </text:list-item>
            <text:list-item>
              <text:p text:style-name="P298">Si aprì la conferenza di Monaco e Mussolini si propose come mediatore</text:p>
              <text:list>
                <text:list-item>
                  <text:p text:style-name="P298">I Sudeti vennero ceduti alla Germania in cambio di assicurazione da parte di Hitler di non provocare altre incidenti diplomatici</text:p>
                </text:list-item>
              </text:list>
            </text:list-item>
            <text:list-item>
              <text:p text:style-name="P298">Nel 1939 Hitler invade la Cecoslovacchia e la trasforma in un protettorato</text:p>
            </text:list-item>
          </text:list>
        </text:list-item>
        <text:list-item>
          <text:p text:style-name="P299">Mussolini propone al re d’Albania un trattato per trasformare il Paese in un protettorato</text:p>
          <text:list>
            <text:list-item>
              <text:p text:style-name="P299">L’Italia aveva interessi economici e di sfruttamento di pozzi petroliferi in Albania</text:p>
            </text:list-item>
            <text:list-item>
              <text:p text:style-name="P296">Mussolini dichiara guerra e diviene colonia italiana, punto di partenza per la conquista della Grecia</text:p>
            </text:list-item>
          </text:list>
        </text:list-item>
      </text:list>
      <text:h text:style-name="P466" text:outline-level="2"><text:bookmark-start text:name="II Guerra Mondiale"/><text:soft-page-break/>II Guerra Mondiale<text:bookmark-end text:name="II Guerra Mondiale"/></text:h>
      <text:list xml:id="list3674590084794636819" text:style-name="L8">
        <text:list-item>
          <text:p text:style-name="P300">Cause</text:p>
          <text:list>
            <text:list-item>
              <text:p text:style-name="P300">Malcontento</text:p>
              <text:list>
                <text:list-item>
                  <text:p text:style-name="P300">Nazionalismo esasperato</text:p>
                </text:list-item>
                <text:list-item>
                  <text:p text:style-name="P300">Volontà di rivincita</text:p>
                </text:list-item>
              </text:list>
            </text:list-item>
            <text:list-item>
              <text:p text:style-name="P300">Debolezza delle democrazie</text:p>
            </text:list-item>
            <text:list-item>
              <text:p text:style-name="P300">debolezza della società delle nazioni</text:p>
            </text:list-item>
          </text:list>
        </text:list-item>
        <text:list-item>
          <text:p text:style-name="P300">1939 Ribbentrop chiese la città di Danzica e il permesso di costruire una strada e una ferrovia nel corridoio polacco alla Polonia</text:p>
          <text:list>
            <text:list-item>
              <text:p text:style-name="P300">Stipula il “patto d’Acciaio” con l’Italia, confermato dal patto tripartito (1940)</text:p>
            </text:list-item>
            <text:list-item>
              <text:p text:style-name="P300">Stipula un patto di non-aggressione con l’URSS <text:s/>(patto Molotov-Ribbentrop) e si spartiscono i territori polacchi</text:p>
            </text:list-item>
          </text:list>
        </text:list-item>
        <text:list-item>
          <text:p text:style-name="P300">1 settembre 1939 Invasione della Polonia</text:p>
          <text:list>
            <text:list-item>
              <text:p text:style-name="P301">Mussolini dichiara la “non belligeranza”, poiché non avvertito da Hitler</text:p>
            </text:list-item>
            <text:list-item>
              <text:p text:style-name="P302">La Polonia si arrese alla fine della guerra lampo</text:p>
            </text:list-item>
            <text:list-item>
              <text:p text:style-name="P302">L’URSS invade da est la Polonia e conquistò anche <text:s/>Estonia, Lettonia e Lituania</text:p>
            </text:list-item>
            <text:list-item>
              <text:p text:style-name="P302">L’URSS invade anche la Finlandia, che non cedette facilmente a causa delle guerriglie</text:p>
            </text:list-item>
          </text:list>
        </text:list-item>
        <text:list-item>
          <text:p text:style-name="P302">1940 Invasione della Danimarca e della Norvegia</text:p>
          <text:list>
            <text:list-item>
              <text:p text:style-name="P302">Il Re di Danimarca si arrese senza combattere poiché riteneva inutile spargere sangue</text:p>
            </text:list-item>
            <text:list-item>
              <text:p text:style-name="P302">Quisling divenne capo del governo norvegese</text:p>
            </text:list-item>
          </text:list>
        </text:list-item>
        <text:list-item>
          <text:p text:style-name="P302">1940 Olanda, Belgio e Lussemburgo cedono alle truppe tedesche</text:p>
        </text:list-item>
        <text:list-item>
          <text:p text:style-name="P302">Aggirarono la linea Maginot, sistema di fortificazioni di fronte alla linea Sigfrido, dove si combatteva una guerra fittizia</text:p>
          <text:list>
            <text:list-item>
              <text:p text:style-name="P303">In poco tempo raggiunsero Parigi e la Francia capitolò (giugno)</text:p>
              <text:list>
                <text:list-item>
                  <text:p text:style-name="P304">Il trattato fu portato sullo stesso treno in cui era stato portato quello della sconfitta nella prima guerra mondiale</text:p>
                </text:list-item>
              </text:list>
            </text:list-item>
            <text:list-item>
              <text:p text:style-name="P301">La Francia è divisa in due</text:p>
              <text:list>
                <text:list-item>
                  <text:p text:style-name="P301">Nel sud con capitale Vichy si instaurò un regime filofascista del generale Petain</text:p>
                </text:list-item>
                <text:list-item>
                  <text:p text:style-name="P301">Il nord passò sotto il controllo della Germania</text:p>
                </text:list-item>
              </text:list>
            </text:list-item>
            <text:list-item>
              <text:p text:style-name="P301">De Gaulle organizza la resistenza francese (“Francia libera”)</text:p>
            </text:list-item>
          </text:list>
        </text:list-item>
        <text:list-item>
          <text:p text:style-name="P305">giugno 1940 L’Italia entra in guerra (discorso di palazzo Venezia)</text:p>
          <text:list>
            <text:list-item>
              <text:p text:style-name="P305"><text:soft-page-break/>I soldati erano a corto di armamenti e impreparati</text:p>
            </text:list-item>
            <text:list-item>
              <text:p text:style-name="P305">L’Italia attacca la Francia allo stremo delle sue forze e questo minò il prestigio di Mussolini</text:p>
            </text:list-item>
            <text:list-item>
              <text:p text:style-name="P306">L’intenzione era di esercitare il controllo italiano sul mediterraneo</text:p>
              <text:list>
                <text:list-item>
                  <text:p text:style-name="P306">Tenta la conquista dell’Egitto ma è respinto dagli Inglesi</text:p>
                </text:list-item>
              </text:list>
            </text:list-item>
          </text:list>
        </text:list-item>
        <text:list-item>
          <text:p text:style-name="P307">1940 Battaglia d’Inghilterra</text:p>
          <text:list>
            <text:list-item>
              <text:p text:style-name="P308">Hitler propose una pace fittizia per dividere l’opinione pubblica</text:p>
            </text:list-item>
            <text:list-item>
              <text:p text:style-name="P307">Operazione Aquila: bombardamenti sulle difese costiere, per poter sbarcare con l’esercito</text:p>
              <text:list>
                <text:list-item>
                  <text:p text:style-name="P308">La marina inglese era più forte di quella tedesca, ma l’esercito tedesco era più forte</text:p>
                </text:list-item>
              </text:list>
            </text:list-item>
            <text:list-item>
              <text:p text:style-name="P309">La Raf inflisse gravi danni alla Lutwaffe tedesca</text:p>
            </text:list-item>
            <text:list-item>
              <text:p text:style-name="P307">Operazione Leone Marino: Bombardamenti a tappeto sulle città</text:p>
              <text:list>
                <text:list-item>
                  <text:p text:style-name="P307">Lo scopo era costringere Churchill a chiedere un armistizio, ma gli Inglesi non cedettero</text:p>
                </text:list-item>
              </text:list>
            </text:list-item>
            <text:list-item>
              <text:p text:style-name="P308">Hitler rimanda l’invasione</text:p>
            </text:list-item>
          </text:list>
        </text:list-item>
        <text:list-item>
          <text:p text:style-name="P310">1940 Attacco alla Grecia</text:p>
          <text:list>
            <text:list-item>
              <text:p text:style-name="P310">La spedizione <text:span text:style-name="T65">italiana</text:span> fu un fallimento</text:p>
              <text:list>
                <text:list-item>
                  <text:p text:style-name="P310">i soldati rimasero bloccati nel fango e neve invernali</text:p>
                </text:list-item>
                <text:list-item>
                  <text:p text:style-name="P310">non era stata organizzata</text:p>
                </text:list-item>
                <text:list-item>
                  <text:p text:style-name="P310">Vennero respinti in Albania e inizia una guerra di posizione</text:p>
                </text:list-item>
                <text:list-item>
                  <text:p text:style-name="P310">La flotta nel porto di Taranto venne colpita dagli attacchi aerei <text:span text:style-name="T70">inglesi</text:span></text:p>
                </text:list-item>
              </text:list>
            </text:list-item>
          </text:list>
        </text:list-item>
        <text:list-item>
          <text:p text:style-name="P311">1941 La Germania conquistò la Jugoslavia, la Serbia e la Macedonia</text:p>
          <text:list>
            <text:list-item>
              <text:p text:style-name="P311">La Croazia divenne uno stato fantoccio (celebre per i massacri ebrei, zingari e comunisti)</text:p>
            </text:list-item>
            <text:list-item>
              <text:p text:style-name="P311">La Grecia si arrese</text:p>
              <text:list>
                <text:list-item>
                  <text:p text:style-name="P311">L’Italia ottenne parte della Grecia, Zante, Corfù e Cefalonia e parte di Creta</text:p>
                </text:list-item>
                <text:list-item>
                  <text:p text:style-name="P311">La Germania prese Creta e le isole dell’Egeo settentrionale</text:p>
                </text:list-item>
              </text:list>
            </text:list-item>
          </text:list>
        </text:list-item>
        <text:list-item>
          <text:p text:style-name="P312">1941 Rommel (“Volpe del deserto”) prese il comando del contingente nel Nord Africa</text:p>
          <text:list>
            <text:list-item>
              <text:p text:style-name="P312">Riconquista la Cirenaica, per impedire l’arrivo di rifornimenti dalle colonie inglesi</text:p>
            </text:list-item>
            <text:list-item>
              <text:p text:style-name="P313">La controffensiva inglese grazie ai rinforzi australiani li costrinse ad arretrare in Tripolitania</text:p>
            </text:list-item>
          </text:list>
        </text:list-item>
        <text:list-item>
          <text:p text:style-name="P315"><text:soft-page-break/>1941 Operazione Barbarossa</text:p>
          <text:list>
            <text:list-item>
              <text:p text:style-name="P315">Il Giappone rimane neutrale, poiché aveva stipulato un patto di non aggressione</text:p>
            </text:list-item>
            <text:list-item>
              <text:p text:style-name="P316">Hitler invade la Russia, poiché aveva timore che lo facesse prima Stalin</text:p>
            </text:list-item>
            <text:list-item>
              <text:p text:style-name="P317">L’Italia partecipa con un corpo d’armata (ARMIR) e anche la Finlandia</text:p>
            </text:list-item>
            <text:list-item>
              <text:p text:style-name="P318">Gli obbiettivi sono Leningrado, Mosca e l’Ucraina</text:p>
            </text:list-item>
            <text:list-item>
              <text:p text:style-name="P314"><text:span text:style-name="T66">L’Armata rossa era impreparata, ma il generale Zukov</text:span> <text:span text:style-name="T66">approfittò dell’inverno per respingerli </text:span></text:p>
            </text:list-item>
          </text:list>
        </text:list-item>
        <text:list-item>
          <text:p text:style-name="P318">1<text:span text:style-name="T67">941 Carta Atlantica </text:span></text:p>
          <text:list>
            <text:list-item>
              <text:p text:style-name="P319">Firmata da Churchill e Roosevelt, in seguito anche da Stalin, che protestò per esserne stato escluso, <text:span text:style-name="T68">e da altri 14 Paesi</text:span></text:p>
              <text:list>
                <text:list-item>
                  <text:p text:style-name="P319">Con la Legge Affitti e prestiti Roosevelt forniva già materie prime e armamenti agli Inglesi</text:p>
                </text:list-item>
                <text:list-item>
                  <text:p text:style-name="P320">Era basata su rinuncia alla conquista, diritto all’autodeterminazione, <text:span text:style-name="T69">libertà di commercio</text:span></text:p>
                </text:list-item>
              </text:list>
            </text:list-item>
          </text:list>
        </text:list-item>
        <text:list-item>
          <text:p text:style-name="P321">Invasione dell’Indocina</text:p>
          <text:list>
            <text:list-item>
              <text:p text:style-name="P321">Era stato posto un embargo dagli Inglesi e dagli Americani, a causa delle mire espansionistiche giapponesi</text:p>
            </text:list-item>
          </text:list>
        </text:list-item>
        <text:list-item>
          <text:p text:style-name="P321">7 dicembre 1941</text:p>
          <text:list>
            <text:list-item>
              <text:p text:style-name="P321">I giapponesi attaccano Pearl Harbor, dove si trovava la flotta del Pacifico americana</text:p>
            </text:list-item>
            <text:list-item>
              <text:p text:style-name="P322">Il giorno successivo America e Inghilterra dichiarano guerra e lo stesso fanno Italia e Germania</text:p>
            </text:list-item>
          </text:list>
        </text:list-item>
        <text:list-item>
          <text:p text:style-name="P323">1942 I Giapponesi occupano la Birmania, le Filippine e Giava </text:p>
          <text:list>
            <text:list-item>
              <text:p text:style-name="P323">Fine 1942 Gli Alleati ottengono delle vittorie decisive </text:p>
              <text:list>
                <text:list-item>
                  <text:p text:style-name="P323">Battaglia del Mar dei coralli </text:p>
                </text:list-item>
                <text:list-item>
                  <text:p text:style-name="P323">Battaglia delle Midway </text:p>
                </text:list-item>
              </text:list>
            </text:list-item>
          </text:list>
        </text:list-item>
        <text:list-item>
          <text:p text:style-name="P323">1942 Rommel conquista la Cirenaica </text:p>
          <text:list>
            <text:list-item>
              <text:p text:style-name="P323">Montgomery vince a El Alamein e l'Asse si ritira </text:p>
            </text:list-item>
            <text:list-item>
              <text:p text:style-name="P323">1943 <text:s/>Montgomery conquista Tripoli </text:p>
            </text:list-item>
          </text:list>
        </text:list-item>
        <text:list-item>
          <text:p text:style-name="P323">1942 Hitler sferra un attacco alla Russia partendo dall'Ucraina, serbatoio alimentare </text:p>
          <text:list>
            <text:list-item>
              <text:p text:style-name="P323">L'obiettivo era occupare la zona tra Don e Volga, conquistando i pozzi petroliferi </text:p>
            </text:list-item>
            <text:list-item>
              <text:p text:style-name="P323">A fine anno i sovietici passano al contrattacco </text:p>
              <text:list>
                <text:list-item>
                  <text:p text:style-name="P323"><text:soft-page-break/>Attuarono la manovra a elastico: arretrano fino a che il nemico è sfinito <text:span text:style-name="T73">dopodiché</text:span> passano al contrattacco </text:p>
                </text:list-item>
              </text:list>
            </text:list-item>
            <text:list-item>
              <text:p text:style-name="P323">1943 Sono sconfitti a Stalingrado e il generale Paulus si ritira, questo perché le truppe avevano dovuto dividersi attaccando da Nord e da Sud </text:p>
              <text:list>
                <text:list-item>
                  <text:p text:style-name="P323">Le truppe italiane non sono avvisate della ritirate e continuano a combattere </text:p>
                </text:list-item>
              </text:list>
            </text:list-item>
          </text:list>
        </text:list-item>
        <text:list-item>
          <text:p text:style-name="P323">1943 Conferenza di Casablanca tra Churchill e Roosevelt </text:p>
          <text:list>
            <text:list-item>
              <text:p text:style-name="P323">SI decise di aprire un fronte in Europa partendo dalla Sicilia (operazione Husky) </text:p>
            </text:list-item>
          </text:list>
        </text:list-item>
        <text:list-item>
          <text:p text:style-name="P323">11-14 <text:span text:style-name="T105">giugno</text:span> 1943 Invasione della Sicilia </text:p>
          <text:list>
            <text:list-item>
              <text:p text:style-name="P323">In settembre la Sicilia venne conquistata senza incontrare grandi resistenza </text:p>
            </text:list-item>
          </text:list>
        </text:list-item>
        <text:list-item>
          <text:p text:style-name="P323">Il Gran Consiglio del Fascismo su proposta di Grandi esautorò Mussolini </text:p>
          <text:list>
            <text:list-item>
              <text:p text:style-name="P323">luglio 1943 Arresto di Mussolini, condotto in località segreta </text:p>
            </text:list-item>
            <text:list-item>
              <text:p text:style-name="P323">Viene nominato capo del governo Badoglio </text:p>
            </text:list-item>
          </text:list>
        </text:list-item>
        <text:list-item>
          <text:p text:style-name="P324">8 settembre 1943 Armistizio</text:p>
          <text:list>
            <text:list-item>
              <text:p text:style-name="P324">Badoglio e Vittorio Emanuele fuggono verso Brindisi</text:p>
            </text:list-item>
            <text:list-item>
              <text:p text:style-name="P324">I tedeschi occuparono le parti d’Italia non sotto il controllo degli <text:span text:style-name="T71">Alleati</text:span></text:p>
            </text:list-item>
            <text:list-item>
              <text:p text:style-name="P325">13 ottobre 1943 Dichiarazione di guerra alla Germania</text:p>
              <text:list>
                <text:list-item>
                  <text:p text:style-name="P325">Napoli si ribella alle truppe tedesche e i nazisti abbandonano la città</text:p>
                </text:list-item>
                <text:list-item>
                  <text:p text:style-name="P325">Nascono i partigiani, oppositori al nazismo e fascismo</text:p>
                  <text:list>
                    <text:list-item>
                      <text:p text:style-name="P326">Nasce il Comitato di Liberazione Nazionale, presieduto dal socialista Bonomi</text:p>
                    </text:list-item>
                    <text:list-item>
                      <text:p text:style-name="P327">Agivano soprattutto in montagna, in città erano presenti i GAP (gruppi d’azione patriottica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5">Operazione Alarico </text:p>
          <text:list>
            <text:list-item>
              <text:p text:style-name="P325">Salvataggio di Mussolini da Campo Imperatore, sul Gran Sasso</text:p>
            </text:list-item>
            <text:list-item>
              <text:p text:style-name="P325">Riconquista dell’Italia</text:p>
            </text:list-item>
          </text:list>
        </text:list-item>
        <text:list-item>
          <text:p text:style-name="P325">Nasce la Repubblica di Salò, retta da Mussolini</text:p>
          <text:list>
            <text:list-item>
              <text:p text:style-name="P325">Principi enunciati nella Carta di Verona</text:p>
            </text:list-item>
            <text:list-item>
              <text:p text:style-name="P325">Esercito di repubblichini (vigilato dai tedeschi)</text:p>
            </text:list-item>
            <text:list-item>
              <text:p text:style-name="P325">Iniziano i rastrellamenti di Ebrei in Italia <text:span text:style-name="T72">ad opera dei nazisti</text:span></text:p>
            </text:list-item>
          </text:list>
        </text:list-item>
        <text:list-item>
          <text:p text:style-name="P326">Nella primavera del 1944 gli Alleati si fermano sulla linea Gustav</text:p>
          <text:list>
            <text:list-item>
              <text:p text:style-name="P327">Iniziano dei bombardamenti nei pressi di Roma e l’abbazia di Montecassino è distrutta</text:p>
              <text:list>
                <text:list-item>
                  <text:p text:style-name="P327"><text:soft-page-break/>I nazisti arretrano sulla linea Gotica </text:p>
                </text:list-item>
              </text:list>
            </text:list-item>
          </text:list>
        </text:list-item>
        <text:list-item>
          <text:p text:style-name="P327">Mussolini viene giustiziato da partigiani presso Dongo mentre fuggiva in Svizzera</text:p>
          <text:list>
            <text:list-item>
              <text:p text:style-name="P327">Viene pubblicamente esposto a Milano</text:p>
            </text:list-item>
          </text:list>
        </text:list-item>
        <text:list-item>
          <text:p text:style-name="P327">Svolta di Salerno</text:p>
          <text:list>
            <text:list-item>
              <text:p text:style-name="P327">Palmiro Togliatti chiama all’unità tutti i partiti antif<text:span text:style-name="T74">a</text:span>scisti</text:p>
            </text:list-item>
          </text:list>
        </text:list-item>
        <text:list-item>
          <text:p text:style-name="P327">Operazione Overlord</text:p>
          <text:list>
            <text:list-item>
              <text:p text:style-name="P327">Sbarco in Normandia e liberazione di Francia e Belgio</text:p>
            </text:list-item>
          </text:list>
        </text:list-item>
        <text:list-item>
          <text:p text:style-name="P327">Conferenza di Yalta</text:p>
          <text:list>
            <text:list-item>
              <text:p text:style-name="P328">vengono stabilite zone d’influenza nel mondo</text:p>
            </text:list-item>
            <text:list-item>
              <text:p text:style-name="P328">denazificazione, smilitarizzazione della Germania</text:p>
            </text:list-item>
            <text:list-item>
              <text:p text:style-name="P328">possibile smembramento della Germania</text:p>
            </text:list-item>
          </text:list>
        </text:list-item>
        <text:list-item>
          <text:p text:style-name="P328">Bombardamenti sulle città tedesche</text:p>
          <text:list>
            <text:list-item>
              <text:p text:style-name="P328">Hitler dopo aver scampato a un attentato si suicida in un bunker</text:p>
            </text:list-item>
          </text:list>
        </text:list-item>
        <text:list-item>
          <text:p text:style-name="P328">Dopo i bombardamenti su Hiroshima e Nagasaki il Giappone firma la resa</text:p>
        </text:list-item>
      </text:list>
      <text:h text:style-name="P473" text:outline-level="1"><text:bookmark-start text:name="Nascita della Guerra Fredda"/><text:span text:style-name="T90">Nascita della </text:span>Guerra Fredda<text:bookmark-end text:name="Nascita della Guerra Fredda"/></text:h>
      <text:list xml:id="list5670060670375240288" text:style-name="L9">
        <text:list-item>
          <text:p text:style-name="P329">Germania e Giappone era stati sconfitti, mentre Francia e Inghilterra erano devastate dalla guerra</text:p>
          <text:list>
            <text:list-item>
              <text:p text:style-name="P329">USA e URSS si delineano come le nuove potenze</text:p>
            </text:list-item>
            <text:list-item>
              <text:p text:style-name="P330">Entrambe sono dotate di territori sconfinati, industrie e materie prime</text:p>
            </text:list-item>
          </text:list>
        </text:list-item>
        <text:list-item>
          <text:p text:style-name="P331">Conferenza di Bretton Woods (1944)</text:p>
          <text:list>
            <text:list-item>
              <text:p text:style-name="P331">44 Stati decisero la creazione di</text:p>
              <text:list>
                <text:list-item>
                  <text:p text:style-name="P331">Banca internazionale per la ricostruzione e sviluppo</text:p>
                </text:list-item>
                <text:list-item>
                  <text:p text:style-name="P331">Fondo monetario internazionale</text:p>
                </text:list-item>
              </text:list>
            </text:list-item>
            <text:list-item>
              <text:p text:style-name="P332">Le monete non vennero più legate alle riserve auree ma al dollaro</text:p>
            </text:list-item>
          </text:list>
        </text:list-item>
        <text:list-item>
          <text:p text:style-name="P332">Accordo Generale sulle tariffe e sul commercio (Gatt)</text:p>
          <text:list>
            <text:list-item>
              <text:p text:style-name="P332">riduzione dei dazi doganali per favorire la libera circolazione di merci</text:p>
            </text:list-item>
          </text:list>
        </text:list-item>
        <text:list-item>
          <text:p text:style-name="P333">Conferenza di San Francisco (1945)</text:p>
          <text:list>
            <text:list-item>
              <text:p text:style-name="P334">Fondazione dell’ONU <text:span text:style-name="T76">con s</text:span>ede a New York</text:p>
            </text:list-item>
            <text:list-item>
              <text:p text:style-name="P333">Formata da</text:p>
              <text:list>
                <text:list-item>
                  <text:p text:style-name="P333"><text:soft-page-break/>Assemblea Generale</text:p>
                  <text:list>
                    <text:list-item>
                      <text:p text:style-name="P335">Formata da rappresentanti di tutti i membri</text:p>
                    </text:list-item>
                    <text:list-item>
                      <text:p text:style-name="P336">si è rivelata <text:span text:style-name="T79">spesso</text:span> <text:span text:style-name="T79">palcoscenico</text:span> di numerose tensioni tra Paesi</text:p>
                    </text:list-item>
                  </text:list>
                </text:list-item>
                <text:list-item>
                  <text:p text:style-name="P338">Segretario generale</text:p>
                  <text:list>
                    <text:list-item>
                      <text:p text:style-name="P339">Guida e coordinatore dell’Assemblea</text:p>
                    </text:list-item>
                  </text:list>
                </text:list-item>
                <text:list-item>
                  <text:p text:style-name="P338"><text:span text:style-name="T75">C</text:span>onsiglio di sicurezza</text:p>
                  <text:list>
                    <text:list-item>
                      <text:p text:style-name="P339">Composto da </text:p>
                      <text:list>
                        <text:list-item>
                          <text:p text:style-name="P339">5 membri permanenti (USA, URSS, Francia, Gran Bretagna, Cina)</text:p>
                        </text:list-item>
                        <text:list-item>
                          <text:p text:style-name="P339">10 eletti a rotazione ogni 2 anni</text:p>
                        </text:list-item>
                      </text:list>
                    </text:list-item>
                    <text:list-item>
                      <text:p text:style-name="P339">Dotato di ampi poteri anche militari</text:p>
                    </text:list-item>
                  </text:list>
                </text:list-item>
              </text:list>
            </text:list-item>
            <text:list-item>
              <text:p text:style-name="P340">Fanno capo all’ONU anche</text:p>
              <text:list>
                <text:list-item>
                  <text:p text:style-name="P337">Corte Internazionale di Giustizia, <text:span text:style-name="T77">con sede a l’Aja</text:span></text:p>
                  <text:list>
                    <text:list-item>
                      <text:p text:style-name="P341">Dirime contese tra Stati</text:p>
                    </text:list-item>
                  </text:list>
                </text:list-item>
                <text:list-item>
                  <text:p text:style-name="P337">Consiglio economico e sociale</text:p>
                  <text:list>
                    <text:list-item>
                      <text:p text:style-name="P341">Promuove lo sviluppo di Stati più arretrati</text:p>
                    </text:list-item>
                    <text:list-item>
                      <text:p text:style-name="P341"><text:span text:style-name="T78">UNESCO</text:span>, <text:span text:style-name="T78">UNICEF</text:span></text:p>
                    </text:list-item>
                  </text:list>
                </text:list-item>
                <text:list-item>
                  <text:p text:style-name="P337">Organizzazioni permanenti e speciali di soccorso</text:p>
                  <text:list>
                    <text:list-item>
                      <text:p text:style-name="P337">Si occupano delle relazioni economiche</text:p>
                    </text:list-item>
                  </text:list>
                </text:list-item>
              </text:list>
            </text:list-item>
            <text:list-item>
              <text:p text:style-name="P337">Spesso l’ONU non è stata in grado di intervenire in maniera efficace in numerosi conflitti</text:p>
            </text:list-item>
          </text:list>
        </text:list-item>
        <text:list-item>
          <text:p text:style-name="P342">Processo di Norimberga e Tokyo</text:p>
          <text:list>
            <text:list-item>
              <text:p text:style-name="P342">La prima volta che i vin<text:span text:style-name="T92">citori</text:span> processano i vinti</text:p>
            </text:list-item>
            <text:list-item>
              <text:p text:style-name="P342">Vennero date le basi per la creazione di un codice del diritto internazionale</text:p>
            </text:list-item>
          </text:list>
        </text:list-item>
        <text:list-item>
          <text:p text:style-name="P343">Truman tenta di arginare l’espansione russa</text:p>
          <text:list>
            <text:list-item>
              <text:p text:style-name="P344">sospende gli aiuti economici alla Russia</text:p>
            </text:list-item>
            <text:list-item>
              <text:p text:style-name="P344">a Postdam poté negoziare da una posizione privilegiata avendo fatto esplodere la prima bomba atomica</text:p>
            </text:list-item>
          </text:list>
        </text:list-item>
        <text:list-item>
          <text:p text:style-name="P345">L’URSS tentò di conciliare ricostruzione e difesa nazionale</text:p>
          <text:list>
            <text:list-item>
              <text:p text:style-name="P345">Fece pressione per ottenere il pagamento dei danni di guerra</text:p>
            </text:list-item>
            <text:list-item>
              <text:p text:style-name="P345">Eliminò nazioni ostili ai propri confini</text:p>
            </text:list-item>
          </text:list>
        </text:list-item>
        <text:list-item>
          <text:p text:style-name="P345"><text:soft-page-break/>Europa</text:p>
          <text:list>
            <text:list-item>
              <text:p text:style-name="P345">Germania è divisa in quattro zone d’occupazione (USA, URSS, Gran Bretagna, Francia)</text:p>
              <text:list>
                <text:list-item>
                  <text:p text:style-name="P345">Nonostante le dichiarazioni della volontà di un amministrazione comune, ognuno amministrò indipendentemente la propria parte</text:p>
                </text:list-item>
              </text:list>
            </text:list-item>
            <text:list-item>
              <text:p text:style-name="P346">Austria diviene Paese neutrale</text:p>
              <text:list>
                <text:list-item>
                  <text:p text:style-name="P346">Venne evacuata da ogni esercito</text:p>
                </text:list-item>
              </text:list>
            </text:list-item>
            <text:list-item>
              <text:p text:style-name="P346">Polonia ottenne alcuni territori a Ovest</text:p>
            </text:list-item>
            <text:list-item>
              <text:p text:style-name="P347">Trattato di Parigi (1946) sancì le decisioni prese precedentemente</text:p>
              <text:list>
                <text:list-item>
                  <text:p text:style-name="P348">Non risolse nessuna questione lasciata in sospeso</text:p>
                </text:list-item>
              </text:list>
            </text:list-item>
          </text:list>
        </text:list-item>
        <text:list-item>
          <text:p text:style-name="P349">Churchill accusa l’URSS di aver calato una cortina di ferro sull’Europa, tenendo prigionieri i popoli</text:p>
          <text:list>
            <text:list-item>
              <text:p text:style-name="P349">I sovietici avevano ritardato la ritirata delle truppe dall’Iran per partecipare allo sfruttamento petrolifero</text:p>
            </text:list-item>
            <text:list-item>
              <text:p text:style-name="P349">i sovietici tentarono di imporre al governo turco uno sfruttamento congiunto dello stretto dei Dardanelli</text:p>
              <text:list>
                <text:list-item>
                  <text:p text:style-name="P349">gli USA inviano la loro flotta in appoggio alla Turchia</text:p>
                </text:list-item>
              </text:list>
            </text:list-item>
            <text:list-item>
              <text:p text:style-name="P349">in Grecia i partigiani comunisti tentarono di prendere il potere</text:p>
              <text:list>
                <text:list-item>
                  <text:p text:style-name="P349">gli USA interven<text:span text:style-name="T80">nero</text:span> con l’esercito</text:p>
                </text:list-item>
              </text:list>
            </text:list-item>
          </text:list>
        </text:list-item>
        <text:list-item>
          <text:p text:style-name="P350">Teoria del contenimento</text:p>
          <text:list>
            <text:list-item>
              <text:p text:style-name="P351">Gli Stati Uniti avevano il dovere di sostenere i popoli liberi nella lotta contro il comunismo che minacciava lo status quo mondiale</text:p>
            </text:list-item>
          </text:list>
        </text:list-item>
        <text:list-item>
          <text:p text:style-name="P352">Baruch, consigliere di Truman, usa per primo <text:span text:style-name="T81">il termine</text:span> “guerra fredda”, ripreso dal giornalista Lip<text:span text:style-name="T82">p</text:span>mann</text:p>
          <text:list>
            <text:list-item>
              <text:p text:style-name="P353">USA e URSS si contendevano la supremazia, ma la potenza militare non permetteva uno scontro diretto</text:p>
              <text:list>
                <text:list-item>
                  <text:p text:style-name="P354">Numerose occasioni di scontro si ebbero in Africa e Asia</text:p>
                </text:list-item>
              </text:list>
            </text:list-item>
            <text:list-item>
              <text:p text:style-name="P355">Principio della deterrenza</text:p>
              <text:list>
                <text:list-item>
                  <text:p text:style-name="P355">Corsa agli armamenti per essere certi di poter rispondere a un possibile attacco nemico</text:p>
                </text:list-item>
              </text:list>
            </text:list-item>
            <text:list-item>
              <text:p text:style-name="P356">I servizi segreti attuano diverse operazioni per allargare le sfere di influenza</text:p>
            </text:list-item>
            <text:list-item>
              <text:p text:style-name="P356">La propaganda diventa teatro di uno scontro ideologico <text:span text:style-name="T83">e denunce di falsità reciproche</text:span></text:p>
              <text:list>
                <text:list-item>
                  <text:p text:style-name="P356">URSS modello di uguaglianza e socialismo</text:p>
                </text:list-item>
                <text:list-item>
                  <text:p text:style-name="P356"><text:soft-page-break/>USA modello di liberismo economico e democrazia parlamentare</text:p>
                </text:list-item>
              </text:list>
            </text:list-item>
          </text:list>
        </text:list-item>
        <text:list-item>
          <text:p text:style-name="P357">Piano Marshall (1947)</text:p>
          <text:list>
            <text:list-item>
              <text:p text:style-name="P358">Prevedeva l’erogazione di prestiti a titolo gratuito alle nazioni coinvolte nella guerra <text:span text:style-name="T85">per concedere prestiti alle aziende e acquistare macchinari e prodotti finiti</text:span></text:p>
              <text:list>
                <text:list-item>
                  <text:p text:style-name="P358">Macchinari e <text:span text:style-name="T86">prodotti</text:span> <text:span text:style-name="T86">finiti</text:span> sono acquistate dagli USA</text:p>
                </text:list-item>
                <text:list-item>
                  <text:p text:style-name="P359">L’economia statunitense aveva un nuovo sbocco <text:span text:style-name="T84">per</text:span> produzione <text:span text:style-name="T84">nazionale in espansione</text:span></text:p>
                </text:list-item>
              </text:list>
            </text:list-item>
            <text:list-item>
              <text:p text:style-name="P360">16 Stati aderirono al piano e rinsaldarono i rapporti con gli USA</text:p>
            </text:list-item>
            <text:list-item>
              <text:p text:style-name="P360">URSS rifiuta gli aiuti del piano</text:p>
              <text:list>
                <text:list-item>
                  <text:p text:style-name="P360">Indusse i partiti comunisti dei vari paesi a opporsi al loro accoglimento</text:p>
                </text:list-item>
                <text:list-item>
                  <text:p text:style-name="P360">Nasce il Comecon, che coordina le attività economiche dei paesi sotto l’influenza russa</text:p>
                </text:list-item>
                <text:list-item>
                  <text:p text:style-name="P360">Cominform (1947) a cui partecipavano tutti i partiti comunisti</text:p>
                </text:list-item>
              </text:list>
            </text:list-item>
          </text:list>
        </text:list-item>
        <text:list-item>
          <text:p text:style-name="P361">L’URSS blocca i tre corridoi di rifornimenti <text:span text:style-name="T87">(Hannover, Amburgo, Francoforte)</text:span> per Berlino Ovest</text:p>
          <text:list>
            <text:list-item>
              <text:p text:style-name="P363">Per 11 mesi gli alleati inviarono rifornimenti via aerea</text:p>
            </text:list-item>
            <text:list-item>
              <text:p text:style-name="P363">I sovietici furono costretti a togliere il blocco</text:p>
            </text:list-item>
          </text:list>
        </text:list-item>
        <text:list-item>
          <text:p text:style-name="P363">1949 Nasce le Repubblica Federale Tedesca (Germania Ovest) con capitale Bonn</text:p>
        </text:list-item>
        <text:list-item>
          <text:p text:style-name="P362"><text:span text:style-name="T88">1949 Nasce la Repubblica democratica Tedesca (Germania Est)</text:span> <text:span text:style-name="T88">con capitale Pankow</text:span></text:p>
        </text:list-item>
        <text:list-item>
          <text:p text:style-name="P364">1949 Patto atlantico, alleanza militare difensiva a cui aderirono numerosi paesi dell’Ovest <text:span text:style-name="T89">e creazione della NATO</text:span></text:p>
        </text:list-item>
        <text:list-item>
          <text:p text:style-name="P365">1955 Patto di Varsavia, alleanza militare difensiva a cui aderirono i Paesi dell’Est</text:p>
        </text:list-item>
      </text:list>
      <text:h text:style-name="P467" text:outline-level="2"><text:bookmark-start text:name="Guerra Fredda"/>Guerra Fredda<text:bookmark-end text:name="Guerra Fredda"/></text:h>
      <text:list xml:id="list7547425399198430450" text:style-name="L10">
        <text:list-item>
          <text:p text:style-name="P366">Stalin impone in tutti gli Stati nella sfera d’influenza russa il modello di democrazia popolare</text:p>
          <text:list>
            <text:list-item>
              <text:p text:style-name="P366">I governi erano formati da coalizioni di forze non anticomuniste</text:p>
            </text:list-item>
            <text:list-item>
              <text:p text:style-name="P366">Vengono attuate riforme di stampo comunista</text:p>
            </text:list-item>
            <text:list-item>
              <text:p text:style-name="P366">I ministeri principali sono detenuti dai partiti comunisti</text:p>
            </text:list-item>
          </text:list>
        </text:list-item>
        <text:list-item>
          <text:p text:style-name="P367">Ben presto i partiti comunisti si imposero vincendo elezioni più o meno manipolate</text:p>
          <text:list>
            <text:list-item>
              <text:p text:style-name="P367">Vengono estromessi tutti gli altri partiti</text:p>
            </text:list-item>
            <text:list-item>
              <text:p text:style-name="P367">Tutte le posizioni chiave nell’amministrazione vengono ricoperte dai comunisti</text:p>
            </text:list-item>
          </text:list>
        </text:list-item>
        <text:list-item>
          <text:p text:style-name="P368"><text:soft-page-break/>In Albania si impose il governo di Hoxha</text:p>
        </text:list-item>
        <text:list-item>
          <text:p text:style-name="P368">In Iugoslavia si impose Tito</text:p>
          <text:list>
            <text:list-item>
              <text:p text:style-name="P368">Diede vita a una federazione comunista, poiché lo Stato era molto frammentato</text:p>
              <text:list>
                <text:list-item>
                  <text:p text:style-name="P368">Croazia, Serbia, Montenegro, Bosnia-Erzegovina, Macedonia</text:p>
                </text:list-item>
              </text:list>
            </text:list-item>
            <text:list-item>
              <text:p text:style-name="P368">La Serbia divenne lo Stato guida e il carisma di Tito era il collante del Paese</text:p>
            </text:list-item>
            <text:list-item>
              <text:p text:style-name="P368">Tito non entrò a far parte del sistema sovietico e accettò il piano Marshall</text:p>
            </text:list-item>
            <text:list-item>
              <text:p text:style-name="P369">Stalin espulse il partito comunista iugoslavo dal Cominform</text:p>
              <text:list>
                <text:list-item>
                  <text:p text:style-name="P369">Stalin attuò purghe contro i simpatizzanti di Tito</text:p>
                </text:list-item>
                <text:list-item>
                  <text:p text:style-name="P369">Tito epurò la Iugoslavia dai simpatizzanti di Stalin</text:p>
                </text:list-item>
              </text:list>
            </text:list-item>
            <text:list-item>
              <text:p text:style-name="P369">Tito fu costretto all’isolamento internazionale ed entra a far parte dei Paesi non allineati</text:p>
              <text:list>
                <text:list-item>
                  <text:p text:style-name="P369">Non riceve appoggi dall’Ovest in quanto comunista</text:p>
                </text:list-item>
                <text:list-item>
                  <text:p text:style-name="P369">Non riceve appoggi dalla Russia in quanto disposto a collaborare con l’Ovest</text:p>
                </text:list-item>
              </text:list>
            </text:list-item>
          </text:list>
        </text:list-item>
        <text:list-item>
          <text:p text:style-name="P370">1953 Morte di Stalin e eliminazione del ministro degli interni</text:p>
          <text:list>
            <text:list-item>
              <text:p text:style-name="P371">Chruscev avviò una politica di parziale cambiamento</text:p>
              <text:list>
                <text:list-item>
                  <text:p text:style-name="P371">Le rivolte si facevano sentire nei Paesi che avevano avuto una tradizione parlamentare, ma numerose rivolte vennero soppresse</text:p>
                </text:list-item>
                <text:list-item>
                  <text:p text:style-name="P372">Si riconciliò con Tito, teorizzando il diritto di ogni Paese a cercare la via “nazionale al socialismo”</text:p>
                </text:list-item>
                <text:list-item>
                  <text:p text:style-name="P373">Stabilì il principio di coesistenza pacifica tra socialismo e capitalismo</text:p>
                  <text:list>
                    <text:list-item>
                      <text:p text:style-name="P373">Non interruppe tuttavia la corsa agli armamenti</text:p>
                    </text:list-item>
                  </text:list>
                </text:list-item>
                <text:list-item>
                  <text:p text:style-name="P373">Creò le premesse per il processo di distensione tra <text:s/>USA e URSS (linea rossa di comunicazione)</text:p>
                </text:list-item>
                <text:list-item>
                  <text:p text:style-name="P373">destalinizzazione: eliminazione degli oppositori compromessi con Stalin</text:p>
                </text:list-item>
                <text:list-item>
                  <text:p text:style-name="P373">Rapporto Chruscev: denuncia dei crimini di Stalin</text:p>
                  <text:list>
                    <text:list-item>
                      <text:p text:style-name="P373">Gli avversari dell’URSS li accolsero come conferma dei loro sospetti</text:p>
                    </text:list-item>
                    <text:list-item>
                      <text:p text:style-name="P373">Nei comunisti dei vari paesi creò una crisi di coscienza</text:p>
                    </text:list-item>
                  </text:list>
                </text:list-item>
              </text:list>
            </text:list-item>
            <text:list-item>
              <text:p text:style-name="P374">Rivolta in Polonia</text:p>
              <text:list>
                <text:list-item>
                  <text:p text:style-name="P374">Le proteste chiedevano maggiore libertà e aumento dei salari</text:p>
                </text:list-item>
                <text:list-item>
                  <text:p text:style-name="P374">Gomulka divenne segretario del partito</text:p>
                  <text:list>
                    <text:list-item>
                      <text:p text:style-name="P374">Allentò il controllo poliziesco</text:p>
                    </text:list-item>
                    <text:list-item>
                      <text:p text:style-name="P374"><text:soft-page-break/>Pose fine alle persecuzione contro la chiesa cattolica <text:span text:style-name="T91">(liberò il primate polacco)</text:span></text:p>
                    </text:list-item>
                    <text:list-item>
                      <text:p text:style-name="P374">Aumentò l’autonomia da Mosca, senza mettere in discussione l’alleanza con Mosca </text:p>
                    </text:list-item>
                  </text:list>
                </text:list-item>
              </text:list>
            </text:list-item>
            <text:list-item>
              <text:p text:style-name="P375">Rivolta in Ungheria</text:p>
              <text:list>
                <text:list-item>
                  <text:p text:style-name="P375">Le manifestazioni popolari subirono un aumento</text:p>
                </text:list-item>
                <text:list-item>
                  <text:p text:style-name="P375">Le truppe sovietiche si ritirarono e affidarono il governo a Nagy</text:p>
                </text:list-item>
                <text:list-item>
                  <text:p text:style-name="P375">Formò un governo di coalizione con forze non comuniste</text:p>
                </text:list-item>
                <text:list-item>
                  <text:p text:style-name="P375">Il governo decretò l’uscita dal Patto di Varsavia e la neutralità</text:p>
                </text:list-item>
                <text:list-item>
                  <text:p text:style-name="P375">L’URSS invase l’Ungheria e il governo fu affidato a Kadar</text:p>
                </text:list-item>
                <text:list-item>
                  <text:p text:style-name="P375">L’Occidente denunciò l’aggressione senza intervenire</text:p>
                </text:list-item>
              </text:list>
            </text:list-item>
          </text:list>
        </text:list-item>
        <text:list-item>
          <text:p text:style-name="P376">Inghilterra</text:p>
          <text:list>
            <text:list-item>
              <text:p text:style-name="P376">I laburisti di Clement Attlee sconfiggono i conservatori di Churchill</text:p>
            </text:list-item>
            <text:list-item>
              <text:p text:style-name="P377">Iniziarono un periodo di riforme</text:p>
              <text:list>
                <text:list-item>
                  <text:p text:style-name="P377">Nazionalizzazione di settori chiave di industria ed economia</text:p>
                </text:list-item>
                <text:list-item>
                  <text:p text:style-name="P377">riorganizzazione di sanità, istruzione e previdenza sociale</text:p>
                </text:list-item>
                <text:list-item>
                  <text:p text:style-name="P378">introduzione del salario minimo</text:p>
                </text:list-item>
                <text:list-item>
                  <text:p text:style-name="P378">introduzione della pensione</text:p>
                </text:list-item>
                <text:list-item>
                  <text:p text:style-name="P378">assistenza sanitaria gratuita</text:p>
                </text:list-item>
                <text:list-item>
                  <text:p text:style-name="P378">piano di edilizia popolare</text:p>
                </text:list-item>
              </text:list>
            </text:list-item>
            <text:list-item>
              <text:p text:style-name="P378">Creazione del Welfare State (Stato del benessere), ripreso dalle democrazie europee</text:p>
              <text:list>
                <text:list-item>
                  <text:p text:style-name="P378">Nei paesi scandinavi si sperimentò le soluzioni più avanzate</text:p>
                </text:list-item>
              </text:list>
            </text:list-item>
            <text:list-item>
              <text:p text:style-name="P378">1951 I laburisti sono sconfitti dai conservatori che rimangono sino al 1964</text:p>
            </text:list-item>
          </text:list>
        </text:list-item>
        <text:list-item>
          <text:p text:style-name="P379">Francia</text:p>
          <text:list>
            <text:list-item>
              <text:p text:style-name="P379">Nasce un governo di coalizione di antifascisti presieduto da De Gaulle</text:p>
            </text:list-item>
            <text:list-item>
              <text:p text:style-name="P380">Nasce la Quarta Repubblica e viene meno l’unità delle forze politiche</text:p>
            </text:list-item>
            <text:list-item>
              <text:p text:style-name="P380">De Gaulle crea il Raggruppamento del popolo francese</text:p>
              <text:list>
                <text:list-item>
                  <text:p text:style-name="P380">Proponeva riforme per trasformare la Francia in una Repubblica Presidenziale</text:p>
                </text:list-item>
                <text:list-item>
                  <text:p text:style-name="P380">Il progetto andrà in porto solo nel 1958</text:p>
                </text:list-item>
              </text:list>
            </text:list-item>
            <text:list-item>
              <text:p text:style-name="P381">La ricostruzione avvenne rapidamente grazie al piano Marshall</text:p>
            </text:list-item>
            <text:list-item>
              <text:p text:style-name="P381">Le difficoltà internazionali furono causate dai movimenti di liberazione nelle colonie <text:soft-page-break/>alle quali la Francia non voleva rinunciare</text:p>
            </text:list-item>
          </text:list>
        </text:list-item>
        <text:list-item>
          <text:p text:style-name="P381">Germania</text:p>
          <text:list>
            <text:list-item>
              <text:p text:style-name="P381">La ripresa fu straordinaria grazie al piano Marshall</text:p>
              <text:list>
                <text:list-item>
                  <text:p text:style-name="P381">Il Paese divenne una delle prime potenze economiche del mondo</text:p>
                </text:list-item>
                <text:list-item>
                  <text:p text:style-name="P381">Milioni di profughi dall’Est fornirono manodopera qualificata</text:p>
                </text:list-item>
              </text:list>
            </text:list-item>
            <text:list-item>
              <text:p text:style-name="P381">Viene promulgata una nuova costituzione</text:p>
              <text:list>
                <text:list-item>
                  <text:p text:style-name="P381">Rimase una repubblica federale</text:p>
                </text:list-item>
                <text:list-item>
                  <text:p text:style-name="P381">sbarramento per i partiti che non raggiungevano il 5% dei consensi</text:p>
                </text:list-item>
                <text:list-item>
                  <text:p text:style-name="P381">si poteva votare sfiducia al governo se ci fosse stata una maggioranza per sostituirlo (sfiducia costruttiva)</text:p>
                </text:list-item>
              </text:list>
            </text:list-item>
            <text:list-item>
              <text:p text:style-name="P381">1949 Elezioni vinte dalla CDU (Unione cristiano-democratica) di Adenauer</text:p>
              <text:list>
                <text:list-item>
                  <text:p text:style-name="P381">Promosse il liberismo <text:span text:style-name="T93">economico</text:span></text:p>
                </text:list-item>
                <text:list-item>
                  <text:p text:style-name="P381">Confermò l’alleanza con gli USA</text:p>
                </text:list-item>
                <text:list-item>
                  <text:p text:style-name="P381">Fu sostenitore dell’integrazione europea</text:p>
                </text:list-item>
                <text:list-item>
                  <text:p text:style-name="P381">Spinse per l’entrata della Germania Ovest nella NATO</text:p>
                </text:list-item>
              </text:list>
            </text:list-item>
          </text:list>
        </text:list-item>
        <text:list-item>
          <text:p text:style-name="P382">Unione economica europea</text:p>
          <text:list>
            <text:list-item>
              <text:p text:style-name="P383">Per poter essere competitivi era necessario unirsi </text:p>
            </text:list-item>
            <text:list-item>
              <text:p text:style-name="P382">1951 Comunità europea del carbone e dell’acciaio (CECA)</text:p>
              <text:list>
                <text:list-item>
                  <text:p text:style-name="P382">Coordinazione per l’utilizzo delle due risorse fondamentali per l’industria</text:p>
                </text:list-item>
                <text:list-item>
                  <text:p text:style-name="P382">Gli europeisti tentarono l’integrazione politica, ma gli Stati non vollero rinunciare a nulla</text:p>
                </text:list-item>
              </text:list>
            </text:list-item>
            <text:list-item>
              <text:p text:style-name="P382">1957 </text:p>
              <text:list>
                <text:list-item>
                  <text:p text:style-name="P382">Comunità economica europea (CEE)</text:p>
                </text:list-item>
                <text:list-item>
                  <text:p text:style-name="P382">Mercato europeo comune (MEC)</text:p>
                  <text:list>
                    <text:list-item>
                      <text:p text:style-name="P382">eliminazione dei dazi e coordinamento di politiche agricole, energetiche e dei trasporti</text:p>
                    </text:list-item>
                  </text:list>
                </text:list-item>
                <text:list-item>
                  <text:p text:style-name="P382">Comunità europea dell’energia atomica (CEEA)</text:p>
                </text:list-item>
              </text:list>
            </text:list-item>
          </text:list>
        </text:list-item>
      </text:list>
      <text:h text:style-name="P468" text:outline-level="2"><text:bookmark-start text:name="Italia Repubblicana"/>Italia Repubblicana<text:bookmark-end text:name="Italia Repubblicana"/></text:h>
      <text:list xml:id="list3083175004709587340" text:style-name="L11">
        <text:list-item>
          <text:p text:style-name="P384">21 giugno 1945 Dimissioni di Bonomi</text:p>
          <text:list>
            <text:list-item>
              <text:p text:style-name="P384">Le forze di sinistra e centro eleggono capo del governo Parri <text:span text:style-name="T94">(Partito d’azione)</text:span></text:p>
              <text:list>
                <text:list-item>
                  <text:p text:style-name="P384"><text:soft-page-break/>Il socialista Nenni vicepresidente del consiglio</text:p>
                  <text:list>
                    <text:list-item>
                      <text:p text:style-name="P385">I socialisti massimalisti avevano l’appoggio della sinistra</text:p>
                    </text:list-item>
                    <text:list-item>
                      <text:p text:style-name="P385">I socialisti riformisti avevano l’appoggio del centro</text:p>
                    </text:list-item>
                  </text:list>
                </text:list-item>
                <text:list-item>
                  <text:p text:style-name="P384">De Gasperi (DC) agli esteri</text:p>
                  <text:list>
                    <text:list-item>
                      <text:p text:style-name="P386">La DC raccoglieva esponenti del Partito Popolare e associazioni cattoliche</text:p>
                    </text:list-item>
                    <text:list-item>
                      <text:p text:style-name="P386">Costituiva la cerniera tra la destra liberale e la sinistra</text:p>
                    </text:list-item>
                  </text:list>
                </text:list-item>
                <text:list-item>
                  <text:p text:style-name="P384">Togliatti (PCI) alla giustizia</text:p>
                  <text:list>
                    <text:list-item>
                      <text:p text:style-name="P384">Il PCI godeva del consenso di intellettuali antifascisti, operai e braccianti</text:p>
                    </text:list-item>
                    <text:list-item>
                      <text:p text:style-name="P384">Puntava al progetto di democrazia progressiva (comunismo con riforme), perché gli italiani sarebbero stati contrari a un’altra guerra</text:p>
                    </text:list-item>
                  </text:list>
                </text:list-item>
              </text:list>
            </text:list-item>
            <text:list-item>
              <text:p text:style-name="P387">Tra gli altri partiti si annovera</text:p>
              <text:list>
                <text:list-item>
                  <text:p text:style-name="P386">Partito repubblicano, che rifiuta la monarchia</text:p>
                </text:list-item>
                <text:list-item>
                  <text:p text:style-name="P386">Partito liberale, compromesso dalla sconfitta storica del ‘21</text:p>
                </text:list-item>
                <text:list-item>
                  <text:p text:style-name="P388">Partito monarchico</text:p>
                </text:list-item>
                <text:list-item>
                  <text:p text:style-name="P388">Il movimento de L’Uomo Qualunque di Giannini, che raccoglieva chi diffidava dei partiti di massa</text:p>
                </text:list-item>
              </text:list>
            </text:list-item>
          </text:list>
        </text:list-item>
        <text:list-item>
          <text:p text:style-name="P389">I danni della guerra fermano il Paese</text:p>
          <text:list>
            <text:list-item>
              <text:p text:style-name="P389">La produzione era scesa a un terzo e si era proceduto a licenziamenti di massa</text:p>
            </text:list-item>
            <text:list-item>
              <text:p text:style-name="P390">La produzione agricola era crollata e si era diffusa la borsa nera</text:p>
            </text:list-item>
            <text:list-item>
              <text:p text:style-name="P390">La rete dei trasporti aveva subito ingenti danni</text:p>
            </text:list-item>
            <text:list-item>
              <text:p text:style-name="P390">La borsa nera aveva causato un aumento d<text:span text:style-name="T95">ei</text:span> prezzi e la conseguente inflazione</text:p>
            </text:list-item>
            <text:list-item>
              <text:p text:style-name="P391">Le case erano state distrutte dai bombardamenti e molti coabitavano</text:p>
            </text:list-item>
          </text:list>
        </text:list-item>
        <text:list-item>
          <text:p text:style-name="P392">Al Sud i contadini avevano iniziato a occupare terre incolte e latifondi</text:p>
          <text:list>
            <text:list-item>
              <text:p text:style-name="P392">I proprietari si rivolgono a banditi e mafiosi per stroncare il fenomeno</text:p>
              <text:list>
                <text:list-item>
                  <text:p text:style-name="P392">Strage di Portella della Ginestra: dei banditi sparano su di un corteo di braccianti</text:p>
                </text:list-item>
              </text:list>
            </text:list-item>
            <text:list-item>
              <text:p text:style-name="P392">Si sviluppa il separatismo promosso da notabili alleati con la criminalità per ottenere l’indipendenza della Sicilia</text:p>
            </text:list-item>
          </text:list>
        </text:list-item>
        <text:list-item>
          <text:p text:style-name="P393">Al Nord molti partigiani non avevano consegnato le armi</text:p>
          <text:list>
            <text:list-item>
              <text:p text:style-name="P393">Chi diffidava del governo si faceva giustizia da solo</text:p>
            </text:list-item>
          </text:list>
        </text:list-item>
        <text:list-item>
          <text:p text:style-name="P393">Parri fu costretto a dimettersi</text:p>
          <text:list>
            <text:list-item>
              <text:p text:style-name="P393"><text:soft-page-break/>Non riusciva a mediare tra le diverse posizioni in merito all’epurazione (allontanamento dei fascisti da cariche e impieghi pubblici)</text:p>
            </text:list-item>
            <text:list-item>
              <text:p text:style-name="P394">Non riuscì a fermare le esecuzioni che si stavano diffondendo in varie zone</text:p>
            </text:list-item>
            <text:list-item>
              <text:p text:style-name="P394">Decise di tassare le maggiori industrie e i capitali</text:p>
            </text:list-item>
            <text:list-item>
              <text:p text:style-name="P394">Cambiò la moneta per scoprire i capitali nascosti durante la guerra</text:p>
            </text:list-item>
          </text:list>
        </text:list-item>
        <text:list-item>
          <text:p text:style-name="P395">De Gasperi diventa il nuovo presidente del consiglio, gradito agli americani</text:p>
          <text:list>
            <text:list-item>
              <text:p text:style-name="P395">Promosse il ripristino dell’apparato amministrativo e burocratico</text:p>
            </text:list-item>
            <text:list-item>
              <text:p text:style-name="P396">Togliatti varò un amnistia per i reati politici e comuni commessi tra il ‘43 e il ‘45</text:p>
              <text:list>
                <text:list-item>
                  <text:p text:style-name="P396">Favorì la riconciliazione nazionale tra tutti i partiti antifascisti</text:p>
                </text:list-item>
                <text:list-item>
                  <text:p text:style-name="P396">Poté guadagnarsi più consensi</text:p>
                </text:list-item>
              </text:list>
            </text:list-item>
          </text:list>
        </text:list-item>
        <text:list-item>
          <text:p text:style-name="P396"><text:span text:style-name="T98">2 giugno </text:span>1946 Referendum istituzionale per <text:span text:style-name="T96">d</text:span>eci<text:span text:style-name="T96">dere</text:span> se rimanere monarchia o <text:span text:style-name="T96">diventare</text:span> repubblica</text:p>
          <text:list>
            <text:list-item>
              <text:p text:style-name="P397">Il suffragio universale coinvolse anche le donne per la prima volta</text:p>
              <text:list>
                <text:list-item>
                  <text:p text:style-name="P397">I conservatori e monarchici credevano le donne più tradizionaliste <text:span text:style-name="T97">e speravano in un voto a favore della monarchia</text:span></text:p>
                </text:list-item>
              </text:list>
            </text:list-item>
            <text:list-item>
              <text:p text:style-name="P398">Repubblicani, la sinistra e gli azionisti erano a favore della repubblica</text:p>
            </text:list-item>
            <text:list-item>
              <text:p text:style-name="P398">Monarchici e liberali erano a favore della monarchia</text:p>
            </text:list-item>
            <text:list-item>
              <text:p text:style-name="P398">La DC lasciò libertà di voto agli elettori, anche se De Gasperi era a favore della repubblica</text:p>
            </text:list-item>
            <text:list-item>
              <text:p text:style-name="P399">Re Vittorio Emanuele III abdicò in favore del figlio Umberto II per separare il giudizio morale dal suo personale operato</text:p>
            </text:list-item>
            <text:list-item>
              <text:p text:style-name="P400">Vinse la repubblica con uno scarto di 2 milioni</text:p>
              <text:list>
                <text:list-item>
                  <text:p text:style-name="P400">I voti a favore provenivano soprattutto da Nord e Centro</text:p>
                </text:list-item>
                <text:list-item>
                  <text:p text:style-name="P400">I voti a favore della monarchia provenivano dal Sud</text:p>
                </text:list-item>
              </text:list>
            </text:list-item>
            <text:list-item>
              <text:p text:style-name="P400">I Savoia fuggirono in Portogallo</text:p>
            </text:list-item>
          </text:list>
        </text:list-item>
        <text:list-item>
          <text:p text:style-name="P401">Diviene primo presidente De Nicola, <text:span text:style-name="T100">a cui succederà Einaudi</text:span></text:p>
          <text:list>
            <text:list-item>
              <text:p text:style-name="P401">La DC ottenne la maggioranza dei voti, a seguire i socialisti e i comunisti</text:p>
              <text:list>
                <text:list-item>
                  <text:p text:style-name="P402">Fu di importanza vitale l’appoggio della Chiesa</text:p>
                </text:list-item>
              </text:list>
            </text:list-item>
          </text:list>
        </text:list-item>
        <text:list-item>
          <text:p text:style-name="P403">75 membri stilano la costituzione <text:span text:style-name="T99">in vigore dal 1 gennaio 1948</text:span></text:p>
          <text:list>
            <text:list-item>
              <text:p text:style-name="P404">è originata dalla fusione di ideali socialisti, liberali e cattolici</text:p>
              <text:list>
                <text:list-item>
                  <text:p text:style-name="P405">difesa di valori tradizionali (cattolico)</text:p>
                </text:list-item>
                <text:list-item>
                  <text:p text:style-name="P405"><text:soft-page-break/>diritti naturali della persona (cattolico)</text:p>
                </text:list-item>
                <text:list-item>
                  <text:p text:style-name="P405">solidarismo tra classi (cattolico)</text:p>
                </text:list-item>
                <text:list-item>
                  <text:p text:style-name="P406">spinte per riforma sociale e uguaglianza (socialismo)</text:p>
                </text:list-item>
                <text:list-item>
                  <text:p text:style-name="P407">libertà per individui e gruppi (liberalismo)</text:p>
                </text:list-item>
              </text:list>
            </text:list-item>
          </text:list>
        </text:list-item>
        <text:list-item>
          <text:p text:style-name="P408">Trattato di Parigi 1947, <text:span text:style-name="T101">a cui l’Italia non poté partecipare</text:span></text:p>
          <text:list>
            <text:list-item>
              <text:p text:style-name="P409">L’Italia cedette territori alla Francia, alla Grecia e alla Iugoslavia</text:p>
            </text:list-item>
            <text:list-item>
              <text:p text:style-name="P409">Trieste divenne città libera amministrata per metà dagli alleati e metà dalla Iugoslavia</text:p>
            </text:list-item>
            <text:list-item>
              <text:p text:style-name="P410">Libia e Somalia ottennero l’indipendenza</text:p>
            </text:list-item>
            <text:list-item>
              <text:p text:style-name="P410">L’Eritrea fu annessa all’Etiopia</text:p>
            </text:list-item>
          </text:list>
        </text:list-item>
        <text:list-item>
          <text:p text:style-name="P411">Migliaia di Italiani lasciarono l’Istria e iniziarono gli “infoibamenti”</text:p>
        </text:list-item>
        <text:list-item>
          <text:p text:style-name="P412">Si accentua lo scontro tra DC e PCI</text:p>
          <text:list>
            <text:list-item>
              <text:p text:style-name="P412">PCI era la guida di operai e contadini</text:p>
              <text:list>
                <text:list-item>
                  <text:p text:style-name="P412">I socialisti massimalisti di Nenni erano favorevoli al PCI</text:p>
                </text:list-item>
              </text:list>
            </text:list-item>
            <text:list-item>
              <text:p text:style-name="P412">DC era la guida dei moderati</text:p>
              <text:list>
                <text:list-item>
                  <text:p text:style-name="P413">I socialisti riformisti di Saragat erano favorevoli alla DC e fondarono il Partito Socialista dei Lavoratori Italiani</text:p>
                </text:list-item>
                <text:list-item>
                  <text:p text:style-name="P413">De Gasperi compì un viaggio negli USA e questo <text:span text:style-name="T102">s</text:span>egnò la fine dell’isolamento</text:p>
                </text:list-item>
              </text:list>
            </text:list-item>
          </text:list>
        </text:list-item>
        <text:list-item>
          <text:p text:style-name="P414">Alle successive elezioni la DC ottenne la maggioranza</text:p>
          <text:list>
            <text:list-item>
              <text:p text:style-name="P415">Il Fronte Popolare subì una pesante sconfitta</text:p>
            </text:list-item>
          </text:list>
        </text:list-item>
        <text:list-item>
          <text:p text:style-name="P415">Attentato a Togliatti all’uscita dalla Camera ad opera di uno studente di destra (Pallante)</text:p>
          <text:list>
            <text:list-item>
              <text:p text:style-name="P416">Le proteste vennero placato dai dirigenti del <text:span text:style-name="T103">partito</text:span> comunista su richiesta di Togliatti</text:p>
            </text:list-item>
          </text:list>
        </text:list-item>
        <text:list-item>
          <text:p text:style-name="P417">Nascono nuovi sindacati</text:p>
          <text:list>
            <text:list-item>
              <text:p text:style-name="P417">CISL di ispirazione cattolica</text:p>
            </text:list-item>
            <text:list-item>
              <text:p text:style-name="P417">UIL di ispirazione socialdemocratica</text:p>
            </text:list-item>
            <text:list-item>
              <text:p text:style-name="P418">CGIL già presente di ispirazione comunista</text:p>
            </text:list-item>
          </text:list>
        </text:list-item>
        <text:list-item>
          <text:p text:style-name="P419">Anni del centrismo (1948-1953)</text:p>
          <text:list>
            <text:list-item>
              <text:p text:style-name="P420">Inizia il governo quadripartito (liberali, socialdemocratici, repubblicani, DC)</text:p>
            </text:list-item>
            <text:list-item>
              <text:p text:style-name="P421">Adesione alla NATO e al Piano Marshall</text:p>
            </text:list-item>
            <text:list-item>
              <text:p text:style-name="P421">Costituzione della CECA</text:p>
            </text:list-item>
            <text:list-item>
              <text:p text:style-name="P421">Ammissione all’ONU</text:p>
            </text:list-item>
            <text:list-item>
              <text:p text:style-name="P422"><text:soft-page-break/>Due principi della politica: liberismo e cauto riformismo</text:p>
              <text:list>
                <text:list-item>
                  <text:p text:style-name="P423">Gli aiuti statunitensi furono utilizzati per le industrie e le famiglie</text:p>
                </text:list-item>
                <text:list-item>
                  <text:p text:style-name="P423">la politica finanziaria di Einaudi mirava a risanare il bilancio</text:p>
                  <text:list>
                    <text:list-item>
                      <text:p text:style-name="P423">Compressione dei salari</text:p>
                    </text:list-item>
                    <text:list-item>
                      <text:p text:style-name="P423">Introduzione del taylorismo e della catena di montaggio</text:p>
                    </text:list-item>
                    <text:list-item>
                      <text:p text:style-name="P424">aumentano i disoccupati</text:p>
                    </text:list-item>
                  </text:list>
                </text:list-item>
                <text:list-item>
                  <text:p text:style-name="P425">Partecipazione Statale nelle industrie che ne acquisivano il controllo</text:p>
                </text:list-item>
                <text:list-item>
                  <text:p text:style-name="P426">Potenziamento enti creati sotto il fascismo (IRI, AGIP)</text:p>
                </text:list-item>
                <text:list-item>
                  <text:p text:style-name="P426">Cassa del Mezzogiorno, per finanziare imprese e opere pubbliche al Sud</text:p>
                </text:list-item>
                <text:list-item>
                  <text:p text:style-name="P427">Esproprio con indennizzo delle terre incolte e affidamento a contadini che potevano riscattarle</text:p>
                </text:list-item>
                <text:list-item>
                  <text:p text:style-name="P428">Riforma Vanoni: dichiarazione dei redditi annuale e introduzione di aliquote progressive</text:p>
                </text:list-item>
                <text:list-item>
                  <text:p text:style-name="P428">Piano Fanfani: promosse un piano di edilizia pubblica</text:p>
                </text:list-item>
              </text:list>
            </text:list-item>
            <text:list-item>
              <text:p text:style-name="P429">Nacquero numerose piccole aziende che non potevano essere competitive</text:p>
            </text:list-item>
            <text:list-item>
              <text:p text:style-name="P430">Viene approvata la “legge truffa” che assegna il 65% dei seggi alla coalizione con il 50% + <text:s/>1 di voti</text:p>
              <text:list>
                <text:list-item>
                  <text:p text:style-name="P431">Venne definita truffa perché ricordava la legge Acerbo</text:p>
                </text:list-item>
                <text:list-item>
                  <text:p text:style-name="P432">La DC perde voti e alle elezioni del 1953 è costretta a cercare nuove alleanze</text:p>
                </text:list-item>
              </text:list>
            </text:list-item>
            <text:list-item>
              <text:p text:style-name="P433">Le ore lavorative era 48 a settimana per 6 giorni</text:p>
            </text:list-item>
            <text:list-item>
              <text:p text:style-name="P433">Elettrodomestici, auto e telefono erano un lusso</text:p>
              <text:list>
                <text:list-item>
                  <text:p text:style-name="P433">Nel 1955 è creata la prima utilitaria <text:span text:style-name="T104">(FIAT 600)</text:span></text:p>
                </text:list-item>
              </text:list>
            </text:list-item>
          </text:list>
        </text:list-item>
      </text:list>
      <text:h text:style-name="P474" text:outline-level="1"><text:bookmark-start text:name="Decolonizzazione"/>Decolonizzazione<text:bookmark-end text:name="Decolonizzazione"/></text:h>
      <text:list xml:id="list857764552318172469" text:style-name="L12">
        <text:list-item>
          <text:p text:style-name="P470">Decolonizzazione: liberazione dalla dominazione coloniale</text:p>
          <text:list>
            <text:list-item>
              <text:p text:style-name="P470">Incoraggiato da</text:p>
              <text:list>
                <text:list-item>
                  <text:p text:style-name="P470"><text:s/>principio di autodeterminazione</text:p>
                </text:list-item>
                <text:list-item>
                  <text:p text:style-name="P470">ridimensionamento di Inghilterra e Francia (favorevoli al colonialismo)</text:p>
                  <text:list>
                    <text:list-item>
                      <text:p text:style-name="P470">Inghilterra tenta di inserire i nuovi Paesi nel Commonwealth</text:p>
                    </text:list-item>
                    <text:list-item>
                      <text:p text:style-name="P470">Francia si oppone ai moti di liberazione</text:p>
                    </text:list-item>
                  </text:list>
                </text:list-item>
                <text:list-item>
                  <text:p text:style-name="P470">stimolo di USA e URSS (non favorevoli al colonialismo)</text:p>
                  <text:list>
                    <text:list-item>
                      <text:p text:style-name="P470">Vogliono inserire nella propria sfera d’influenza i nuovi Paesi liber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70">Pace con il giappone</text:p>
          <text:list>
            <text:list-item>
              <text:p text:style-name="P470">I confini ritornano quelli dell’800</text:p>
            </text:list-item>
            <text:list-item>
              <text:p text:style-name="P470">Diviene una monarchia parlamentare <text:span text:style-name="T107">e l’imperatore Hiroito diventa solo il simbolo</text:span></text:p>
              <text:list>
                <text:list-item>
                  <text:p text:style-name="P470"><text:soft-page-break/>La costituzione si basa su </text:p>
                  <text:list>
                    <text:list-item>
                      <text:p text:style-name="P470">difesa dei diritti umani</text:p>
                    </text:list-item>
                    <text:list-item>
                      <text:p text:style-name="P470">Rinuncia alla guerra</text:p>
                    </text:list-item>
                  </text:list>
                </text:list-item>
                <text:list-item>
                  <text:p text:style-name="P470">USA amministrano il Paese <text:span text:style-name="T106">tramite MacArthur</text:span></text:p>
                </text:list-item>
              </text:list>
            </text:list-item>
            <text:list-item>
              <text:p text:style-name="P470">Smilitarizzazione</text:p>
            </text:list-item>
            <text:list-item>
              <text:p text:style-name="P470">Processati i responsabili dei crimini di guerra</text:p>
            </text:list-item>
            <text:list-item>
              <text:p text:style-name="P470">Il Giappone diventa base militare USA</text:p>
              <text:list>
                <text:list-item>
                  <text:p text:style-name="P470">Sfruttamento industrie per le rifornire l’esercito <text:s/>(Guerra di Corea)</text:p>
                </text:list-item>
              </text:list>
            </text:list-item>
          </text:list>
        </text:list-item>
        <text:list-item>
          <text:p text:style-name="P470">Ripresa economica <text:span text:style-name="T120">giapponese</text:span></text:p>
          <text:list>
            <text:list-item>
              <text:p text:style-name="P470">Riforma Agraria</text:p>
              <text:list>
                <text:list-item>
                  <text:p text:style-name="P470">I terreni passano dai latifondisti ai contadini che li avevano in affitto</text:p>
                  <text:list>
                    <text:list-item>
                      <text:p text:style-name="P470">Miglior sfruttamento dei terreni <text:span text:style-name="T108">e innovazione</text:span></text:p>
                    </text:list-item>
                  </text:list>
                </text:list-item>
              </text:list>
            </text:list-item>
            <text:list-item>
              <text:p text:style-name="P470">Gli zaibatszu investono nell’industria</text:p>
              <text:list>
                <text:list-item>
                  <text:p text:style-name="P470">Il Giappone diviene terza potenza industriale</text:p>
                </text:list-item>
              </text:list>
            </text:list-item>
            <text:list-item>
              <text:p text:style-name="P470">Apertura del mercato americano</text:p>
            </text:list-item>
          </text:list>
        </text:list-item>
        <text:list-item>
          <text:p text:style-name="P470">Cina</text:p>
          <text:list>
            <text:list-item>
              <text:p text:style-name="P470">La rivoluzione contadina porta alla nascita di un regime comunista</text:p>
              <text:list>
                <text:list-item>
                  <text:p text:style-name="P470">Riconosciuto da Gran Bretagna, non da USA</text:p>
                  <text:list>
                    <text:list-item>
                      <text:p text:style-name="P470">Gli USA riconoscono Chaing Kai-Shek come capo di governo legittimo <text:span text:style-name="T109">e conserva il seggio all’ONU</text:span></text:p>
                    </text:list-item>
                  </text:list>
                </text:list-item>
                <text:list-item>
                  <text:p text:style-name="P470">Alleato dell’URSS</text:p>
                </text:list-item>
                <text:list-item>
                  <text:p text:style-name="P470">Riforme comuniste</text:p>
                  <text:list>
                    <text:list-item>
                      <text:p text:style-name="P470">Nazionalizzazione industriale e delle banche</text:p>
                    </text:list-item>
                    <text:list-item>
                      <text:p text:style-name="P470">Piano quinquennale di sviluppo</text:p>
                    </text:list-item>
                    <text:list-item>
                      <text:p text:style-name="P470">Ridistribuzione terre ai contadini</text:p>
                      <text:list>
                        <text:list-item>
                          <text:p text:style-name="P470">Nascono cooperative agricol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70">L’industria si sviluppa, ma non l’agricoltura</text:p>
              <text:list>
                <text:list-item>
                  <text:p text:style-name="P470">La <text:span text:style-name="T119">produzione</text:span> agricola era insufficiente per la popolazione in crescita</text:p>
                  <text:list>
                    <text:list-item>
                      <text:list>
                        <text:list-item>
                          <text:p text:style-name="P470">“Grande balzo in avanti”: meno sviluppo dell’industria, più sviluppo agricolo</text:p>
                          <text:list>
                            <text:list-item>
                              <text:p text:style-name="P470">Comuni popolari: famiglie di agricoltori riunite autosufficienti</text:p>
                            </text:list-item>
                            <text:list-item>
                              <text:p text:style-name="P470">Fallimento : morte di milioni di persone e crollo della produzione agricol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70">L’URSS critica i provvedimenti del governo cinese e la Cina risponde alle critiche</text:p>
              <text:list>
                <text:list-item>
                  <text:p text:style-name="P470">Coesistenza pacifica</text:p>
                </text:list-item>
                <text:list-item>
                  <text:p text:style-name="P470">Rifiuto dell’URSS di prestare aiuto nella creazione di ordigni nucleari</text:p>
                  <text:list>
                    <text:list-item>
                      <text:p text:style-name="P470">1964: la Cina realizza la bomba atomica e diventa una potenza</text:p>
                    </text:list-item>
                  </text:list>
                </text:list-item>
                <text:list-item>
                  <text:p text:style-name="P470">La Cina si pone come guida in alternativa all’URSS (contrasto ideologico)</text:p>
                </text:list-item>
              </text:list>
            </text:list-item>
            <text:list-item>
              <text:p text:style-name="P470">Rivoluzione Culturale</text:p>
              <text:list>
                <text:list-item>
                  <text:p text:style-name="P470">Mao lancia una campagna ideologica per far leva sui giovani e militari</text:p>
                  <text:list>
                    <text:list-item>
                      <text:p text:style-name="P470">Vuole sminuire l’ala moderata del Partito di Liu Shao-Chi</text:p>
                    </text:list-item>
                  </text:list>
                </text:list-item>
                <text:list-item>
                  <text:p text:style-name="P470"><text:span text:style-name="T110">Lin Piao</text:span> sc<text:span text:style-name="T110">r</text:span>ive il “Libretto rosso” per la propaganda</text:p>
                </text:list-item>
                <text:list-item>
                  <text:p text:style-name="P470">“guardie rosse” (giovani rivoluzionari) contestavano la conoscenza e la tecnica</text:p>
                  <text:list>
                    <text:list-item>
                      <text:p text:style-name="P470">Campagne violente di rieducazione per insegnanti, dirigenti del partito etc</text:p>
                    </text:list-item>
                  </text:list>
                </text:list-item>
                <text:list-item>
                  <text:p text:style-name="P470">Eliminati i nemici inizia una fase di normalizzazione, ponendo fine alle violenze</text:p>
                  <text:list>
                    <text:list-item>
                      <text:p text:style-name="P470">Lin Piao, suo fedele, <text:span text:style-name="T111">morì in circostanze poco chiare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">Corea</text:p>
          <text:list>
            <text:list-item>
              <text:p text:style-name="P14">Divisione sul 38 parallelo</text:p>
              <text:list>
                <text:list-item>
                  <text:p text:style-name="P49"><text:span text:style-name="T112">Sud: </text:span><text:span text:style-name="T113">America</text:span></text:p>
                </text:list-item>
                <text:list-item>
                  <text:p text:style-name="P14">Nord: Russia</text:p>
                </text:list-item>
              </text:list>
            </text:list-item>
          </text:list>
        </text:list-item>
        <text:list-item>
          <text:p text:style-name="P14">Corea del Nord invade il Sud</text:p>
          <text:list>
            <text:list-item>
              <text:p text:style-name="P14">ONU invia soldati in appoggio al Sud</text:p>
            </text:list-item>
            <text:list-item>
              <text:p text:style-name="P49"><text:span text:style-name="T112">il comandante americano MacArthur volle utilizzare bombe atomiche contro la Cina, ma Truman lo </text:span><text:span text:style-name="T113">destituì</text:span></text:p>
            </text:list-item>
            <text:list-item>
              <text:p text:style-name="P49"><text:span text:style-name="T112">Cina invia supporto al Nord e gli americani sono </text:span><text:span text:style-name="T113">respinti</text:span></text:p>
            </text:list-item>
            <text:list-item>
              <text:p text:style-name="P14">Trattato di pace </text:p>
              <text:list>
                <text:list-item>
                  <text:p text:style-name="P49"><text:span text:style-name="T112">Venne stabilita la divisone in due Stati separati da un </text:span><text:span text:style-name="T113">confine</text:span><text:span text:style-name="T112"> fortificato</text:span></text:p>
                </text:list-item>
              </text:list>
            </text:list-item>
          </text:list>
        </text:list-item>
        <text:list-item>
          <text:p text:style-name="P14">India</text:p>
          <text:list>
            <text:list-item>
              <text:p text:style-name="P14">Resistenza pacifica guidata da Mahatma (grande anima) Gandhi</text:p>
              <text:list>
                <text:list-item>
                  <text:p text:style-name="P14">Voleva raggiungere l'indipendenza tramite resistenza civile</text:p>
                </text:list-item>
                <text:list-item>
                  <text:p text:style-name="P14">1920 Riorganizzazione di Congresso nazionale indiano (che raccoglieva gli indiani <text:span text:style-name="T121">più</text:span> benestanti) in Partito del Congresso guidato da Nerhu</text:p>
                </text:list-item>
                <text:list-item>
                  <text:p text:style-name="P14">Iniziano campagne di disobbedienza civile e boicottaggio prodotti inglesi (sale)</text:p>
                </text:list-item>
                <text:list-item>
                  <text:p text:style-name="P14">Nasce la Lega Musulmana, che difende gli interessi della minoranza musulmana</text:p>
                </text:list-item>
                <text:list-item>
                  <text:p text:style-name="P14">Si inaspriscono <text:span text:style-name="T121">i rapporti</text:span> con l'Inghilterra quando l'India entra nella Seconda Guerra Mondiale senza <text:span text:style-name="T121">che gli Inglesi abbiano</text:span> consulta<text:span text:style-name="T121">to</text:span> i rappresentanti indiani</text:p>
                </text:list-item>
              </text:list>
            </text:list-item>
            <text:list-item>
              <text:p text:style-name="P14"><text:s/>1947 Indipendenza Indiana</text:p>
              <text:list>
                <text:list-item>
                  <text:p text:style-name="P14">La vittoria dei laburisti favori l'indipendenza</text:p>
                </text:list-item>
                <text:list-item>
                  <text:p text:style-name="P14">Si creano l'Unione Indiana e il Pakistan (che comprendeva il Bangladesh)</text:p>
                  <text:list>
                    <text:list-item>
                      <text:p text:style-name="P49"><text:span text:style-name="T112">Milioni sono i </text:span><text:span text:style-name="T113">profughi</text:span><text:span text:style-name="T112"> a causa di </text:span><text:span text:style-name="T113">violenti</text:span><text:span text:style-name="T112"> scontri</text:span></text:p>
                    </text:list-item>
                  </text:list>
                </text:list-item>
              </text:list>
            </text:list-item>
            <text:list-item>
              <text:p text:style-name="P14">Nehru governa fino al 1964 e poi gli succede la figlia Indira Gandhi (uccisa in un attentato)</text:p>
              <text:list>
                <text:list-item>
                  <text:p text:style-name="P49"><text:span text:style-name="T112">Si ispira alla socialdemocrazia e crea un </text:span><text:span text:style-name="T113">sistema</text:span><text:span text:style-name="T112"> economico misto</text:span></text:p>
                  <text:list>
                    <text:list-item>
                      <text:p text:style-name="P14">liberismo economico e rigida pianificazione</text:p>
                      <text:list>
                        <text:list-item>
                          <text:p text:style-name="P49"><text:span text:style-name="T112">salvaguardia della </text:span><text:span text:style-name="T113">proprietà</text:span><text:span text:style-name="T112"> privata e della libera iniziativa</text:span></text:p>
                        </text:list-item>
                        <text:list-item>
                          <text:p text:style-name="P14">Intervento dello Stato per far fronte ai problemi sociali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">Vietnam</text:p>
          <text:list>
            <text:list-item>
              <text:p text:style-name="P49"><text:span text:style-name="T112">Colonia francese conquistata dai giapponesi nella Seconda Guerra Mondiale, diventa </text:span><text:soft-page-break/><text:span text:style-name="T112">Repubblica </text:span></text:p>
              <text:list>
                <text:list-item>
                  <text:p text:style-name="P14">Hanoi (capitale) venne liberata dai comunisti di Ho Chi Minh ma inizia lo scontro con i Francesi</text:p>
                </text:list-item>
                <text:list-item>
                  <text:p text:style-name="P14">Gli USA sostenevano i Francesi, i cinesi sostenevano i vietnamiti</text:p>
                </text:list-item>
              </text:list>
            </text:list-item>
            <text:list-item>
              <text:p text:style-name="P14">Conferenza di pace di Ginevra</text:p>
              <text:list>
                <text:list-item>
                  <text:p text:style-name="P49"><text:span text:style-name="T112">Divisione in Laos, Cambogia, Vietnam a sua volta diviso sul 17 parallelo, in attesa di </text:span><text:span text:style-name="T113">libere</text:span><text:span text:style-name="T112"> elezioni</text:span></text:p>
                </text:list-item>
              </text:list>
            </text:list-item>
            <text:list-item>
              <text:p text:style-name="P15">Ngo Din Diem governa il Sud statunitense e Ho Chi Minh il nord comunista</text:p>
              <text:list>
                <text:list-item>
                  <text:p text:style-name="P15">Il nord supporta i guerriglieri (Vietcong) al Sud coinvolgendo Laos e Cambogia</text:p>
                  <text:list>
                    <text:list-item>
                      <text:p text:style-name="P16">Il “sentiero di Ho Chi Minh” che portava rifornimenti ai guerriglieri passava in questi Paesi</text:p>
                    </text:list-item>
                  </text:list>
                </text:list-item>
                <text:list-item>
                  <text:p text:style-name="P50"><text:span text:style-name="T112">Il presidente Johnson schierò l’esercito in aiuto al Sud, </text:span><text:span text:style-name="T117">ma il Nord poteva contare sull’appoggio della popolazione per lo più contadina</text:span></text:p>
                </text:list-item>
                <text:list-item>
                  <text:p text:style-name="P51"><text:span text:style-name="T117">L’</text:span><text:span text:style-name="T112">esito fu influenzato dai media che documentavano la guerra</text:span></text:p>
                  <text:list>
                    <text:list-item>
                      <text:p text:style-name="P17">Il Vietnam appariva come vittima di aggressione</text:p>
                    </text:list-item>
                    <text:list-item>
                      <text:p text:style-name="P17">Grandi cortei di protesta chiedevano la pace</text:p>
                    </text:list-item>
                  </text:list>
                </text:list-item>
              </text:list>
            </text:list-item>
            <text:list-item>
              <text:p text:style-name="P18">1973 Armistizio di Parigi</text:p>
              <text:list>
                <text:list-item>
                  <text:p text:style-name="P18">Graduale ritiro delle truppe statunitensi</text:p>
                </text:list-item>
              </text:list>
            </text:list-item>
            <text:list-item>
              <text:p text:style-name="P18">Dopo altri due anni di guerra i vietcong entrano a Saigon e unificano il Vietnam</text:p>
            </text:list-item>
            <text:list-item>
              <text:p text:style-name="P19">I khmer rossi di Pol Pot avevano instaurato in Cambogia un regime sanguinario</text:p>
              <text:list>
                <text:list-item>
                  <text:p text:style-name="P19">il Vietnam invade la Cambogia instaurando un governo amico per difendere i vietnamiti presenti nella regione</text:p>
                </text:list-item>
                <text:list-item>
                  <text:p text:style-name="P20">Pol Pot inizia una guerriglia nella giungla</text:p>
                </text:list-item>
              </text:list>
            </text:list-item>
          </text:list>
        </text:list-item>
        <text:list-item>
          <text:p text:style-name="P14">Medio Oriente</text:p>
          <text:list>
            <text:list-item>
              <text:p text:style-name="P14">I territori mediorientali </text:p>
            </text:list-item>
            <text:list-item>
              <text:p text:style-name="P14">hanno importanza strategica ed economica</text:p>
              <text:list>
                <text:list-item>
                  <text:p text:style-name="P14">Giacimenti di petrolio</text:p>
                </text:list-item>
                <text:list-item>
                  <text:p text:style-name="P14">Crocevia tra Asia, Africa ed Europa</text:p>
                </text:list-item>
              </text:list>
            </text:list-item>
            <text:list-item>
              <text:p text:style-name="P14">I movimenti nazionalisti seguono diverse linee</text:p>
              <text:list>
                <text:list-item>
                  <text:p text:style-name="P49"><text:span text:style-name="T112">laica e progressista: </text:span><text:span text:style-name="T113">modernizzazione</text:span><text:span text:style-name="T112"> e integrazione con Occidente</text:span></text:p>
                </text:list-item>
                <text:list-item>
                  <text:p text:style-name="P49"><text:span text:style-name="T112">tradizionalista: subordinazione della </text:span><text:span text:style-name="T113">società</text:span><text:span text:style-name="T112"> alla Sharia (regole del buon vivere musulmano)</text:span></text:p>
                </text:list-item>
              </text:list>
            </text:list-item>
            <text:list-item>
              <text:p text:style-name="P14"><text:soft-page-break/>Nasce la Lega degli Stati Arabi che raccoglie quelli indipendenti (non la Palestina)</text:p>
            </text:list-item>
            <text:list-item>
              <text:p text:style-name="P14">Moltissimi ebrei emigrano in Palestina scontrandosi con gli Arabi</text:p>
              <text:list>
                <text:list-item>
                  <text:p text:style-name="P14">Gli ebrei contavano sull'appoggio degli USA</text:p>
                </text:list-item>
                <text:list-item>
                  <text:p text:style-name="P14">gli Inglesi contrastavano l'immigrazione per non inimicarsi gli arabi</text:p>
                </text:list-item>
                <text:list-item>
                  <text:p text:style-name="P14">L'Inghilterra si affida all'ONU (1947)</text:p>
                  <text:list>
                    <text:list-item>
                      <text:p text:style-name="P14">Nascono due stati: uno arabo e uno ebraico</text:p>
                    </text:list-item>
                    <text:list-item>
                      <text:p text:style-name="P49"><text:span text:style-name="T112">Gerusalemme viene amministrata </text:span><text:span text:style-name="T113">internazionalmente</text:span></text:p>
                    </text:list-item>
                  </text:list>
                </text:list-item>
              </text:list>
            </text:list-item>
            <text:list-item>
              <text:p text:style-name="P14">Gurion proclama <text:span text:style-name="T122">l</text:span>o Stato di Israele</text:p>
              <text:list>
                <text:list-item>
                  <text:p text:style-name="P14">La lega Araba attacca Israele ma viene sconfitta</text:p>
                </text:list-item>
                <text:list-item>
                  <text:p text:style-name="P14">La striscia di Gaza passa all'Egitto</text:p>
                </text:list-item>
                <text:list-item>
                  <text:p text:style-name="P14">Transgiordania e Cisgiordania formano la Giordania</text:p>
                </text:list-item>
                <text:list-item>
                  <text:p text:style-name="P14">Gerusalemme e divisa tra Giordania e Israele</text:p>
                </text:list-item>
              </text:list>
            </text:list-item>
            <text:list-item>
              <text:p text:style-name="P49"><text:span text:style-name="T113">Egitto</text:span><text:span text:style-name="T112"> di Nasser guida il nazionalismo arabo</text:span></text:p>
              <text:list>
                <text:list-item>
                  <text:p text:style-name="P14">Avvia riforme socialiste</text:p>
                </text:list-item>
                <text:list-item>
                  <text:p text:style-name="P14">Stipula accordi economici con la Russia</text:p>
                </text:list-item>
                <text:list-item>
                  <text:p text:style-name="P14">Sostiene il panarabismo (unione di tutti i Paesi arabi)</text:p>
                </text:list-item>
              </text:list>
            </text:list-item>
            <text:list-item>
              <text:p text:style-name="P49"><text:span text:style-name="T112">Dopo la chiusura del Canale di </text:span><text:span text:style-name="T113">Suez</text:span><text:span text:style-name="T112"> (Crisi di Suez) scoppia la guerra dei Sei giorni</text:span></text:p>
              <text:list>
                <text:list-item>
                  <text:p text:style-name="P14">Israele conquista il Sinai e Cisgiordania e la parte orientale di Gerusalemme</text:p>
                </text:list-item>
                <text:list-item>
                  <text:p text:style-name="P14">ONU giunse a un compromesso ambiguo</text:p>
                </text:list-item>
                <text:list-item>
                  <text:p text:style-name="P14">numerosi arabi diventano profughi</text:p>
                </text:list-item>
              </text:list>
            </text:list-item>
          </text:list>
        </text:list-item>
        <text:list-item>
          <text:p text:style-name="P21">Africa</text:p>
          <text:list>
            <text:list-item>
              <text:p text:style-name="P21">Libia, Marocco e Tunisia ottengono l’indipendenza</text:p>
            </text:list-item>
            <text:list-item>
              <text:p text:style-name="P21">L’Algeria si rivolta ma vengono sopraffatti dai Francesi</text:p>
              <text:list>
                <text:list-item>
                  <text:p text:style-name="P21">1962 Indipendenza</text:p>
                </text:list-item>
              </text:list>
            </text:list-item>
            <text:list-item>
              <text:p text:style-name="P22">Nasce l’Unione Sudafricana dopo un accordo tra coloni inglesi e boeri</text:p>
              <text:list>
                <text:list-item>
                  <text:p text:style-name="P23">Il paese è ricco di minerali come uranio, diamanti e oro</text:p>
                </text:list-item>
                <text:list-item>
                  <text:p text:style-name="P23">Apartheid: regime di segregazione razziale del governo dei bianchi sudafricani</text:p>
                  <text:list>
                    <text:list-item>
                      <text:p text:style-name="P23">Dopo la nascita della Repubblica si inasprì la repressione</text:p>
                    </text:list-item>
                    <text:list-item>
                      <text:p text:style-name="P23">Nelson Mandela sarà il fautore della fine della segregazion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">Conferenza afroasiatica promossa da Nasser, Tito e Nehru</text:p>
          <text:list>
            <text:list-item>
              <text:p text:style-name="P24"><text:soft-page-break/>Partecipano 29 Stati</text:p>
            </text:list-item>
            <text:list-item>
              <text:p text:style-name="P24">Manifestazione intenti di favorire la decolonizzazione</text:p>
            </text:list-item>
            <text:list-item>
              <text:p text:style-name="P24">Principio di non allineamento al fianco di USA o URSS</text:p>
            </text:list-item>
            <text:list-item>
              <text:p text:style-name="P25">Si definì il Terzo Mondo, ossia che non facevano parte del Primo Mondo (Capitalista) e del Secondo Mondo (comunista)</text:p>
              <text:list>
                <text:list-item>
                  <text:p text:style-name="P25">Dato che molti di questi Stati erano accomunati da sottosviluppo e povertà il termine assunse connotati economici oltre che politici</text:p>
                </text:list-item>
              </text:list>
            </text:list-item>
          </text:list>
        </text:list-item>
        <text:list-item>
          <text:p text:style-name="P26">America Latina</text:p>
          <text:list>
            <text:list-item>
              <text:p text:style-name="P26">Prevalgono gli squilibri sociali e lo sfruttamento di aziende straniere (soprattutto statunitensi)</text:p>
            </text:list-item>
            <text:list-item>
              <text:p text:style-name="P26">Nasce l’Organizzazione degli Stati Americani, voluta dagli USA</text:p>
              <text:list>
                <text:list-item>
                  <text:p text:style-name="P26">Obbiettivo dichiarato: coordinare lo sviluppo economico</text:p>
                </text:list-item>
                <text:list-item>
                  <text:p text:style-name="P26">Obiettivo: ridurre squilibri sociali per evitare rivolte comuniste<text:tab/></text:p>
                </text:list-item>
              </text:list>
            </text:list-item>
          </text:list>
        </text:list-item>
        <text:list-item>
          <text:p text:style-name="P27">Argentina</text:p>
          <text:list>
            <text:list-item>
              <text:p text:style-name="P27">1946: Juan Peron instaura una dittatura retta dal suo carisma e della moglie Evita</text:p>
              <text:list>
                <text:list-item>
                  <text:p text:style-name="P27">Ottenne il sostegno dei ceti umili (descamisados)</text:p>
                </text:list-item>
                <text:list-item>
                  <text:p text:style-name="P52"><text:span text:style-name="T112">Con l’arrivo della crisi venne deposto da un colpo di stato </text:span><text:span text:style-name="T115">e iniziò un governo civile</text:span></text:p>
                </text:list-item>
                <text:list-item>
                  <text:p text:style-name="P28">Con la crisi venne richiamato Peron, ma morì dopo un anno</text:p>
                </text:list-item>
                <text:list-item>
                  <text:p text:style-name="P28">I militari tornano al governo</text:p>
                  <text:list>
                    <text:list-item>
                      <text:p text:style-name="P28">20000 persone spariscono</text:p>
                    </text:list-item>
                    <text:list-item>
                      <text:p text:style-name="P28">Argentina si scontra con l’Inghilterra per ottenere le isole Falkland</text:p>
                      <text:list>
                        <text:list-item>
                          <text:p text:style-name="P28">L’Inghilterra mantiene la sua colonia</text:p>
                        </text:list-item>
                        <text:list-item>
                          <text:p text:style-name="P28">i militari si dimettono e vengono indette nuove elezioni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9">Cuba</text:p>
          <text:list>
            <text:list-item>
              <text:p text:style-name="P29">1959 Fidel Castro e Ernesto “Che” Guevara depongono Batista</text:p>
              <text:list>
                <text:list-item>
                  <text:p text:style-name="P29">Inizio della riforma comuniste (riforma agraria)</text:p>
                </text:list-item>
                <text:list-item>
                  <text:p text:style-name="P29">Guevara volle organizzare la guerriglia tra i poveri del pianeta, ma viene catturato in Bolivia</text:p>
                </text:list-item>
              </text:list>
            </text:list-item>
            <text:list-item>
              <text:p text:style-name="P29">Eisenhower pone l'embargo verso Cuba</text:p>
            </text:list-item>
            <text:list-item>
              <text:p text:style-name="P29">Kennedy tenta di rovesciare il regime</text:p>
              <text:list>
                <text:list-item>
                  <text:p text:style-name="P29">Esuli armati sbarcano nella Baia dei Porci ma sono sconfitti</text:p>
                </text:list-item>
              </text:list>
            </text:list-item>
            <text:list-item>
              <text:p text:style-name="P29">Castro si avvicina all’URSS</text:p>
              <text:list>
                <text:list-item>
                  <text:p text:style-name="P29"><text:soft-page-break/>1962: l’URSS tenta di installare dei missili a Cuba in risposta a missili installati in Turchia</text:p>
                </text:list-item>
                <text:list-item>
                  <text:p text:style-name="P29">L’URSS ritira i missili da Cuba e lo stesso fecero gli USA in Turchia e promisero di non attaccare Cuba</text:p>
                </text:list-item>
              </text:list>
            </text:list-item>
          </text:list>
        </text:list-item>
        <text:list-item>
          <text:p text:style-name="P30">Cile</text:p>
          <text:list>
            <text:list-item>
              <text:p text:style-name="P30">1970 Il governo Allende (regolarmente eletto) vara alcune riforme economiche e sociali</text:p>
              <text:list>
                <text:list-item>
                  <text:p text:style-name="P30">Nazionalizzazione delle miniere di rame</text:p>
                </text:list-item>
              </text:list>
            </text:list-item>
            <text:list-item>
              <text:p text:style-name="P53"><text:span text:style-name="T112">I militari attuano un colpo di Stato </text:span><text:span text:style-name="T114">guidati da Pinochet</text:span></text:p>
            </text:list-item>
          </text:list>
        </text:list-item>
        <text:list-item>
          <text:p text:style-name="P54"><text:span text:style-name="T114">K</text:span><text:span text:style-name="T112">ennedy viene eletto presidente nel 1960</text:span></text:p>
          <text:list>
            <text:list-item>
              <text:p text:style-name="P31">Rappresentante del Partito Democratico </text:p>
            </text:list-item>
            <text:list-item>
              <text:p text:style-name="P31">seguì la linea progressista di Wilson e Roosvelt</text:p>
              <text:list>
                <text:list-item>
                  <text:p text:style-name="P31">lotta contro la disoccupazione</text:p>
                </text:list-item>
                <text:list-item>
                  <text:p text:style-name="P31">sviluppo dell’istruzione e dell’assistenza sociale pubblica</text:p>
                </text:list-item>
                <text:list-item>
                  <text:p text:style-name="P31">superamento delle discriminazioni razziali</text:p>
                </text:list-item>
                <text:list-item>
                  <text:p text:style-name="P31">inizia un periodo di distensione e attenzione alla <text:s/>“coesistenza pacifica”</text:p>
                </text:list-item>
              </text:list>
            </text:list-item>
            <text:list-item>
              <text:p text:style-name="P32">Numerosi tedeschi dell’Est erano fuggiti a Ovest</text:p>
              <text:list>
                <text:list-item>
                  <text:p text:style-name="P32">l’URSS decise di costruire un muro per dividere le due aree</text:p>
                </text:list-item>
                <text:list-item>
                  <text:p text:style-name="P32">Kennedy denuncia la violazione dei trattati di pace</text:p>
                </text:list-item>
              </text:list>
            </text:list-item>
            <text:list-item>
              <text:p text:style-name="P55"><text:span text:style-name="T112">1963 </text:span><text:span text:style-name="T116">Accentuazione della concorrenza tra USA e URSS sul piano di progresso scientifico, economico e sociale</text:span></text:p>
              <text:list>
                <text:list-item>
                  <text:p text:style-name="P33">Creazione della “linea rossa”, linea diretta di comunicazione tra USA e URSS</text:p>
                </text:list-item>
                <text:list-item>
                  <text:p text:style-name="P34">Bando per gli esperimenti nucleari nell’atmosfera (Cina e Francia non aderiscono)</text:p>
                  <text:list>
                    <text:list-item>
                      <text:p text:style-name="P35">URSS ostacola la produzione della bomba atomica cinese</text:p>
                    </text:list-item>
                    <text:list-item>
                      <text:p text:style-name="P35">USA diffidavano dei possessori di un arsenale autonomo come la Francia</text:p>
                    </text:list-item>
                  </text:list>
                </text:list-item>
                <text:list-item>
                  <text:p text:style-name="P36">Corsa allo Spazio</text:p>
                  <text:list>
                    <text:list-item>
                      <text:p text:style-name="P36">URSS aveva inviato i primi satelliti e il primo uomo nello spazio (Gagarin) nel 1961</text:p>
                    </text:list-item>
                    <text:list-item>
                      <text:p text:style-name="P36">20 luglio 1969: Armstrong mette piede sulla Luna</text:p>
                    </text:list-item>
                    <text:list-item>
                      <text:p text:style-name="P36">Viene creata una stazione orbitale permanente per l’attracco di navette USA e URSS</text:p>
                    </text:list-item>
                  </text:list>
                </text:list-item>
              </text:list>
            </text:list-item>
            <text:list-item>
              <text:p text:style-name="P37">22 novembre 1963 Kennedy viene ucciso in un attentato</text:p>
            </text:list-item>
            <text:list-item>
              <text:p text:style-name="P37">Chruscev venne destituito nel 1964</text:p>
            </text:list-item>
          </text:list>
        </text:list-item>
        <text:list-item>
          <text:p text:style-name="P38"><text:soft-page-break/>Rinnovamento della Chiesa Cattolica</text:p>
          <text:list>
            <text:list-item>
              <text:p text:style-name="P38">Giovanni XXIII inizia la lotta contro l’ateismo e il comunismo</text:p>
              <text:list>
                <text:list-item>
                  <text:p text:style-name="P38">Nel Concilio Vaticano II venne ratificata l’apertura della Chiesa ad atei e credenti di altre religioni</text:p>
                </text:list-item>
              </text:list>
            </text:list-item>
            <text:list-item>
              <text:p text:style-name="P39">Paolo VI denuncia le condizioni inumane del Terzo Mondo</text:p>
              <text:list>
                <text:list-item>
                  <text:p text:style-name="P39">Inizia viaggi di pellegrinaggio per il mondo</text:p>
                </text:list-item>
              </text:list>
            </text:list-item>
            <text:list-item>
              <text:p text:style-name="P39"><text:s/>Giovanni Paolo II continua la politica dei predecessori</text:p>
            </text:list-item>
          </text:list>
        </text:list-item>
        <text:list-item>
          <text:p text:style-name="P40">1946 – 1973 “Trenta gloriosi”</text:p>
          <text:list>
            <text:list-item>
              <text:p text:style-name="P56"><text:span text:style-name="T112">Progresso tecnologico </text:span><text:span text:style-name="T118">e medico</text:span></text:p>
            </text:list-item>
            <text:list-item>
              <text:p text:style-name="P40">diminuzione del costo del petrolio</text:p>
            </text:list-item>
            <text:list-item>
              <text:p text:style-name="P41">Baby boom: la popolazione cresce</text:p>
            </text:list-item>
            <text:list-item>
              <text:p text:style-name="P41">economia del benessere → alienazione (disagio dell’uomo nella società)</text:p>
            </text:list-item>
          </text:list>
        </text:list-item>
        <text:list-item>
          <text:p text:style-name="P42">USA e URSS tentano di soffocare ogni protesta </text:p>
          <text:list>
            <text:list-item>
              <text:p text:style-name="P43">I neri protestano per ottenere l’uguaglianza negli USA</text:p>
              <text:list>
                <text:list-item>
                  <text:p text:style-name="P43">Il reverendo Martin Luther King guidava proteste pacifiche</text:p>
                </text:list-item>
                <text:list-item>
                  <text:p text:style-name="P43">Malcom X e Black Power guidavano rivolte violente per creare una società distinta dai bianchi</text:p>
                </text:list-item>
                <text:list-item>
                  <text:p text:style-name="P44">Robert Kennedy (fratello di John) viene assassinato, così come Luther King, per il suo programma di riforme sociali</text:p>
                </text:list-item>
              </text:list>
            </text:list-item>
            <text:list-item>
              <text:p text:style-name="P45">Primavera di Praga</text:p>
              <text:list>
                <text:list-item>
                  <text:p text:style-name="P45">Il segretario del partito Dubcek iniziò delle riforme democratiche</text:p>
                </text:list-item>
                <text:list-item>
                  <text:p text:style-name="P46"><text:span text:style-name="T123">1968 </text:span>Mosca inviò l’esercito e ripresero il controllo del paese</text:p>
                </text:list-item>
                <text:list-item>
                  <text:p text:style-name="P46"><text:span text:style-name="T123">gennaio 1969</text:span> : <text:span text:style-name="T123">Jan Palach si dà fuoco pubblicamente e muore sotto i cingoli dei carri armati sovietici (dopo di lui altri 7 giovani fecero lo stesso)</text:span> <text:span text:style-name="T124">per protestare contro l’invasione</text:span></text:p>
                </text:list-item>
              </text:list>
            </text:list-item>
          </text:list>
        </text:list-item>
        <text:list-item>
          <text:p text:style-name="P47">In Italia si approvano nuove leggi promosse dai movimenti femministi</text:p>
          <text:list>
            <text:list-item>
              <text:p text:style-name="P47">1974 legge sul divorzio</text:p>
            </text:list-item>
            <text:list-item>
              <text:p text:style-name="P47">1978 legge sull’aborto</text:p>
            </text:list-item>
            <text:list-item>
              <text:p text:style-name="P48">Riforma del diritto di famiglia</text:p>
            </text:list-item>
          </text:list>
        </text:list-item>
      </text:list>
      <text:h text:style-name="P469" text:outline-level="2"><text:bookmark-start text:name="Italia anni ‘50-’70"/>Italia anni ‘50-’70<text:bookmark-end text:name="Italia anni ‘50-’70"/></text:h>
      <text:list xml:id="list5345364520426342117" text:style-name="L13">
        <text:list-item>
          <text:p text:style-name="P434">La DC è divisa in due tendenze</text:p>
          <text:list>
            <text:list-item>
              <text:p text:style-name="P434">Scelba e Pella erano favorevoli a un apertura a destra e al liberismo</text:p>
            </text:list-item>
            <text:list-item>
              <text:p text:style-name="P434"><text:soft-page-break/>Moro e Fanfani erano favorevoli a un apertura a sinistra e all’intervento dello Stato in economia</text:p>
            </text:list-item>
          </text:list>
        </text:list-item>
        <text:list-item>
          <text:p text:style-name="P435">Gronchi diventa presidente della Repubblica grazie ai voti della sinistra</text:p>
          <text:list>
            <text:list-item>
              <text:p text:style-name="P435">1956 Nasce il ministero delle Partecipazioni Statali, che coordina le aziende statali</text:p>
            </text:list-item>
          </text:list>
        </text:list-item>
        <text:list-item>
          <text:p text:style-name="P436">il PSI di Nenni decide di collaborare con le altre forze politiche</text:p>
          <text:list>
            <text:list-item>
              <text:p text:style-name="P436">Condanna l’invasione dell’Ungheria da parte dell’URSS</text:p>
            </text:list-item>
          </text:list>
        </text:list-item>
        <text:list-item>
          <text:p text:style-name="P437">Il PCI segue una linea <text:span text:style-name="T126">contraddittoria che allontana gli intellettuali</text:span></text:p>
          <text:list>
            <text:list-item>
              <text:p text:style-name="P437">Esprime pieno appoggio all’URSS</text:p>
              <text:list>
                <text:list-item>
                  <text:p text:style-name="P436">non denuncia <text:span text:style-name="T125">l’invasione dell’Ungheria</text:span>, <text:span text:style-name="T125">distanziandosi dal PSI</text:span></text:p>
                </text:list-item>
              </text:list>
            </text:list-item>
            <text:list-item>
              <text:p text:style-name="P437">Togliatti formula la “via italiana al socialismo”</text:p>
            </text:list-item>
          </text:list>
        </text:list-item>
        <text:list-item>
          <text:p text:style-name="P438">1958-1963 Significativa crescita dell’economia</text:p>
          <text:list>
            <text:list-item>
              <text:p text:style-name="P438">Favorita dagli aiuti del Piano Marshall</text:p>
            </text:list-item>
            <text:list-item>
              <text:p text:style-name="P439">Cresce l’industria pesante e di base</text:p>
              <text:list>
                <text:list-item>
                  <text:p text:style-name="P439">Settore trainante <text:span text:style-name="T127">sono</text:span> quell<text:span text:style-name="T127">i</text:span> automobilistico <text:span text:style-name="T127">ed edilizio</text:span></text:p>
                </text:list-item>
              </text:list>
            </text:list-item>
            <text:list-item>
              <text:p text:style-name="P440">Si diffonde la rateizzazione</text:p>
            </text:list-item>
            <text:list-item>
              <text:p text:style-name="P440">I salari sono molto compressi e ciò facilita la crescita</text:p>
              <text:list>
                <text:list-item>
                  <text:p text:style-name="P440">Cause</text:p>
                  <text:list>
                    <text:list-item>
                      <text:p text:style-name="P440">Politiche dei lavoratori negli anni del centrismo</text:p>
                    </text:list-item>
                    <text:list-item>
                      <text:p text:style-name="P440">Numerosi disoccupati</text:p>
                    </text:list-item>
                    <text:list-item>
                      <text:p text:style-name="P440">attacco alle organizzazioni sindacali</text:p>
                    </text:list-item>
                  </text:list>
                </text:list-item>
              </text:list>
            </text:list-item>
            <text:list-item>
              <text:p text:style-name="P441">Si diffonde l’abusivismo per la mancanza di piani regolatori</text:p>
            </text:list-item>
            <text:list-item>
              <text:p text:style-name="P441">Squilibrio tra beni di consumo privati e pubblici</text:p>
              <text:list>
                <text:list-item>
                  <text:p text:style-name="P441">La produzione si concentra su beni di consumo privati e di lusso</text:p>
                </text:list-item>
                <text:list-item>
                  <text:p text:style-name="P441">Lo stato non investe sufficientemente nei beni di consumo pubblici (ospedali, scuole)</text:p>
                </text:list-item>
              </text:list>
            </text:list-item>
          </text:list>
        </text:list-item>
        <text:list-item>
          <text:p text:style-name="P442">1962 Governo di centro sinistra di Fanfani (DC, PSI, PSDI)</text:p>
          <text:list>
            <text:list-item>
              <text:p text:style-name="P443">Riforma della scuola media</text:p>
              <text:list>
                <text:list-item>
                  <text:p text:style-name="P443">abolisce la distinzione tra scuola di avviamento professionale e scuola media (che portava al liceo)</text:p>
                </text:list-item>
                <text:list-item>
                  <text:p text:style-name="P444">Innalzamento della preparazione degli studenti che non avevano possibilità economiche</text:p>
                </text:list-item>
              </text:list>
            </text:list-item>
          </text:list>
        </text:list-item>
        <text:list-item>
          <text:p text:style-name="P445"><text:soft-page-break/>1963 Governo di centro sinistra di Aldo Moro, con diretta partecipazione dei socialisti</text:p>
          <text:list>
            <text:list-item>
              <text:p text:style-name="P445">DC e PSI perdono voti in favore della destra <text:span text:style-name="T128">e del PCI</text:span></text:p>
            </text:list-item>
            <text:list-item>
              <text:p text:style-name="P446">Si scoprì un progetto eversivo che non venne messo in atto</text:p>
              <text:list>
                <text:list-item>
                  <text:p text:style-name="P446">Il PSI modera le proprie richieste di riforma per conservare la democrazia</text:p>
                </text:list-item>
              </text:list>
            </text:list-item>
          </text:list>
        </text:list-item>
        <text:list-item>
          <text:p text:style-name="P447">Viene annunciato un progetto di riforma per le università</text:p>
          <text:list>
            <text:list-item>
              <text:p text:style-name="P447">Scoppiano delle proteste perché ritenuto classista e inadeguato</text:p>
              <text:list>
                <text:list-item>
                  <text:p text:style-name="P447">Le università vengono occupate e si formano assemblee e gruppi di studio</text:p>
                </text:list-item>
                <text:list-item>
                  <text:p text:style-name="P448">Le proteste si ispirano al marxismo: richiesta di maggior democrazia, partecipazione, egualitarismo</text:p>
                </text:list-item>
              </text:list>
            </text:list-item>
          </text:list>
        </text:list-item>
        <text:list-item>
          <text:p text:style-name="P448">“autunno caldo” nel 1969, caratterizzato dall’enorme estensione dello scontro sindacale</text:p>
          <text:list>
            <text:list-item>
              <text:p text:style-name="P448">Operai e studenti si alleano</text:p>
            </text:list-item>
            <text:list-item>
              <text:p text:style-name="P448">Richieste</text:p>
              <text:list>
                <text:list-item>
                  <text:p text:style-name="P448">Aumento dei salari </text:p>
                </text:list-item>
                <text:list-item>
                  <text:p text:style-name="P448">Revisione dell’organizzazione del lavoro</text:p>
                </text:list-item>
                <text:list-item>
                  <text:p text:style-name="P448">Uguali condizioni tra operai e impiegati</text:p>
                </text:list-item>
              </text:list>
            </text:list-item>
            <text:list-item>
              <text:p text:style-name="P449">Risultati:</text:p>
              <text:list>
                <text:list-item>
                  <text:p text:style-name="P449">Statuto dei diritti dei lavoratori</text:p>
                </text:list-item>
                <text:list-item>
                  <text:p text:style-name="P449">consigli di fabbrica, per intervenire sull’organizzazione del lavoro</text:p>
                </text:list-item>
              </text:list>
            </text:list-item>
          </text:list>
        </text:list-item>
      </text:list>
      <text:h text:style-name="P475" text:outline-level="1">Anni 70 e 80</text:h>
      <text:list xml:id="list4679468412247703204" text:style-name="L14">
        <text:list-item>
          <text:p text:style-name="P453">La guerra dei Sei Giorni aveva causato numerosi profughi palestinesi</text:p>
        </text:list-item>
        <text:list-item>
          <text:p text:style-name="P454">Dopo la sconfitta di Nasser, i movimenti per la liberazione della Palestina si riunirono nell’OLP</text:p>
          <text:list>
            <text:list-item>
              <text:p text:style-name="P455">Il gruppo più consistente (Al Fatah) era guidato da Arafat, <text:span text:style-name="T129">che aveva basi in Giordania da cui attaccava Israele</text:span></text:p>
            </text:list-item>
          </text:list>
        </text:list-item>
        <text:list-item>
          <text:p text:style-name="P456">Settembre 1970 (settembre nero): Hussein, sovrano di Giordania, ordine l’uccisione di migliaia di militanti palestinesi</text:p>
        </text:list-item>
        <text:list-item>
          <text:p text:style-name="P457">Come risposta i palestinesi iniziarono numerosi attentati terroristici in varie parti del mondo</text:p>
        </text:list-item>
        <text:list-item>
          <text:p text:style-name="P457"><text:span text:style-name="T130">L’</text:span>Egitto <text:span text:style-name="T130">di Sadat</text:span> e Siria attaccano Israele nel giorno di Yom Kippur (festività ebraica)</text:p>
          <text:list>
            <text:list-item>
              <text:p text:style-name="P457">Israele, grazie all’aiuto americano, respinse gli invasori sino al canale di Suez</text:p>
            </text:list-item>
            <text:list-item>
              <text:p text:style-name="P458">I Paesi Arabi, guidati dall’Arabia Saudita, aumentarono il prezzo del petrolio</text:p>
              <text:list>
                <text:list-item>
                  <text:p text:style-name="P459"><text:soft-page-break/>Iniziò della crisi petrolifera mondiale</text:p>
                </text:list-item>
              </text:list>
            </text:list-item>
            <text:list-item>
              <text:p text:style-name="P460">L’ONU pose fine alla guerra su richiesta di USA e URSS</text:p>
            </text:list-item>
            <text:list-item>
              <text:p text:style-name="P461">L’OLP venne ammessa all’ONU e riconosciuta come unica rappresentante del popolo palestinese</text:p>
            </text:list-item>
            <text:list-item>
              <text:p text:style-name="P462">Sadat rinuncia all’alleanza con l’URSS e si avvicina agli USA</text:p>
            </text:list-item>
            <text:list-item>
              <text:p text:style-name="P462">Compì una visita a Israele per proporre la pacificazione <text:span text:style-name="T131">avvenuta con gli accordi di Camp David tra Sadat e Begin (ottennero il Nobel per la pace)</text:span></text:p>
              <text:list>
                <text:list-item>
                  <text:p text:style-name="P463">Reciproco riconoscimento di Israele ed Egitto</text:p>
                </text:list-item>
                <text:list-item>
                  <text:p text:style-name="P463">Ritorno del Sinai all’Egitto</text:p>
                </text:list-item>
                <text:list-item>
                  <text:p text:style-name="P464">L’accordo suscita le reazioni degli altri stati Arabi e Sadat viene ucciso da un fondamentalista</text:p>
                </text:list-item>
              </text:list>
            </text:list-item>
            <text:list-item>
              <text:p text:style-name="P464"/>
            </text:list-item>
          </text:list>
        </text:list-item>
      </text:list>
      <text:list xml:id="list180607043523320" text:continue-list="list857764552318172469" text:style-name="L12">
        <text:list-item>
          <text:list>
            <text:list-header>
              <text:p text:style-name="P27"/>
            </text:list-header>
          </text:list>
          <text:p text:style-name="P471"/>
        </text:list-item>
      </text:list>
      <text:p text:style-name="P9"/>
      <text:list xml:id="list180607740188742" text:continue-list="list3843892107806620978" text:style-name="L6">
        <text:list-header>
          <text:p text:style-name="P450"/>
        </text:list-header>
      </text:list>
      <text:p text:style-name="P10"/>
      <text:list xml:id="list180606720617377" text:continue-numbering="true" text:style-name="L6">
        <text:list-item>
          <text:list>
            <text:list-item>
              <text:list>
                <text:list-header>
                  <text:p text:style-name="P451"/>
                </text:list-header>
              </text:list>
            </text:list-item>
          </text:list>
        </text:list-item>
      </text:list>
      <text:p text:style-name="P11"/>
      <text:list xml:id="list180607219081744" text:continue-list="list2908108716344075325" text:style-name="L4">
        <text:list-item>
          <text:list>
            <text:list-item>
              <text:list>
                <text:list-header>
                  <text:p text:style-name="P452"/>
                </text:list-header>
              </text:list>
            </text:list-item>
          </text:list>
          <text:p text:style-name="P452"/>
        </text:list-item>
      </text:list>
      <text:p text:style-name="P12"/>
      <text:list xml:id="list180607152582568" text:continue-list="list180607815263801" text:style-name="L2">
        <text:list-item>
          <text:list>
            <text:list-item>
              <text:list>
                <text:list-item>
                  <text:list>
                    <text:list-header>
                      <text:p text:style-name="P101"/>
                    </text:list-header>
                  </text:list>
                </text:list-item>
              </text:list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numGothic1" svg:font-family="NanumGothic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9" style:display-name="ListLabel 19" style:family="text">
      <style:text-properties style:font-name="NanumGothic" fo:font-family="NanumGothic" style:font-family-generic="roman" style:font-pitch="variable" fo:font-size="10pt"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="NanumGothic" fo:font-family="NanumGothic" style:font-family-generic="roman" style:font-pitch="variable" fo:font-size="10pt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0pt" style:font-name-asian="Wingdings" style:font-family-asian="Wingdings" style:font-family-generic-asian="system" style:font-pitch-asian="variable" style:font-size-asian="10pt"/>
    </style:style>
    <style:style style:name="ListLabel_20_11" style:display-name="ListLabel 11" style:family="text">
      <style:text-properties style:font-name="NanumGothic" fo:font-family="NanumGothic" style:font-family-generic="roman" style:font-pitch="variable" fo:font-size="10pt" style:font-name-asian="Wingdings" style:font-family-asian="Wingdings" style:font-family-generic-asian="system" style:font-pitch-asian="variable" style:font-size-asian="10pt"/>
    </style:style>
    <style:style style:name="ListLabel_20_12" style:display-name="ListLabel 12" style:family="text">
      <style:text-properties style:font-name="NanumGothic" fo:font-family="NanumGothic" style:font-family-generic="roman" style:font-pitch="variable" fo:font-size="10pt" style:font-name-asian="Wingdings" style:font-family-asian="Wingdings" style:font-family-generic-asian="system" style:font-pitch-asian="variable" style:font-size-asian="10pt"/>
    </style:style>
    <style:style style:name="ListLabel_20_13" style:display-name="ListLabel 13" style:family="text">
      <style:text-properties fo:font-size="10pt" style:font-name-asian="Wingdings" style:font-family-asian="Wingdings" style:font-family-generic-asian="system" style:font-pitch-asian="variable" style:font-size-asian="10pt"/>
    </style:style>
    <style:style style:name="ListLabel_20_14" style:display-name="ListLabel 14" style:family="text">
      <style:text-properties fo:font-size="10pt" style:font-name-asian="Wingdings" style:font-family-asian="Wingdings" style:font-family-generic-asian="system" style:font-pitch-asian="variable" style:font-size-asian="10pt"/>
    </style:style>
    <style:style style:name="ListLabel_20_15" style:display-name="ListLabel 15" style:family="text">
      <style:text-properties fo:font-size="10pt" style:font-name-asian="Wingdings" style:font-family-asian="Wingdings" style:font-family-generic-asian="system" style:font-pitch-asian="variable" style:font-size-asian="10pt"/>
    </style:style>
    <style:style style:name="ListLabel_20_16" style:display-name="ListLabel 16" style:family="text">
      <style:text-properties fo:font-size="10pt" style:font-name-asian="Wingdings" style:font-family-asian="Wingdings" style:font-family-generic-asian="system" style:font-pitch-asian="variable" style:font-size-asian="10pt"/>
    </style:style>
    <style:style style:name="ListLabel_20_17" style:display-name="ListLabel 17" style:family="text">
      <style:text-properties fo:font-size="10pt" style:font-name-asian="Wingdings" style:font-family-asian="Wingdings" style:font-family-generic-asian="system" style:font-pitch-asian="variable" style:font-size-asian="10pt"/>
    </style:style>
    <style:style style:name="ListLabel_20_18" style:display-name="ListLabel 18" style:family="text">
      <style:text-properties fo:font-size="10pt" style:font-name-asian="Wingdings" style:font-family-asian="Wingdings" style:font-family-generic-asian="system" style:font-pitch-asian="variable" style:font-size-asian="10pt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l" text:bullet-char="l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12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5:31:33.055000000</meta:creation-date>
    <dc:date>2017-05-25T18:06:05.619000000</dc:date>
    <meta:editing-duration>P1DT18H31M36S</meta:editing-duration>
    <meta:editing-cycles>485</meta:editing-cycles>
    <meta:generator>LibreOffice/5.2.3.3$Windows_x86 LibreOffice_project/d54a8868f08a7b39642414cf2c8ef2f228f780cf</meta:generator>
    <meta:document-statistic meta:table-count="1" meta:image-count="0" meta:object-count="0" meta:page-count="59" meta:paragraph-count="1536" meta:word-count="14610" meta:character-count="89227" meta:non-whitespace-character-count="77576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